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kakusuji1" svg:font-family="Akakusuji"/>
    <style:font-face style:name="Amarusuji" svg:font-family="Amarusuji"/>
    <style:font-face style:name="AudioFont" svg:font-family="AudioFont"/>
    <style:font-face style:name="Helvetica1" svg:font-family="Helvetica"/>
    <style:font-face style:name="Symbol1" svg:font-family="Symbol"/>
    <style:font-face style:name="Times" svg:font-family="Times"/>
    <style:font-face style:name="Univers1" svg:font-family="Univers"/>
    <style:font-face style:name="Akakusuji" svg:font-family="Akakusuji" style:font-pitch="variable"/>
    <style:font-face style:name="Amarusuji1" svg:font-family="Amarusuji" style:font-pitch="variable"/>
    <style:font-face style:name="AudioFont1" svg:font-family="AudioFont" style:font-pitch="variable"/>
    <style:font-face style:name="Helvetica" svg:font-family="Helvetica"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1" svg:font-family="Times" style:font-pitch="variable"/>
    <style:font-face style:name="Univers" svg:font-family="Univer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2" style:family="graphic" style:parent-style-name="standard">
      <style:graphic-properties draw:stroke="none" draw:fill="solid" draw:fill-color="#231f20"/>
    </style:style>
    <style:style style:name="gr3"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5" style:family="graphic" style:parent-style-name="standard">
      <style:graphic-properties draw:stroke="solid" svg:stroke-width="0.014cm" svg:stroke-color="#000000" draw:stroke-linejoin="round" svg:stroke-linecap="square" draw:fill="none" fo:padding-top="0.007cm" fo:padding-bottom="0.007cm" fo:padding-left="0.007cm" fo:padding-right="0.007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028cm" svg:stroke-color="#000000" draw:stroke-linejoin="round" svg:stroke-linecap="square" draw:fill="none" fo:padding-top="0.014cm" fo:padding-bottom="0.014cm" fo:padding-left="0.014cm" fo:padding-right="0.014cm"/>
    </style:style>
    <style:style style:name="gr8" style:family="graphic" style:parent-style-name="standard">
      <style:graphic-properties draw:stroke="solid" svg:stroke-width="0.021cm" svg:stroke-color="#000000" draw:stroke-linejoin="round" svg:stroke-linecap="square" draw:fill="none" fo:padding-top="0.01cm" fo:padding-bottom="0.01cm" fo:padding-left="0.01cm" fo:padding-right="0.01cm"/>
    </style:style>
    <style:style style:name="gr9" style:family="graphic" style:parent-style-name="standard">
      <style:graphic-properties draw:stroke="solid" svg:stroke-width="0.042cm" svg:stroke-color="#000000" draw:stroke-linejoin="round" svg:stroke-linecap="square" draw:fill="none" fo:padding-top="0.021cm" fo:padding-bottom="0.021cm" fo:padding-left="0.021cm" fo:padding-right="0.021cm"/>
    </style:style>
    <style:style style:name="gr10" style:family="graphic" style:parent-style-name="standard">
      <style:graphic-properties draw:stroke="dash" draw:stroke-dash="stroke-dash497" svg:stroke-width="0.014cm" svg:stroke-color="#000000" draw:stroke-linejoin="round" svg:stroke-linecap="square" draw:fill="none" fo:padding-top="0.007cm" fo:padding-bottom="0.007cm" fo:padding-left="0.007cm" fo:padding-right="0.007cm"/>
    </style:style>
    <style:style style:name="gr11" style:family="graphic" style:parent-style-name="standard">
      <style:graphic-properties draw:stroke="dash" draw:stroke-dash="stroke-dash706" svg:stroke-width="0.014cm" svg:stroke-color="#000000" draw:stroke-linejoin="round" svg:stroke-linecap="square" draw:fill="none" fo:padding-top="0.007cm" fo:padding-bottom="0.007cm" fo:padding-left="0.007cm" fo:padding-right="0.007cm"/>
    </style:style>
    <style:style style:name="gr12" style:family="graphic" style:parent-style-name="standard">
      <style:graphic-properties draw:stroke="dash" draw:stroke-dash="stroke-dash452" svg:stroke-width="0.035cm" svg:stroke-color="#000000" draw:stroke-linejoin="round" svg:stroke-linecap="butt" draw:fill="none" fo:padding-top="0.017cm" fo:padding-bottom="0.017cm" fo:padding-left="0.017cm" fo:padding-right="0.017cm"/>
    </style:style>
    <style:style style:name="gr13"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16cm" fo:min-width="0.31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93cm" fo:min-width="0.345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87cm" fo:min-width="0.271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style>
    <style:style style:name="gr21" style:family="graphic" style:parent-style-name="objectwithoutfill">
      <style:graphic-properties svg:stroke-width="0.053cm" svg:stroke-color="#ff0000" draw:marker-start-width="0.279cm" draw:marker-end-width="0.279cm" draw:fill="solid" draw:textarea-horizontal-align="center" draw:textarea-vertical-align="middle" fo:padding-top="0.026cm" fo:padding-bottom="0.026cm" fo:padding-left="0.026cm" fo:padding-right="0.026cm"/>
    </style:style>
    <style:style style:name="gr22" style:family="graphic" style:parent-style-name="standard">
      <style:graphic-properties svg:stroke-width="0.053cm" svg:stroke-color="#ff0000" draw:marker-start-width="0.279cm" draw:marker-end-width="0.279cm" draw:fill-color="#ffffff" draw:opacity="0%" draw:opacity-name="" draw:textarea-horizontal-align="justify" draw:textarea-vertical-align="middle" draw:auto-grow-height="false" fo:min-height="3.9cm" fo:min-width="2.6cm" fo:padding-top="0.026cm" fo:padding-bottom="0.026cm" fo:padding-left="0.026cm" fo:padding-right="0.026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solid" svg:stroke-width="0.014cm" svg:stroke-color="#000000" draw:stroke-linejoin="miter" svg:stroke-linecap="round" draw:fill="none" fo:padding-top="0.007cm" fo:padding-bottom="0.007cm" fo:padding-left="0.007cm" fo:padding-right="0.007cm"/>
    </style:style>
    <style:style style:name="gr25" style:family="graphic" style:parent-style-name="standard">
      <style:graphic-properties draw:stroke="none" draw:fill="none" draw:textarea-horizontal-align="left" draw:textarea-vertical-align="top" draw:auto-grow-height="true" draw:auto-grow-width="true" fo:min-height="0.204cm" fo:min-width="0.20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299cm" fo:min-width="0.299cm" fo:padding-top="0cm" fo:padding-bottom="0cm" fo:padding-left="0cm" fo:padding-right="0cm"/>
    </style:style>
    <style:style style:name="gr27" style:family="graphic" style:parent-style-name="standard">
      <style:graphic-properties svg:stroke-width="0.053cm" svg:stroke-color="#ff0000" draw:marker-start-width="0.279cm" draw:marker-end-width="0.279cm" draw:opacity="0%" draw:textarea-horizontal-align="justify" draw:textarea-vertical-align="middle" draw:auto-grow-height="false" fo:min-height="0.828cm" fo:min-width="1.251cm" fo:padding-top="0.026cm" fo:padding-bottom="0.026cm" fo:padding-left="0.026cm" fo:padding-right="0.026cm"/>
    </style:style>
    <style:style style:name="gr28" style:family="graphic" style:parent-style-name="standard">
      <style:graphic-properties svg:stroke-width="0.053cm" svg:stroke-color="#ff0000" draw:marker-start-width="0.279cm" draw:marker-end-width="0.279cm" draw:opacity="0%" draw:textarea-horizontal-align="justify" draw:textarea-vertical-align="middle" draw:auto-grow-height="false" fo:min-height="0.776cm" fo:min-width="1.199cm" fo:padding-top="0.026cm" fo:padding-bottom="0.026cm" fo:padding-left="0.026cm" fo:padding-right="0.026cm"/>
    </style:style>
    <style:style style:name="gr29" style:family="graphic" style:parent-style-name="standard">
      <style:graphic-properties draw:stroke="none" svg:stroke-color="#000000" draw:fill="none" draw:fill-color="#ffffff" draw:textarea-horizontal-align="left" draw:auto-grow-height="true" draw:auto-grow-width="false" fo:min-height="0.353cm" fo:min-width="0.726cm"/>
    </style:style>
    <style:style style:name="gr30" style:family="graphic" style:parent-style-name="standard">
      <style:graphic-properties svg:stroke-width="0.053cm" svg:stroke-color="#ff0000" draw:marker-start-width="0.279cm" draw:marker-end-width="0.279cm" draw:opacity="0%" draw:textarea-horizontal-align="justify" draw:textarea-vertical-align="middle" draw:auto-grow-height="false" fo:min-height="0.465cm" fo:min-width="0.722cm" fo:padding-top="0.026cm" fo:padding-bottom="0.026cm" fo:padding-left="0.026cm" fo:padding-right="0.026cm"/>
    </style:style>
    <style:style style:name="P1" style:family="paragraph">
      <style:paragraph-properties fo:text-align="start" style:writing-mode="lr-tb"/>
    </style:style>
    <style:style style:name="P2" style:family="paragraph">
      <loext:graphic-properties draw:fill="none"/>
      <style:text-properties fo:font-size="14pt" style:font-size-asian="14pt" style:font-size-complex="14pt"/>
    </style:style>
    <style:style style:name="P3" style:family="paragraph">
      <loext:graphic-properties draw:fill="solid" draw:fill-color="#231f20"/>
    </style:style>
    <style:style style:name="P4" style:family="paragraph">
      <loext:graphic-properties draw:fill="none"/>
      <style:text-properties fo:font-size="9pt" style:font-size-asian="9pt" style:font-size-complex="9pt"/>
    </style:style>
    <style:style style:name="P5" style:family="paragraph">
      <loext:graphic-properties draw:fill="none"/>
      <style:text-properties fo:font-size="8pt" style:font-size-asian="8pt" style:font-size-complex="8pt"/>
    </style:style>
    <style:style style:name="P6" style:family="paragraph">
      <loext:graphic-properties draw:fill="none"/>
    </style:style>
    <style:style style:name="P7" style:family="paragraph">
      <loext:graphic-properties draw:fill="solid" draw:fill-color="#000000"/>
    </style:style>
    <style:style style:name="P8" style:family="paragraph">
      <loext:graphic-properties draw:fill="none"/>
      <style:text-properties fo:font-size="7pt" style:font-size-asian="7pt" style:font-size-complex="7pt"/>
    </style:style>
    <style:style style:name="P9" style:family="paragraph">
      <loext:graphic-properties draw:fill="none"/>
      <style:text-properties fo:font-size="20pt" style:font-size-asian="20pt" style:font-size-complex="20pt"/>
    </style:style>
    <style:style style:name="P10" style:family="paragraph">
      <loext:graphic-properties draw:fill="none"/>
      <style:text-properties fo:font-size="11pt" style:font-size-asian="11pt" style:font-size-complex="11pt"/>
    </style:style>
    <style:style style:name="P11" style:family="paragraph">
      <loext:graphic-properties draw:fill="none"/>
      <style:text-properties fo:font-size="6pt" style:font-size-asian="6pt" style:font-size-complex="6pt"/>
    </style:style>
    <style:style style:name="P12" style:family="paragraph">
      <loext:graphic-properties draw:fill="none"/>
      <style:text-properties fo:font-size="30pt" style:font-size-asian="30pt" style:font-size-complex="30pt"/>
    </style:style>
    <style:style style:name="P13" style:family="paragraph">
      <loext:graphic-properties draw:fill="solid"/>
      <style:paragraph-properties fo:text-align="center"/>
    </style:style>
    <style:style style:name="P14" style:family="paragraph">
      <loext:graphic-properties draw:fill-color="#ffffff" draw:opacity="0%"/>
      <style:paragraph-properties fo:text-align="center"/>
    </style:style>
    <style:style style:name="P15" style:family="paragraph">
      <style:text-properties fo:color="#c9211e" fo:font-size="9pt" style:font-size-asian="9pt" style:font-size-complex="9pt"/>
    </style:style>
    <style:style style:name="P16" style:family="paragraph">
      <loext:graphic-properties draw:fill="none" draw:fill-color="#ffffff"/>
      <style:text-properties fo:color="#c9211e" fo:font-size="9pt" style:font-size-asian="9pt" style:font-size-complex="9pt"/>
    </style:style>
    <style:style style:name="P17" style:family="paragraph">
      <loext:graphic-properties draw:fill="none"/>
      <style:text-properties fo:font-size="5.80000019073486pt" style:font-size-asian="5.80000019073486pt" style:font-size-complex="5.80000019073486pt"/>
    </style:style>
    <style:style style:name="P18" style:family="paragraph">
      <loext:graphic-properties draw:fill="none"/>
      <style:text-properties fo:font-size="8.5pt" style:font-size-asian="8.5pt" style:font-size-complex="8.5pt"/>
    </style:style>
    <style:style style:name="P19" style:family="paragraph">
      <loext:graphic-properties draw:fill="none" draw:fill-color="#ffffff"/>
      <style:text-properties fo:font-size="9pt" style:font-size-asian="9pt" style:font-size-complex="9pt"/>
    </style:style>
    <style:style style:name="P20" style:family="paragraph">
      <loext:graphic-properties draw:opacity="0%"/>
      <style:paragraph-properties fo:text-align="center"/>
    </style:style>
    <style:style style:name="P21" style:family="paragraph">
      <style:text-properties fo:color="#c9211e"/>
    </style:style>
    <style:style style:name="T1" style:family="text">
      <style:text-properties fo:color="#231f20" style:font-name="Helvetica1" fo:font-size="14pt" fo:font-weight="bold" style:font-size-asian="14pt" style:font-name-complex="Helvetica1" style:font-size-complex="14pt" style:font-weight-complex="bold"/>
    </style:style>
    <style:style style:name="T2" style:family="text">
      <style:text-properties fo:color="#231f20" style:font-name="Helvetica1" fo:font-size="9pt" style:font-size-asian="9pt" style:font-name-complex="Helvetica1" style:font-size-complex="9pt"/>
    </style:style>
    <style:style style:name="T3" style:family="text">
      <style:text-properties fo:color="#231f20" style:font-name="Helvetica1" fo:font-size="8pt" style:font-size-asian="8pt" style:font-name-complex="Helvetica1" style:font-size-complex="8pt"/>
    </style:style>
    <style:style style:name="T4" style:family="text">
      <style:text-properties fo:color="#000000" style:font-name="Helvetica1" fo:font-size="7pt" fo:font-weight="bold" style:font-size-asian="7pt" style:font-name-complex="Helvetica1" style:font-size-complex="7pt" style:font-weight-complex="bold"/>
    </style:style>
    <style:style style:name="T5" style:family="text">
      <style:text-properties fo:color="#000000" style:font-name="Helvetica1" fo:font-size="9pt" fo:font-weight="bold" style:font-size-asian="9pt" style:font-name-complex="Helvetica1" style:font-size-complex="9pt" style:font-weight-complex="bold"/>
    </style:style>
    <style:style style:name="T6" style:family="text">
      <style:text-properties fo:color="#ffffff" style:font-name="Helvetica1" fo:font-size="20pt" fo:font-weight="bold" style:font-size-asian="20pt" style:font-name-complex="Helvetica1" style:font-size-complex="20pt" style:font-weight-complex="bold"/>
    </style:style>
    <style:style style:name="T7" style:family="text">
      <style:text-properties fo:color="#ffffff" style:font-name="Helvetica1" fo:font-size="14pt" fo:font-weight="bold" style:font-size-asian="14pt" style:font-name-complex="Helvetica1" style:font-size-complex="14pt" style:font-weight-complex="bold" style:text-scale="70%"/>
    </style:style>
    <style:style style:name="T8" style:family="text">
      <style:text-properties fo:color="#000000" style:font-name="Helvetica1" fo:font-size="11pt" fo:font-weight="bold" style:font-size-asian="11pt" style:font-name-complex="Helvetica1" style:font-size-complex="11pt" style:font-weight-complex="bold" style:text-scale="70%"/>
    </style:style>
    <style:style style:name="T9" style:family="text">
      <style:text-properties fo:color="#000000" style:font-name="Helvetica1" fo:font-size="6pt" style:font-size-asian="6pt" style:font-name-complex="Helvetica1" style:font-size-complex="6pt"/>
    </style:style>
    <style:style style:name="T10" style:family="text">
      <style:text-properties fo:color="#000000" style:font-name="Symbol1" fo:font-size="6pt" style:font-size-asian="6pt" style:font-name-complex="Symbol1" style:font-size-complex="6pt"/>
    </style:style>
    <style:style style:name="T11" style:family="text">
      <style:text-properties fo:color="#ffffff" style:font-name="Helvetica1" fo:font-size="30pt" fo:font-weight="bold" style:font-size-asian="30pt" style:font-name-complex="Helvetica1" style:font-size-complex="30pt" style:font-weight-complex="bold"/>
    </style:style>
    <style:style style:name="T12" style:family="text">
      <style:text-properties fo:color="#c9211e" fo:font-size="9pt" style:font-size-asian="9pt" style:font-size-complex="9pt"/>
    </style:style>
    <style:style style:name="T13" style:family="text">
      <style:text-properties fo:color="#000000" style:font-name="Helvetica1" fo:font-size="8pt" fo:font-weight="bold" style:font-size-asian="8pt" style:font-name-complex="Helvetica1" style:font-size-complex="8pt" style:font-weight-complex="bold"/>
    </style:style>
    <style:style style:name="T14" style:family="text">
      <style:text-properties fo:color="#000000" style:font-name="Helvetica1" fo:font-size="7pt" style:font-size-asian="7pt" style:font-name-complex="Helvetica1" style:font-size-complex="7pt"/>
    </style:style>
    <style:style style:name="T15" style:family="text">
      <style:text-properties fo:color="#000000" style:font-name="AudioFont" fo:font-size="7pt" style:font-size-asian="7pt" style:font-name-complex="AudioFont" style:font-size-complex="7pt"/>
    </style:style>
    <style:style style:name="T16" style:family="text">
      <style:text-properties fo:color="#000000" style:font-name="Helvetica1" fo:font-size="5.80000019073486pt" style:font-size-asian="5.80000019073486pt" style:font-name-complex="Helvetica1" style:font-size-complex="5.80000019073486pt"/>
    </style:style>
    <style:style style:name="T17" style:family="text">
      <style:text-properties fo:color="#000000" style:font-name="Helvetica1" fo:font-size="8pt" style:font-size-asian="8pt" style:font-name-complex="Helvetica1" style:font-size-complex="8pt"/>
    </style:style>
    <style:style style:name="T18" style:family="text">
      <style:text-properties fo:color="#000000" style:font-name="Helvetica1" fo:font-size="8.5pt" fo:font-weight="bold" style:font-size-asian="8.5pt" style:font-name-complex="Helvetica1" style:font-size-complex="8.5pt" style:font-weight-complex="bold"/>
    </style:style>
    <style:style style:name="T19"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451">
        <draw:frame draw:style-name="gr1" draw:text-style-name="P2" draw:layer="layout" svg:width="2.309cm" svg:height="0.556cm" svg:x="1.198cm" svg:y="0.548cm">
          <draw:text-box>
            <text:p text:style-name="P1"><text:span text:style-name="T1">CDJ-100S</text:span></text:p>
          </draw:text-box>
        </draw:frame>
        <draw:polygon draw:style-name="gr2" draw:text-style-name="P3" draw:layer="layout" svg:width="0.251cm" svg:height="0.15cm" svg:x="4.818cm" svg:y="27.546cm" svg:viewBox="0 0 252 151" draw:points="0,0 252,0 252,151 0,151">
          <text:p/>
        </draw:polygon>
        <draw:polygon draw:style-name="gr2" draw:text-style-name="P3" draw:layer="layout" svg:width="0.15cm" svg:height="0.15cm" svg:x="0.239cm" svg:y="27.546cm" svg:viewBox="0 0 151 151" draw:points="0,0 151,0 151,151 0,151">
          <text:p/>
        </draw:polygon>
        <draw:polygon draw:style-name="gr2" draw:text-style-name="P3" draw:layer="layout" svg:width="0.25cm" svg:height="0.15cm" svg:x="9.574cm" svg:y="27.546cm" svg:viewBox="0 0 251 151" draw:points="0,0 251,0 251,151 0,151">
          <text:p/>
        </draw:polygon>
        <draw:polygon draw:style-name="gr2" draw:text-style-name="P3" draw:layer="layout" svg:width="0.15cm" svg:height="0.15cm" svg:x="19.025cm" svg:y="27.546cm" svg:viewBox="0 0 151 151" draw:points="0,0 151,0 151,151 0,151">
          <text:p/>
        </draw:polygon>
        <draw:polygon draw:style-name="gr2" draw:text-style-name="P3" draw:layer="layout" svg:width="0.251cm" svg:height="0.15cm" svg:x="14.269cm" svg:y="27.546cm" svg:viewBox="0 0 252 151" draw:points="0,0 252,0 252,151 0,151">
          <text:p/>
        </draw:polygon>
        <draw:polygon draw:style-name="gr2" draw:text-style-name="P3" draw:layer="layout" svg:width="0.149cm" svg:height="0.15cm" svg:x="19.02cm" svg:y="0.246cm" svg:viewBox="0 0 150 151" draw:points="0,0 150,0 150,151 0,151">
          <text:p/>
        </draw:polygon>
        <draw:polygon draw:style-name="gr2" draw:text-style-name="P3" draw:layer="layout" svg:width="0.25cm" svg:height="0.15cm" svg:x="14.275cm" svg:y="0.246cm" svg:viewBox="0 0 251 151" draw:points="0,0 251,0 251,151 0,151">
          <text:p/>
        </draw:polygon>
        <draw:polygon draw:style-name="gr2" draw:text-style-name="P3" draw:layer="layout" svg:width="0.25cm" svg:height="0.15cm" svg:x="9.574cm" svg:y="0.246cm" svg:viewBox="0 0 251 151" draw:points="0,0 251,0 251,151 0,151">
          <text:p/>
        </draw:polygon>
        <draw:polygon draw:style-name="gr2" draw:text-style-name="P3" draw:layer="layout" svg:width="0.15cm" svg:height="0.15cm" svg:x="0.239cm" svg:y="0.246cm" svg:viewBox="0 0 151 151" draw:points="0,0 151,0 151,151 0,151">
          <text:p/>
        </draw:polygon>
        <draw:polygon draw:style-name="gr2" draw:text-style-name="P3" draw:layer="layout" svg:width="0.251cm" svg:height="0.15cm" svg:x="4.82cm" svg:y="0.246cm" svg:viewBox="0 0 252 151" draw:points="0,0 252,0 252,151 0,151">
          <text:p/>
        </draw:polygon>
        <draw:polygon draw:style-name="gr2" draw:text-style-name="P3" draw:layer="layout" svg:width="0.15cm" svg:height="0.25cm" svg:x="0.24cm" svg:y="6.976cm" svg:viewBox="0 0 151 251" draw:points="0,0 151,0 151,251 0,251">
          <text:p/>
        </draw:polygon>
        <draw:polygon draw:style-name="gr2" draw:text-style-name="P3" draw:layer="layout" svg:width="0.15cm" svg:height="0.25cm" svg:x="0.24cm" svg:y="13.827cm" svg:viewBox="0 0 151 251" draw:points="0,0 151,0 151,251 0,251">
          <text:p/>
        </draw:polygon>
        <draw:polygon draw:style-name="gr2" draw:text-style-name="P3" draw:layer="layout" svg:width="0.15cm" svg:height="0.25cm" svg:x="0.24cm" svg:y="20.725cm" svg:viewBox="0 0 151 251" draw:points="0,0 151,0 151,251 0,251">
          <text:p/>
        </draw:polygon>
        <draw:frame draw:style-name="gr3" draw:text-style-name="P4" draw:layer="layout" svg:width="0.358cm" svg:height="0.357cm" svg:x="1.198cm" svg:y="26.92cm">
          <draw:text-box>
            <text:p text:style-name="P1"><text:span text:style-name="T2">22</text:span></text:p>
          </draw:text-box>
        </draw:frame>
        <draw:frame draw:style-name="gr4" draw:text-style-name="P5" draw:layer="layout" svg:width="0.281cm" svg:height="0.319cm" svg:x="0.241cm" svg:y="3.521cm">
          <draw:text-box>
            <text:p text:style-name="P1"><text:span text:style-name="T3">A</text:span></text:p>
          </draw:text-box>
        </draw:frame>
        <draw:frame draw:style-name="gr4" draw:text-style-name="P5" draw:layer="layout" svg:width="0.281cm" svg:height="0.319cm" svg:x="0.241cm" svg:y="10.391cm">
          <draw:text-box>
            <text:p text:style-name="P1"><text:span text:style-name="T3">B</text:span></text:p>
          </draw:text-box>
        </draw:frame>
        <draw:frame draw:style-name="gr4" draw:text-style-name="P5" draw:layer="layout" svg:width="0.281cm" svg:height="0.319cm" svg:x="0.241cm" svg:y="17.254cm">
          <draw:text-box>
            <text:p text:style-name="P1"><text:span text:style-name="T3">C</text:span></text:p>
          </draw:text-box>
        </draw:frame>
        <draw:frame draw:style-name="gr4" draw:text-style-name="P5" draw:layer="layout" svg:width="0.281cm" svg:height="0.319cm" svg:x="0.241cm" svg:y="24.103cm">
          <draw:text-box>
            <text:p text:style-name="P1"><text:span text:style-name="T3">D</text:span></text:p>
          </draw:text-box>
        </draw:frame>
        <draw:frame draw:style-name="gr4" draw:text-style-name="P5" draw:layer="layout" svg:width="0.281cm" svg:height="0.319cm" svg:x="2.532cm" svg:y="0.181cm">
          <draw:text-box>
            <text:p text:style-name="P1"><text:span text:style-name="T3">1</text:span></text:p>
          </draw:text-box>
        </draw:frame>
        <draw:frame draw:style-name="gr4" draw:text-style-name="P5" draw:layer="layout" svg:width="0.281cm" svg:height="0.319cm" svg:x="7.26cm" svg:y="0.189cm">
          <draw:text-box>
            <text:p text:style-name="P1"><text:span text:style-name="T3">2</text:span></text:p>
          </draw:text-box>
        </draw:frame>
        <draw:frame draw:style-name="gr4" draw:text-style-name="P5" draw:layer="layout" svg:width="0.281cm" svg:height="0.319cm" svg:x="11.963cm" svg:y="0.189cm">
          <draw:text-box>
            <text:p text:style-name="P1"><text:span text:style-name="T3">3</text:span></text:p>
          </draw:text-box>
        </draw:frame>
        <draw:frame draw:style-name="gr4" draw:text-style-name="P5" draw:layer="layout" svg:width="0.281cm" svg:height="0.319cm" svg:x="16.671cm" svg:y="0.189cm">
          <draw:text-box>
            <text:p text:style-name="P1"><text:span text:style-name="T3">4</text:span></text:p>
          </draw:text-box>
        </draw:frame>
        <draw:frame draw:style-name="gr4" draw:text-style-name="P5" draw:layer="layout" svg:width="0.281cm" svg:height="0.319cm" svg:x="2.532cm" svg:y="27.452cm">
          <draw:text-box>
            <text:p text:style-name="P1"><text:span text:style-name="T3">1</text:span></text:p>
          </draw:text-box>
        </draw:frame>
        <draw:frame draw:style-name="gr4" draw:text-style-name="P5" draw:layer="layout" svg:width="0.281cm" svg:height="0.319cm" svg:x="7.26cm" svg:y="27.452cm">
          <draw:text-box>
            <text:p text:style-name="P1"><text:span text:style-name="T3">2</text:span></text:p>
          </draw:text-box>
        </draw:frame>
        <draw:frame draw:style-name="gr4" draw:text-style-name="P5" draw:layer="layout" svg:width="0.281cm" svg:height="0.319cm" svg:x="11.959cm" svg:y="27.452cm">
          <draw:text-box>
            <text:p text:style-name="P1"><text:span text:style-name="T3">3</text:span></text:p>
          </draw:text-box>
        </draw:frame>
        <draw:path draw:style-name="gr5" draw:text-style-name="P6" draw:layer="layout" svg:width="1.384cm" svg:height="0.863cm" svg:x="5.546cm" svg:y="22.197cm" svg:viewBox="0 0 1385 864" svg:d="M287 133v-133M112 329l-14-14M98 315l-21-14M77 301h-35M42 301l-28 14M14 315l-14 21M0 336v35M0 371l14 28M14 399l28 28M42 427h35M77 427l28-28M105 399l7-28M77 371h42M119 371v56M161 427v-133M161 294l105 133M266 427v-133M315 427v-126M315 301h56M371 301l35 14M406 315l14 28M420 343v35M420 378l-14 28M406 406l-35 21M371 427h-56M469 427v-126M469 301h56M525 301l35 14M560 315l14 28M574 343v35M574 378l-14 28M560 406l-35 21M525 427h-56M182 140h210M252 140l-70 105M322 140l-70 105M392 140l-70 105M245 140l-70 105M315 140l-70 105M385 140l-70 105M182 133h210M842 724v140M804 234l63 133M867 367l56-133M1021 248v105M958 304h126M1224 241h-91M1133 241v49M1133 290h77M1210 290l14 14M1224 304v35M1224 339l-21 28M1203 367h-56M1147 367l-21-28M1266 234l63 133M1329 367l56-133">
          <text:p/>
        </draw:path>
        <draw:polygon draw:style-name="gr6" draw:text-style-name="P7" draw:layer="layout" svg:width="0.14cm" svg:height="0.28cm" svg:x="6.317cm" svg:y="22.64cm" svg:viewBox="0 0 141 281" draw:points="141,281 0,281 71,0">
          <text:p/>
        </draw:polygon>
        <draw:path draw:style-name="gr5" draw:text-style-name="P6" draw:layer="layout" svg:width="1.599cm" svg:height="0.581cm" svg:x="4.858cm" svg:y="22.339cm" svg:viewBox="0 0 1600 582" svg:d="M1600 582h-140M1460 582l70-280M1530 302l70 280M98 379v84M98 267v-84M480 400l-7 21M473 421v34M473 455l7 22M480 477l14 7M494 484h77M571 484l14-7M585 477l14-22M599 455v-34M599 421l-14-21M585 400l-14-8M571 392h-77M494 392l-14 8M480 400l105 77M585 330h-7M578 330v14M578 344h7M585 344v-14M585 330h-7M578 330v7M578 337h7M585 337v-7M494 141l-21-7M473 134h126M284 463l-21 28M263 491v42M263 533l21 28M284 561l21 7M305 568h35M340 568l28-7M368 561l21-28M389 533v-42M389 491l-28-28M263 323v48M263 371l21 29M284 400h84M368 400l21-29M389 371v-41M389 330l-21-21M368 309h-21M347 309l-21 21M326 330v41M326 371l14 29M284 210l-21-6M263 204h126M270 7l-7 21M263 28v36M263 64l7 21M270 85l14 6M284 91h77M361 91l14-6M375 85l14-21M389 64v-36M389 28l-14-21M375 7l-14-7M361 0h-77M284 0l-14 7M270 7l105 78M196 379h-196M196 267h-196">
          <text:p/>
        </draw:path>
        <draw:path draw:style-name="gr5" draw:text-style-name="P6" draw:layer="layout" svg:width="0.567cm" svg:height="0.909cm" svg:x="11.035cm" svg:y="21.203cm" svg:viewBox="0 0 568 910" svg:d="M447 421h42M111 421h-42M113 805l7-21M120 784v126M316 791l-21-7M295 784h-35M260 784l-21 7M239 791l-7 14M232 805v77M232 882l7 14M239 896l21 14M260 910h35M295 910l21-14M316 896l7-14M323 882v-77M323 805l-7-14M316 791l-77 105M379 777v133M477 777l-98 91M414 833l63 77M0 700v-126M0 574h85M85 574l21 21M106 595v21M106 616l-21 21M85 637l-28 7M57 644h-57M57 644l49 56M239 574h-49M190 574l-28 21M162 595v84M162 679l28 21M190 700h42M232 700l21-21M253 679v-21M253 658l-21-21M232 637h-42M190 637l-28 14M316 595l21-21M337 574h49M386 574l21 21M407 595v21M407 616l-91 84M316 700h91M533 700v-126M533 574l-84 84M449 658h119M447 421l-28-56M419 365l-56 112M363 477l-56-112M307 365l-56 112M251 477l-56-112M195 365l-56 112M139 477l-28-56M447 0h42M111 0h-42M83 148l7-22M90 126v127M286 133l-21-7M265 126h-35M230 126l-21 7M209 133l-7 15M202 148v77M202 225l7 14">
          <text:p/>
        </draw:path>
        <draw:path draw:style-name="gr5" draw:text-style-name="P6" draw:layer="layout" svg:width="1.754cm" svg:height="1.162cm" svg:x="10.991cm" svg:y="20.293cm" svg:viewBox="0 0 1755 1163" svg:d="M252 1149l21 14M273 1163h35M308 1163l21-14M329 1149l7-14M336 1135v-77M336 1058l-7-14M329 1044l-77 105M392 1030v133M491 1030l-99 91M428 1086l63 77M0 743v-126M0 617h84M84 617l21 21M105 638v21M105 659l-21 21M84 680l-28 7M56 687h-56M56 687l49 56M238 617h-49M189 617l-28 21M161 638v84M161 722l28 21M189 743h42M231 743l21-21M252 722v-21M252 701l-21-21M231 680h-42M189 680l-28 14M315 638l21-21M336 617h49M385 617l22 21M407 638v21M407 659l-92 84M315 743h92M561 617h-91M470 617v49M470 666h77M547 666l14 14M561 680v35M561 715l-21 28M540 743h-49M491 743l-21-28M491 911l-28-56M463 855l-56 112M407 967l-57-112M350 855l-56 112M294 967l-56-112M238 855l-56 112M182 967l-28-56M1321 379v42M1321 43v-43M1545 288l7-21M1552 267v126M1748 274l-21-7M1727 267h-35M1692 267l-22 7M1670 274l-6 14M1664 288v77M1664 365l6 14M1670 379l22 14M1692 393h35M1727 393l21-14M1748 379l7-14M1755 365v-77">
          <text:p/>
        </draw:path>
        <draw:path draw:style-name="gr5" draw:text-style-name="P6" draw:layer="layout" svg:width="0.406cm" svg:height="0.336cm" svg:x="12.493cm" svg:y="20.349cm" svg:viewBox="0 0 407 337" svg:d="M252 231l-7-14M245 217l-78 106M309 203v134M407 203l-98 91M344 259l63 78M0 126v-126">
          <text:p/>
        </draw:path>
        <draw:path draw:style-name="gr5" draw:text-style-name="P6" draw:layer="layout" svg:width="1.84cm" svg:height="0.42cm" svg:x="11.213cm" svg:y="20.293cm" svg:viewBox="0 0 1841 421" svg:d="M1281 56h84M1365 56l21 22M1386 78v21M1386 99l-21 21M1365 120l-28 7M1337 127h-56M1337 127l49 56M1519 56h-49M1470 56l-28 22M1442 78v84M1442 162l28 21M1470 183h42M1512 183l21-21M1533 162v-21M1533 141l-21-21M1512 120h-42M1470 120l-28 14M1596 78l21-22M1617 56h49M1666 56l21 22M1687 78v21M1687 99l-91 84M1596 183h91M1827 56h-49M1778 56l-28 22M1750 78v84M1750 162l28 21M1778 183h42M1820 183l21-21M1841 162v-21M1841 141l-21-21M1820 120h-42M1778 120l-28 14M1099 379l-56-28M1043 351l112-56M1155 295l-112-56M1043 239l112-56M1155 183l-112-56M1043 127l112-57M1155 70l-56-28M686 379v42M686 42v-42M84 281l7-21M91 260v126M287 267l-21-7M266 260h-35M231 260l-21 7M210 267l-7 14M203 281v77M203 358l7 14M210 372l21 14M231 386h35M266 386l21-14M287 372l7-14M294 358v-77M294 281l-7-14M287 267l-77 105M350 253v133M448 253l-98 91M385 309l63 77M0 183v-127M0 56h84M84 56l21 22M105 78v21">
          <text:p/>
        </draw:path>
        <draw:path draw:style-name="gr5" draw:text-style-name="P6" draw:layer="layout" svg:width="1.378cm" svg:height="1.547cm" svg:x="11.213cm" svg:y="19.124cm" svg:viewBox="0 0 1379 1548" svg:d="M105 1268l-21 21M84 1289l-28 7M56 1296h-56M56 1296l49 56M238 1226h-49M189 1226l-28 21M161 1247v84M161 1331l28 21M189 1352h42M231 1352l21-21M252 1331v-21M252 1310l-21-21M231 1289h-42M189 1289l-28 14M315 1247l21-21M336 1226h49M385 1226l21 21M406 1247v21M406 1268l-91 84M315 1352h91M469 1240v-14M469 1226h92M561 1226l-49 126M687 1548l-56-28M631 1520l112-56M743 1464l-112-56M631 1408l112-56M743 1352l-112-56M631 1296l112-56M743 1240l-56-28M1099 540v140M798 0l63 133M861 133l56-133M1015 14v105M952 70h126M1218 8h-91M1127 8v48M1127 56h77M1204 56l14 14M1218 70v36M1218 106l-21 27M1197 133h-56M1141 133l-21-27M1260 0l63 133M1323 133l56-133">
          <text:p/>
        </draw:path>
        <draw:polygon draw:style-name="gr6" draw:text-style-name="P7" draw:layer="layout" svg:width="0.14cm" svg:height="0.28cm" svg:x="12.241cm" svg:y="19.383cm" svg:viewBox="0 0 141 281" draw:points="141,281 0,281 71,0">
          <text:p/>
        </draw:polygon>
        <draw:path draw:style-name="gr5" draw:text-style-name="P6" draw:layer="layout" svg:width="2.226cm" svg:height="4.24cm" svg:x="12.241cm" svg:y="19.383cm" svg:viewBox="0 0 2227 4241" svg:d="M141 280h-141M0 280l71-280M71 0l70 280M1667 3120v-280M1947 3961v280M2227 3120v-280M343 3911v-127M343 3784h49M392 3784l21 14M413 3798l13 28M426 3826v35M426 3861l-13 29M413 3890l-21 21M392 3911h-49M546 3792l-21-15M525 3777h-28M497 3777l-21 15M476 3792v27M476 3819l14 15M490 3834l42 14M532 3848l21 13M553 3861v29M553 3890l-21 21M532 3911h-42M490 3911l-14-14M476 3897l-8-15M679 3777l-84 134M595 3777l91 134M756 3805l7-21M763 3784v127M924 3792l-21-8M903 3784h-21M882 3784l-21 8M861 3792l-7 13M854 3805v77M854 3882l7 15M861 3897l14 14M875 3911h28M903 3911l21-14M924 3897l6-15M930 3882v-77M930 3805l-6-13M924 3792l-63 105M1057 3784h-70M987 3784v50M987 3834h56M1043 3834l14 14M1057 3848v34M1057 3882l-21 29M1036 3911h-35M1001 3911l-21-29M1133 3805l8-21M1141 3784v127M784 3568l-21-14M763 3554h-29M734 3554l-21 14M713 3568v28M713 3596l15 14M728 3610l41 14M769 3624l21 14M790 3638v28M790 3666l-21 21M769 3687h-41M728 3687l-15-14">
          <text:p/>
        </draw:path>
        <draw:path draw:style-name="gr5" draw:text-style-name="P6" draw:layer="layout" svg:width="1.73cm" svg:height="1.12cm" svg:x="12.947cm" svg:y="22.363cm" svg:viewBox="0 0 1731 1121" svg:d="M6 694l-6-14M183 581h-42M141 581l-15 22M126 603v84M126 687l15 21M141 708h35M176 708l13-21M189 687v-21M189 666l-13-21M176 645h-35M141 645l-15 14M260 603l6-22M266 581v127M393 708v-127M393 581l-64 85M329 666h92M1612 764c0-47-38-84-84-84-47 0-84 37-84 84 0 46 37 84 84 84 46 0 84-38 84-84zM1045 771c0-47-38-84-84-84-47 0-84 37-84 84 0 46 37 84 84 84 46 0 84-38 84-84zM1605 217c0-47-38-84-84-84-47 0-84 37-84 84 0 46 37 84 84 84 46 0 84-38 84-84zM1038 224c0-47-38-84-84-84-47 0-84 37-84 84 0 46 37 84 84 84 46 0 84-38 84-84zM1731 0h-980M751 0v1121M751 1121h980M1731 1121v-1121M1521 666l105-491M961 666l105-491M961 841v140M961 981h560M1521 981v-140M1297 981c0-31-25-56-56-56s-56 25-56 56 25 56 56 56 56-25 56-56z">
          <text:p/>
        </draw:path>
        <draw:polygon draw:style-name="gr6" draw:text-style-name="P7" draw:layer="layout" svg:width="0.112cm" svg:height="0.112cm" svg:x="14.131cm" svg:y="23.287cm" svg:viewBox="0 0 113 113" draw:points="57,56 113,56 105,28 85,7 57,0 28,7 7,28 0,56 7,85 28,105 57,113 85,105 105,85 113,58">
          <text:p/>
        </draw:polygon>
        <draw:path draw:style-name="gr5" draw:text-style-name="P6" draw:layer="layout" svg:width="1.381cm" svg:height="15.517cm" svg:x="2.195cm" svg:y="8.604cm" svg:viewBox="0 0 1382 15518" svg:d="M1241 14700h141M1241 14279h141M1241 13859h141M1241 13439h141M1241 13019h141M1241 12599h141M1241 12179h141M1241 11759h141M1241 11339h141M1241 10919h141M1241 10499h141M1241 10079h141M1241 9659h141M1241 9239h141M1241 8819h141M1241 8399h141M1241 7979h141M1241 7560h141M1241 7140h141M1241 6720h141M1241 6300h141M1241 5879h141M1241 5460h141M1241 5040h141M1241 4620h141M1241 4200h141M1241 3780h141M1241 3360h141M1241 2940h141M1241 2520h141M1241 2100h141M1241 1680h141M1241 1260h141M1241 840h141M1241 420h141M1241 0h141M77 15385h-70M7 15385v49M7 15434h56M63 15434l14 14M77 15448v35M77 15483l-21 28M56 15511h-35M21 15511l-21-28M126 15406l21-21M147 15385h35M182 15385l21 21M203 15406v21M203 15427l-77 84M126 15511h77M301 15511v-126M301 15385l-63 84M238 15469h91M413 15518l35-112M448 15406l-21-21M427 15385h-28M399 15385l-21 21M378 15406v21M378 15427l21 28M399 15455h35M504 15406l21-21M525 15385h35M560 15385l21 21M581 15406v21">
          <text:p/>
        </draw:path>
        <draw:path draw:style-name="gr5" draw:text-style-name="P6" draw:layer="layout" svg:width="1.091cm" svg:height="0.495cm" svg:x="2.314cm" svg:y="23.619cm" svg:viewBox="0 0 1092 496" svg:d="M463 412l-78 84M385 496h78M505 433h91M645 383l14-14M659 369h35M694 369l21 14M715 383v22M715 405l-14 14M701 419h-35M701 419l14 21M715 440v35M715 475l-14 21M701 496h-42M659 496l-14-14M827 369h-42M785 369l-14 22M771 391v84M771 475l14 21M785 496h35M820 496l14-21M834 475v-21M834 454l-14-21M820 433h-35M785 433l-14 14M890 391l21-22M911 369h35M946 369l21 22M967 391v21M967 412l-77 84M890 496h77M1086 376l-21-7M1065 369h-21M1044 369l-21 7M1023 376l-7 15M1016 391v77M1016 468l7 14M1023 482l14 14M1037 496h28M1065 496l21-14M1086 482l6-14M1092 468v-77M1092 391l-6-15M1086 376l-63 106M154 56l-42-42M112 14h-56M56 14l-42 42M14 56l-14 42M0 98v70M0 168l14 56M14 224l42 42M56 266h56M112 266l56-56M224 266v-266M224 0l168 266M392 266v-266M589 14h-84M505 14l-28 42M477 56v168M477 224l28 42M505 266h70M575 266l28-42M603 224v-42M603 182l-28-42M575 140h-70">
          <text:p/>
        </draw:path>
        <draw:path draw:style-name="gr5" draw:text-style-name="P6" draw:layer="layout" svg:width="0.646cm" svg:height="15.491cm" svg:x="2.79cm" svg:y="8.394cm" svg:viewBox="0 0 647 15492" svg:d="M28 15366l-28 28M351 15254l-42-14M309 15240h-42M267 15240l-42 14M225 15254l-14 28M211 15282v154M211 15436l14 28M225 15464l28 28M253 15492h56M309 15492l42-28M351 15464l14-28M365 15436v-154M365 15282l-14-28M351 15254l-126 210M491 15282l14-42M505 15240v252M647 13229h-70M647 13649h-70M647 14069h-70M647 14489h-70M647 14910h-70M577 13229c0-77-62-140-140-140-77 0-140 63-140 140s63 140 140 140c78 0 140-63 140-140zM577 13649c0-77-62-140-140-140-77 0-140 63-140 140 0 78 63 140 140 140 78 0 140-62 140-140zM577 14069c0-77-62-140-140-140-77 0-140 63-140 140 0 78 63 140 140 140 78 0 140-62 140-140zM577 14489c0-77-62-140-140-140-77 0-140 63-140 140s63 140 140 140c78 0 140-63 140-140zM577 14910c0-78-62-141-140-141-77 0-140 63-140 141 0 77 63 140 140 140 78 0 140-63 140-140zM647 15120h-420M227 15120v-15120M227 0h420M647 0v15120M577 12809h70M577 12389h70M577 11969h70M577 11549h70M577 12809c0-77-62-140-140-140-77 0-140 63-140 140s63 140 140 140c78 0 140-63 140-140zM577 12389c0-77-62-140-140-140-77 0-140 63-140 140s63 140 140 140c78 0 140-63 140-140zM577 11969c0-77-62-140-140-140-77 0-140 63-140 140 0 78 63 140 140 140 78 0 140-62 140-140zM577 11549c0-77-62-140-140-140-77 0-140 63-140 140 0 78 63 140 140 140 78 0 140-62 140-140zM577 11129h70M577 10709h70M577 10289h70M577 9869h70M577 11129c0-77-62-140-140-140-77 0-140 63-140 140 0 78 63 140 140 140 78 0 140-62 140-140zM577 10709c0-77-62-140-140-140-77 0-140 63-140 140 0 78 63 140 140 140 78 0 140-62 140-140z">
          <text:p/>
        </draw:path>
        <draw:path draw:style-name="gr5" draw:text-style-name="P6" draw:layer="layout" svg:width="0.35cm" svg:height="6.159cm" svg:x="3.086cm" svg:y="12.664cm" svg:viewBox="0 0 351 6160" svg:d="M281 6020c0-77-63-140-141-140-77 0-140 63-140 140 0 78 63 140 140 140 78 0 141-62 141-140zM281 5600c0-77-63-140-141-140-77 0-140 63-140 140 0 78 63 140 140 140 78 0 141-62 141-140zM281 5180h70M281 4760h70M281 4340h70M281 3920h70M281 5180c0-77-63-140-141-140-77 0-140 63-140 140 0 78 63 140 140 140 78 0 141-62 141-140zM281 4760c0-77-63-140-141-140-77 0-140 63-140 140 0 78 63 140 140 140 78 0 141-62 141-140zM281 4340c0-77-63-140-141-140-77 0-140 63-140 140 0 78 63 140 140 140 78 0 141-62 141-140zM281 3920c0-77-63-140-141-140-77 0-140 63-140 140 0 78 63 140 140 140 78 0 141-62 141-140zM281 3501h70M281 3081h70M281 3501c0-78-63-140-141-140-77 0-140 62-140 140 0 77 63 140 140 140 78 0 141-63 141-140zM281 3081c0-78-63-140-141-140-77 0-140 62-140 140 0 77 63 140 140 140 78 0 141-63 141-140zM281 2660h70M281 2660c0-78-63-140-141-140-77 0-140 62-140 140s63 141 140 141c78 0 141-63 141-141zM281 2240h70M281 2240c0-78-63-141-141-141-77 0-140 63-140 141 0 77 63 140 140 140 78 0 141-63 141-140zM281 1819h70M281 1819c0-77-63-139-141-139-77 0-140 62-140 139 0 78 63 140 140 140 78 0 141-62 141-140zM281 1400h70M281 1400c0-78-63-140-141-140-77 0-140 62-140 140 0 77 63 140 140 140 78 0 141-63 141-140zM281 980h70M281 980c0-78-63-140-141-140-77 0-140 62-140 140 0 77 63 140 140 140 78 0 141-63 141-140zM281 560h70M281 560c0-78-63-140-141-140-77 0-140 62-140 140 0 77 63 140 140 140 78 0 141-63 141-140zM281 140h70M281 140c0-78-63-140-141-140-77 0-140 62-140 140 0 77 63 140 140 140 78 0 141-63 141-140z">
          <text:p/>
        </draw:path>
        <draw:path draw:style-name="gr5" draw:text-style-name="P6" draw:layer="layout" svg:width="0.35cm" svg:height="14.888cm" svg:x="3.086cm" svg:y="8.464cm" svg:viewBox="0 0 351 14889" svg:d="M281 3920h70M281 3920c0-78-63-140-141-140-77 0-140 62-140 140 0 77 63 140 140 140 78 0 141-63 141-140zM281 3500h70M281 3500c0-77-63-140-141-140-77 0-140 63-140 140s63 140 140 140c78 0 141-63 141-140zM281 3080h70M281 3080c0-77-63-140-141-140-77 0-140 63-140 140s63 140 140 140c78 0 141-63 141-140zM281 2660h70M281 2660c0-78-63-140-141-140-77 0-140 62-140 140 0 77 63 140 140 140 78 0 141-63 141-140zM281 2240h70M281 2240c0-78-63-140-141-140-77 0-140 62-140 140 0 77 63 140 140 140 78 0 141-63 141-140zM281 1820h70M281 1820c0-78-63-140-141-140-77 0-140 62-140 140 0 77 63 140 140 140 78 0 141-63 141-140zM281 1400h70M281 1400c0-77-63-140-141-140-77 0-140 63-140 140s63 140 140 140c78 0 141-63 141-140zM281 980h70M281 980c0-77-63-140-141-140-77 0-140 63-140 140s63 140 140 140c78 0 141-63 141-140zM281 560h70M281 560c0-77-63-140-141-140-77 0-140 63-140 140s63 140 140 140c78 0 141-63 141-140zM281 140h70M281 140c0-77-63-140-141-140-77 0-140 63-140 140s63 140 140 140c78 0 141-63 141-140zM126 14784l14-21M140 14763v126M91 14364l21-21M112 14343h56M168 14343l21 21M189 14364v21M189 14385l-98 84M91 14469h98M105 13937l7-14M112 13923h56M168 13923l21 14M189 13937v21M189 13958l-21 14M168 13972h-42M168 13972l21 21M189 13993v35M189 14028l-21 21M168 14049h-56M112 14049l-14-14M154 13628v-126M154 13502l-77 84M77 13586h112M189 13082h-91M98 13082v49">
          <text:p/>
        </draw:path>
        <draw:path draw:style-name="gr5" draw:text-style-name="P6" draw:layer="layout" svg:width="0.189cm" svg:height="3.066cm" svg:x="3.142cm" svg:y="18.606cm" svg:viewBox="0 0 190 3067" svg:d="M42 2990h77M119 2990l14 14M133 3004v35M133 3039l-21 28M112 3067h-56M56 3067l-21-28M119 2521h-56M63 2521l-21 21M42 2542v84M42 2626l21 21M63 2647h42M105 2647l21-21M126 2626v-21M126 2605l-21-21M105 2584h-42M63 2584l-21 14M42 2115v-14M42 2101h84M126 2101l-42 126M112 1730l21-14M133 1716v-21M133 1695l-21-14M112 1681h-56M56 1681l-21 14M35 1695v21M35 1716l21 14M56 1730h56M112 1730l21 21M133 1751v35M133 1786l-21 21M112 1807h-56M56 1807l-21-21M35 1786v-35M35 1751l21-21M84 1394l42-113M126 1281l-28-21M98 1260h-42M56 1260l-21 21M35 1281v21M35 1302l21 29M56 1331h49M0 861l14-21M14 840v126M176 847l-21-7M155 840h-29M126 840l-21 7M105 847l-14 14M91 861v77M91 938l14 14M105 952l14 14M119 966h36M155 966l21-14M176 952l14-14M190 938v-77M190 861l-14-14M176 847l-71 105M0 441l14-21M14 420v126M126 441l14-21M140 420v126M0 21l14-21M14 0v126M91 21l21-21M112 0h57">
          <text:p/>
        </draw:path>
        <draw:path draw:style-name="gr5" draw:text-style-name="P6" draw:layer="layout" svg:width="0.189cm" svg:height="2.639cm" svg:x="3.142cm" svg:y="16.093cm" svg:viewBox="0 0 190 2640" svg:d="M169 2514l21 21M190 2535v21M190 2556l-99 84M91 2640h99M0 2115l14-21M14 2094v126M105 2108l7-14M112 2094h57M169 2094l21 14M190 2108v21M190 2129l-21 14M169 2143h-43M169 2143l21 21M190 2164v35M190 2199l-21 21M169 2220h-57M112 2220l-14-14M0 1695l14-21M14 1674v126M155 1800v-126M155 1674l-78 84M77 1758h113M0 1275l14-21M14 1254v126M190 1254h-92M98 1254v50M98 1304h78M176 1304l14 13M190 1317v35M190 1352l-21 28M169 1380h-57M112 1380l-21-28M0 854l14-21M14 833v127M176 833h-57M119 833l-21 21M98 854v85M98 939l21 21M119 960h43M162 960l21-21M183 939v-21M183 918l-21-22M162 896h-43M119 896l-21 14M0 435l14-21M14 414v126M98 427v-13M98 414h85M183 414l-43 126M0 21l14-21M14 0v126M169 50l21-14M190 36v-21M190 15l-21-15M169 0h-57M112 0l-21 15M91 15v21M91 36l21 14M112 50h57M169 50l21 21M190 71v34M190 105l-21 21M169 126h-57M112 126l-21-21">
          <text:p/>
        </draw:path>
        <draw:path draw:style-name="gr5" draw:text-style-name="P6" draw:layer="layout" svg:width="0.224cm" svg:height="0.944cm" svg:x="3.121cm" svg:y="15.254cm" svg:viewBox="0 0 225 945" svg:d="M112 945v-34M112 911l22-21M21 441l14-21M35 420v127M162 554l42-113M204 441l-28-21M176 420h-42M134 420l-22 21M112 441v21M112 462l22 29M134 491h49M0 21l21-21M21 0h56M77 0l21 21M98 21v21M98 42l-98 84M0 126h98M211 7l-21-7M190 0h-28M162 0l-21 7M141 7l-14 14M127 21v76M127 97l14 15M141 112l14 14M155 126h35M190 126l21-14M211 112l14-15M225 97v-76">
          <text:p/>
        </draw:path>
        <draw:path draw:style-name="gr5" draw:text-style-name="P6" draw:layer="layout" svg:width="0.224cm" svg:height="2.632cm" svg:x="3.121cm" svg:y="12.734cm" svg:viewBox="0 0 225 2633" svg:d="M225 2542l-14-14M211 2528l-70 105M0 2122l21-21M21 2101h56M77 2101l21 21M98 2122v21M98 2143l-98 84M0 2227h98M162 2122l14-21M176 2101v126M0 1701l21-21M21 1680h56M77 1680l21 21M98 1701v21M98 1722l-98 85M0 1807h98M127 1701l21-21M148 1680h56M204 1680l21 21M225 1701v21M225 1722l-98 85M127 1807h98M0 1281l21-21M21 1260h56M77 1260l21 21M98 1281v21M98 1302l-98 84M0 1386h98M141 1274l7-14M148 1260h56M204 1260l21 14M225 1274v21M225 1295l-21 14M204 1309h-42M204 1309l21 21M225 1330v35M225 1365l-21 21M204 1386h-56M148 1386l-14-14M0 861l21-21M21 840h56M77 840l21 21M98 861v21M98 882l-98 84M0 966h98M190 966v-126M190 840l-78 84M112 924h113M0 441l21-21M21 420h56M77 420l21 21M98 441v21M98 462l-98 84M0 546h98M225 420h-91M134 420v49M134 469h77M211 469l14 14M225 483v35M225 518l-21 28M204 546h-56M148 546l-21-28M0 21l21-21M21 0h56">
          <text:p/>
        </draw:path>
        <draw:path draw:style-name="gr5" draw:text-style-name="P6" draw:layer="layout" svg:width="0.224cm" svg:height="1.806cm" svg:x="3.121cm" svg:y="11.054cm" svg:viewBox="0 0 225 1807" svg:d="M77 1681l21 21M98 1702v21M98 1723l-98 84M0 1807h98M211 1681h-56M155 1681l-21 21M134 1702v84M134 1786l21 21M155 1807h42M197 1807l21-21M218 1786v-21M218 1765l-21-21M197 1744h-42M155 1744l-21 14M0 1282l21-21M21 1261h56M77 1261l21 21M98 1282v21M98 1303l-98 84M0 1387h98M134 1275v-14M134 1261h84M218 1261l-42 126M0 862l21-21M21 841h56M77 841l21 21M98 862v21M98 883l-98 84M0 967h98M204 890l21-14M225 876v-21M225 855l-21-14M204 841h-56M148 841l-21 14M127 855v21M127 876l21 14M148 890h56M204 890l21 21M225 911v35M225 946l-21 21M204 967h-56M148 967l-21-21M127 946v-35M127 911l21-21M0 441l21-21M21 420h56M77 420l21 21M98 441v21M98 462l-98 84M0 546h98M176 553l42-112M218 441l-28-21M190 420h-42M148 420l-21 21M127 441v21M127 462l21 28M148 490h49M14 14l7-14M21 0h56M77 0l21 14M98 14v21M98 35l-21 14M77 49h-42M77 49l21 21">
          <text:p/>
        </draw:path>
        <draw:path draw:style-name="gr5" draw:text-style-name="P6" draw:layer="layout" svg:width="0.217cm" svg:height="1.386cm" svg:x="3.128cm" svg:y="9.794cm" svg:viewBox="0 0 218 1387" svg:d="M92 1331v35M92 1366l-21 21M71 1387h-57M14 1387l-14-14M204 1268l-21-7M183 1261h-28M155 1261l-21 7M134 1268l-14 14M120 1282v77M120 1359l14 14M134 1373l14 14M148 1387h35M183 1387l21-14M204 1373l14-14M218 1359v-77M218 1282l-14-14M204 1268l-70 105M7 855l7-14M14 841h57M71 841l21 14M92 855v21M92 876l-21 14M71 890h-42M71 890l21 21M92 911v35M92 946l-21 21M71 967h-57M14 967l-14-14M155 862l14-21M169 841v126M7 434l7-14M14 420h57M71 420l21 14M92 434v21M92 455l-21 14M71 469h-42M71 469l21 21M92 490v35M92 525l-21 21M71 546h-57M14 546l-14-14M120 441l21-21M141 420h56M197 420l21 21M218 441v21M218 462l-98 84M120 546h98M7 14l7-14M14 0h57M71 0l21 14M92 14v21M92 35l-21 14M71 49h-42M71 49l21 21M92 70v35M92 105l-21 21M71 126h-57M14 126l-14-14M134 14l7-14M141 0h56M197 0l21 14M218 14v21M218 35l-21 14M197 49h-42">
          <text:p/>
        </draw:path>
        <draw:path draw:style-name="gr5" draw:text-style-name="P6" draw:layer="layout" svg:width="0.21cm" svg:height="0.546cm" svg:x="3.135cm" svg:y="9.374cm" svg:viewBox="0 0 211 547" svg:d="M190 470l21 21M211 491v35M211 526l-21 21M190 547h-56M134 547l-14-14M0 14l7-14M7 0h56M63 0l21 14">
          <text:p/>
        </draw:path>
        <draw:path draw:style-name="gr5" draw:text-style-name="P6" draw:layer="layout" svg:width="0.217cm" svg:height="0.966cm" svg:x="3.128cm" svg:y="8.534cm" svg:viewBox="0 0 218 967" svg:d="M92 855v21M92 876l-21 14M71 890h-42M71 890l21 21M92 911v35M92 946l-21 21M71 967h-57M14 967l-14-14M183 967v-126M183 841l-77 84M106 925h112M7 434l7-14M14 420h57M71 420l21 14M92 434v21M92 455l-21 14M71 469h-42M71 469l21 21M92 490v35M92 525l-21 21M71 546h-57M14 546l-14-14M218 420h-91M127 420v49M127 469h77M204 469l14 14M218 483v35M218 518l-21 28M197 546h-56M141 546l-21-28M7 14l7-14M14 0h57M71 0l21 14M92 14v21M92 35l-21 14M71 49h-42M71 49l21 21M92 70v35M92 105l-21 21M71 126h-57M14 126l-14-14M204 0h-56M148 0l-21 21M127 21v84M127 105l21 21M148 126h42M190 126l21-21M211 105v-21M211 84l-21-21M190 63h-42M148 63l-21 14">
          <text:p/>
        </draw:path>
        <draw:line draw:style-name="gr7" draw:text-style-name="P6" draw:layer="layout" svg:x1="6.032cm" svg:y1="9.192cm" svg:x2="6.032cm" svg:y2="9.059cm">
          <text:p/>
        </draw:line>
        <draw:path draw:style-name="gr5" draw:text-style-name="P6" draw:layer="layout" svg:width="1.274cm" svg:height="2.331cm" svg:x="5.08cm" svg:y="9.192cm" svg:viewBox="0 0 1275 2332" svg:d="M813 238l-14-14M799 224l-21-14M778 210h-35M743 210l-28 14M715 224l-14 21M701 245v35M701 280l14 28M715 308l28 28M743 336h35M778 336l28-28M806 308l7-28M778 280h42M820 280v56M862 336v-133M862 203l105 133M967 336v-133M1016 336v-126M1016 210h56M1072 210l35 14M1107 224l14 28M1121 252v35M1121 287l-14 28M1107 315l-35 21M1072 336h-56M1261 217l-21-14M1240 203h-42M1198 203l-21 14M1177 217v28M1177 245l21 14M1198 259l56 14M1254 273l21 14M1275 287v28M1275 315l-21 21M1254 336h-56M1198 336l-21-14M1177 322l-7-14M848 7h210M918 7l-70 105M988 7l-70 105M1058 7l-70 105M911 7l-70 105M981 7l-70 105M1051 7l-70 105M848 0h210M252 1863v-140M0 2199l63 133M63 2332l56-133M154 2269h126M322 2332v-126M322 2206h56M378 2206l21 7M399 2213l7 7M406 2220v21M406 2241l-7 14M399 2255l-21 7M378 2262h-56M378 2262l21 7M399 2269l14 14M413 2283v21M413 2304l-14 14M399 2318l-21 14M378 2332h-56M462 2199l63 133M525 2332l56-133">
          <text:p/>
        </draw:path>
        <draw:polygon draw:style-name="gr6" draw:text-style-name="P7" draw:layer="layout" svg:width="0.14cm" svg:height="0.28cm" svg:x="5.262cm" svg:y="11.054cm" svg:viewBox="0 0 141 281" draw:points="0,0 141,0 70,281">
          <text:p/>
        </draw:polygon>
        <draw:path draw:style-name="gr5" draw:text-style-name="P6" draw:layer="layout" svg:width="9.247cm" svg:height="13.395cm" svg:x="5.262cm" svg:y="11.054cm" svg:viewBox="0 0 9248 13396" svg:d="M0 0h140M140 0l-70 280M70 280l-70-280M8926 13067v-133M8786 13298l-14-14M8772 13284l-21-14M8751 13270h-35M8716 13270l-28 14M8688 13284l-14 21M8674 13305v35M8674 13340l14 28M8688 13368l28 28M8716 13396h35M8751 13396l28-28M8779 13368l7-28M8751 13340h42M8793 13340v56M8835 13396v-133M8835 13263l105 133M8940 13396v-133M8989 13396v-126M8989 13270h56M9045 13270l35 14M9080 13284l14 28M9094 13312v35M9094 13347l-14 28M9080 13375l-35 21M9045 13396h-56M9234 13277l-21-14M9213 13263h-42M9171 13263l-21 14M9150 13277v28M9150 13305l21 14M9171 13319l56 14M9227 13333l21 14M9248 13347v28M9248 13375l-21 21M9227 13396h-56M9171 13396l-21-14M9150 13382l-7-14M8821 13074h210M8891 13074l-70 105M8961 13074l-70 105M9031 13074l-70 105M8884 13074l-70 105M8954 13074l-70 105M9024 13074l-70 105M8821 13067h210M2443 11613v-133M2303 11844l-13-14M2290 11830l-21-14M2269 11816h-35M2234 11816l-29 14M2205 11830l-13 21M2192 11851v35M2192 11886l13 28M2205 11914l29 28M2234 11942h35M2269 11942l28-28M2297 11914l6-28M2269 11886h42M2311 11886v56M2353 11942v-133M2353 11809l105 133">
          <text:p/>
        </draw:path>
        <draw:path draw:style-name="gr5" draw:text-style-name="P6" draw:layer="layout" svg:width="5.466cm" svg:height="6.459cm" svg:x="7.594cm" svg:y="16.536cm" svg:viewBox="0 0 5467 6460" svg:d="M126 6460v-133M174 6460v-126M174 6334h56M230 6334l36 14M266 6348l14 28M280 6376v35M280 6411l-14 28M266 6439l-36 21M230 6460h-56M419 6341l-21-14M398 6327h-42M356 6327l-21 14M335 6341v28M335 6369l21 14M356 6383l56 14M412 6397l21 14M433 6411v28M433 6439l-21 21M412 6460h-56M356 6460l-21-14M335 6446l-6-14M7 6138h209M77 6138l-70 105M147 6138l-70 105M216 6138l-69 105M69 6138l-69 105M140 6138l-71 105M210 6138l-70 105M7 6131h209M5187 132v-132M5005 357l-14-14M4991 343l-21-15M4970 328h-35M4935 328l-28 15M4907 343l-14 21M4893 364v35M4893 399l14 28M4907 427l28 27M4935 454h35M4970 454l28-27M4998 427l7-28M4970 399h42M5012 399v55M5054 454v-132M5054 322l105 132M5159 454v-132M5208 454v-126M5208 328h56M5264 328l35 15M5299 343l14 27M5313 370v36M5313 406l-14 27M5299 433l-35 21M5264 454h-56M5362 454v-126M5362 328h56M5418 328l35 15M5453 343l14 27M5467 370v36M5467 406l-14 27M5453 433l-35 21M5418 454h-56M5082 140h210M5152 140l-70 105">
          <text:p/>
        </draw:path>
        <draw:path draw:style-name="gr5" draw:text-style-name="P6" draw:layer="layout" svg:width="1.309cm" svg:height="1.084cm" svg:x="11.576cm" svg:y="15.906cm" svg:viewBox="0 0 1310 1085" svg:d="M1240 770l-70 105M1310 770l-70 105M1163 770l-70 105M1233 770l-70 105M1303 770l-70 105M1100 762h210M294 762v-132M112 988l-14-14M98 974l-21-15M77 959h-35M42 959l-28 15M14 974l-14 21M0 995v35M0 1030l14 28M14 1058l28 27M42 1085h35M77 1085l28-27M105 1058l7-28M77 1030h42M119 1030v55M161 1085v-132M161 953l105 132M266 1085v-132M315 1085v-126M315 959h56M371 959l35 15M406 974l14 27M420 1001v36M420 1037l-14 27M406 1064l-35 21M371 1085h-56M469 1085v-126M469 959h56M525 959l35 15M560 974l14 27M574 1001v36M574 1037l-14 27M560 1064l-35 21M525 1085h-56M189 770h210M259 770l-70 105M329 770l-70 105M399 770l-70 105M252 770l-70 105M322 770l-70 105M392 770l-70 105M189 762h210M1205 195v85M1205 84v-84M925 301l-7 21M918 322v34M918 356l7 21M925 377l14 8M939 385h77M1016 385l14-8M1030 377l14-21M1044 356v-34M1044 322l-14-21M1030 301l-14-8M1016 293h-77M939 293l-14 8M925 301l105 76M1030 231h-7M1023 231v14">
          <text:p/>
        </draw:path>
        <draw:path draw:style-name="gr5" draw:text-style-name="P6" draw:layer="layout" svg:width="0.112cm" svg:height="0.253cm" svg:x="12.493cm" svg:y="15.898cm" svg:viewBox="0 0 113 254" svg:d="M105 254h8M113 254v-14M113 240h-8M105 240v6M105 246h8M113 246v-6M7 0l-7 21M0 21v36">
          <text:p/>
        </draw:path>
        <draw:path draw:style-name="gr5" draw:text-style-name="P6" draw:layer="layout" svg:width="1.26cm" svg:height="0.567cm" svg:x="11.618cm" svg:y="15.752cm" svg:viewBox="0 0 1261 568" svg:d="M876 203l7 21M883 224l14 6M897 230h77M974 230l14-6M988 224l14-21M1002 203v-36M1002 167l-14-21M988 146l-14-6M974 140h-77M897 140l-14 6M883 146l105 78M897 42l-21-7M876 35h126M701 463l-21 27M680 490v42M680 532l21 29M701 561l21 7M722 568h35M757 568l28-7M785 561l21-29M806 532v-42M806 490l-28-27M680 322v48M680 370l21 30M701 400h84M785 400l21-30M806 370v-42M806 328l-21-21M785 307h-21M764 307l-21 21M743 328v42M743 370l14 30M687 161l-7 21M680 182v35M680 217l7 21M687 238l14 6M701 244h77M778 244l14-6M792 238l14-21M806 217v-35M806 182l-14-21M792 161l-14-7M778 154h-77M701 154l-14 7M687 161l105 77M813 48l-112-48M701 0l-21 27M680 27v42M680 69l21 29M701 98h21M722 98l28-29M750 69v-48M1261 349h-196M1261 238h-196M252 463v42M252 125v-41M21 498l-21-14M0 484h126M112 370h-7M105 370v16M105 386h7M112 386v-8M112 378h-7M105 378h7">
          <text:p/>
        </draw:path>
        <draw:path draw:style-name="gr5" draw:text-style-name="P6" draw:layer="layout" svg:width="3.416cm" svg:height="1.018cm" svg:x="8.51cm" svg:y="15.731cm" svg:viewBox="0 0 3417 1019" svg:d="M3116 162l-7 21M3109 183v27M3109 210l7 21M3116 231l14 15M3130 246h77M3207 246l14-15M3221 231l14-13M3235 218v-35M3235 183l-14-21M3221 162l-14-15M3207 147h-77M3130 147l-14 15M3116 162l105 69M3102 91h133M3102 0l91 91M3158 57l77-57M3025 574h-125M2900 574v-76M2900 498l21-21M2921 477h20M2941 477l21 21M2962 498l7 28M2969 526v48M2969 526l56-49M2900 337v55M2900 392l21 21M2921 413h83M3004 413l21-21M3025 392v-42M3025 350l-21-21M3004 329h-21M2983 329l-21 21M2962 350v42M2962 392l14 21M2913 252l-13-6M2900 246v-57M2900 189l13-21M2913 168h21M2934 168l14 21M2948 189v42M2948 189l21-21M2969 168h35M3004 168l21 21M3025 189v57M3025 246l-14 14M2900 14v92M2900 106h48M2948 106v-79M2948 27l14-13M2962 14h35M2997 14l28 21M3025 35v56M3025 91l-28 22M3361 484l-56-28M3305 456l112-56M3417 400l-112-56M3305 344l112-57M3417 287l-112-56M3305 231l112-55M3417 176l-56-29M211 817v-134M72 1019l-14-14M58 1005l-21-14M37 991h-37">
          <text:p/>
        </draw:path>
        <draw:path draw:style-name="gr5" draw:text-style-name="P6" draw:layer="layout" svg:width="10.598cm" svg:height="2.56cm" svg:x="8.468cm" svg:y="14.287cm" svg:viewBox="0 0 10599 2561" svg:d="M42 2435l-27 14M15 2449l-15 21M0 2470v35M0 2505l15 28M15 2533l27 28M42 2561h36M78 2561l27-28M105 2533l8-28M78 2505h42M120 2505v56M162 2561v-133M162 2428l104 133M266 2561v-133M316 2561v-126M316 2435h55M371 2435l35 14M406 2449l15 29M421 2478v34M421 2512l-15 29M406 2541l-35 20M371 2561h-55M469 2561v-126M469 2435h56M525 2435l36 14M561 2449l13 29M574 2478v34M574 2512l-13 29M561 2541l-36 20M525 2561h-56M147 2266h211M218 2266l-71 106M287 2266l-69 106M358 2266l-71 106M210 2266l-69 106M281 2266l-71 106M350 2266l-69 106M147 2260h211M10333 132v-132M10151 356l-14-13M10137 343l-21-14M10116 329h-35M10081 329l-28 14M10053 343l-14 21M10039 364v34M10039 398l14 29M10053 427l28 27M10081 454h35M10116 454l28-27M10144 427l7-29M10116 398h42M10158 398v56M10200 454v-132M10200 322l105 132M10305 454v-132M10354 454v-125M10354 329h56M10410 329l35 14M10445 343l14 27M10459 370v36M10459 406l-14 27M10445 433l-35 21M10410 454h-56M10599 335l-21-13M10578 322h-42">
          <text:p/>
        </draw:path>
        <draw:path draw:style-name="gr5" draw:text-style-name="P6" draw:layer="layout" svg:width="0.098cm" svg:height="0.132cm" svg:x="18.982cm" svg:y="14.609cm" svg:viewBox="0 0 99 133" svg:d="M21 0l-21 13M0 13v29M0 42l21 13M21 55l56 14M77 69l22 15M99 84v28M99 112l-22 21">
          <text:p/>
        </draw:path>
        <draw:path draw:style-name="gr5" draw:text-style-name="P6" draw:layer="layout" svg:width="1.477cm" svg:height="0.74cm" svg:x="17.582cm" svg:y="14.001cm" svg:viewBox="0 0 1478 741" svg:d="M1478 741h-56M1422 741l-21-14M1401 727l-7-13M1114 426h210M1184 426l-70 106M1254 426l-70 106M1324 426l-70 106M1177 426l-70 106M1247 426l-70 106M1317 426l-70 106M1114 418h210M140 0h-42M476 0h42M0 343l14-21M14 322v126M217 328l-21-6M196 322h-28M168 322l-21 6M147 328l-14 15M133 343v77M133 420l14 15M147 435l14 13M161 448h35M196 448l21-13M217 435l14-15M231 420v-77M231 343l-14-15M217 328l-70 107M385 328l-21-6M364 322h-28M336 322l-21 6M315 328l-14 15M301 343v77M301 420l28 28M329 448h35M364 448l21-13M385 435l14-15M399 420v-77M399 343l-14-15M385 328l-70 107M469 315v133M560 315l-91 90M504 371l56 77M0 252v-127M0 125h84M84 125l21 21M105 146v21M105 167l-21 22M84 189l-28 7M56 196h-56M56 196l49 56M238 125h-49M189 125l-28 21M161 146v85M161 231l28 21M189 252h42M231 252l21-21M252 231v-21M252 210l-21-21M231 189h-42M189 189l-28 14M399 133l-21-8M378 125h-35M343 125l-21 8">
          <text:p/>
        </draw:path>
        <draw:path draw:style-name="gr5" draw:text-style-name="P6" draw:layer="layout" svg:width="2.562cm" svg:height="0.468cm" svg:x="15.58cm" svg:y="13.785cm" svg:viewBox="0 0 2563 469" svg:d="M2325 349l-7 13M2318 362v78M2318 440l7 14M2325 454l21 15M2346 469h35M2381 469l21-15M2402 454l7-14M2409 440v-78M2409 362l-7-13M2402 349l-77 105M2563 341h-91M2472 341v50M2472 391h77M2549 391l14 14M2563 405v35M2563 440l-21 29M2542 469h-49M2493 469l-21-29M2143 216l28-57M2171 159l56 113M2227 272l56-113M2283 159l56 113M2339 272l56-113M2395 159l56 113M2451 272l28-56M0 196v84M0 84v-84M420 287l-7 21M413 308v35M413 343l7 21M420 364l14 7M434 371h77M511 371l14-7M525 364l14-21M539 343v-35M539 308l-14-21M525 287l-14-7M511 280h-77M434 280l-14 7M420 287l105 77M525 217h-7M518 217v14M518 231h7M525 231v-14M525 217h-7M518 217v7M518 224h7M525 224v-7M434 28l-21-7M413 21h126M224 350l-21 28M203 378v42M203 420l21 28M224 448l21 7M245 455h35M280 455l28-7M308 448l21-28M329 420v-42M329 378l-28-28M203 210v49M203 259l21 28M224 287h84M308 287l21-28M329 259v-42">
          <text:p/>
        </draw:path>
        <draw:path draw:style-name="gr5" draw:text-style-name="P6" draw:layer="layout" svg:width="2.253cm" svg:height="1.192cm" svg:x="13.656cm" svg:y="13.673cm" svg:viewBox="0 0 2254 1193" svg:d="M2254 330l-21-21M2233 309h-21M2212 309l-21 21M2191 330v42M2191 372l14 28M2149 211l-21-7M2128 204h126M2142 85l-14-14M2128 71v-50M2128 21l14-21M2142 0h21M2163 0l14 14M2177 14v50M2177 14l21-14M2198 0h35M2233 0l21 14M2254 14v57M2254 71l-14 21M2023 309h-196M2023 197h-196M923 463h-189M1435 288v-245M1435 638v245M0 1193v-126M0 1067h84M84 1067l21 21M105 1088v21M105 1109l-21 21M84 1130l-28 7M56 1137h-56M147 1193v-126M147 1067h63M210 1067l28 14M238 1081l21 28M259 1109v35M259 1144l-21 28M238 1172l-28 21M210 1193h-63M294 1067h126M357 1067v126M455 1193l56-133M511 1060l63 133M469 1151h91M658 1088l7-21M665 1067v126M777 1088l21-21M798 1067h49M847 1067l21 21M868 1088v21M868 1109l-91 84M777 1193h91M995 1193v-126M995 1067l-85 84M910 1151h120M1177 1067h-98M1079 1067v126M1079 1193h98M1079 1123h84M1233 1060v133M1331 1060l-98 91M1268 1116l63 77M81 987h-35M46 987l-28-14M18 973l-14-35">
          <text:p/>
        </draw:path>
        <draw:path draw:style-name="gr5" draw:text-style-name="P6" draw:layer="layout" svg:width="0.105cm" svg:height="0.077cm" svg:x="13.66cm" svg:y="14.533cm" svg:viewBox="0 0 106 78" svg:d="M0 78v-36M0 42l14-29M14 13l29-13M43 0h35M78 0l28 13">
          <text:p/>
        </draw:path>
        <draw:path draw:style-name="gr5" draw:text-style-name="P6" draw:layer="layout" svg:width="1.479cm" svg:height="0.95cm" svg:x="13.716cm" svg:y="13.715cm" svg:viewBox="0 0 1480 951" svg:d="M49 832l14 29M63 861v35M63 896l-14 35M49 931l-28 14M0 903l56 48M189 819h-49M140 819l-28 21M112 840v84M112 924l28 21M140 945h42M182 945l21-21M203 924v-21M203 903l-21-21M182 882h-42M140 882l-28 14M351 826l-22-7M329 819h-35M294 819l-21 7M273 826l-7 14M266 840v77M266 917l7 14M273 931l21 14M294 945h35M329 945l22-14M351 931l7-14M358 917v-77M358 840l-7-14M351 826l-78 105M491 868l21-15M512 853v-21M512 832l-21-13M491 819h-49M442 819l-21 13M421 832v21M421 853l21 15M442 868h49M491 868l21 21M512 889v35M512 924l-21 21M491 945h-49M442 945l-21-21M421 924v-35M421 889l21-21M1109 162l28-77M1137 85l56 154M1193 239l28-77M976 421h154M1130 281v280M1221 162h154M1375 246l-98 42M1109 162h-49M1060 162v259M1375 596l-238-105M1480 351c0-194-157-351-350-351s-350 157-350 351c0 193 157 350 350 350s350-157 350-350zM1067 421c0-4-3-7-7-7-3 0-7 3-7 7 0 3 4 7 7 7 4 0 7-4 7-7zM1074 421c0-8-6-14-14-14-7 0-14 6-14 14 0 7 7 14 14 14 8 0 14-7 14-14zM1081 421c0-12-9-21-21-21-11 0-21 9-21 21 0 11 10 21 21 21 12 0 21-10 21-21z">
          <text:p/>
        </draw:path>
        <draw:path draw:style-name="gr5" draw:text-style-name="P6" draw:layer="layout" svg:width="0.532cm" svg:height="0.42cm" svg:x="14.579cm" svg:y="13.855cm" svg:viewBox="0 0 533 421" svg:d="M519 21c0-4-3-7-7-7s-7 3-7 7c0 3 3 7 7 7s7-4 7-7zM526 21c0-8-6-14-14-14s-14 6-14 14c0 7 6 14 14 14s14-7 14-14zM533 21c0-12-9-21-21-21-11 0-21 9-21 21 0 11 10 21 21 21 12 0 21-10 21-21zM274 140v281M0 281l28-77M28 204l57 154M85 358l28-77">
          <text:p/>
        </draw:path>
        <draw:polygon draw:style-name="gr6" draw:text-style-name="P7" draw:layer="layout" svg:width="0.154cm" svg:height="0.091cm" svg:x="14.852cm" svg:y="13.974cm" svg:viewBox="0 0 155 92" draw:points="0,92 134,0 155,56">
          <text:p/>
        </draw:polygon>
        <draw:path draw:style-name="gr5" draw:text-style-name="P6" draw:layer="layout" svg:width="3.654cm" svg:height="1.365cm" svg:x="11.352cm" svg:y="13.974cm" svg:viewBox="0 0 3655 1366" svg:d="M3501 91l133-91M3634 0l21 56M3655 56l-154 35M287 1302h91M182 1302h-84M0 1177v-126M0 1051h63M63 1051l28 14M91 1065l21 28M112 1093v35M112 1128l-21 28M91 1156l-28 21M63 1177h-63M245 1051h-49M196 1051l-28 21M168 1072v84M168 1156l28 21M196 1177h42M238 1177l21-21M259 1156v-21M259 1135l-21-21M238 1114h-42M196 1114l-28 14M406 1058l-21-7M385 1051h-35M350 1051l-21 7M329 1058l-7 14M322 1072v77M322 1149l7 14M329 1163l21 14M350 1177h35M385 1177l21-14M406 1163l7-14M413 1149v-77M413 1072l-7-14M406 1058l-77 105M567 1051h-91M476 1051v48M476 1099h77M553 1099l14 15M567 1114v35M567 1149l-21 28M546 1177h-49M497 1177l-21-28M294 1366v-126">
          <text:p/>
        </draw:path>
        <draw:polygon draw:style-name="gr6" draw:text-style-name="P7" draw:layer="layout" svg:width="0.112cm" svg:height="0.126cm" svg:x="11.534cm" svg:y="15.213cm" svg:viewBox="0 0 113 127" draw:points="0,127 0,0 113,62">
          <text:p/>
        </draw:polygon>
        <draw:path draw:style-name="gr5" draw:text-style-name="P6" draw:layer="layout" svg:width="1.791cm" svg:height="0.574cm" svg:x="9.855cm" svg:y="15.14cm" svg:viewBox="0 0 1792 575" svg:d="M1679 200v-126M1679 74l113 62M1792 136l-113 64M55 407v42M55 70v-42M517 491h-126M391 491l84 77M475 568v-112M504 393h-8M496 393v14M496 407h8M504 407v-7M504 400h-8M496 400h8M406 239h-15M391 239v-84M391 155l126 42M385 92h132M385 0l90 92M440 56l77-56M300 575h-126M174 575v-77M174 498l21-21M195 477h21M216 477l21 21M237 498l7 28M244 526v49M244 526l56-49M174 337v56M174 393l21 21M195 414h84M279 414l21-21M300 393v-42M300 351l-21-21M279 330h-21M258 330l-21 21M237 351v42M237 393l14 21M188 253l-14-7M174 246v-56M174 190l14-21M188 169h21M209 169l15 21M224 190v42M224 190l20-21M244 169h35M279 169l21 21M300 190v56M300 246l-14 14M182 28l-8 21M174 49v29M174 78l8 21M182 99l13 14M195 113h77M272 113l14-14M286 99l14-14M300 85v-36M300 49l-14-21M286 28l-14-14M272 14h-77M195 14l-13 14M182 28l104 71M55 407l-55-28M0 379l111-56">
          <text:p/>
        </draw:path>
        <draw:path draw:style-name="gr5" draw:text-style-name="P6" draw:layer="layout" svg:width="1.301cm" svg:height="0.602cm" svg:x="8.665cm" svg:y="15.168cm" svg:viewBox="0 0 1302 603" svg:d="M1302 295l-111-56M1191 239l111-56M1302 183l-111-57M1191 126l111-56M1302 70l-56-28M55 379v42M55 42v-42M525 526h-127M398 526l85 77M483 603v-112M510 428h-6M504 428v14M504 442h6M510 442v-7M510 435h-6M504 435h6M412 274h-14M398 274v-84M398 190l127 42M391 126h134M391 35l92 91M447 91l78-56M314 589h-126M188 589v-77M188 512l21-21M209 491h21M230 491l21 21M251 512l8 28M259 540v49M259 540l55-49M188 351v56M188 407l21 21M209 428h84M293 428l21-21M314 407v-42M314 365l-21-21M293 344h-21M272 344l-21 21M251 365v42M251 407l14 21M203 267l-15-7M188 260v-56M188 204l15-21M203 183h21M224 183l13 21M237 204v42M237 204l22-21M259 183h34M293 183l21 21M314 204v56M314 260l-13 14M203 112l-15-7M188 105v-56M188 49l15-21M203 28h21M224 28l13 21M237 49v42M237 49l22-21M259 28h34M293 28l21 21M314 49v56M314 105l-13 14M55 379l-55-28M0 351l111-56">
          <text:p/>
        </draw:path>
        <draw:path draw:style-name="gr5" draw:text-style-name="P6" draw:layer="layout" svg:width="1.827cm" svg:height="1.692cm" svg:x="7.951cm" svg:y="14.029cm" svg:viewBox="0 0 1828 1693" svg:d="M826 1434l-111-56M715 1378l111-56M826 1322l-111-56M715 1266l111-56M826 1210l-56-28M1401 1518v42M1401 1182v-42M1828 1616h-126M1702 1616l84 77M1786 1693v-112M1813 1518h-6M1807 1518v14M1807 1532h6M1813 1532v-7M1813 1525h-6M1807 1525h6M1715 1364h-13M1702 1364v-84M1702 1280l126 42M1694 1217h134M1694 1126l92 91M1750 1182l78-56M1646 1672h-126M1520 1672v-77M1520 1595l21-21M1541 1574h21M1562 1574l21 21M1583 1595l6 28M1589 1623v49M1589 1623l57-49M1520 1434v56M1520 1490l21 21M1541 1511h84M1625 1511l21-21M1646 1490v-42M1646 1448l-21-21M1625 1427h-21M1604 1427l-21 21M1583 1448v42M1583 1490l13 21M1533 1350l-13-7M1520 1343v-56M1520 1287l13-21M1533 1266h21M1554 1266l14 21M1568 1287v42M1568 1287l21-21M1589 1266h36M1625 1266l21 21M1646 1287v56M1646 1343l-15 14M1541 1175l-21-14M1520 1161h126M1401 1518l-57-28M1344 1490l112-56M1456 1434l-112-56M1344 1378l112-56M1456 1322l-112-56M1344 1266l112-56M1456 1210l-55-28M295 217h91M189 217h-84M0 126v-126M0 0h63">
          <text:p/>
        </draw:path>
        <draw:path draw:style-name="gr5" draw:text-style-name="P6" draw:layer="layout" svg:width="0.049cm" svg:height="0.126cm" svg:x="8.014cm" svg:y="14.029cm" svg:viewBox="0 0 50 127" svg:d="M0 0l29 14M29 14l21 29M50 43v35M50 78l-21 28M29 106l-29 21">
          <text:p/>
        </draw:path>
        <draw:path draw:style-name="gr5" draw:text-style-name="P6" draw:layer="layout" svg:width="0.567cm" svg:height="0.28cm" svg:x="7.951cm" svg:y="14.029cm" svg:viewBox="0 0 568 281" svg:d="M63 127h-63M245 0h-49M196 0l-28 21M168 21v85M168 106l28 21M196 127h42M238 127l22-21M260 106v-21M260 85l-22-21M238 64h-42M196 64l-28 14M407 7l-21-7M386 0h-35M351 0l-21 7M330 7l-7 14M323 21v78M323 99l7 14M330 113l21 14M351 127h35M386 127l21-14M407 113l7-14M414 99v-78M414 21l-7-14M407 7l-77 106M477 21l21-21M498 0h49M547 0l21 21M568 21v21M568 42l-91 85M477 127h91M302 155v126">
          <text:p/>
        </draw:path>
        <draw:polygon draw:style-name="gr6" draw:text-style-name="P7" draw:layer="layout" svg:width="0.112cm" svg:height="0.126cm" svg:x="8.14cm" svg:y="14.183cm" svg:viewBox="0 0 113 127" draw:points="0,0 0,127 113,64">
          <text:p/>
        </draw:polygon>
        <draw:path draw:style-name="gr5" draw:text-style-name="P6" draw:layer="layout" svg:width="0.518cm" svg:height="0.545cm" svg:x="7.951cm" svg:y="14.183cm" svg:viewBox="0 0 519 546" svg:d="M190 0v126M190 126l112-63M302 63l-112-63M295 483h91M190 483h-84M0 392v-126M0 266h64M64 266l28 14M92 280l21 28M113 308v35M113 343l-21 28M92 371l-28 21M64 392h-64M246 266h-49M197 266l-28 21M169 287v84M169 371l28 21M197 392h42M239 392l21-21M260 371v-21M260 350l-21-21M239 329h-42M197 329l-28 14M407 273l-21-7M386 266h-35M351 266l-21 7M330 273l-7 14M323 287v77M323 364l7 14M330 378l21 14M351 392h35M386 392l21-14M407 378l7-14M414 364v-77M414 287l-7-14M407 273l-77 105M512 287l7-21M519 266v126M302 420v126">
          <text:p/>
        </draw:path>
        <draw:polygon draw:style-name="gr6" draw:text-style-name="P7" draw:layer="layout" svg:width="0.112cm" svg:height="0.126cm" svg:x="8.14cm" svg:y="14.602cm" svg:viewBox="0 0 113 127" draw:points="0,0 0,127 113,63">
          <text:p/>
        </draw:polygon>
        <draw:path draw:style-name="gr5" draw:text-style-name="P6" draw:layer="layout" svg:width="10.114cm" svg:height="3.151cm" svg:x="8.14cm" svg:y="11.577cm" svg:viewBox="0 0 10115 3152" svg:d="M0 3026v126M0 3152l112-63M112 3089l-112-63M9583 217h-42M9919 217h42M9555 350l14-21M9569 329v126M9772 336l-21-7M9751 329h-28M9723 329l-21 7M9702 336l-14 14M9688 350v77M9688 427l28 28M9716 455h35M9751 455l21-14M9772 441l14-14M9786 427v-77M9786 350l-14-14M9772 336l-70 105M9940 336l-21-7M9919 329h-28M9891 329l-21 7M9870 336l-14 14M9856 350v77M9856 427l14 14M9870 441l14 14M9884 455h35M9919 455l21-14M9940 441l14-14M9954 427v-77M9954 350l-14-14M9940 336l-70 105M10024 322v133M10115 322l-91 91M10059 378l56 77M9443 126v-126M9443 0h84M9527 0l21 21M9548 21v21M9548 42l-21 21M9527 63l-28 7M9499 70h-56M9499 70l49 56M9681 0h-49M9632 0l-28 21M9604 21v84M9604 105l28 21M9632 126h42M9674 126l21-21M9695 105v-21M9695 84l-21-21M9674 63h-42M9632 63l-28 14M9842 7l-21-7M9821 0h-35M9786 0l-21 7M9765 7l-7 14M9758 21v77M9758 98l7 14M9765 112l21 14M9786 126h35M9821 126l21-14M9842 112l7-14M9849 98v-77">
          <text:p/>
        </draw:path>
        <draw:path draw:style-name="gr5" draw:text-style-name="P6" draw:layer="layout" svg:width="0.748cm" svg:height="2.087cm" svg:x="17.653cm" svg:y="11.577cm" svg:viewBox="0 0 749 2088" svg:d="M335 21l-7-14M328 7l-77 105M475 0h-49M426 0l-28 21M398 21v84M398 105l28 21M426 126h42M468 126l21-21M489 105v-21M489 84l-21-21M468 63h-42M426 63l-28 14M69 217l28-56M97 161l56 112M153 273l56-112M209 161l56 112M265 273l56-112M321 161l56 112M377 273l28-56M377 1807h-280M658 1990v98M658 1625v-97M77 1403h-28M49 1403l-28-14M21 1389l-21-35M0 1354v-35M0 1319l21-28M21 1291l28-14M49 1277h28M77 1277l28 14M105 1291l21 28M126 1319v35M126 1354l-21 35M105 1389l-28 14M63 1361l49 49M252 1277h-56M196 1277l-21 21M175 1298v84M175 1382l21 21M196 1403h42M238 1403l21-21M259 1382v-21M259 1361l-21-21M238 1340h-42M196 1340l-21 14M406 1284l-21-7M385 1277h-28M357 1277l-21 7M336 1284l-14 14M322 1298v77M322 1375l14 14M336 1389l14 14M350 1403h35M385 1403l21-14M406 1389l14-14M420 1375v-77M420 1298l-14-14M406 1284l-70 105M511 1298l14-21M525 1277v126M377 1976v-336M377 1892l147 49M377 1723l281-98M749 1807c0-127-104-230-232-230-127 0-231 103-231 230 0 128 104 233 231 233 128 0 232-105 232-233z">
          <text:p/>
        </draw:path>
        <draw:polygon draw:style-name="gr6" draw:text-style-name="P7" draw:layer="layout" svg:width="0.154cm" svg:height="0.084cm" svg:x="18.156cm" svg:y="13.482cm" svg:viewBox="0 0 155 85" draw:points="0,64 35,0 155,85">
          <text:p/>
        </draw:polygon>
        <draw:path draw:style-name="gr5" draw:text-style-name="P6" draw:layer="layout" svg:width="1.743cm" svg:height="2.804cm" svg:x="16.567cm" svg:y="11.015cm" svg:viewBox="0 0 1744 2805" svg:d="M1589 2531l35-63M1624 2468l120 84M1744 2552l-155-21M105 56h-42M441 56h42M182 427l7-21M189 406v126M294 399v133M392 399l-98 91M329 455l63 77M42 322v-126M42 196h84M126 196l21 21M147 217v21M147 238l-21 21M126 259l-28 7M98 266h-56M98 266l49 56M280 196h-49M231 196l-28 21M203 217v84M203 301l28 21M231 322h42M273 322l21-21M294 301v-21M294 280l-21-21M273 259h-42M231 259l-28 14M441 203l-21-7M420 196h-35M385 196l-21 7M364 203l-7 14M357 217v77M357 294l7 14M364 308l21 14M385 322h35M420 322l21-14M441 308l7-14M448 294v-77M448 217l-7-14M441 203l-77 105M511 217l21-21M532 196h49M581 196l21 21M602 217v21M602 238l-91 84M511 322h91M105 56l28-56M133 0l56 112M189 112l56-112M245 0l56 112M301 112l56-112M357 0l56 112M413 112l28-56M105 2370h-42M441 2370h42M147 2700l7-21M154 2679v126M259 2671v134M357 2671l-98 92M294 2727l63 78M0 2629v-125M0 2504h84M84 2504l21 21">
          <text:p/>
        </draw:path>
        <draw:path draw:style-name="gr5" draw:text-style-name="P6" draw:layer="layout" svg:width="1.988cm" svg:height="0.675cm" svg:x="15.09cm" svg:y="12.968cm" svg:viewBox="0 0 1989 676" svg:d="M1582 572v21M1582 593l-21 20M1561 613l-28 7M1533 620h-56M1533 620l49 56M1715 551h-49M1666 551l-28 21M1638 572v83M1638 655l28 21M1666 676h42M1708 676l21-21M1729 655v-21M1729 634l-21-21M1708 613h-42M1666 613l-28 15M1877 557l-21-6M1856 551h-35M1821 551l-22 6M1799 557l-7 15M1792 572v77M1792 649l7 14M1799 663l22 13M1821 676h35M1856 676l21-13M1877 663l7-14M1884 649v-77M1884 572l-7-15M1877 557l-78 106M1982 572l7-21M1989 551v125M1582 417l28-55M1610 362l56 111M1666 473l56-111M1722 362l56 111M1778 473l57-111M1835 362l56 111M1891 473l28-56M0 258v140M147 0l63 133M210 133l56-133M364 14v105M301 70h126M567 7h-91M476 7v49M476 56h77M553 56l14 14M567 70v35M567 105l-21 28M546 133h-56M490 133l-21-28M609 0l63 133M672 133l56-133">
          <text:p/>
        </draw:path>
        <draw:polygon draw:style-name="gr6" draw:text-style-name="P7" draw:layer="layout" svg:width="0.14cm" svg:height="0.28cm" svg:x="15.02cm" svg:y="12.945cm" svg:viewBox="0 0 141 281" draw:points="0,281 141,281 71,0">
          <text:p/>
        </draw:polygon>
        <draw:path draw:style-name="gr5" draw:text-style-name="P6" draw:layer="layout" svg:width="7.209cm" svg:height="1.079cm" svg:x="7.951cm" svg:y="12.945cm" svg:viewBox="0 0 7210 1080" svg:d="M7070 280h140M7210 280l-70-280M7140 0l-70 280M1275 982l-14-14M1261 968l-21-14M1240 954h-35M1205 954l-28 14M1177 968l-14 21M1163 989v35M1163 1024l7 28M1170 1052l28 28M1198 1080h42M1240 1080l28-28M1268 1052l7-28M1233 1024h49M1282 1024v56M1317 1080v-133M1317 947l112 133M1429 1080v-133M1471 1080v-126M1471 954h63M1534 954l28 14M1562 968l21 28M1583 996v35M1583 1031l-21 28M1562 1059l-28 21M1534 1080h-63M1625 1080v-126M1625 954h63M1688 954l28 14M1716 968l21 28M1737 996v35M1737 1031l-21 28M1716 1059l-28 21M1688 1080h-63M1408 611v133M1303 751h210M1373 751l-70 105M1443 751l-70 105M1513 751l-70 105M1366 751l-70 105M1436 751l-70 105M1506 751l-70 105M1303 744h210M294 874h91M189 874h-84M0 783v-126M0 657h63M63 657l28 14M91 671l21 28M112 699v35M112 734l-21 28M91 762l-28 21M63 783h-63M245 657h-49M196 657l-28 21M168 678v84M168 762l28 21M196 783h42M238 783l21-21M259 762v-21M259 741l-21-21M238 720h-42M196 720l-28 14">
          <text:p/>
        </draw:path>
        <draw:path draw:style-name="gr5" draw:text-style-name="P6" draw:layer="layout" svg:width="0.273cm" svg:height="0.28cm" svg:x="8.252cm" svg:y="13.601cm" svg:viewBox="0 0 274 281" svg:d="M106 7l-21-7M85 0h-35M50 0l-22 7M28 7l-7 14M21 21v77M21 98l7 14M28 112l22 14M50 126h35M85 126l21-14M106 112l7-14M113 98v-77M113 21l-7-14M106 7l-78 105M239 126v-126M239 0l-84 84M155 84h119M0 154v127">
          <text:p/>
        </draw:path>
        <draw:polygon draw:style-name="gr6" draw:text-style-name="P7" draw:layer="layout" svg:width="0.112cm" svg:height="0.126cm" svg:x="8.14cm" svg:y="13.755cm" svg:viewBox="0 0 113 127" draw:points="0,0 0,127 113,64">
          <text:p/>
        </draw:polygon>
        <draw:path draw:style-name="gr5" draw:text-style-name="P6" draw:layer="layout" svg:width="10.219cm" svg:height="4.602cm" svg:x="8.14cm" svg:y="9.279cm" svg:viewBox="0 0 10220 4603" svg:d="M0 4477v126M0 4603l112-63M112 4540l-112-63M9583 216h-42M9919 216h42M9660 343l14-21M9674 322v126M9877 329l-21-7M9856 322h-28M9828 322l-21 7M9807 329l-14 14M9793 343v77M9793 420l14 13M9807 433l14 15M9821 448h35M9856 448l21-15M9877 433l14-13M9891 420v-77M9891 343l-14-14M9877 329l-70 104M10045 329l-21-7M10024 322h-28M9996 322l-21 7M9975 329l-14 14M9961 343v77M9961 420l28 28M9989 448h35M10024 448l21-15M10045 433l14-13M10059 420v-77M10059 343l-14-14M10045 329l-70 104M10129 315v133M10220 315l-91 91M10164 371l56 77M9443 126v-126M9443 0h84M9527 0l21 21M9548 21v21M9548 42l-21 21M9527 63l-28 7M9499 70h-56M9499 70l49 56M9681 0h-49M9632 0l-28 21M9604 21v84M9604 105l28 21M9632 126h42M9674 126l21-21M9695 105v-21M9695 84l-21-21M9674 63h-42M9632 63l-28 14M9842 7l-21-7M9821 0h-35M9786 0l-21 7M9765 7l-7 14M9758 21v77M9758 98l7 14M9765 112l21 14M9786 126h35M9821 126l21-14M9842 112l7-14M9849 98v-77">
          <text:p/>
        </draw:path>
        <draw:path draw:style-name="gr5" draw:text-style-name="P6" draw:layer="layout" svg:width="0.809cm" svg:height="2.072cm" svg:x="17.592cm" svg:y="9.279cm" svg:viewBox="0 0 810 2073" svg:d="M396 21l-7-14M389 7l-77 106M459 13v-13M459 0h91M550 0l-49 127M130 217l28-55M158 162l56 112M214 274l56-112M270 162l56 112M326 274l56-112M382 162l56 112M438 274l28-57M438 1793h-280M719 1975v98M719 1611v-98M77 1409h-28M49 1409l-28-14M21 1395l-21-35M0 1360v-35M0 1325l21-28M21 1297l28-14M49 1283h28M77 1283l29 14M106 1297l21 28M127 1325v35M127 1360l-21 35M106 1395l-29 14M63 1367l49 49M252 1283h-56M196 1283l-21 21M175 1304v84M175 1388l21 21M196 1409h42M238 1409l21-21M259 1388v-21M259 1367l-21-21M238 1346h-42M196 1346l-21 14M406 1290l-21-7M385 1283h-28M357 1283l-21 7M336 1290l-14 14M322 1304v77M322 1381l14 14M336 1395l15 14M351 1409h34M385 1409l21-14M406 1395l14-14M420 1381v-77M420 1304l-14-14M406 1290l-70 105M476 1304l21-21M497 1283h57M554 1283l20 21M574 1304v21M574 1325l-98 84M476 1409h98M438 1961v-336M438 1877l147 49M438 1709l281-98M810 1793c0-127-103-231-232-231-127 0-231 104-231 231 0 128 104 231 231 231 129 0 232-103 232-231z">
          <text:p/>
        </draw:path>
        <draw:polygon draw:style-name="gr6" draw:text-style-name="P7" draw:layer="layout" svg:width="0.154cm" svg:height="0.084cm" svg:x="18.156cm" svg:y="11.169cm" svg:viewBox="0 0 155 85" draw:points="0,63 35,0 155,85">
          <text:p/>
        </draw:polygon>
        <draw:path draw:style-name="gr5" draw:text-style-name="P6" draw:layer="layout" svg:width="1.813cm" svg:height="2.724cm" svg:x="16.497cm" svg:y="8.529cm" svg:viewBox="0 0 1814 2725" svg:d="M1660 2704l35-63M1695 2641l119 84M1814 2725l-154-21M175 266h-42M511 266h42M28 406l7-21M35 385v126M147 497v-7M147 490h-14M133 490v7M133 497h14M147 497v-7M147 490h-7M140 490v7M140 497h7M301 406l21-21M322 385h49M371 385l21 21M392 406v21M392 427l-91 84M301 511h91M448 378v133M546 378l-98 91M483 434l63 77M0 126v-126M0 0h84M84 0l21 21M105 21v21M105 42l-21 21M84 63l-28 7M56 70h-56M56 70l49 56M238 0h-49M189 0l-28 21M161 21v84M161 105l28 21M189 126h42M231 126l21-21M252 105v-21M252 84l-21-21M231 63h-42M189 63l-28 14M399 7l-21-7M378 0h-35M343 0l-21 7M322 7l-7 14M315 21v77M315 98l7 14M322 112l21 14M343 126h35M378 126l21-14M399 112l7-14M406 98v-77M406 21l-7-14M399 7l-77 105M476 14l14-14M490 0h49M539 0l21 14M560 14v21M560 35l-14 14M546 49h-49M546 49l14 21M560 70v35M560 105l-14 21">
          <text:p/>
        </draw:path>
        <draw:path draw:style-name="gr5" draw:text-style-name="P6" draw:layer="layout" svg:width="1.953cm" svg:height="2.691cm" svg:x="15.09cm" svg:y="8.641cm" svg:viewBox="0 0 1954 2692" svg:d="M1954 14h-56M1898 14l-21-14M1583 154l28-56M1611 98l56 112M1667 210l56-112M1723 98l56 112M1779 210l56-112M1835 98l56 112M1891 210l28-56M0 2552v140M81 2284l63 133M144 2417l56-133M297 2298v105M235 2354h126M501 2291h-91M410 2291v49M410 2340h77M487 2340l14 14M501 2354v35M501 2389l-22 28M479 2417h-55M424 2417l-21-28M543 2284l63 133M606 2417l55-133">
          <text:p/>
        </draw:path>
        <draw:polygon draw:style-name="gr6" draw:text-style-name="P7" draw:layer="layout" svg:width="0.14cm" svg:height="0.28cm" svg:x="15.02cm" svg:y="10.912cm" svg:viewBox="0 0 141 281" draw:points="0,281 141,281 71,0">
          <text:p/>
        </draw:polygon>
        <draw:path draw:style-name="gr5" draw:text-style-name="P6" draw:layer="layout" svg:width="1.533cm" svg:height="1.746cm" svg:x="13.627cm" svg:y="10.912cm" svg:viewBox="0 0 1534 1747" svg:d="M1394 280h140M1534 280l-70-280M1464 0l-70 280M953 1095h-190M1464 920v-245M1464 1270v245M46 1747v-126M46 1621h84M130 1621l22 21M152 1642v21M152 1663l-22 21M130 1684l-28 7M102 1691h-56M194 1747v-126M194 1621h62M256 1621l28 14M284 1635l21 28M305 1663v35M305 1698l-21 28M284 1726l-28 21M256 1747h-62M340 1621h126M403 1621v126M501 1747l57-133M558 1614l62 133M516 1705h90M704 1642l7-21M711 1621v126M823 1642l21-21M844 1621h49M893 1621l21 21M914 1642v21M914 1663l-91 84M823 1747h91M1042 1747v-126M1042 1621l-85 84M957 1705h119M1224 1621h-99M1125 1621v126M1125 1747h99M1125 1677h84M1279 1614v133M1377 1614l-98 91M1314 1670l63 77M77 1540h-35M42 1540l-28-14M14 1526l-14-35M0 1491v-35M0 1456l14-28M14 1428l28-14M42 1414h35M77 1414l28 14M105 1428l14 28M119 1456v35M119 1491l-14 35M105 1526l-28 14M56 1498l56 49M245 1414h-49M196 1414l-28 21M168 1435v84M168 1519l28 21M196 1540h42M238 1540l21-21M259 1519v-21">
          <text:p/>
        </draw:path>
        <draw:path draw:style-name="gr5" draw:text-style-name="P6" draw:layer="layout" svg:width="1.4cm" svg:height="0.872cm" svg:x="13.795cm" svg:y="11.586cm" svg:viewBox="0 0 1401 873" svg:d="M91 824l-21-21M70 803h-42M28 803l-28 14M238 747l-21-7M217 740h-35M182 740l-21 7M161 747l-7 14M154 761v77M154 838l7 14M161 852l21 14M182 866h35M217 866l21-14M238 852l7-14M245 838v-77M245 761l-7-14M238 747l-77 105M350 873l49-112M399 761l-28-21M371 740h-42M329 740l-28 21M301 761v21M301 782l28 28M329 810h49M1030 161l28-77M1058 84l56 155M1114 239l28-78M896 421h155M1051 281v280M1142 161h154M1296 246l-98 42M1030 161h-49M981 161v260M1296 596l-238-105M1401 351c0-194-157-351-350-351-194 0-351 157-351 351s157 350 351 350c193 0 350-156 350-350zM988 421c0-4-3-7-7-7-3 0-7 3-7 7s4 7 7 7c4 0 7-3 7-7zM995 421c0-8-6-14-14-14-7 0-14 6-14 14s7 14 14 14c8 0 14-6 14-14zM1002 421c0-11-9-21-21-21-11 0-21 10-21 21 0 12 10 21 21 21 12 0 21-9 21-21zM1303 161c0-4-3-7-7-7s-7 3-7 7 3 7 7 7 7-3 7-7zM1310 161c0-8-6-14-14-14s-14 6-14 14 6 15 14 15 14-7 14-15zM1317 161c0-11-9-21-21-21-11 0-21 10-21 21 0 13 10 22 21 22 12 0 21-9 21-22zM1058 281v280M784 421l28-77M812 344l56 154M868 498l28-77">
          <text:p/>
        </draw:path>
        <draw:polygon draw:style-name="gr6" draw:text-style-name="P7" draw:layer="layout" svg:width="0.154cm" svg:height="0.091cm" svg:x="14.852cm" svg:y="11.845cm" svg:viewBox="0 0 155 92" draw:points="0,92 134,0 155,56">
          <text:p/>
        </draw:polygon>
        <draw:path draw:style-name="gr5" draw:text-style-name="P6" draw:layer="layout" svg:width="4.865cm" svg:height="3.68cm" svg:x="13.445cm" svg:y="8.256cm" svg:viewBox="0 0 4866 3681" svg:d="M1407 3681l133-91M1540 3590l21 56M1561 3646l-154 35M280 2904v-133M112 3142l-14-14M98 3128l-21-14M77 3114h-35M42 3114l-28 14M14 3128l-14 21M0 3149v35M0 3184l14 28M14 3212l28 28M42 3240h35M77 3240l28-28M105 3212l7-28M77 3184h42M119 3184v56M161 3240v-133M161 3107l105 133M266 3240v-133M315 3240v-126M315 3114h56M371 3114l35 14M406 3128l14 28M420 3156v35M420 3191l-14 28M406 3219l-35 21M371 3240h-56M469 3240v-126M469 3114h56M525 3114l35 14M560 3128l14 28M574 3156v35M574 3191l-14 28M560 3219l-35 21M525 3240h-56M175 2911h210M245 2911l-70 105M315 2911l-70 105M385 2911l-70 105M238 2911l-70 105M308 2911l-70 105M378 2911l-70 105M175 2904h210M4586 539h-280M4866 721v98M4866 357v-98M4229 126h-28M4201 126l-28-14M4173 112l-21-35M4152 77v-35M4152 42l21-28M4173 14l28-14M4201 0h28M4229 0l28 14M4257 14l21 28M4278 42v35M4278 77l-21 35M4257 112l-28 14M4215 84l49 49M4404 0h-56M4348 0l-21 21M4327 21v84M4327 105l21 21">
          <text:p/>
        </draw:path>
        <draw:path draw:style-name="gr5" draw:text-style-name="P6" draw:layer="layout" svg:width="0.63cm" svg:height="0.77cm" svg:x="17.771cm" svg:y="8.256cm" svg:viewBox="0 0 631 771" svg:d="M21 126h42M63 126l21-21M84 105v-21M84 84l-21-21M63 63h-42M21 63l-21 14M232 7l-21-7M211 0h-29M182 0l-21 7M161 7l-14 14M147 21v77M147 98l28 28M175 126h36M211 126l21-14M232 112l14-14M246 98v-77M246 21l-14-14M232 7l-71 105M316 14l7-14M323 0h56M379 0l21 14M400 14v21M400 35l-21 14M379 49h-42M379 49l21 21M400 70v35M400 105l-21 21M379 126h-56M323 126l-14-14M260 708v-337M260 624l147 49M260 455l280-98M631 539c0-127-103-231-231-231-127 0-232 104-232 231 0 129 105 232 232 232 128 0 231-103 231-232z">
          <text:p/>
        </draw:path>
        <draw:polygon draw:style-name="gr6" draw:text-style-name="P7" draw:layer="layout" svg:width="0.154cm" svg:height="0.084cm" svg:x="18.156cm" svg:y="8.893cm" svg:viewBox="0 0 155 85" draw:points="0,64 35,0 155,85">
          <text:p/>
        </draw:polygon>
        <draw:path draw:style-name="gr5" draw:text-style-name="P6" draw:layer="layout" svg:width="5.495cm" svg:height="1.994cm" svg:x="12.815cm" svg:y="8.893cm" svg:viewBox="0 0 5496 1995" svg:d="M5342 63l35-63M5377 0l119 85M5496 85l-154-22M119 1995h-84M231 1995h84M168 1715l-21-7M147 1708h-35M112 1708l-21 7M91 1715l-7 14M84 1729v77M84 1806l7 14M91 1820l21 14M112 1834h35M147 1834l21-14M168 1820l7-14M175 1806v-77M175 1729l-7-14M168 1715l-77 105M238 1820v-7M238 1813h-14M224 1813v7M224 1820h14M238 1820v-7M238 1813h-7M231 1813v7M231 1820h7M427 1729l7-21M434 1708v126M105 1519l-28-21M77 1498h-42M35 1498l-28 21M7 1519l-7 21M0 1540v35M0 1575l7 28M7 1603l28 21M35 1624h42M77 1624l28-28M245 1498h-49M196 1498l-28 21M168 1519v84M168 1603l28 21M196 1624h42M238 1624l21-21M259 1603v-21M259 1582l-21-21M238 1561h-42M196 1561l-28 14M406 1505l-21-7M385 1498h-35M350 1498l-21 7M329 1505l-7 14M322 1519v77M322 1596l7 14M329 1610l21 14M350 1624h35M385 1624l21-14M406 1610l7-14M413 1596v-77M413 1519l-7-14M406 1505l-77 105M546 1547l21-14M567 1533v-21M567 1512l-21-14M546 1498h-49">
          <text:p/>
        </draw:path>
        <draw:path draw:style-name="gr5" draw:text-style-name="P6" draw:layer="layout" svg:width="1.106cm" svg:height="1.092cm" svg:x="12.276cm" svg:y="9.893cm" svg:viewBox="0 0 1107 1093" svg:d="M1037 498l-21 14M1016 512v21M1016 533l21 14M1037 547h49M1086 547l21 21M1107 568v35M1107 603l-21 21M1086 624h-49M1037 624l-21-21M1016 603v-35M1016 568l21-21M659 1093v-196M771 1093v-196M364 505v140M0 0l63 133M63 133l56-133M217 14v105M154 70h126M420 7h-91M329 7v49M329 56h77M406 56l14 14M420 70v35M420 105l-21 28M399 133h-56M343 133l-21-28M463 0l63 133M526 133l56-133">
          <text:p/>
        </draw:path>
        <draw:polygon draw:style-name="gr6" draw:text-style-name="P7" draw:layer="layout" svg:width="0.14cm" svg:height="0.28cm" svg:x="12.57cm" svg:y="10.117cm" svg:viewBox="0 0 141 281" draw:points="0,281 141,281 70,0">
          <text:p/>
        </draw:polygon>
        <draw:path draw:style-name="gr5" draw:text-style-name="P6" draw:layer="layout" svg:width="3.02cm" svg:height="3.289cm" svg:x="9.69cm" svg:y="10.117cm" svg:viewBox="0 0 3021 3290" svg:d="M2881 280h140M3021 280l-70-280M2951 0l-70 280M140 1330h-140M140 1611h-140M140 1891h-140M140 2171h-140M140 2451h-140M140 2731h-140M140 3010h-140M140 3290h-140M2381 1330h140M2381 1611h140M2381 1891h140M2381 2171h140M2381 2451h140M2381 2731h140M2381 3010h140M2381 3290h140M441 434v161M441 511h133M574 434v161M630 595v-161M630 434h77M707 434l35 21M742 455l21 35M763 490v49M763 539l-21 35M742 574l-35 21M707 595h-77M833 455v-21M833 434h113M946 434l-56 161M1100 595v-161M1100 434l-105 112M995 546h154M1198 434v161M1198 511h133M1331 434v161M1513 462l-35-28M1478 434h-49M1429 434l-35 28M1394 462l-14 35M1380 497v42M1380 539l14 35M1394 574l35 21M1429 595h49M1478 595l42-28M1632 462l14-28M1646 434v161M1779 455v-21M1779 434h112M1891 434l-56 161M2087 434h-119M1968 434v70M1968 504h98M2066 504l21 21M2087 525v42M2087 567l-28 28M2059 595h-70M1989 595l-28-28M2276 434h-126M2150 434v161M2150 511h112">
          <text:p/>
        </draw:path>
        <draw:path draw:style-name="gr5" draw:text-style-name="P6" draw:layer="layout" svg:width="2.422cm" svg:height="3.457cm" svg:x="9.732cm" svg:y="10.229cm" svg:viewBox="0 0 2423 3458" svg:d="M2297 483v-161M2297 322h70M2367 322l35 7M2402 329l21 28M2423 357v28M2423 385l-21 21M2402 406l-35 7M2367 413h-70M1022 0h42M1043 0v203M1022 203h42M1352 42l-42-35M1310 7h-63M1247 7l-42 35M1205 42l-14 35M1191 77v56M1191 133l14 35M1205 168l42 35M1247 203h63M1310 203l42-35M1562 14h-77M1485 14l-35 28M1450 42v126M1450 168l35 35M1485 203h63M1548 203l35-35M1583 168v-28M1583 140l-35-35M1548 105h-63M1485 105l-35 21M1800 21l-28-14M1772 7h-56M1716 7l-28 14M1688 21l-14 21M1674 42v119M1674 161l7 28M1681 189l35 14M1716 203h56M1772 203l28-14M1800 189l14-21M1814 168v-126M1814 42l-14-21M1800 21l-119 168M1905 42l35-35M1940 7h70M2010 7l35 35M2045 42v35M2045 77l-140 126M1905 203h140M1078 938h-980M98 938v2520M98 3458h2241M2339 3458v-2520M2339 938h-980M1078 938c0 77 63 140 141 140 77 0 140-63 140-140M35 1092l14-21M49 1071v126M0 1372l21-21M21 1351h56M77 1351l21 21M98 1372v21M98 1393l-98 84M0 1477h98M14 1644l7-13">
          <text:p/>
        </draw:path>
        <draw:path draw:style-name="gr5" draw:text-style-name="P6" draw:layer="layout" svg:width="2.59cm" svg:height="2.085cm" svg:x="9.718cm" svg:y="11.3cm" svg:viewBox="0 0 2591 2086" svg:d="M35 561h56M91 561l21 13M112 574v21M112 595l-21 15M91 610h-42M91 610l21 21M112 631v35M112 666l-21 21M91 687h-56M35 687l-14-14M77 967v-126M77 841l-77 84M0 925h112M112 1120h-91M21 1120v50M21 1170h77M98 1170l14 14M112 1184v34M112 1218l-21 29M91 1247h-56M35 1247l-21-29M98 1400h-56M42 1400l-21 21M21 1421v84M21 1505l21 21M42 1526h42M84 1526l21-21M105 1505v-21M105 1484l-21-21M84 1463h-42M42 1463l-21 14M21 1695v-15M21 1680h84M105 1680l-42 126M91 2009l21-13M112 1996v-21M112 1975l-21-15M91 1960h-56M35 1960l-21 15M14 1975v21M14 1996l21 13M35 2009h56M91 2009l21 21M112 2030v35M112 2065l-21 21M91 2086h-56M35 2086l-21-21M14 2065v-35M14 2030l21-21M2430 21l14-21M2444 0v126M2577 0h-56M2521 0l-21 21M2500 21v84M2500 105l21 21M2521 126h42M2563 126l21-21M2584 105v-21M2584 84l-21-21M2563 63h-42M2521 63l-21 14M2430 302l14-21M2444 281v126M2591 281h-91">
          <text:p/>
        </draw:path>
        <draw:path draw:style-name="gr5" draw:text-style-name="P6" draw:layer="layout" svg:width="0.161cm" svg:height="0.301cm" svg:x="12.147cm" svg:y="11.58cm" svg:viewBox="0 0 162 302" svg:d="M71 0v50M71 50h77M148 50l14 14M162 64v35M162 99l-21 28M141 127h-56M85 127l-21-28M0 302l15-21">
          <text:p/>
        </draw:path>
        <draw:path draw:style-name="gr5" draw:text-style-name="P6" draw:layer="layout" svg:width="3.632cm" svg:height="4.889cm" svg:x="12.112cm" svg:y="8.504cm" svg:viewBox="0 0 3633 4890" svg:d="M49 3356v126M161 3482v-126M161 3356l-77 84M84 3440h112M35 3657l14-21M49 3636v127M112 3649l7-13M119 3636h56M175 3636l21 13M196 3649v21M196 3670l-21 15M175 3685h-42M175 3685l21 21M196 3706v36M196 3742l-21 21M175 3763h-56M119 3763l-14-14M35 3937l14-21M49 3916v127M98 3937l21-21M119 3916h56M175 3916l21 21M196 3937v21M196 3958l-98 85M98 4043h98M35 4217l14-21M49 4196v126M133 4217l14-21M147 4196v126M35 4497l14-21M49 4476v126M182 4483l-21-7M161 4476h-28M133 4476l-21 7M112 4483l-14 14M98 4497v77M98 4574l28 28M126 4602h35M161 4602l21-13M182 4589l14-15M196 4574v-77M196 4497l-14-14M182 4483l-70 106M49 4890l42-113M91 4777l-28-21M63 4756h-42M21 4756l-21 21M0 4777v21M0 4798l21 28M21 4826h49M2979 353v140M3108 0l63 133M3171 133l56-133M3325 14v105M3262 70h126M3528 7h-91M3437 7v49M3437 56h77M3514 56l14 14M3528 70v35M3528 105l-21 28M3507 133h-56M3451 133l-21-28M3570 0l63 133">
          <text:p/>
        </draw:path>
        <draw:line draw:style-name="gr5" draw:text-style-name="P6" draw:layer="layout" svg:x1="15.744cm" svg:y1="8.638cm" svg:x2="15.801cm" svg:y2="8.504cm">
          <text:p/>
        </draw:line>
        <draw:polygon draw:style-name="gr6" draw:text-style-name="P7" draw:layer="layout" svg:width="0.14cm" svg:height="0.28cm" svg:x="15.02cm" svg:y="8.577cm" svg:viewBox="0 0 141 281" draw:points="0,281 141,281 71,0">
          <text:p/>
        </draw:polygon>
        <draw:path draw:style-name="gr5" draw:text-style-name="P6" draw:layer="layout" svg:width="1.624cm" svg:height="1.61cm" svg:x="13.536cm" svg:y="8.577cm" svg:viewBox="0 0 1625 1611" svg:d="M1485 281h140M1625 281l-70-281M1555 0l-70 281M1044 1191h-189M1555 1016v-245M1555 1366v245M14 643v-127M14 516h84M98 516l21 22M119 538v21M119 559l-21 21M98 580l-28 7M70 587h-56M161 643v-127M161 516h63M224 516l28 14M252 530l22 29M274 559v34M274 593l-22 29M252 622l-28 21M224 643h-63M309 516h126M372 516v127M470 643l56-133M526 510l63 133M484 601h91M673 538l7-22M680 516v127M792 538l21-22M813 516h49M862 516l21 22M883 538v21M883 559l-91 84M792 643h91M1009 643v-127M1009 516l-84 85M925 601h119M1191 516h-98M1093 516v127M1093 643h98M1093 572h84M1247 510v133M1345 510l-98 91M1282 566l63 77M77 444h-35M42 444l-28-14M14 430l-14-35M0 395v-35M0 360l14-28M14 332l28-14M42 318h35M77 318l28 14M105 332l14 28M119 360v35M119 395l-14 35M105 430l-28 14M56 402l57 49M245 318h-49M196 318l-27 21M169 339v84M169 423l27 21M196 444h42M238 444l21-21M259 423v-21">
          <text:p/>
        </draw:path>
        <draw:path draw:style-name="gr5" draw:text-style-name="P6" draw:layer="layout" svg:width="1.49cm" svg:height="1.153cm" svg:x="13.705cm" svg:y="8.894cm" svg:viewBox="0 0 1491 1154" svg:d="M90 84l-21-21M69 63h-42M27 63l-27 14M188 21l7-21M195 0v126M391 7l-21-7M370 0h-35M335 0l-21 7M314 7l-7 14M307 21v77M307 98l7 14M314 112l21 14M335 126h35M370 126l21-14M391 112l7-14M398 98v-77M398 21l-7-14M391 7l-77 105M1120 614l28-77M1148 537l56 154M1204 691l28-77M987 873h154M1141 733v281M1232 614h154M1386 698l-98 42M1120 614h-49M1071 614v259M1386 1049l-238-105M1491 803c0-194-157-350-350-350s-350 156-350 350 157 351 350 351 350-157 350-351zM1078 873c0-4-3-7-7-7-3 0-7 3-7 7s4 7 7 7c4 0 7-3 7-7zM1085 873c0-8-6-14-14-14-7 0-14 6-14 14s7 14 14 14c8 0 14-6 14-14zM1092 873c0-12-9-21-21-21-11 0-21 9-21 21s10 21 21 21c12 0 21-9 21-21zM1393 614c0-4-3-7-7-7s-7 3-7 7 3 7 7 7 7-3 7-7zM1400 614c0-8-6-14-14-14s-14 6-14 14 6 14 14 14 14-6 14-14zM1407 614c0-12-9-21-21-21-11 0-21 9-21 21 0 11 10 21 21 21 12 0 21-10 21-21zM1148 733v281M875 873l28-77M903 796l56 155M959 951l28-78">
          <text:p/>
        </draw:path>
        <draw:polygon draw:style-name="gr6" draw:text-style-name="P7" draw:layer="layout" svg:width="0.154cm" svg:height="0.091cm" svg:x="14.852cm" svg:y="9.606cm" svg:viewBox="0 0 155 92" draw:points="0,92 134,0 155,56">
          <text:p/>
        </draw:polygon>
        <draw:path draw:style-name="gr5" draw:text-style-name="P6" draw:layer="layout" svg:width="1.008cm" svg:height="5.194cm" svg:x="14.852cm" svg:y="9.606cm" svg:viewBox="0 0 1009 5195" svg:d="M0 91l133-91M133 0l21 56M154 56l-154 35M728 4873v-133M546 5096l-14-13M532 5083l-21-14M511 5069h-35M476 5069l-28 14M448 5083l-14 21M434 5104v35M434 5139l14 28M448 5167l28 28M476 5195h35M511 5195l28-28M539 5167l7-28M511 5139h42M553 5139v56M595 5195v-133M595 5062l105 133M700 5195v-133M749 5195v-126M749 5069h57M806 5069l35 14M841 5083l14 28M855 5111v35M855 5146l-14 28M841 5174l-35 21M806 5195h-57M904 5195v-126M904 5069h56M960 5069l35 14M995 5083l14 28M1009 5111v35M1009 5146l-14 28M995 5174l-35 21M960 5195h-56M623 4880h211M693 4880l-70 105M764 4880l-71 105M834 4880l-70 105M686 4880l-70 105M756 4880l-70 105M827 4880l-71 105M623 4873h211M750 504v-133M568 728l-15-14M553 714l-21-14M532 700h-35M497 700l-28 14M469 714l-14 21M455 735v35M455 770l14 28M469 798l28 28M497 826h35M532 826l28-28M560 798l8-28M532 770h42M574 770v56M616 826v-133M616 693l105 133M721 826v-133M772 826v-126M772 700h55M827 700l35 14">
          <text:p/>
        </draw:path>
        <draw:path draw:style-name="gr5" draw:text-style-name="P6" draw:layer="layout" svg:width="0.651cm" svg:height="1.015cm" svg:x="15.489cm" svg:y="9.417cm" svg:viewBox="0 0 652 1016" svg:d="M224 904l14 28M238 932v35M238 967l-14 28M224 995l-35 21M189 1016h-55M287 1016v-126M287 890h56M343 890l35 14M378 904l14 28M392 932v35M392 967l-14 28M378 995l-35 21M343 1016h-56M7 701h210M77 701l-70 105M147 701l-70 105M217 701l-70 105M70 701l-70 105M140 701l-70 105M210 701l-70 105M7 694h210M113 196v85M113 84v-84M533 288l-7 21M526 309v35M526 344l7 21M533 365l14 7M547 372h77M624 372l14-7M638 365l14-21M652 344v-35M652 309l-14-21M638 288l-14-7M624 281h-77M547 281l-14 7M533 288l105 77M638 217h-7M631 217v15M631 232h7M638 232v-15M638 217h-7M631 217v7M631 224h7M638 224v-7M547 28l-21-7M526 21h126M336 351l-20 28M316 379v42M316 421l20 28M336 449l21 7M357 456h35M392 456l28-7M420 449l22-28M442 421v-42M442 379l-29-28M316 210v50M316 260l20 28M336 288h84M420 288l22-28M442 260v-43M442 217l-22-21M420 196h-21M399 196l-21 21M378 217v43">
          <text:p/>
        </draw:path>
        <draw:path draw:style-name="gr5" draw:text-style-name="P6" draw:layer="layout" svg:width="9.519cm" svg:height="5.103cm" svg:x="7.51cm" svg:y="4.601cm" svg:viewBox="0 0 9520 5104" svg:d="M8358 5076l14 28M8316 4915l-20-7M8296 4908h125M8296 4719v49M8296 4768l20 28M8316 4796h84M8400 4796l21-28M8421 4768v-42M8421 4726l-21-21M8400 4705h-21M8379 4705l-21 21M8358 4726v42M8358 4768l14 28M8190 5013h-196M8190 4901h-196M0 1343v210M280 1343v210M559 1343v210M839 1343v210M1120 1343v210M1400 1343v210M1680 1343v210M1960 1343v210M2240 1343v210M2519 1343v210M2799 1343v210M3079 1343v210M3359 1343v210M3639 1343v210M3920 1343v210M4199 1343v210M4479 1343v210M4759 1343v210M5039 1343v210M5319 1343v210M5599 1343v210M5879 1343v210M6159 1343v210M6439 1343v210M6719 1343v210M7000 1343v210M7280 1343v210M7560 1343v210M7840 1343v210M8120 1343v210M8400 1343v210M8680 1343v210M8960 1343v210M9240 1343v210M9520 1343v210M3992 0l84 181M4076 181l83-181M4370 10h-74M4296 10l-29 24M4267 34v118M4267 152l29 29M4296 181h59M4355 181l29-29M4384 152v-25M4384 127l-29-34M4355 93h-59M4296 93l-29 19M4620 14l-30-9M4590 5h-44">
          <text:p/>
        </draw:path>
        <draw:path draw:style-name="gr5" draw:text-style-name="P6" draw:layer="layout" svg:width="0.132cm" svg:height="0.176cm" svg:x="12.012cm" svg:y="4.606cm" svg:viewBox="0 0 133 177" svg:d="M44 0l-29 9M15 9l-15 20M0 29v114M0 143l15 19M15 162l24 15M39 177h50M89 177l30-15M119 162l14-19">
          <text:p/>
        </draw:path>
        <draw:path draw:style-name="gr5" draw:text-style-name="P6" draw:layer="layout" svg:width="0.294cm" svg:height="0.176cm" svg:x="12.027cm" svg:y="4.606cm" svg:viewBox="0 0 295 177" svg:d="M117 143v-114M117 29l-14-20M103 9l-103 153M280 29l15-29M295 0v177">
          <text:p/>
        </draw:path>
        <draw:polygon draw:style-name="gr8" draw:text-style-name="P6" draw:layer="layout" svg:width="10.079cm" svg:height="1.787cm" svg:x="7.23cm" svg:y="4.157cm" svg:viewBox="0 0 10080 1788" draw:points="0,1788 10080,1788 10080,0 0,0">
          <text:p/>
        </draw:polygon>
        <draw:path draw:style-name="gr5" draw:text-style-name="P6" draw:layer="layout" svg:width="1.043cm" svg:height="0.126cm" svg:x="16.245cm" svg:y="6.007cm" svg:viewBox="0 0 1044 127" svg:d="M833 14l7-14M840 0h56M896 0l21 14M917 14v21M917 35l-21 14M896 49h-42M896 49l21 22M917 71v35M917 106l-21 21M896 127h-56M840 127l-14-14M1044 0h-92M952 0v49M952 49h78M1030 49l14 15M1044 64v35M1044 99l-21 28M1023 127h-56M967 127l-22-28M553 14l7-14M560 0h56M616 0l21 14M637 14v21M637 35l-21 14M616 49h-42M616 49l21 22M637 71v35M637 106l-21 21M616 127h-56M560 127l-14-14M728 127v-127M728 0l-77 85M651 85h112M280 14l7-14M287 0h56M343 0l21 14M364 14v21M364 35l-21 14M343 49h-42M343 49l21 22M364 71v35M364 106l-21 21M343 127h-56M287 127l-14-14M406 14l7-14M413 0h56M469 0l21 14M490 14v21M490 35l-21 14M469 49h-42M469 49l21 22M490 71v35M490 106l-21 21M469 127h-56M413 127l-14-14M0 14l7-14M7 0h56M63 0l21 14M84 14v21M84 35l-21 14M63 49h-42M63 49l21 22M84 71v35M84 106l-21 21">
          <text:p/>
        </draw:path>
        <draw:path draw:style-name="gr5" draw:text-style-name="P6" draw:layer="layout" svg:width="1.344cm" svg:height="0.133cm" svg:x="15.111cm" svg:y="6.007cm" svg:viewBox="0 0 1345 134" svg:d="M1198 126h-56M1142 126l-14-14M1247 21l21-21M1268 0h56M1324 0l21 21M1345 21v21M1345 42l-98 84M1247 126h98M855 14l7-14M862 0h56M918 0l21 14M939 14v21M939 35l-21 14M918 49h-42M918 49l21 21M939 70v35M939 105l-21 21M918 126h-56M862 126l-14-14M1002 21l14-21M1016 0v126M575 14l7-14M582 0h56M638 0l21 14M659 14v21M659 35l-21 14M638 49h-42M638 49l21 21M659 70v35M659 105l-21 21M638 126h-56M582 126l-14-14M771 7l-21-7M750 0h-28M722 0l-21 7M701 7l-14 14M687 21v77M687 98l14 14M701 112l14 14M715 126h35M750 126l21-14M771 112l14-14M785 98v-77M785 21l-14-14M771 7l-70 105M280 21l21-21M301 0h57M358 0l21 21M379 21v21M379 42l-99 84M280 126h99M456 134l42-113M498 21l-28-21M470 0h-42M428 0l-21 21M407 21v21M407 42l21 28M428 70h49M0 21l21-21M21 0h56M77 0l21 21M98 21v21M98 42l-98 84M0 126h98">
          <text:p/>
        </draw:path>
        <draw:path draw:style-name="gr5" draw:text-style-name="P6" draw:layer="layout" svg:width="1.624cm" svg:height="0.126cm" svg:x="13.711cm" svg:y="6.007cm" svg:viewBox="0 0 1625 127" svg:d="M1604 49l21-14M1625 35v-21M1625 14l-21-14M1604 0h-56M1548 0l-21 14M1527 14v21M1527 35l21 14M1548 49h56M1604 49l21 22M1625 71v35M1625 106l-21 21M1604 127h-56M1548 127l-21-21M1527 106v-35M1527 71l21-22M1121 21l21-21M1142 0h56M1198 0l21 21M1219 21v21M1219 42l-98 85M1121 127h98M1254 14v-14M1254 0h84M1338 0l-42 127M841 21l21-21M862 0h56M918 0l21 21M939 21v21M939 42l-98 85M841 127h98M1051 0h-56M995 0l-21 21M974 21v85M974 106l21 21M995 127h42M1037 127l21-21M1058 106v-21M1058 85l-21-21M1037 64h-42M995 64l-21 14M561 21l21-21M582 0h56M638 0l21 21M659 21v21M659 42l-98 85M561 127h98M785 0h-91M694 0v49M694 49h77M771 49l14 15M785 64v35M785 99l-21 28M764 127h-56M708 127l-21-28M281 21l21-21M302 0h56M358 0l21 21M379 21v21M379 42l-98 85M281 127h98M470 127v-127M470 0l-77 85M393 85h112M0 21l21-21">
          <text:p/>
        </draw:path>
        <draw:path draw:style-name="gr5" draw:text-style-name="P6" draw:layer="layout" svg:width="0.224cm" svg:height="0.126cm" svg:x="13.711cm" svg:y="6.007cm" svg:viewBox="0 0 225 127" svg:d="M22 0h56M78 0l21 21M99 21v21M99 42l-99 85M0 127h99M141 14l7-14M148 0h56M204 0l21 14">
          <text:p/>
        </draw:path>
        <draw:path draw:style-name="gr5" draw:text-style-name="P6" draw:layer="layout" svg:width="1.589cm" svg:height="0.133cm" svg:x="12.346cm" svg:y="6.007cm" svg:viewBox="0 0 1590 134" svg:d="M1590 14v21M1590 35l-21 14M1569 49h-42M1569 49l21 21M1590 70v35M1590 105l-21 21M1569 126h-56M1513 126l-14-14M1085 21l21-21M1106 0h57M1163 0l21 21M1184 21v21M1184 42l-99 84M1085 126h99M1212 21l21-21M1233 0h56M1289 0l21 21M1310 21v21M1310 42l-98 84M1212 126h98M805 21l21-21M826 0h56M882 0l21 21M903 21v21M903 42l-98 84M805 126h98M966 21l14-21M980 0v126M525 21l21-21M546 0h56M602 0l21 21M623 21v21M623 42l-98 84M525 126h98M735 7l-21-7M714 0h-28M686 0l-21 7M665 7l-14 14M651 21v77M651 98l14 14M665 112l14 14M679 126h35M714 126l21-14M735 112l14-14M749 98v-77M749 21l-14-14M735 7l-70 105M280 21l14-21M294 0v126M420 134l42-113M462 21l-28-21M434 0h-42M392 0l-21 21M371 21v21M371 42l21 28M392 70h49M0 21l14-21M14 0v126M168 49l21-14M189 35v-21M189 14l-21-14M168 0h-56M112 0l-21 14M91 14v21">
          <text:p/>
        </draw:path>
        <draw:path draw:style-name="gr5" draw:text-style-name="P6" draw:layer="layout" svg:width="2.149cm" svg:height="0.126cm" svg:x="10.386cm" svg:y="6.007cm" svg:viewBox="0 0 2150 127" svg:d="M2052 35l21 14M2073 49h56M2129 49l21 22M2150 71v35M2150 106l-21 21M2129 127h-56M2073 127l-21-21M2052 106v-35M2052 71l21-22M1681 21l14-21M1695 0v127M1779 14v-14M1779 0h84M1863 0l-42 127M1400 21l14-21M1414 0v127M1576 0h-56M1520 0l-21 21M1499 21v85M1499 106l21 21M1520 127h42M1562 127l21-21M1583 106v-21M1583 85l-21-21M1562 64h-42M1520 64l-21 14M1121 21l13-21M1134 0v127M1309 0h-91M1218 0v49M1218 49h77M1295 49l14 15M1309 64v35M1309 99l-21 28M1288 127h-56M1232 127l-21-28M841 21l13-21M854 0v127M994 127v-127M994 0l-77 85M917 85h112M560 21l14-21M574 0v127M665 14l7-14M672 0h56M728 0l21 14M749 14v21M749 35l-21 14M728 49h-42M728 49l21 22M749 71v35M749 106l-21 21M728 127h-56M672 127l-13-14M280 21l15-21M295 0v127M371 21l21-21M392 0h56M448 0l21 21M469 21v21M469 42l-98 85M371 127h98M0 21l15-21M15 0v127">
          <text:p/>
        </draw:path>
        <draw:path draw:style-name="gr5" draw:text-style-name="P6" draw:layer="layout" svg:width="2.401cm" svg:height="0.133cm" svg:x="8.125cm" svg:y="6.007cm" svg:viewBox="0 0 2402 134" svg:d="M2388 21l14-21M2402 0v126M1982 21l14-21M1996 0v126M2157 7l-20-7M2137 0h-29M2108 0l-21 7M2087 7l-13 14M2074 21v77M2074 98l27 28M2101 126h36M2137 126l20-14M2157 112l15-14M2172 98v-77M2172 21l-15-14M2157 7l-70 105M1716 134l42-113M1758 21l-27-21M1731 0h-42M1689 0l-21 21M1668 21v21M1668 42l21 28M1689 70h48M1465 49l21-14M1486 35v-21M1486 14l-21-14M1465 0h-56M1409 0l-21 14M1388 14v21M1388 35l21 14M1409 49h56M1465 49l21 21M1486 70v35M1486 105l-21 21M1465 126h-56M1409 126l-21-21M1388 105v-35M1388 70l21-21M1114 14v-14M1114 0h84M1198 0l-42 126M911 0h-56M855 0l-21 21M834 21v84M834 105l21 21M855 126h43M898 126l21-21M919 105v-21M919 84l-21-21M898 63h-43M855 63l-21 14M646 0h-91M555 0v49M555 49h76M631 49l15 14M646 63v35M646 98l-21 28M625 126h-57M568 126l-21-28M330 126v-126M330 0l-77 84M253 84h112M0 14l8-14M8 0h55">
          <text:p/>
        </draw:path>
        <draw:path draw:style-name="gr5" draw:text-style-name="P6" draw:layer="layout" svg:width="0.063cm" svg:height="0.126cm" svg:x="8.146cm" svg:y="6.007cm" svg:viewBox="0 0 64 127" svg:d="M43 0l21 14M64 14v21M64 35l-21 14M43 49h-43M43 49l21 22M64 71v35M64 106l-21 21">
          <text:p/>
        </draw:path>
        <draw:path draw:style-name="gr5" draw:text-style-name="P6" draw:layer="layout" svg:width="1.198cm" svg:height="16.183cm" svg:x="7.586cm" svg:y="6.007cm" svg:viewBox="0 0 1199 16184" svg:d="M603 126h-55M548 126l-14-14M247 21l21-21M268 0h55M323 0l21 21M344 21v21M344 42l-97 84M247 126h97M0 21l15-21M15 0v126M540 16023v84M540 15911v-84M779 16065l-21-7M758 16058h-36M722 16058l-21 7M701 16065l-6 14M695 16079v77M695 16156l6 14M701 16170l21 14M722 16184h36M758 16184l21-14M779 16170l6-14M785 16156v-77M785 16079l-6-14M779 16065l-78 105M848 16170v-7M848 16163h-13M835 16163v7M835 16170h13M848 16170v-7M848 16163h-6M842 16163v7M842 16170h6M1086 16065l-21-7M1065 16058h-35M1030 16058l-21 7M1009 16065l-6 14M1003 16079v77M1003 16156l6 14M1009 16170l21 14M1030 16184h35M1065 16184l21-14M1086 16170l7-14M1093 16156v-77M1093 16079l-7-14M1086 16065l-77 105M1191 16079l8-21M1199 16058v126M785 15869l-27-21M758 15848h-42M716 15848l-29 21M687 15869l-6 21M681 15890v35M681 15925l6 28M687 15953l29 21M716 15974h42M758 15974l27-28M925 15848h-48M877 15848l-29 21M848 15869v84M848 15953l29 21M877 15974h42M919 15974l21-21M940 15953v-21">
          <text:p/>
        </draw:path>
        <draw:path draw:style-name="gr5" draw:text-style-name="P6" draw:layer="layout" svg:width="1.868cm" svg:height="0.322cm" svg:x="6.971cm" svg:y="21.833cm" svg:viewBox="0 0 1869 323" svg:d="M1555 105l-21-21M1534 84h-42M1492 84l-29 14M1653 42l7-21M1660 21v126M1835 147v-126M1835 21l-85 84M1750 105h119M1253 197h-197M1253 84h-197M734 197v84M734 84v-84M98 204l-21-7M77 197h-35M42 197l-21 7M21 204l-7 14M14 218v77M14 295l7 14M21 309l21 14M42 323h35M77 323l21-14M98 309l7-14M105 295v-77M105 218l-7-14M98 204l-77 105M167 309v-7M167 302h-14M153 302v7M153 309h14M167 309v-7M167 302h-6M161 302v7M161 309h6M406 204l-21-7M385 197h-36M349 197l-21 7M328 204l-6 14M322 218v77M322 295l6 14M328 309l21 14M349 323h36M385 323l21-14M406 309l6-14M412 295v-77M412 218l-6-14M406 204l-78 105M510 218l7-21M517 197v126M105 42l-28-21M77 21h-42M35 21l-28 21M7 42l-7 21M0 63v35M0 98l7 28M7 126l28 21M35 147h42M77 147l28-28M245 21h-49M196 21l-29 21M167 42v84M167 126l29 21M196 147h42M238 147l21-21M259 126v-21">
          <text:p/>
        </draw:path>
        <draw:path draw:style-name="gr5" draw:text-style-name="P6" draw:layer="layout" svg:width="1.411cm" svg:height="4.656cm" svg:x="7.138cm" svg:y="17.373cm" svg:viewBox="0 0 1412 4657" svg:d="M92 4566l-21-21M71 4545h-42M29 4545l-29 14M190 4503l7-21M197 4482v126M400 4482h-92M308 4482v49M308 4531h77M385 4531l15 14M400 4545v35M400 4580l-21 28M379 4608h-50M329 4608l-21-28M667 4657h-198M667 4545h-198M1132 538v140M831 0l63 133M894 133l56-133M1048 14v105M985 70h126M1251 7h-91M1160 7v48M1160 55h77M1237 55l14 15M1251 70v35M1251 105l-21 28M1230 133h-56M1174 133l-21-28M1293 0l63 133M1356 133l56-133">
          <text:p/>
        </draw:path>
        <draw:polygon draw:style-name="gr6" draw:text-style-name="P7" draw:layer="layout" svg:width="0.14cm" svg:height="0.28cm" svg:x="8.199cm" svg:y="17.631cm" svg:viewBox="0 0 141 281" draw:points="141,281 0,281 70,0">
          <text:p/>
        </draw:polygon>
        <draw:path draw:style-name="gr5" draw:text-style-name="P6" draw:layer="layout" svg:width="10.386cm" svg:height="13.08cm" svg:x="5.717cm" svg:y="10.004cm" svg:viewBox="0 0 10387 13081" svg:d="M2622 7907h-140M2482 7907l70-280M2552 7627l70 280M2552 8775v42M2552 8440v-42M2552 8503v209M2587 8468c0-20-16-36-35-36s-35 16-35 36c0 19 16 35 35 35s35-16 35-35zM2587 8748c0-20-16-36-35-36s-35 16-35 36c0 19 16 35 35 35s35-16 35-35zM2832 9440v42M2832 9105v-43M2832 9168v209M2867 9132c0-19-16-35-35-35s-35 16-35 35c0 20 16 36 35 36s35-16 35-36zM2867 9412c0-19-16-35-35-35s-35 16-35 35c0 20 16 36 35 36s35-16 35-36zM10135 12682v-42M10135 13018v42M10254 13081l133-28M10387 13053l-133-28M10254 13025l133-28M10387 12997l-133-35M10282 12920l-21-7M10261 12913h126M10261 12759v70M10261 12829h49M10310 12829v-56M10310 12773l14-14M10324 12759h35M10359 12759l28 21M10387 12780v35M10387 12815l-28 21M10282 12724l-21-21M10261 12703v-35M10261 12668l21-21M10282 12647h21M10303 12647l84 77M10387 12724v-77M10135 12955v-210M10170 12990c0-20-15-35-35-35-19 0-35 15-35 35 0 19 16 35 35 35 20 0 35-16 35-35zM10170 12710c0-20-15-35-35-35-19 0-35 15-35 35 0 19 16 35 35 35 20 0 35-16 35-35zM0 196v84M0 84v-84M308 175l-21-7M287 168h-35M252 168l-21 7M231 175l-7 14M224 189v77M224 266l7 14M231 280l21 14M252 294h35M287 294l21-14M308 280l7-14M315 266v-77M315 189l-7-14">
          <text:p/>
        </draw:path>
        <draw:path draw:style-name="gr5" draw:text-style-name="P6" draw:layer="layout" svg:width="0.805cm" svg:height="0.336cm" svg:x="5.619cm" svg:y="9.962cm" svg:viewBox="0 0 806 337" svg:d="M406 217l-77 106M477 323v-7M477 316h-14M463 316v7M463 323h14M477 323v-7M477 316h-7M470 316v7M470 323h7M666 231l7-21M673 210v127M343 21l-28-21M315 0h-42M273 0l-28 21M245 21l-7 21M238 42v35M238 77l7 28M245 105l28 21M273 126h42M315 126l28-28M484 0h-49M435 0l-29 21M406 21v84M406 105l29 21M435 126h42M477 126l21-21M498 105v-21M498 84l-21-21M477 63h-42M435 63l-29 14M596 21l7-21M603 0v126M785 49l21-14M806 35v-21M806 14l-21-14M785 0h-49M736 0l-21 14M715 14v21M715 35l21 14M736 49h49M785 49l21 21M806 70v35M806 105l-21 21M785 126h-49M736 126l-21-21M715 105v-35M715 70l21-21M196 238h-196M196 126h-196">
          <text:p/>
        </draw:path>
        <draw:line draw:style-name="gr7" draw:text-style-name="P6" draw:layer="layout" svg:x1="5.717cm" svg:y1="10.627cm" svg:x2="5.717cm" svg:y2="10.494cm">
          <text:p/>
        </draw:line>
        <draw:path draw:style-name="gr5" draw:text-style-name="P6" draw:layer="layout" svg:width="0.896cm" svg:height="2.709cm" svg:x="5.465cm" svg:y="8.254cm" svg:viewBox="0 0 897 2710" svg:d="M112 2612l-14-14M98 2598l-21-14M77 2584h-35M42 2584l-28 14M14 2598l-14 21M0 2619v35M0 2654l14 28M14 2682l28 28M42 2710h35M77 2710l28-28M105 2682l7-28M77 2654h42M119 2654v56M161 2710v-133M161 2577l105 133M266 2710v-133M315 2710v-126M315 2584h57M372 2584l35 14M407 2598l14 28M421 2626v35M421 2661l-14 28M407 2689l-35 21M372 2710h-57M561 2591l-21-14M540 2577h-42M498 2577l-21 14M477 2591v28M477 2619l21 14M498 2633l56 14M554 2647l21 14M575 2661v28M575 2689l-21 21M554 2710h-56M498 2710l-21-14M477 2696l-7-14M147 2381h210M217 2381l-70 105M287 2381l-70 105M357 2381l-70 105M210 2381l-70 105M280 2381l-70 105M350 2381l-70 105M147 2374h210M568 266v154M568 154v-154M792 665l-21-21M771 644v-35M771 609l21-21M792 588h21M813 588l84 77M897 665v-77M792 539l-21-21M771 518v-35M771 483l21-21M792 462h21M813 462l84 77M897 539v-77M771 329l126 98M771 210v70M771 280h49M820 280v-56M820 224l14-14M834 210h35">
          <text:p/>
        </draw:path>
        <draw:path draw:style-name="gr5" draw:text-style-name="P6" draw:layer="layout" svg:width="0.546cm" svg:height="0.637cm" svg:x="5.815cm" svg:y="8.079cm" svg:viewBox="0 0 547 638" svg:d="M519 385l28 21M547 406v35M547 441l-28 21M427 266l-7 21M420 287v21M420 308l7 21M427 329l14 7M441 336h78M519 336l14-7M533 329l14-14M547 315v-28M547 287l-14-21M533 266l-14-7M519 259h-78M441 259l-14 7M427 266l106 63M273 133h91M364 133l21 7M385 140l21 14M406 154v28M406 182l-21 21M385 203h-28M406 91l-133-42M273 49l133-49M364 77v-63M21 561l-21 21M0 582v28M0 610l21 21M21 631l21 7M42 638h35M77 638l28-7M105 631l21-21M126 610v-28M126 582l-28-28M0 441v42M0 483l21 14M21 497h84M105 497l21-14M126 483v-35M126 448l-21-14M105 434h-21M84 434l-21 14M63 448v35M63 483l14 14M21 378l-21-21M0 357v-35M0 322l21-21M21 301h21M42 301l84 77M126 378v-77M49 196l-14-21M35 175h-21M14 175l-14 21M0 196v35M0 231l14 21M14 252h21M35 252l14-21M49 231v-35M49 196l21-21M70 175h35M105 175l21 21M126 196v35M126 231l-21 21M105 252h-35">
          <text:p/>
        </draw:path>
        <draw:path draw:style-name="gr5" draw:text-style-name="P6" draw:layer="layout" svg:width="28.115cm" svg:height="19.361cm" svg:x="3.541cm" svg:y="3.522cm" svg:viewBox="0 0 28116 19362" svg:d="M2344 4809l-21-21M2554 4998h-126M2554 4886h-126M2526 5047h70M2561 5082v-70M2554 4886l-42 112M2512 4886l-42 112M2470 4886l-42 112M28116 0h-27585M531 0v18942M531 18942h-496M27550 280h-26739M811 280v19082M811 19362h-811">
          <text:p/>
        </draw:path>
        <draw:path draw:style-name="gr7" draw:text-style-name="P6" draw:layer="layout" svg:width="0.91cm" svg:height="0.35cm" svg:x="11.87cm" svg:y="16.186cm" svg:viewBox="0 0 911 351" svg:d="M0 71v280M911 351v-351">
          <text:p/>
        </draw:path>
        <draw:path draw:style-name="gr5" draw:text-style-name="P6" draw:layer="layout" svg:width="0.764cm" svg:height="0.608cm" svg:x="7.292cm" svg:y="14.057cm" svg:viewBox="0 0 765 609" svg:d="M140 189h625M0 49l140 140M273 14l-28-14M245 0h-35M210 0l-28 14M182 14v29M182 43l21 13M203 56l56 14M259 70l21 14M280 84v28M280 112l-21 21M259 133h-56M203 133l-14-14M189 119l-14-14M413 56l21-13M434 43v-21M434 22l-21-15M413 7h-49M364 7l-21 15M343 22v21M343 43l21 13M364 56h49M413 56l21 21M434 77v35M434 112l-21 21M413 133h-49M364 133l-21-21M343 112v-35M343 77l21-21M140 609h625M0 469l140 140M273 469l-28-14M245 455h-35M210 455l-28 14M182 469v28M182 497l21 14M203 511l56 14M259 525l21 14M280 539v28M280 567l-21 21M259 588h-56M203 588l-14-14M189 574l-14-14M406 588v-126M406 462l-84 84M322 546h119">
          <text:p/>
        </draw:path>
        <draw:path draw:style-name="gr7" draw:text-style-name="P6" draw:layer="layout" svg:width="1.19cm" svg:height="0.825cm" svg:x="8.72cm" svg:y="15.588cm" svg:viewBox="0 0 1191 826" svg:d="M0 826v-314M632 0v512M632 512h-632M632 512h559M1191 512v-512M0 0v512">
          <text:p/>
        </draw:path>
        <draw:path draw:style-name="gr5" draw:text-style-name="P6" draw:layer="layout" svg:width="0.112cm" svg:height="0.111cm" svg:x="9.294cm" svg:y="16.043cm" svg:viewBox="0 0 113 112" svg:d="M113 56c0-32-25-56-56-56-32 0-57 24-57 56 0 30 25 56 57 56 31 0 56-26 56-56z">
          <text:p/>
        </draw:path>
        <draw:polygon draw:style-name="gr6" draw:text-style-name="P7" draw:layer="layout" svg:width="0.112cm" svg:height="0.111cm" svg:x="9.294cm" svg:y="16.043cm" svg:viewBox="0 0 113 112" draw:points="57,56 113,56 106,27 84,7 57,0 28,7 8,27 0,56 8,83 28,104 57,112 84,104 106,83 113,57">
          <text:p/>
        </draw:polygon>
        <draw:path draw:style-name="gr5" draw:text-style-name="P6" draw:layer="layout" svg:width="0.111cm" svg:height="0.111cm" svg:x="8.665cm" svg:y="16.043cm" svg:viewBox="0 0 112 112" svg:d="M112 56c0-32-25-56-56-56s-56 24-56 56c0 30 25 56 56 56s56-26 56-56z">
          <text:p/>
        </draw:path>
        <draw:polygon draw:style-name="gr6" draw:text-style-name="P7" draw:layer="layout" svg:width="0.111cm" svg:height="0.111cm" svg:x="8.665cm" svg:y="16.043cm" svg:viewBox="0 0 112 112" draw:points="56,56 112,56 105,27 85,7 56,0 27,7 7,27 0,56 7,83 27,104 56,112 85,104 105,83 112,57">
          <text:p/>
        </draw:polygon>
        <draw:path draw:style-name="gr5" draw:text-style-name="P6" draw:layer="layout" svg:width="0.546cm" svg:height="0.42cm" svg:x="15.034cm" svg:y="13.365cm" svg:viewBox="0 0 547 421" svg:d="M56 351v-197M56 0v154M56 154h491M547 154v267M112 154c0-31-25-56-56-56s-56 25-56 56 25 55 56 55 56-24 56-55z">
          <text:p/>
        </draw:path>
        <draw:polygon draw:style-name="gr6" draw:text-style-name="P7" draw:layer="layout" svg:width="0.112cm" svg:height="0.111cm" svg:x="15.034cm" svg:y="13.463cm" svg:viewBox="0 0 113 112" draw:points="57,57 113,57 105,29 85,7 57,0 28,7 8,29 0,57 8,85 28,105 57,112 85,105 105,85 113,58">
          <text:p/>
        </draw:polygon>
        <draw:line draw:style-name="gr7" draw:text-style-name="P6" draw:layer="layout" svg:x1="15.58cm" svg:y1="14.345cm" svg:x2="15.58cm" svg:y2="14.065cm">
          <text:p/>
        </draw:line>
        <draw:path draw:style-name="gr5" draw:text-style-name="P6" draw:layer="layout" svg:width="2.66cm" svg:height="1.625cm" svg:x="15.09cm" svg:y="13.329cm" svg:viewBox="0 0 2661 1626" svg:d="M1540 55h-385M1155 842v-787M1155 842v784M1155 1626h-1155M0 1626v-399M2591 673h-280M2311 673v-618M2311 55h-351M2311 55h350M2367 55c0-30-25-55-56-55s-56 25-56 55c0 32 25 56 56 56s56-24 56-56z">
          <text:p/>
        </draw:path>
        <draw:polygon draw:style-name="gr6" draw:text-style-name="P7" draw:layer="layout" svg:width="0.112cm" svg:height="0.111cm" svg:x="17.344cm" svg:y="13.329cm" svg:viewBox="0 0 113 112" draw:points="56,56 113,56 106,28 85,7 56,0 28,7 8,28 0,56 8,85 28,105 56,112 85,105 106,85 113,58">
          <text:p/>
        </draw:polygon>
        <draw:path draw:style-name="gr5" draw:text-style-name="P6" draw:layer="layout" svg:width="8.088cm" svg:height="0.499cm" svg:x="18.1cm" svg:y="11.351cm" svg:viewBox="0 0 8089 500" svg:d="M8089 444h-7879M210 444v-444M210 444h-210M266 444c0-31-25-56-56-56s-56 25-56 56 25 56 56 56 56-25 56-56z">
          <text:p/>
        </draw:path>
        <draw:polygon draw:style-name="gr6" draw:text-style-name="P7" draw:layer="layout" svg:width="0.112cm" svg:height="0.112cm" svg:x="18.254cm" svg:y="11.738cm" svg:viewBox="0 0 113 113" draw:points="56,56 113,56 105,28 85,8 56,0 28,8 8,28 0,56 8,85 28,105 56,113 85,105 105,85 113,58">
          <text:p/>
        </draw:polygon>
        <draw:path draw:style-name="gr5" draw:text-style-name="P6" draw:layer="layout" svg:width="2.398cm" svg:height="2.601cm" svg:x="7.292cm" svg:y="12.567cm" svg:viewBox="0 0 2399 2602" svg:d="M140 1251h624M0 1111l140 140M273 1111l-28-14M245 1097h-35M210 1097l-28 14M182 1111v28M182 1139l21 14M203 1153l56 14M259 1167l21 14M280 1181v28M280 1209l-21 21M259 1230h-56M203 1230l-14-14M189 1216l-14-14M385 1237l49-112M434 1125l-28-21M406 1104h-42M364 1104l-28 21M336 1125v21M336 1146l28 28M364 1174h49M2399 0h-970M1429 0v1251M1429 2602v-1351M1044 1251h385M1485 1251c0-31-25-56-56-56-30 0-55 25-55 56 0 30 25 56 55 56 31 0 56-26 56-56z">
          <text:p/>
        </draw:path>
        <draw:polygon draw:style-name="gr6" draw:text-style-name="P7" draw:layer="layout" svg:width="0.111cm" svg:height="0.112cm" svg:x="8.665cm" svg:y="13.762cm" svg:viewBox="0 0 112 113" draw:points="56,56 112,56 105,28 85,7 56,0 27,7 7,28 0,56 7,85 27,105 56,113 85,105 105,85 112,57">
          <text:p/>
        </draw:polygon>
        <draw:path draw:style-name="gr7" draw:text-style-name="P6" draw:layer="layout" svg:width="0.331cm" svg:height="0.149cm" svg:x="9.359cm" svg:y="13.406cm" svg:viewBox="0 0 332 150" svg:d="M0 150v-150M0 0h332">
          <text:p/>
        </draw:path>
        <draw:path draw:style-name="gr5" draw:text-style-name="P6" draw:layer="layout" svg:width="1.05cm" svg:height="2.5cm" svg:x="11.73cm" svg:y="13.406cm" svg:viewBox="0 0 1051 2501" svg:d="M1051 1870v631M1051 1870v-1870M1051 0h-570M140 2431v-561M140 1870h-140M140 1870h911M196 1870c0-30-25-55-56-55s-56 25-56 55c0 32 25 57 56 57s56-25 56-57z">
          <text:p/>
        </draw:path>
        <draw:polygon draw:style-name="gr6" draw:text-style-name="P7" draw:layer="layout" svg:width="0.112cm" svg:height="0.112cm" svg:x="11.814cm" svg:y="15.22cm" svg:viewBox="0 0 113 113" draw:points="57,56 113,56 106,28 85,7 57,0 29,7 9,28 0,56 9,85 29,105 57,113 85,105 106,85 113,58">
          <text:p/>
        </draw:polygon>
        <draw:path draw:style-name="gr5" draw:text-style-name="P6" draw:layer="layout" svg:width="0.112cm" svg:height="0.112cm" svg:x="12.724cm" svg:y="15.22cm" svg:viewBox="0 0 113 113" svg:d="M113 56c0-31-26-56-57-56s-56 25-56 56c0 32 25 57 56 57s57-25 57-57z">
          <text:p/>
        </draw:path>
        <draw:polygon draw:style-name="gr6" draw:text-style-name="P7" draw:layer="layout" svg:width="0.112cm" svg:height="0.112cm" svg:x="12.724cm" svg:y="15.22cm" svg:viewBox="0 0 113 113" draw:points="56,56 113,56 106,28 84,7 56,0 28,7 8,28 0,56 8,85 28,105 56,113 84,105 106,85 113,58">
          <text:p/>
        </draw:polygon>
        <draw:path draw:style-name="gr5" draw:text-style-name="P6" draw:layer="layout" svg:width="5.004cm" svg:height="2.601cm" svg:x="8.336cm" svg:y="12.567cm" svg:viewBox="0 0 5005 2602" svg:d="M3874 0h1131M5005 0v2099M5005 2099h-3431M1574 2602v-503M1574 2099h-1574M1630 2099c0-31-25-56-56-56s-55 25-55 56 24 56 55 56 56-25 56-56z">
          <text:p/>
        </draw:path>
        <draw:polygon draw:style-name="gr6" draw:text-style-name="P7" draw:layer="layout" svg:width="0.111cm" svg:height="0.112cm" svg:x="9.855cm" svg:y="14.609cm" svg:viewBox="0 0 112 113" draw:points="55,57 112,57 105,29 84,9 55,0 27,9 7,29 0,57 7,85 27,105 55,113 84,105 105,85 112,58">
          <text:p/>
        </draw:polygon>
        <draw:path draw:style-name="gr5" draw:text-style-name="P6" draw:layer="layout" svg:width="5.54cm" svg:height="3.12cm" svg:x="12.21cm" svg:y="11.015cm" svg:viewBox="0 0 5541 3121" svg:d="M2181 3121h-701M1480 3121v-1289M1480 1832h-1480M4421 56h-385M4036 56v1662M4036 1718h-1155M2881 1718v-307M5471 779h-280M5191 779v-723M5191 56h-350M5191 56h350M5247 56c0-31-25-56-56-56s-56 25-56 56 25 56 56 56 56-25 56-56z">
          <text:p/>
        </draw:path>
        <draw:polygon draw:style-name="gr6" draw:text-style-name="P7" draw:layer="layout" svg:width="0.112cm" svg:height="0.112cm" svg:x="17.344cm" svg:y="11.015cm" svg:viewBox="0 0 113 113" draw:points="56,57 113,57 106,29 85,8 56,0 28,8 8,29 0,57 8,85 28,106 56,113 85,106 106,85 113,59">
          <text:p/>
        </draw:polygon>
        <draw:path draw:style-name="gr5" draw:text-style-name="P6" draw:layer="layout" svg:width="7.874cm" svg:height="6.871cm" svg:x="3.576cm" svg:y="10.144cm" svg:viewBox="0 0 7875 6872" svg:d="M1197 140h-210M1337 0l-140 140M987 140h-987M7875 5132h-735M7140 5132v1740M7140 6872h-3819M3321 6872v-6591M3321 281h-2334M987 281v-141M1043 140c0-31-25-56-56-56s-56 25-56 56c0 32 25 57 56 57s56-25 56-57z">
          <text:p/>
        </draw:path>
        <draw:polygon draw:style-name="gr6" draw:text-style-name="P7" draw:layer="layout" svg:width="0.112cm" svg:height="0.112cm" svg:x="4.506cm" svg:y="10.228cm" svg:viewBox="0 0 113 113" draw:points="56,57 113,57 106,28 84,8 56,0 28,8 8,28 0,57 8,85 28,105 56,113 84,105 106,85 113,58">
          <text:p/>
        </draw:polygon>
        <draw:path draw:style-name="gr5" draw:text-style-name="P6" draw:layer="layout" svg:width="8.621cm" svg:height="5.087cm" svg:x="4.443cm" svg:y="10.081cm" svg:viewBox="0 0 8622 5088" svg:d="M112 35l-14-21M98 14l-21-14M77 0h-35M42 0l-28 14M14 14l-14 28M0 42v35M0 77l7 28M7 105l28 21M35 126h42M77 126l28-21M105 105l7-35M70 70h49M119 70v56M203 21l7-21M210 0v126M7767 2206h855M8622 2206v1960M8622 4166h-3714M4908 5088v-922M4908 4166h-1015M4963 4166c0-30-25-56-55-56-32 0-57 26-57 56 0 31 25 56 57 56 30 0 55-25 55-56z">
          <text:p/>
        </draw:path>
        <draw:polygon draw:style-name="gr6" draw:text-style-name="P7" draw:layer="layout" svg:width="0.112cm" svg:height="0.112cm" svg:x="9.294cm" svg:y="14.19cm" svg:viewBox="0 0 113 113" draw:points="57,56 113,56 106,28 84,8 57,0 28,8 8,28 0,56 8,84 28,106 57,113 84,106 106,84 113,58">
          <text:p/>
        </draw:polygon>
        <draw:path draw:style-name="gr5" draw:text-style-name="P6" draw:layer="layout" svg:width="5.54cm" svg:height="3.268cm" svg:x="12.21cm" svg:y="8.739cm" svg:viewBox="0 0 5541 3269" svg:d="M0 3269h1901M1901 3269v-1M1901 3268h280M2881 2848v-255M5471 756h-280M5191 756v-700M5191 56h-350M5191 56h350M5247 56c0-31-25-56-56-56s-56 25-56 56 25 56 56 56 56-25 56-56z">
          <text:p/>
        </draw:path>
        <draw:polygon draw:style-name="gr6" draw:text-style-name="P7" draw:layer="layout" svg:width="0.112cm" svg:height="0.112cm" svg:x="17.344cm" svg:y="8.739cm" svg:viewBox="0 0 113 113" draw:points="56,57 113,57 106,28 85,8 56,0 28,8 8,28 0,57 8,85 28,105 56,113 85,105 106,85 113,59">
          <text:p/>
        </draw:polygon>
        <draw:path draw:style-name="gr5" draw:text-style-name="P6" draw:layer="layout" svg:width="9.435cm" svg:height="0.477cm" svg:x="18.1cm" svg:y="9.075cm" svg:viewBox="0 0 9436 478" svg:d="M1050 421h8386M1050 421h-840M0 421h210M210 421v-421M266 421c0-30-25-55-56-55s-56 25-56 55c0 32 25 57 56 57s56-25 56-57z">
          <text:p/>
        </draw:path>
        <draw:polygon draw:style-name="gr6" draw:text-style-name="P7" draw:layer="layout" svg:width="0.112cm" svg:height="0.112cm" svg:x="18.254cm" svg:y="9.44cm" svg:viewBox="0 0 113 113" draw:points="56,56 113,56 105,28 85,7 56,0 28,7 8,28 0,56 8,85 28,105 56,113 85,105 105,85 113,58">
          <text:p/>
        </draw:polygon>
        <draw:path draw:style-name="gr5" draw:text-style-name="P6" draw:layer="layout" svg:width="3.419cm" svg:height="0.91cm" svg:x="9.431cm" svg:y="10.537cm" svg:viewBox="0 0 3420 911" svg:d="M3210 350h210M3210 350v-350M3210 350v561M3210 911h-430M259 911h-259M0 911v-561M0 350h3210M3266 350c0-31-25-56-56-56s-56 25-56 56 25 56 56 56 56-25 56-56z">
          <text:p/>
        </draw:path>
        <draw:polygon draw:style-name="gr6" draw:text-style-name="P7" draw:layer="layout" svg:width="0.112cm" svg:height="0.112cm" svg:x="12.584cm" svg:y="10.831cm" svg:viewBox="0 0 113 113" draw:points="57,56 113,56 106,28 85,7 57,0 29,7 8,28 0,56 8,84 29,105 57,113 85,105 106,84 113,57">
          <text:p/>
        </draw:polygon>
        <draw:path draw:style-name="gr7" draw:text-style-name="P6" draw:layer="layout" svg:width="0.42cm" svg:height="0.139cm" svg:x="13.305cm" svg:y="10.887cm" svg:viewBox="0 0 421 140" svg:d="M421 140v-140M0 0h421">
          <text:p/>
        </draw:path>
        <draw:path draw:style-name="gr5" draw:text-style-name="P6" draw:layer="layout" svg:width="7.563cm" svg:height="4.052cm" svg:x="9.067cm" svg:y="8.795cm" svg:viewBox="0 0 7564 4053" svg:d="M4239 2093h-175M623 4053h-623M0 4053v-3081M0 972h4554M4554 972M4554 972h770M7296 0h268M6024 1877h1155v-1877h117M6024 1877v-484">
          <text:p/>
        </draw:path>
        <draw:path draw:style-name="gr7" draw:text-style-name="P6" draw:layer="layout" svg:width="0.49cm" svg:height="6.122cm" svg:x="18.31cm" svg:y="8.165cm" svg:viewBox="0 0 491 6123" svg:d="M491 5709v134M491 5709v-628M491 5843v280M491 5081v-280M0 350v-350M0 0h491M491 0v2487M491 2907v-420M491 2907v1894M0 4941v-140M0 4801h491M0 2627v-140M0 2487h491">
          <text:p/>
        </draw:path>
        <draw:path draw:style-name="gr5" draw:text-style-name="P6" draw:layer="layout" svg:width="0.112cm" svg:height="0.111cm" svg:x="18.744cm" svg:y="12.909cm" svg:viewBox="0 0 113 112" svg:d="M113 57c0-31-25-57-57-57-31 0-56 26-56 57s25 55 56 55c32 0 57-24 57-55z">
          <text:p/>
        </draw:path>
        <draw:polygon draw:style-name="gr6" draw:text-style-name="P7" draw:layer="layout" svg:width="0.112cm" svg:height="0.111cm" svg:x="18.744cm" svg:y="12.909cm" svg:viewBox="0 0 113 112" draw:points="56,57 113,57 105,28 85,7 56,0 28,7 8,28 0,57 8,85 28,105 56,112 85,105 105,85 113,58">
          <text:p/>
        </draw:polygon>
        <draw:path draw:style-name="gr5" draw:text-style-name="P6" draw:layer="layout" svg:width="0.112cm" svg:height="0.112cm" svg:x="18.744cm" svg:y="10.595cm" svg:viewBox="0 0 113 113" svg:d="M113 57c0-31-25-57-57-57-31 0-56 26-56 57s25 56 56 56c32 0 57-25 57-56z">
          <text:p/>
        </draw:path>
        <draw:polygon draw:style-name="gr6" draw:text-style-name="P7" draw:layer="layout" svg:width="0.112cm" svg:height="0.112cm" svg:x="18.744cm" svg:y="10.595cm" svg:viewBox="0 0 113 113" draw:points="56,57 113,57 105,29 85,9 56,0 28,9 8,29 0,57 8,85 28,105 56,113 85,105 105,85 113,59">
          <text:p/>
        </draw:polygon>
        <draw:path draw:style-name="gr5" draw:text-style-name="P6" draw:layer="layout" svg:width="13.453cm" svg:height="3.29cm" svg:x="3.576cm" svg:y="6.154cm" svg:viewBox="0 0 13454 3291" svg:d="M5615 0v1890M2456 1890v211M0 3291h2036M2036 3291v-1401M2456 1890h-420M5615 1890h-3159M5615 1890h7559M13174 1890v-1610M13174 280h280M13454 280v-280M13174 280v-280M5671 1890c0-31-26-56-56-56-31 0-57 25-57 56s26 56 57 56c30 0 56-25 56-56z">
          <text:p/>
        </draw:path>
        <draw:polygon draw:style-name="gr6" draw:text-style-name="P7" draw:layer="layout" svg:width="0.113cm" svg:height="0.112cm" svg:x="9.133cm" svg:y="7.988cm" svg:viewBox="0 0 114 113" draw:points="57,56 114,56 105,28 84,8 57,0 28,8 8,28 0,56 8,85 28,105 57,113 84,105 105,85 114,57">
          <text:p/>
        </draw:polygon>
        <draw:path draw:style-name="gr5" draw:text-style-name="P6" draw:layer="layout" svg:width="0.112cm" svg:height="0.112cm" svg:x="5.976cm" svg:y="7.988cm" svg:viewBox="0 0 113 113" svg:d="M113 56c0-31-25-56-56-56s-57 25-57 56c0 32 26 57 57 57s56-25 56-57z">
          <text:p/>
        </draw:path>
        <draw:polygon draw:style-name="gr6" draw:text-style-name="P7" draw:layer="layout" svg:width="0.112cm" svg:height="0.112cm" svg:x="5.976cm" svg:y="7.988cm" svg:viewBox="0 0 113 113" draw:points="57,56 113,56 106,28 85,8 57,0 29,8 8,28 0,56 8,85 29,105 57,113 85,105 106,85 113,57">
          <text:p/>
        </draw:polygon>
        <draw:path draw:style-name="gr5" draw:text-style-name="P6" draw:layer="layout" svg:width="0.112cm" svg:height="0.112cm" svg:x="16.693cm" svg:y="6.378cm" svg:viewBox="0 0 113 113" svg:d="M113 56c0-31-25-56-56-56-32 0-57 25-57 56 0 32 25 57 57 57 31 0 56-25 56-57z">
          <text:p/>
        </draw:path>
        <draw:polygon draw:style-name="gr6" draw:text-style-name="P7" draw:layer="layout" svg:width="0.112cm" svg:height="0.112cm" svg:x="16.693cm" svg:y="6.378cm" svg:viewBox="0 0 113 113" draw:points="57,56 113,56 106,28 85,8 57,0 28,8 8,28 0,56 8,85 28,106 57,113 85,106 106,85 113,58">
          <text:p/>
        </draw:polygon>
        <draw:path draw:style-name="gr5" draw:text-style-name="P6" draw:layer="layout" svg:width="1.582cm" svg:height="1.827cm" svg:x="14.649cm" svg:y="5.447cm" svg:viewBox="0 0 1583 1828" svg:d="M1541 1688v-981M1401 1828l140-140M1492 252l-21 14M1471 266l-14 21M1457 287v35M1457 322l14 28M1471 350l28 14M1499 364h35M1534 364l28-7M1562 357l21-28M1583 329v-42M1583 287l-21-28M1562 259l-35-7M1527 294v-49M1527 245h56M1478 161l-21-7M1457 154h126M1478 7l-21-7M1457 0h126M140 1688v-981M0 1828l140-140M126 245l-14 14M112 259l-14 21M98 280v35M98 315l14 28M112 343l21 14M133 357h35M168 357l28-7M196 350l28-28M224 322v-42M224 280l-28-28M196 252l-28-7M168 287v-49M168 238h56M98 112v49M98 161l21 28M119 189h84M203 189l21-28M224 161v-42M224 119l-21-21M203 98h-21M182 98l-21 21M161 119v42M161 161l14 28M421 1688v-981M280 1828l141-140M407 245l-14 14M393 259l-14 21M379 280v35M379 315l14 28M393 343l21 14M414 357h35M449 357l28-7M477 350l28-28M505 322v-42M505 280l-28-28M477 252l-28-7M449 287v-49M449 238h56M393 189h-14M379 189v-91M379 98l126 49M701 1688v-981M561 1828l140-140">
          <text:p/>
        </draw:path>
        <draw:path draw:style-name="gr5" draw:text-style-name="P6" draw:layer="layout" svg:width="0.644cm" svg:height="1.757cm" svg:x="15.307cm" svg:y="5.517cm" svg:viewBox="0 0 645 1758" svg:d="M28 175l-14 14M14 189l-14 21M0 210v35M0 245l14 28M14 273l21 14M35 287h35M70 287l28-7M98 280l28-28M126 252v-42M126 210l-28-28M98 182l-28-7M70 217v-49M70 168h56M49 49l-14-21M35 28h-21M14 28l-14 21M0 49v49M0 98l14 21M14 119h21M35 119l14-21M49 98v-49M49 49l21-21M70 28h35M105 28l21 21M126 49v49M126 98l-21 21M105 119h-35M70 119l-21-21M322 1618v-980M182 1758l140-140M308 147l-21 14M287 161l-14 21M273 182v35M273 217l14 28M287 245l28 14M315 259h35M350 259l28-7M378 252l21-28M399 224v-42M399 182l-21-28M378 154l-35-7M343 189v-49M343 140h56M413 49l-119-49M294 0l-21 28M273 28v42M273 70l21 28M294 98h28M322 98l21-28M343 70v-49M603 1618v-980M462 1758l141-140M554 182l-21 14M533 196l-14 21M519 217v35M519 252l14 28M533 280l28 14M561 294h35M596 294l28-7M624 287l21-28M645 259v-42M645 217l-21-28M624 189l-35-7M589 224v-49">
          <text:p/>
        </draw:path>
        <draw:path draw:style-name="gr5" draw:text-style-name="P6" draw:layer="layout" svg:width="2.702cm" svg:height="1.876cm" svg:x="13.249cm" svg:y="5.398cm" svg:viewBox="0 0 2703 1877" svg:d="M2647 294h56M2598 210l-21-7M2577 203h126M2584 7l-7 21M2577 28v35M2577 63l7 21M2584 84l14 7M2598 91h84M2682 91l14-7M2696 84l7-21M2703 63v-35M2703 28l-7-21M2696 7l-14-7M2682 0h-84M2598 0l-14 7M2584 7l112 77M140 1737v-981M0 1877l140-140M126 294l-14 14M112 308l-14 21M98 329v35M98 364l14 28M112 392l21 14M133 406h35M168 406l28-7M196 399l28-28M224 371v-42M224 329l-28-28M196 301l-28-7M168 336v-49M168 287h56M119 203l-21-7M98 196h126M420 1737v-981M280 1877l140-140M406 294l-14 14M392 308l-14 21M378 329v35M378 364l14 28M392 392l21 14M413 406h35M448 406l28-7M476 399l28-28M504 371v-42M504 329l-28-28M476 301l-28-7M448 336v-49M448 287h56M399 238l-21-21M378 217v-49M378 168l21-21M399 147h21M420 147l84 91M504 238v-91M700 1737v-981M560 1877l140-140M686 294l-14 14M672 308l-14 21M658 329v35M658 364l14 28M672 392l21 14M693 406h35M728 406l28-7M756 399l28-28">
          <text:p/>
        </draw:path>
        <draw:path draw:style-name="gr5" draw:text-style-name="P6" draw:layer="layout" svg:width="0.126cm" svg:height="0.224cm" svg:x="13.907cm" svg:y="5.545cm" svg:viewBox="0 0 127 225" svg:d="M127 225v-42M127 183l-28-28M99 155l-28-7M71 190v-50M71 140h56M14 84l-14-14M0 70v-49M0 21l14-21">
          <text:p/>
        </draw:path>
        <draw:path draw:style-name="gr5" draw:text-style-name="P6" draw:layer="layout" svg:width="2.464cm" svg:height="2.016cm" svg:x="12.129cm" svg:y="5.538cm" svg:viewBox="0 0 2465 2017" svg:d="M1793 7h21M1814 7l14 14M1828 21v49M1828 21l21-14M1849 7h35M1884 7l21 14M1905 21v56M1905 77l-14 21M2101 1597v-981M1961 1737l140-140M2087 154l-14 14M2073 168l-14 21M2059 189v35M2059 224l14 28M2073 252l21 14M2094 266h35M2129 266l28-7M2157 259l28-28M2185 231v-42M2185 189l-28-28M2157 161l-28-7M2129 196v-49M2129 147h56M2185 35h-126M2059 35l84 84M2143 119v-119M2381 1597v-981M2241 1737l140-140M2367 154l-14 14M2353 168l-14 21M2339 189v35M2339 224l14 28M2353 252l21 14M2374 266h35M2409 266l28-7M2437 259l28-28M2465 231v-42M2465 189l-28-28M2437 161l-28-7M2409 196v-49M2409 147h56M2339 7v91M2339 98h49M2388 98v-77M2388 21l14-14M2402 7h35M2437 7l28 21M2465 28v49M2465 77l-28 21M140 616v1261M0 2017l140-140M70 203l-14 28M56 231v35M56 266l14 28M70 294h28M98 294l14-21M112 273l14-56M126 217l14-21M140 196h28M168 196l21 21M189 217v56M189 273l-28 28M84 98l-21-7M63 91h126">
          <text:p/>
        </draw:path>
        <draw:path draw:style-name="gr5" draw:text-style-name="P6" draw:layer="layout" svg:width="1.309cm" svg:height="2.128cm" svg:x="11.009cm" svg:y="5.426cm" svg:viewBox="0 0 1310 2129" svg:d="M1205 91l-21-21M1184 70v-49M1184 21l21-21M1205 0h22M1227 0l83 91M1310 91v-91M981 728v1260M841 2129l140-141M911 315l-14 28M897 343v35M897 378l14 28M911 406h28M939 406l14-21M953 385l14-56M967 329l14-21M981 308h28M1009 308l21 21M1030 329v56M1030 385l-28 28M925 210l-21-7M904 203h126M925 56l-21-7M904 49h126M141 728v1260M0 2129l141-141M63 322l-14 28M49 350v35M49 385l14 28M63 413h28M91 413l14-21M105 392l15-56M120 336l21-21M141 315h28M169 315l14 21M183 336v56M183 392l-6 14M177 406l-15 14M198 210l-121-49M77 161l-20 28M57 189v42M57 231l20 28M77 259h28M105 259l22-28M127 231v-49M701 728v1260M561 2129l140-141M631 315l-14 28M617 343v35M617 378l14 28M631 406h28M659 406l14-21M673 385l14-56M687 329l14-21M701 308h28M729 308l21 21M750 329v56M750 385l-14 14M736 399l-14 14M645 210l-21-7M624 203h126M631 7l-7 21M624 28v35M624 63l7 21M631 84l14 7">
          <text:p/>
        </draw:path>
        <draw:path draw:style-name="gr5" draw:text-style-name="P6" draw:layer="layout" svg:width="2.428cm" svg:height="2.128cm" svg:x="9.33cm" svg:y="5.426cm" svg:viewBox="0 0 2429 2129" svg:d="M2324 91h77M2401 91l14-7M2415 84l14-21M2429 63v-35M2429 28l-14-21M2415 7l-14-7M2401 0h-77M2324 0l-14 7M2310 7l105 77M1539 728v1260M1399 2129l140-141M1470 315l-15 28M1455 343v35M1455 378l15 28M1470 406h27M1497 406l15-21M1512 385l13-56M1525 329l14-21M1539 308h28M1567 308l21 21M1588 329v56M1588 385l-14 14M1574 399l-14 14M1512 175l-15-21M1497 154h-21M1476 154l-14 21M1462 175v49M1462 224l14 21M1476 245h21M1497 245l15-21M1512 224v-49M1512 175l21-21M1533 154h34M1567 154l21 21M1588 175v49M1588 224l-21 21M1567 245h-34M1533 245l-21-21M1259 728v1260M1119 2129l140-141M1190 315l-15 28M1175 343v35M1175 378l15 28M1190 406h27M1217 406l15-21M1232 385l13-56M1245 329l14-21M1259 308h29M1288 308l21 21M1309 329v56M1309 385l-29 28M1196 245h-14M1182 245v-91M1182 154l127 49M140 728v1260M0 2129l140-141M69 315l-13 28M56 343v35M56 378l13 28M69 406h29M98 406l13-21M111 385l14-56M125 329l15-21M140 308h27">
          <text:p/>
        </draw:path>
        <draw:path draw:style-name="gr5" draw:text-style-name="P6" draw:layer="layout" svg:width="0.125cm" svg:height="0.231cm" svg:x="9.393cm" svg:y="5.608cm" svg:viewBox="0 0 126 232" svg:d="M105 127l21 21M126 148v56M126 204l-14 14M112 218l-13 14M126 0h-126">
          <text:p/>
        </draw:path>
        <draw:path draw:style-name="gr5" draw:text-style-name="P6" draw:layer="layout" svg:width="0.916cm" svg:height="1.981cm" svg:x="9.393cm" svg:y="5.573cm" svg:viewBox="0 0 917 1982" svg:d="M0 35l83 84M83 119v-119M358 581v1261M217 1982l141-140M287 168l-14 28M273 196v35M273 231l14 28M287 259h28M315 259l14-21M329 238l15-56M344 182l14-21M358 161h28M386 161l21 21M407 182v56M407 238l-15 14M392 252l-13 14M281 7v91M281 98h48M329 98v-77M329 21l15-14M344 7h35M379 7l28 21M407 28v49M407 77l-28 21M637 861h280M917 861v-280M637 861v-280M637 861v981M497 1982l140-140M693 861c0-31-25-56-56-56s-55 25-55 56 24 56 55 56 56-25 56-56z">
          <text:p/>
        </draw:path>
        <draw:polygon draw:style-name="gr6" draw:text-style-name="P7" draw:layer="layout" svg:width="0.111cm" svg:height="0.112cm" svg:x="9.974cm" svg:y="6.378cm" svg:viewBox="0 0 112 113" draw:points="55,56 112,56 105,28 85,8 55,0 27,8 7,28 0,56 7,85 27,106 55,113 85,106 105,85 112,58">
          <text:p/>
        </draw:polygon>
        <draw:path draw:style-name="gr5" draw:text-style-name="P6" draw:layer="layout" svg:width="2.66cm" svg:height="1.974cm" svg:x="8.77cm" svg:y="5.58cm" svg:viewBox="0 0 2661 1975" svg:d="M1190 161l-14 28M1176 189v35M1176 224l14 28M1190 252h28M1218 252l14-21M1232 231l15-56M1247 175l13-21M1260 154h29M1289 154l21 21M1310 175v56M1310 231l-29 28M1184 14v49M1184 63l21 28M1205 91h84M1289 91l21-28M1310 63v-42M1310 21l-21-21M1289 0h-21M1268 0l-21 21M1247 21v42M1247 63l13 28M140 1134h2521M2661 1134v-560M140 1134v-560M140 1134v701M0 1975l140-140M196 1134c0-31-26-56-56-56-31 0-57 25-57 56s26 56 57 56c30 0 56-25 56-56z">
          <text:p/>
        </draw:path>
        <draw:polygon draw:style-name="gr6" draw:text-style-name="P7" draw:layer="layout" svg:width="0.113cm" svg:height="0.112cm" svg:x="8.853cm" svg:y="6.658cm" svg:viewBox="0 0 114 113" draw:points="58,57 114,57 106,29 85,9 58,0 29,9 8,29 0,57 8,85 29,105 58,113 85,105 106,85 114,59">
          <text:p/>
        </draw:polygon>
        <draw:path draw:style-name="gr5" draw:text-style-name="P6" draw:layer="layout" svg:width="5.382cm" svg:height="3.024cm" svg:x="3.576cm" svg:y="5.58cm" svg:viewBox="0 0 5383 3025" svg:d="M5265 161l-14 28M5251 189v35M5251 224l14 28M5265 252h28M5293 252l14-21M5307 231l13-56M5320 175l15-21M5335 154h27M5362 154l21 21M5383 175v56M5383 231l-13 14M5370 245l-15 14M5272 84l-15-14M5257 70v-49M5257 21l15-21M5272 0h21M5293 0l14 14M5307 14v49M5307 14l21-14M5328 0h34M5362 0l21 14M5383 14v56M5383 70l-13 21M4774 574v1260M4634 1974l140-140M4705 161l-14 28M4691 189v35M4691 224l14 28M4705 252h27M4732 252l15-21M4747 231l14-56M4761 175l13-21M4774 154h29M4803 154l21 21M4824 175v56M4824 231l-29 28M4718 56l-21-7M4697 49h127M5055 574v1260M4914 1974l141-140M4985 161l-14 28M4971 189v35M4971 224l14 28M4985 252h28M5013 252l14-21M5027 231l13-56M5040 175l15-21M5055 154h27M5082 154l22 21M5104 175v56M5104 231l-29 28M4998 91l-21-21M4977 70v-49M4977 21l21-21M4998 0h21M5019 0l85 91M5104 91v-91M0 3025h1686M1686 3025v-2171M1686 854h2248M3934 854v-280M4214 574v280M3934 854h280M3989 854c0-31-24-56-55-56s-56 25-56 56 25 56 56 56 55-25 55-56z">
          <text:p/>
        </draw:path>
        <draw:polygon draw:style-name="gr6" draw:text-style-name="P7" draw:layer="layout" svg:width="0.111cm" svg:height="0.112cm" svg:x="7.454cm" svg:y="6.378cm" svg:viewBox="0 0 112 113" draw:points="57,56 112,56 105,28 85,8 57,0 27,8 7,28 0,56 7,85 27,106 57,113 85,106 105,85 112,58">
          <text:p/>
        </draw:polygon>
        <draw:path draw:style-name="gr5" draw:text-style-name="P6" draw:layer="layout" svg:width="7.897cm" svg:height="3.942cm" svg:x="7.705cm" svg:y="5.475cm" svg:viewBox="0 0 7898 3943" svg:d="M134 371l-134-63M0 308l134-63M92 350v-84M29 112l-21 28M8 140v35M8 175l21 28M29 203l21 14M50 217h35M85 217l28-14M113 203l21-28M134 175v-35M134 140l-28-35M29 14l-21-14M8 0h126M7386 3733h512M7898 3733v210M7386 3733v140M7386 3733v-210M7442 3733c0-31-25-56-56-56s-56 25-56 56 25 56 56 56 56-25 56-56z">
          <text:p/>
        </draw:path>
        <draw:polygon draw:style-name="gr6" draw:text-style-name="P7" draw:layer="layout" svg:width="0.112cm" svg:height="0.112cm" svg:x="15.034cm" svg:y="9.151cm" svg:viewBox="0 0 113 113" draw:points="57,56 113,56 105,28 85,7 57,0 28,7 8,28 0,56 8,84 28,105 57,113 85,105 105,84 113,57">
          <text:p/>
        </draw:polygon>
        <draw:path draw:style-name="gr7" draw:text-style-name="P6" draw:layer="layout" svg:width="9.57cm" svg:height="1.303cm" svg:x="6.032cm" svg:y="8.674cm" svg:viewBox="0 0 9571 1304" svg:d="M9571 1023v281M0 0v350">
          <text:p/>
        </draw:path>
        <draw:line draw:style-name="gr5" draw:text-style-name="P6" draw:layer="layout" svg:x1="6.032cm" svg:y1="9.059cm" svg:x2="6.032cm" svg:y2="9.024cm">
          <text:p/>
        </draw:line>
        <draw:line draw:style-name="gr7" draw:text-style-name="P6" draw:layer="layout" svg:x1="6.032cm" svg:y1="9.024cm" svg:x2="3.576cm" svg:y2="9.024cm">
          <text:p/>
        </draw:line>
        <draw:path draw:style-name="gr5" draw:text-style-name="P6" draw:layer="layout" svg:width="0.112cm" svg:height="0.112cm" svg:x="5.976cm" svg:y="8.968cm" svg:viewBox="0 0 113 113" svg:d="M113 57c0-32-25-57-56-57s-57 25-57 57c0 31 26 56 57 56s56-25 56-56z">
          <text:p/>
        </draw:path>
        <draw:polygon draw:style-name="gr6" draw:text-style-name="P7" draw:layer="layout" svg:width="0.112cm" svg:height="0.112cm" svg:x="5.976cm" svg:y="8.968cm" svg:viewBox="0 0 113 113" draw:points="57,57 113,57 106,28 85,8 57,0 29,8 8,28 0,57 8,85 29,105 57,113 85,105 106,85 113,58">
          <text:p/>
        </draw:polygon>
        <draw:path draw:style-name="gr5" draw:text-style-name="P6" draw:layer="layout" svg:width="2.141cm" svg:height="1.106cm" svg:x="3.576cm" svg:y="9.808cm" svg:viewBox="0 0 2142 1107" svg:d="M1756 1107v-1051M2142 196v-140M1756 56h386M1756 56h-1756M1813 56c0-31-25-56-57-56-31 0-56 25-56 56s25 56 56 56c32 0 57-25 57-56z">
          <text:p/>
        </draw:path>
        <draw:polygon draw:style-name="gr6" draw:text-style-name="P7" draw:layer="layout" svg:width="0.112cm" svg:height="0.112cm" svg:x="5.276cm" svg:y="9.808cm" svg:viewBox="0 0 113 113" draw:points="56,56 113,56 104,28 84,8 56,0 28,8 8,28 0,56 8,84 28,105 56,113 84,105 104,84 113,57">
          <text:p/>
        </draw:polygon>
        <draw:path draw:style-name="gr5" draw:text-style-name="P6" draw:layer="layout" svg:width="1.336cm" svg:height="1.043cm" svg:x="3.576cm" svg:y="11.761cm" svg:viewBox="0 0 1337 1044" svg:d="M1197 1044h-1197M1337 904l-140 140M979 876l-14-21M965 855l-21-14M944 841h-35M909 841l-28 14M881 855l-14 28M867 883v35M867 918l7 28M874 946l28 21M902 967h42M944 967l28-21M972 946l7-35M937 911h49M986 911v56M1035 855v-14M1035 841h92M1127 841l-50 126M1197 624h-1197M1337 484l-140 140M979 456l-14-21M965 435l-21-14M944 421h-35M909 421l-28 14M881 435l-14 28M867 463v35M867 498l7 28M874 526l28 21M902 547h42M944 547l28-21M972 526l7-35M937 491h49M986 491v56M1113 421h-50M1063 421l-28 21M1035 442v91M1035 533l28 21M1063 554h43M1106 554l21-21M1127 533v-21M1127 512l-21-28M1106 484h-43M1063 484l-28 14M1197 203h-1197M1337 63l-140 140M979 35l-14-21M965 14l-21-14M944 0h-35M909 0l-28 14M881 14l-14 28M867 42v35M867 77l7 28M874 105l28 21M902 126h42M944 126l28-21M972 105l7-35M937 70h49M986 70v56M1127 0h-92M1035 0v56M1035 56h78M1113 56l14 14M1127 70v35M1127 105l-21 21">
          <text:p/>
        </draw:path>
        <draw:path draw:style-name="gr5" draw:text-style-name="P6" draw:layer="layout" svg:width="1.336cm" svg:height="1.386cm" svg:x="3.576cm" svg:y="10.501cm" svg:viewBox="0 0 1337 1387" svg:d="M1106 1387h-50M1056 1387l-21-21M1197 1043h-1197M1337 903l-140 140M979 875l-14-21M965 854l-21-14M944 840h-35M909 840l-28 14M881 854l-14 28M867 882v35M867 917l7 28M874 945l28 21M902 966h42M944 966l28-21M972 945l7-35M937 910h49M986 910v56M1098 966v-126M1098 840l-84 91M1014 931h120M1197 623h-1197M1337 483l-140 140M979 455l-14-21M965 434l-21-14M944 420h-35M909 420l-28 14M881 434l-14 28M867 462v35M867 497l7 28M874 525l28 21M902 546h42M944 546l28-21M972 525l7-35M937 490h49M986 490v56M1042 434l14-14M1056 420h50M1106 420l21 21M1127 441v14M1127 455l-14 21M1113 476h-50M1113 476l14 21M1127 497v35M1127 532l-14 14M1113 546h-57M1056 546l-21-14M1197 203h-1197M1337 63l-140 140M979 35l-14-21M965 14l-21-14M944 0h-35M909 0l-28 14M881 14l-14 28M867 42v35M867 77l7 28M874 105l28 21M902 126h42M944 126l28-21M972 105l7-35M937 70h49M986 70v56M1035 21l21-21M1056 0h50M1106 0l21 21">
          <text:p/>
        </draw:path>
        <draw:path draw:style-name="gr5" draw:text-style-name="P6" draw:layer="layout" svg:width="1.336cm" svg:height="3.961cm" svg:x="3.576cm" svg:y="10.522cm" svg:viewBox="0 0 1337 3962" svg:d="M1127 0v21M1127 21l-92 84M1035 105h92M1197 3962h-1197M1337 3823l-140 139M923 3844l-14-21M909 3823l-21-14M888 3809h-35M853 3809l-28 14M825 3823l-14 28M811 3851v35M811 3886l7 28M818 3914l28 21M846 3935h42M888 3935l28-21M916 3914l7-35M881 3879h49M930 3879v56M1014 3830l7-21M1021 3809v126M1169 3830l7-21M1176 3809v126M1197 3543h-1197M1337 3403l-140 140M923 3424l-14-21M909 3403l-21-14M888 3389h-35M853 3389l-28 14M825 3403l-14 28M811 3431v35M811 3466l7 28M818 3494l28 21M846 3515h42M888 3515l28-21M916 3494l7-35M881 3459h49M930 3459v56M1014 3410l7-21M1021 3389v126M1218 3396l-21-7M1197 3389h-35M1162 3389l-21 7M1141 3396l-7 14M1134 3410v84M1134 3494l7 14M1141 3508l21 7M1162 3515h35M1197 3515l21-7M1218 3508l7-14M1225 3494v-84M1225 3410l-7-14M1218 3396l-77 112M1197 3122h-1197M1337 2982l-140 140M993 3003l-14-21M979 2982l-21-14M958 2968h-35M923 2968l-28 14M895 2982l-14 28M881 3010v35M881 3045l7 28M888 3073l28 21M916 3094h42M958 3094l28-21">
          <text:p/>
        </draw:path>
        <draw:path draw:style-name="gr5" draw:text-style-name="P6" draw:layer="layout" svg:width="0.189cm" svg:height="0.14cm" svg:x="4.527cm" svg:y="13.49cm" svg:viewBox="0 0 190 141" svg:d="M35 106l7-35M0 71h49M49 71v56M141 141l49-120M190 21l-28-21M162 0h-42M120 0l-28 21M92 21v28">
          <text:p/>
        </draw:path>
        <draw:path draw:style-name="gr5" draw:text-style-name="P6" draw:layer="layout" svg:width="4.973cm" svg:height="7.783cm" svg:x="3.576cm" svg:y="13.056cm" svg:viewBox="0 0 4974 7784" svg:d="M1042 483l28 21M1070 504h49M1196 168h-1196M1336 28l-140 140M979 35l-14-21M965 14l-21-14M944 0h-35M909 0l-28 14M881 14l-14 28M867 42v35M867 77l7 28M874 105l28 21M902 126h42M944 126l28-21M972 105l7-35M937 70h49M986 70v56M1105 56l21-21M1126 35v-14M1126 21l-21-21M1105 0h-49M1056 0l-21 21M1035 21v14M1035 35l21 21M1056 56h49M1105 56l21 21M1126 77v35M1126 112l-21 14M1105 126h-49M1056 126l-21-14M1035 112v-35M1035 77l21-21M2543 7728v-1070M2543 6658h2431M4974 6658v-227M2543 7728h-2543M2543 7728h228M2911 7588l-140 140M2599 7728c0-31-25-56-56-56s-56 25-56 56 25 56 56 56 56-25 56-56z">
          <text:p/>
        </draw:path>
        <draw:polygon draw:style-name="gr6" draw:text-style-name="P7" draw:layer="layout" svg:width="0.112cm" svg:height="0.112cm" svg:x="6.063cm" svg:y="20.727cm" svg:viewBox="0 0 113 113" draw:points="56,57 113,57 106,28 84,8 56,0 28,8 8,28 0,57 8,85 28,106 56,113 84,106 106,85 113,59">
          <text:p/>
        </draw:polygon>
        <draw:path draw:style-name="gr5" draw:text-style-name="P6" draw:layer="layout" svg:width="4.693cm" svg:height="1.927cm" svg:x="3.576cm" svg:y="18.821cm" svg:viewBox="0 0 4694 1928" svg:d="M972 1795v133M1070 1795l-98 98M1007 1858l63 70M1119 1928v-126M1119 1802h63M1182 1802l28 14M1210 1816l21 28M1231 1844v42M1231 1886l-21 28M1210 1914l-28 14M1182 1928h-63M1287 1823l21-21M1308 1802h49M1357 1802l21 21M1378 1823v21M1378 1844l-91 84M1287 1928h91M2243 1543v-1057M2243 486h2451M4694 486v-486M2243 1543h528M2911 1403l-140 140M2243 1543h-2243M2299 1543c0-31-25-56-56-56s-56 25-56 56 25 56 56 56 56-25 56-56z">
          <text:p/>
        </draw:path>
        <draw:polygon draw:style-name="gr6" draw:text-style-name="P7" draw:layer="layout" svg:width="0.112cm" svg:height="0.112cm" svg:x="5.763cm" svg:y="20.307cm" svg:viewBox="0 0 113 113" draw:points="56,56 113,56 105,28 85,8 56,0 28,8 8,28 0,56 8,85 28,106 56,113 85,106 105,85 113,58">
          <text:p/>
        </draw:polygon>
        <draw:path draw:style-name="gr5" draw:text-style-name="P6" draw:layer="layout" svg:width="2.911cm" svg:height="1.785cm" svg:x="3.576cm" svg:y="18.543cm" svg:viewBox="0 0 2912 1786" svg:d="M1008 1653v133M1106 1653l-98 98M1043 1716l63 70M1155 1786v-126M1155 1660h63M1218 1660l28 14M1246 1674l21 28M1267 1702v42M1267 1744l-21 28M1246 1772l-28 14M1218 1786h-63M1358 1681l7-21M1365 1660v126M2667 1401h105M2912 1261l-140 140M2667 1401h-2667M973 1233v133M1071 1233l-98 98M1008 1296l63 70M1120 1366v-126M1120 1240h63M1183 1240l28 14M1211 1254l21 28M1232 1282v42M1232 1324l-21 28M1211 1352l-28 14M1183 1366h-63M1372 1247l-21-7M1351 1240h-35M1316 1240l-21 7M1295 1247l-7 14M1288 1261v84M1288 1345l7 14M1295 1359l21 7M1316 1366h35M1351 1366l21-7M1372 1359l7-14M1379 1345v-84M1379 1261l-7-14M1372 1247l-77 112M2772 981h-2772M2912 841l-140 140M1073 827l-28-14M1045 813h-35M1010 813l-28 14M982 827v28M982 855l21 14M1003 869l56 14M1059 883l21 21M1080 904v28M1080 932l-21 14M1059 946h-56M1003 946l-14-7M989 939l-14-14M1178 841l7-21M1185 820v126M1297 841l21-21M1318 820h49M1367 820l21 21M1388 841v21M1388 862l-91 84M1297 946h91M2772 140h-2772M2912 0l-140 140">
          <text:p/>
        </draw:path>
        <draw:path draw:style-name="gr5" draw:text-style-name="P6" draw:layer="layout" svg:width="2.911cm" svg:height="1.91cm" svg:x="3.576cm" svg:y="17.193cm" svg:viewBox="0 0 2912 1911" svg:d="M1178 1274l-28-14M1150 1260h-35M1115 1260l-28 14M1087 1274v28M1087 1302l21 14M1108 1316l56 14M1164 1330l21 14M1185 1344v28M1185 1372l-21 21M1164 1393h-56M1108 1393l-14-14M1094 1379l-14-14M1248 1288l21-21M1269 1267h49M1318 1267l21 21M1339 1288v21M1339 1309l-91 84M1248 1393h91M2772 1911h-2772M2912 1771l-140 140M1178 1694l-28-14M1150 1680h-35M1115 1680l-28 14M1087 1694v28M1087 1722l21 14M1108 1736l56 14M1164 1750l21 14M1185 1764v28M1185 1792l-21 21M1164 1813h-56M1108 1813l-14-14M1094 1799l-14-14M1283 1708l7-21M1290 1687v126M2772 230h-2772M2912 90l-140 140M1178 13l-28-13M1150 0h-35M1115 0l-28 13M1087 13v29M1087 42l21 13M1108 55l56 14M1164 69l21 15M1185 84v27M1185 111l-21 21M1164 132h-56M1108 132l-14-14M1094 118l-14-14M1339 6h-91M1248 6v49M1248 55h77M1325 55l14 14M1339 69v35M1339 104l-21 28M1318 132h-49M1269 132l-21-28M2772 1071h-2772M2912 930l-140 141M1178 853l-28-14M1150 839h-35M1115 839l-28 14M1087 853v28M1087 881l21 14M1108 895l56 14">
          <text:p/>
        </draw:path>
        <draw:path draw:style-name="gr5" draw:text-style-name="P6" draw:layer="layout" svg:width="2.911cm" svg:height="2.561cm" svg:x="3.576cm" svg:y="15.604cm" svg:viewBox="0 0 2912 2562" svg:d="M1164 2499l21 14M1185 2513v28M1185 2541l-21 21M1164 2562h-56M1108 2562l-28-28M1255 2450l14-14M1269 2436h49M1318 2436l21 14M1339 2450v21M1339 2471l-14 14M1325 2485h-49M1325 2485l14 21M1339 2506v35M1339 2541l-14 21M1325 2562h-56M1269 2562l-21-14M2772 2240h-2772M2912 2100l-140 140M1178 2023l-28-14M1150 2009h-35M1115 2009l-28 14M1087 2023v28M1087 2051l21 14M1108 2065l56 14M1164 2079l21 14M1185 2093v28M1185 2121l-21 21M1164 2142h-56M1108 2142l-14-14M1094 2128l-14-13M1311 2142v-126M1311 2016l-84 84M1227 2100h119M2772 560h-2772M2912 420l-140 140M1178 349l-28-13M1150 336h-35M1115 336l-28 13M1087 349v29M1087 378l21 13M1108 391l56 15M1164 406l21 14M1185 420v27M1185 447l-21 21M1164 468h-56M1108 468l-14-14M1094 454l-14-13M1318 391l21-13M1339 378v-21M1339 357l-21-14M1318 343h-49M1269 343l-21 14M1248 357v21M1248 378l21 13M1269 391h49M1318 391l21 21M1339 412v35M1339 447l-21 21M1318 468h-49M1269 468l-21-21M1248 447v-35M1248 412l21-21M2772 140h-2772M2912 0l-140 140">
          <text:p/>
        </draw:path>
        <draw:path draw:style-name="gr5" draw:text-style-name="P6" draw:layer="layout" svg:width="0.098cm" svg:height="0.084cm" svg:x="4.662cm" svg:y="15.52cm" svg:viewBox="0 0 99 85" svg:d="M91 13l-28-13M63 0h-35M28 0l-28 13M0 13v29M0 42l21 15M21 57l56 13M77 70l22 15">
          <text:p/>
        </draw:path>
        <draw:path draw:style-name="gr5" draw:text-style-name="P6" draw:layer="layout" svg:width="2.911cm" svg:height="2.323cm" svg:x="3.576cm" svg:y="14.68cm" svg:viewBox="0 0 2912 2324" svg:d="M1185 925v27M1185 952l-21 21M1164 973h-56M1108 973l-14-13M1094 960l-14-14M1290 981l49-112M1339 869l-28-21M1311 848h-42M1269 848l-28 21M1241 869v21M1241 890l28 28M1269 918h49M2772 2324h-2772M2912 2184l-140 140M1178 2107l-28-13M1150 2094h-35M1115 2094l-28 13M1087 2107v28M1087 2135l21 15M1108 2150l56 13M1164 2163l21 14M1185 2177v28M1185 2205l-21 21M1164 2226h-56M1108 2226l-14-13M1094 2213l-14-15M1325 2100h-49M1276 2100l-28 21M1248 2121v84M1248 2205l28 21M1276 2226h42M1318 2226l21-21M1339 2205v-21M1339 2184l-21-21M1318 2163h-42M1276 2163l-28 14M2772 1904h-2772M2912 1764l-140 140M1178 1694l-28-14M1150 1680h-35M1115 1680l-28 14M1087 1694v21M1087 1715l21 15M1108 1730l56 13M1164 1743l21 14M1185 1757v29M1185 1786l-21 21M1164 1807h-56M1108 1807l-28-29M1248 1694v-6M1248 1688h91M1339 1688l-49 119M2772 224h-2772M2912 83l-140 141M1108 14l-28-14M1080 0h-35M1045 0l-28 14M1017 14v28M1017 42l21 14M1038 56l56 14M1094 70l21 13M1115 83v29M1115 112l-21 21M1094 133h-56">
          <text:p/>
        </draw:path>
        <draw:path draw:style-name="gr5" draw:text-style-name="P6" draw:layer="layout" svg:width="2.911cm" svg:height="0.637cm" svg:x="3.576cm" svg:y="14.687cm" svg:viewBox="0 0 2912 638" svg:d="M1038 126l-14-14M1024 112l-14-15M1213 21l7-21M1220 0v126M1367 21l7-21M1374 0v126M2772 638h-2772M2912 498l-140 140M1108 428l-28-14M1080 414h-35M1045 414l-28 14M1017 428v28M1017 456l21 14M1038 470l56 13M1094 483l21 15M1115 498v27M1115 525l-21 22M1094 547h-56M1038 547l-14-14M1024 533l-14-14M1213 441l7-20M1220 421v126M1416 428l-21-7M1395 421h-35M1360 421l-21 7M1339 428l-7 13M1332 441v78M1332 519l7 14M1339 533l21 14M1360 547h35M1395 547l21-14M1416 533l7-14M1423 519v-78M1423 441l-7-13M1416 428l-77 105">
          <text:p/>
        </draw:path>
        <draw:line draw:style-name="gr7" draw:text-style-name="P6" draw:layer="layout" svg:x1="4.954cm" svg:y1="22.354cm" svg:x2="4.954cm" svg:y2="22.043cm">
          <text:p/>
        </draw:line>
        <draw:line draw:style-name="gr5" draw:text-style-name="P6" draw:layer="layout" svg:x1="4.954cm" svg:y1="22.354cm" svg:x2="4.954cm" svg:y2="22.529cm">
          <text:p/>
        </draw:line>
        <draw:path draw:style-name="gr7" draw:text-style-name="P6" draw:layer="layout" svg:width="2.257cm" svg:height="0.154cm" svg:x="3.576cm" svg:y="22.043cm" svg:viewBox="0 0 2258 155" svg:d="M2258 0v155M1378 0h880M0 0h1378">
          <text:p/>
        </draw:path>
        <draw:path draw:style-name="gr5" draw:text-style-name="P6" draw:layer="layout" svg:width="0.112cm" svg:height="0.112cm" svg:x="4.898cm" svg:y="21.987cm" svg:viewBox="0 0 113 113" svg:d="M113 57c0-32-25-57-56-57-32 0-57 25-57 57 0 31 25 56 57 56 31 0 56-25 56-56z">
          <text:p/>
        </draw:path>
        <draw:polygon draw:style-name="gr6" draw:text-style-name="P7" draw:layer="layout" svg:width="0.112cm" svg:height="0.112cm" svg:x="4.898cm" svg:y="21.987cm" svg:viewBox="0 0 113 113" draw:points="57,57 113,57 105,28 85,8 57,0 28,8 8,28 0,57 8,85 28,105 57,113 85,105 105,85 113,59">
          <text:p/>
        </draw:polygon>
        <draw:line draw:style-name="gr5" draw:text-style-name="P6" draw:layer="layout" svg:x1="14.187cm" svg:y1="23.917cm" svg:x2="14.187cm" svg:y2="23.987cm">
          <text:p/>
        </draw:line>
        <draw:line draw:style-name="gr7" draw:text-style-name="P6" draw:layer="layout" svg:x1="14.187cm" svg:y1="23.917cm" svg:x2="14.187cm" svg:y2="23.623cm">
          <text:p/>
        </draw:line>
        <draw:path draw:style-name="gr5" draw:text-style-name="P6" draw:layer="layout" svg:width="7.527cm" svg:height="0.266cm" svg:x="3.576cm" svg:y="21.567cm" svg:viewBox="0 0 7528 267" svg:d="M0 57h1092M1092 57M1092 57h3458M7528 57h-2978M4550 57v210M4607 57c0-32-26-57-57-57-30 0-56 25-56 57 0 31 26 56 56 56 31 0 57-25 57-56z">
          <text:p/>
        </draw:path>
        <draw:polygon draw:style-name="gr6" draw:text-style-name="P7" draw:layer="layout" svg:width="0.113cm" svg:height="0.112cm" svg:x="8.069cm" svg:y="21.567cm" svg:viewBox="0 0 114 113" draw:points="57,56 114,56 106,28 85,8 57,0 29,8 8,28 0,56 8,84 29,106 57,113 85,106 106,84 114,58">
          <text:p/>
        </draw:polygon>
        <draw:path draw:style-name="gr5" draw:text-style-name="P6" draw:layer="layout" svg:width="7.527cm" svg:height="0.686cm" svg:x="3.576cm" svg:y="21.147cm" svg:viewBox="0 0 7528 687" svg:d="M0 56h1617M1617 56M1617 56h2513M7528 56h-3398M4130 687v-631M4187 56c0-31-26-56-57-56-30 0-56 25-56 56s26 56 56 56c31 0 57-25 57-56z">
          <text:p/>
        </draw:path>
        <draw:polygon draw:style-name="gr6" draw:text-style-name="P7" draw:layer="layout" svg:width="0.113cm" svg:height="0.112cm" svg:x="7.649cm" svg:y="21.147cm" svg:viewBox="0 0 114 113" draw:points="57,56 114,56 106,28 86,8 57,0 30,8 8,28 0,56 8,85 30,106 57,113 86,106 106,85 114,58">
          <text:p/>
        </draw:polygon>
        <draw:path draw:style-name="gr7" draw:text-style-name="P6" draw:layer="layout" svg:width="0.42cm" svg:height="0.42cm" svg:x="7.705cm" svg:y="22.113cm" svg:viewBox="0 0 421 421" svg:d="M421 0v210M421 210h-421M0 210v-210M0 210v211">
          <text:p/>
        </draw:path>
        <draw:path draw:style-name="gr5" draw:text-style-name="P6" draw:layer="layout" svg:width="0.113cm" svg:height="0.112cm" svg:x="7.649cm" svg:y="22.267cm" svg:viewBox="0 0 114 113" svg:d="M114 56c0-31-26-56-57-56-30 0-57 25-57 56s27 57 57 57c31 0 57-26 57-57z">
          <text:p/>
        </draw:path>
        <draw:polygon draw:style-name="gr6" draw:text-style-name="P7" draw:layer="layout" svg:width="0.113cm" svg:height="0.112cm" svg:x="7.649cm" svg:y="22.267cm" svg:viewBox="0 0 114 113" draw:points="57,56 114,56 106,28 86,8 57,0 30,8 8,28 0,56 8,84 30,105 57,113 86,105 106,84 114,58">
          <text:p/>
        </draw:polygon>
        <draw:path draw:style-name="gr5" draw:text-style-name="P6" draw:layer="layout" svg:width="2.384cm" svg:height="1.51cm" svg:x="11.523cm" svg:y="20.713cm" svg:viewBox="0 0 2385 1511" svg:d="M2385 1511v-601M2385 910h-1597M0 910h788M788 0v910M844 910c0-31-26-56-56-56-31 0-56 25-56 56s25 56 56 56c30 0 56-25 56-56z">
          <text:p/>
        </draw:path>
        <draw:polygon draw:style-name="gr6" draw:text-style-name="P7" draw:layer="layout" svg:width="0.112cm" svg:height="0.112cm" svg:x="12.255cm" svg:y="21.567cm" svg:viewBox="0 0 113 113" draw:points="57,56 113,56 105,28 85,8 57,0 29,8 7,28 0,56 7,84 29,106 57,113 85,106 105,84 113,58">
          <text:p/>
        </draw:polygon>
        <draw:path draw:style-name="gr5" draw:text-style-name="P6" draw:layer="layout" svg:width="0.468cm" svg:height="0.49cm" svg:x="11.899cm" svg:y="19.803cm" svg:viewBox="0 0 469 491" svg:d="M0 491v-280M0 211h413M413 211v-211M413 211v280M469 211c0-31-26-56-56-56-31 0-56 25-56 56s25 56 56 56c30 0 56-25 56-56z">
          <text:p/>
        </draw:path>
        <draw:polygon draw:style-name="gr6" draw:text-style-name="P7" draw:layer="layout" svg:width="0.112cm" svg:height="0.112cm" svg:x="12.255cm" svg:y="19.957cm" svg:viewBox="0 0 113 113" draw:points="57,56 113,56 105,28 85,8 57,0 29,8 7,28 0,56 7,85 29,106 57,113 85,106 105,85 113,59">
          <text:p/>
        </draw:polygon>
        <draw:path draw:style-name="gr5" draw:text-style-name="P6" draw:layer="layout" svg:width="2.944cm" svg:height="1.51cm" svg:x="11.523cm" svg:y="20.713cm" svg:viewBox="0 0 2945 1511" svg:d="M2945 1511v-1021M2945 490h-2569M0 490h376M376 490v-490M432 490c0-31-25-56-56-56s-56 25-56 56 25 56 56 56 56-25 56-56z">
          <text:p/>
        </draw:path>
        <draw:polygon draw:style-name="gr6" draw:text-style-name="P7" draw:layer="layout" svg:width="0.112cm" svg:height="0.112cm" svg:x="11.843cm" svg:y="21.147cm" svg:viewBox="0 0 113 113" draw:points="56,56 113,56 105,28 84,8 56,0 28,8 8,28 0,56 8,85 28,106 56,113 84,106 105,85 113,58">
          <text:p/>
        </draw:polygon>
        <draw:path draw:style-name="gr5" draw:text-style-name="P6" draw:layer="layout" svg:width="2.811cm" svg:height="0.555cm" svg:x="3.576cm" svg:y="22.806cm" svg:viewBox="0 0 2812 556" svg:d="M0 498h777M777 498v2M777 500h2035v-245M1379 0v500M1435 500c0-31-25-56-56-56s-56 25-56 56 25 56 56 56 56-25 56-56z">
          <text:p/>
        </draw:path>
        <draw:polygon draw:style-name="gr6" draw:text-style-name="P7" draw:layer="layout" svg:width="0.112cm" svg:height="0.112cm" svg:x="4.898cm" svg:y="23.249cm" svg:viewBox="0 0 113 113" draw:points="57,56 113,56 105,28 85,7 57,0 28,7 8,28 0,56 8,84 28,105 57,113 85,105 105,84 113,58">
          <text:p/>
        </draw:polygon>
        <draw:path draw:style-name="gr5" draw:text-style-name="P6" draw:layer="layout" svg:width="0.336cm" svg:height="1.015cm" svg:x="8.213cm" svg:y="18.051cm" svg:viewBox="0 0 337 1016" svg:d="M337 1016v-945M337 71h-280M57 71v280M57 71v-71M113 71c0-31-25-56-56-56s-57 25-57 56c0 30 26 55 57 55s56-25 56-55z">
          <text:p/>
        </draw:path>
        <draw:polygon draw:style-name="gr6" draw:text-style-name="P7" draw:layer="layout" svg:width="0.112cm" svg:height="0.111cm" svg:x="8.213cm" svg:y="18.066cm" svg:viewBox="0 0 113 112" draw:points="57,56 113,56 105,27 85,7 57,0 29,7 7,27 0,56 7,84 29,105 57,112 85,105 105,84 113,58">
          <text:p/>
        </draw:polygon>
        <draw:path draw:style-name="gr5" draw:text-style-name="P6" draw:layer="layout" svg:width="7.163cm" svg:height="0.393cm" svg:x="18.1cm" svg:y="13.664cm" svg:viewBox="0 0 7164 394" svg:d="M7164 338h-7164M210 338v-338M266 338c0-31-25-57-56-57s-56 26-56 57c0 30 25 56 56 56s56-26 56-56z">
          <text:p/>
        </draw:path>
        <draw:polygon draw:style-name="gr6" draw:text-style-name="P7" draw:layer="layout" svg:width="0.112cm" svg:height="0.113cm" svg:x="18.254cm" svg:y="13.944cm" svg:viewBox="0 0 113 114" draw:points="56,57 113,57 105,29 85,8 56,0 28,8 8,29 0,57 8,85 28,105 56,114 85,105 105,85 113,58">
          <text:p/>
        </draw:polygon>
        <draw:path draw:style-name="gr7" draw:text-style-name="P6" draw:layer="layout" svg:width="34.257cm" svg:height="15.823cm" svg:x="5.717cm" svg:y="8.004cm" svg:viewBox="0 0 34258 15824" svg:d="M10134 14639v-5505h23671v-9134h453M0 2280v210M9100 15824h1034M10134 15824v-765">
          <text:p/>
        </draw:path>
        <draw:path draw:style-name="gr9" draw:text-style-name="P6" draw:layer="layout" svg:width="26.547cm" svg:height="13.39cm" svg:x="6.487cm" svg:y="7.498cm" svg:viewBox="0 0 26548 13391" svg:d="M26548 56h-25743M805 7257v-7201M0 13391v-13335M805 56h-805M861 56c0-31-25-56-56-56s-56 25-56 56 25 56 56 56 56-25 56-56z">
          <text:p/>
        </draw:path>
        <draw:polygon draw:style-name="gr6" draw:text-style-name="P7" draw:layer="layout" svg:width="0.112cm" svg:height="0.112cm" svg:x="7.236cm" svg:y="7.498cm" svg:viewBox="0 0 113 113" draw:points="57,56 113,56 105,28 85,8 57,0 28,8 8,28 0,56 8,84 28,104 57,113 85,104 105,84 113,57">
          <text:p/>
        </draw:polygon>
        <draw:path draw:style-name="gr5" draw:text-style-name="P6" draw:layer="layout" svg:width="0.133cm" svg:height="0.259cm" svg:x="7.079cm" svg:y="14.496cm" svg:viewBox="0 0 134 260" svg:d="M134 260l-134-56M0 204l134-63M92 246v-91M134 99h-127M7 99v-57M7 42l7-28M14 14l14-7M28 7h15M43 7l14 7M57 14l14 21M71 35v64M71 35l7-21M78 14l14-14M92 0h21M113 0l14 14M127 14l7 21M134 35v64">
          <text:p/>
        </draw:path>
        <draw:path draw:style-name="gr9" draw:text-style-name="P6" draw:layer="layout" svg:width="11.417cm" svg:height="7.254cm" svg:x="4.912cm" svg:y="7.274cm" svg:viewBox="0 0 11418 7255" svg:d="M0 7255v-7255M0 0h11418">
          <text:p/>
        </draw:path>
        <draw:path draw:style-name="gr5" draw:text-style-name="P6" draw:layer="layout" svg:width="0.133cm" svg:height="0.272cm" svg:x="4.697cm" svg:y="7.394cm" svg:viewBox="0 0 134 273" svg:d="M134 273l-134-55M0 218l134-63M92 260v-91M134 120l-134-57M0 63l134-63M92 106v-92">
          <text:p/>
        </draw:path>
        <draw:path draw:style-name="gr10" draw:text-style-name="P6" draw:layer="layout" svg:width="10.044cm" svg:height="2.941cm" svg:x="8.056cm" svg:y="13.315cm" svg:viewBox="0 0 10045 2942" svg:d="M3744 2521h140M3884 2521v421M3884 2942h-140M3744 2942v-421M4619 2591h210M4829 2591v281M4829 2872h-210M4619 2872v-281M0 861h280M280 861v140M280 1001h-280M0 1001v-140M0 1280h280M280 1280v140M280 1420h-280M0 1420v-140M594 1853h141M735 1853v420M735 2273h-141M594 2273v-420M1224 1853h140M1364 1853v420M1364 2273h-140M1224 2273v-420M1784 1853h140M1924 1853v420M1924 2273h-140M1784 2273v-420M3394 1891h280M3674 1891v140M3674 2031h-280M3394 2031v-140M6334 365h806M7140 365v839M7140 1204h-806M6334 1204v-839M7420 470h210M7630 470v280M7630 750h-210M7420 750v-280M8575 0h420M8995 0v140M8995 140h-420M8575 140v-140M9625 616h420M10045 616v140M10045 756h-420M9625 756v-140M0 433h280M280 433v140M280 573h-280M0 573v-140">
          <text:p/>
        </draw:path>
        <draw:path draw:style-name="gr5" draw:text-style-name="P6" draw:layer="layout" svg:width="1.855cm" svg:height="0.749cm" svg:x="9.935cm" svg:y="12.636cm" svg:viewBox="0 0 1856 750" svg:d="M14 84l21-21M35 63h49M84 63l21 21M105 84v21M105 105l-91 84M14 189h91M231 189h-35M196 189l-28-13M168 176l-14-36M154 140v-35M154 105l14-27M168 78l28-15M196 63h35M231 63l28 15M259 78l15 27M274 105v35M274 140l-15 36M259 176l-28 13M210 147l57 50M14 364l21-21M35 343h49M84 343l21 21M105 364v21M105 385l-91 85M14 470h91M231 470h-35M196 470l-28-13M168 457l-14-37M154 420v-35M154 385l14-27M168 358l28-15M196 343h35M231 343l28 15M259 358l15 27M274 385v35M274 420l-15 37M259 457l-28 13M210 427l57 51M112 652l-14-13M98 639l-21-15M77 624h-35M42 624l-28 15M14 639l-14 21M0 660v34M0 694l7 29M7 723l28 27M35 750h42M77 750l28-27M105 723l7-29M70 694h49M119 694v56M154 750v-132M154 618l113 132M267 750v-132M309 750v-126M309 624h63M372 624l28 15M400 639l21 27M421 666v36M421 702l-21 27M400 729l-28 21M372 750h-63M105 0h211M1856 645l-28-21">
          <text:p/>
        </draw:path>
        <draw:path draw:style-name="gr5" draw:text-style-name="P6" draw:layer="layout" svg:width="0.315cm" svg:height="0.749cm" svg:x="11.685cm" svg:y="12.636cm" svg:viewBox="0 0 316 750" svg:d="M77 624h-42M35 624l-28 21M7 645l-7 21M0 666v36M0 702l7 27M7 729l28 21M35 750h42M77 750l28-27M162 618v132M260 618l-98 90M197 673l63 77M21 358l14-15M35 343h49M84 343l21 15M105 358v21M105 379l-14 14M91 393h-49M91 393l14 21M105 414v34M105 448l-14 22M91 470h-56M35 470l-21-13M232 470h-35M197 470l-28-13M169 457l-14-37M155 420v-35M155 385l14-27M169 358l28-15M197 343h35M232 343l28 15M260 358l14 27M274 385v35M274 420l-14 37M260 457l-28 13M211 427l56 51M21 78l14-15M35 63h49M84 63l21 15M105 78v20M105 98l-14 15M91 113h-49M91 113l14 21M105 134v34M105 168l-14 21M91 189h-56M35 189l-21-13M232 189h-35M197 189l-28-13M169 176l-14-36M155 140v-35M155 105l14-27M169 78l28-15M197 63h35M232 63l28 15M260 78l14 27M274 105v35M274 140l-14 36M260 176l-28 13M211 147l56 50M105 0h211">
          <text:p/>
        </draw:path>
        <draw:path draw:style-name="gr10" draw:text-style-name="P6" draw:layer="layout" svg:width="1.82cm" svg:height="2.663cm" svg:x="16.63cm" svg:y="11.001cm" svg:viewBox="0 0 1821 2664" svg:d="M0 0h420M420 0v140M420 140h-420M0 140v-140M1051 723h420M1471 723v140M1471 863h-420M1051 863v-140M1821 2105h-700M1121 2105v559M1121 2664h700M1821 2664v-559">
          <text:p/>
        </draw:path>
        <draw:path draw:style-name="gr5" draw:text-style-name="P6" draw:layer="layout" svg:width="0.49cm" svg:height="1.203cm" svg:x="9.9cm" svg:y="11.237cm" svg:viewBox="0 0 491 1204" svg:d="M141 84l-29-21M112 63h-42M70 63l-28 21M42 84l-7 21M35 105v35M35 140l7 28M42 168l28 21M70 189h42M112 189l29-28M197 56v133M197 189h105M351 189v-126M351 63h84M435 63l21 21M456 84v21M456 105l-21 21M435 126l-28 6M407 132h-56M407 132l49 57M84 365l7-21M91 344v126M267 470h-35M232 470l-28-15M204 455l-14-34M190 421v-35M190 386l14-28M204 358l28-14M232 344h35M267 344l28 14M295 358l14 28M309 386v35M309 421l-14 34M295 455l-28 15M246 428l56 48M84 645l7-21M91 624v126M267 750h-35M232 750l-28-14M204 736l-14-36M190 700v-34M190 666l14-29M204 637l28-13M232 624h35M267 624l28 13M295 637l14 29M309 666v34M309 700l-14 36M295 736l-28 14M246 708l56 48M84 925l7-21M91 904v126M190 1030v-126M190 904h63M253 904l28 13M281 917l21 29M302 946v34M302 980l-21 29M281 1009l-28 21M253 1030h-63M0 0h491M141 561h210M49 1204l21-21M70 1183h49M119 1183l22 21">
          <text:p/>
        </draw:path>
        <draw:path draw:style-name="gr5" draw:text-style-name="P6" draw:layer="layout" svg:width="2.009cm" svg:height="1.253cm" svg:x="9.949cm" svg:y="11.293cm" svg:viewBox="0 0 2010 1254" svg:d="M91 1148v21M91 1169l-91 85M0 1254h91M140 1254v-127M140 1127h63M203 1127l28 15M231 1142l21 27M252 1169v35M252 1204l-21 29M231 1233l-28 21M203 1254h-63M1814 974v-126M1814 848l-84 84M1730 932h119M1891 974v-126M1891 848h63M1954 848l28 13M1982 861l21 29M2003 890v34M2003 924l-21 29M1982 953l-28 21M1954 974h-63M1814 694v-127M1814 567l-84 85M1730 652h119M1968 694h-35M1933 694l-28-14M1905 680l-14-36M1891 644v-34M1891 610l14-30M1905 580l28-13M1933 567h35M1968 567l28 13M1996 580l14 30M2010 610v34M2010 644l-14 36M1996 680l-28 14M1947 652l56 48M1814 413v-126M1814 287l-84 84M1730 371h119M1968 413h-35M1933 413l-28-15M1905 398l-14-34M1891 364v-35M1891 329l14-28M1905 301l28-14M1933 287h35M1968 287l28 14M1996 301l14 28M2010 329v35M2010 364l-14 34M1996 398l-28 15M1947 371l56 48M1590 0l63 133M1653 133l63-133M1856 28l-28-21M1828 7h-42M1786 7l-28 21M1758 28l-7 21M1751 49v35M1751 84l7 28M1758 112l28 21M1786 133h42">
          <text:p/>
        </draw:path>
        <draw:path draw:style-name="gr5" draw:text-style-name="P6" draw:layer="layout" svg:width="0.301cm" svg:height="1.246cm" svg:x="11.699cm" svg:y="11.3cm" svg:viewBox="0 0 302 1247" svg:d="M77 126l28-28M260 21l-28-21M232 0h-43M189 0l-28 21M161 21l-7 21M154 42v35M154 77l7 28M161 105l28 21M189 126h43M232 126l28-28M91 497h211M7 1135l14-15M21 1120h49M70 1120l21 15M91 1135v20M91 1155l-14 15M77 1170h-49M77 1170l14 21M91 1191v35M91 1226l-14 21M77 1247h-56M21 1247l-21-14M140 1247v-127M140 1120h64M204 1120l28 15M232 1135l21 27M253 1162v35M253 1197l-21 29M232 1226l-28 21M204 1247h-64">
          <text:p/>
        </draw:path>
        <draw:path draw:style-name="gr10" draw:text-style-name="P6" draw:layer="layout" svg:width="4.06cm" svg:height="3.876cm" svg:x="14.39cm" svg:y="8.515cm" svg:viewBox="0 0 4061 3877" svg:d="M0 3037h805M805 3037v840M805 3877h-805M0 3877v-840M2240 210h420M2660 210v140M2660 350h-420M2240 350v-140M4061 0h-701M3360 0v560M3360 560h701M4061 560v-560M3290 911h420M3710 911v140M3710 1051h-420M3290 1051v-140M4061 2277h-631M3430 2277v560M3430 2837h631M4061 2837v-560">
          <text:p/>
        </draw:path>
        <draw:path draw:style-name="gr5" draw:text-style-name="P6" draw:layer="layout" svg:width="1.218cm" svg:height="0.413cm" svg:x="10.988cm" svg:y="6.756cm" svg:viewBox="0 0 1219 414" svg:d="M1100 316l-14 28M1086 344v35M1086 379l14 28M1100 407h28M1128 407l14-21M1142 386l14-56M1156 330l21-21M1177 309h28M1205 309l14 21M1219 330v56M1219 386l-7 14M1212 400l-14 14M1114 211l-21-7M1093 204h126M1114 92l-21-21M1093 71v-50M1093 21l21-21M1114 0h21M1135 0l84 92M1219 92v-92M540 316l-15 28M525 344v35M525 379l15 28M540 407h27M567 407l15-21M582 386l14-56M596 330l21-21M617 309h28M645 309l14 21M659 330v56M659 386l-7 14M652 400l-14 14M553 211l-21-7M532 204h127M540 7l-8 21M532 28v36M532 64l8 21M540 85l13 7M553 92h85M638 92l14-7M652 85l7-21M659 64v-36M659 28l-7-21M652 7l-14-7M638 0h-85M553 0l-13 7M540 7l112 78M820 316l-14 28M806 344v35M806 379l14 28M820 407h28M848 407l14-21M862 386l14-56M876 330l21-21M897 309h28M925 309l14 21M939 330v56M939 386l-7 14M932 400l-14 14M834 211l-21-7M813 204h126M834 57l-21-7M813 50h126M15 316l-15 28">
          <text:p/>
        </draw:path>
        <draw:path draw:style-name="gr5" draw:text-style-name="P6" draw:layer="layout" svg:width="1.301cm" svg:height="0.259cm" svg:x="9.834cm" svg:y="6.91cm" svg:viewBox="0 0 1302 260" svg:d="M1154 190v35M1154 225l15 28M1169 253h27M1196 253l15-21M1211 232l13-57M1224 175l22-21M1246 154h28M1274 154l14 21M1288 175v57M1288 232l-7 14M1281 246l-14 14M1302 49l-120-49M1182 0l-21 28M1161 28v42M1161 70l21 28M1182 98h29M1211 98l22-28M1233 70v-49M853 161l-14 29M839 190v35M839 225l14 28M853 253h28M881 253l14-21M895 232l14-57M909 175l21-21M930 154h28M958 154l14 21M972 175v57M972 232l-6 14M966 246l-15 14M902 21l-21-21M881 0h-13M868 0l-21 21M847 21v49M847 70l21 21M868 91h13M881 91l21-21M902 70v-49M902 21l21-21M923 0h35M958 0l14 21M972 21v49M972 70l-14 21M958 91h-35M923 91l-21-21M573 161l-14 29M559 190v35M559 225l14 28M573 253h28M601 253l14-21M615 232l14-57M629 175l21-21M650 154h28M678 154l14 21M692 175v57M692 232l-6 14M686 246l-15 14M580 91h-13M567 91v-91M567 0l125 49M13 161l-13 29M0 190v35M0 225l13 28M13 253h29">
          <text:p/>
        </draw:path>
        <draw:path draw:style-name="gr5" draw:text-style-name="P6" draw:layer="layout" svg:width="1.82cm" svg:height="0.266cm" svg:x="8.154cm" svg:y="6.903cm" svg:viewBox="0 0 1821 267" svg:d="M1723 260l13-21M1736 239l14-56M1750 183l21-21M1771 162h29M1800 162l13 21M1813 183v56M1813 239l-7 14M1806 253l-14 14M1687 21v49M1687 70l21 28M1708 98h92M1800 98l21-28M1821 70v-42M1821 28l-21-21M1800 7h-21M1779 7l-29 21M1750 28v42M1750 70l14 28M1415 169l-14 28M1401 197v35M1401 232l14 28M1415 260h28M1443 260l14-21M1457 239l13-56M1470 183l21-21M1491 162h29M1520 162l13 21M1533 183v56M1533 239l-7 14M1526 253l-14 14M1407 7v91M1407 98h57M1464 98v-77M1464 21l14-14M1478 7h34M1512 7l21 21M1533 28v49M1533 77l-21 21M1135 169l-15 28M1120 197v35M1120 232l15 28M1135 260h27M1162 260l15-21M1177 239l13-56M1190 183l21-21M1211 162h29M1240 162l14 21M1254 183v56M1254 239l-8 14M1246 253l-13 14M1254 35h-127M1127 35l92 84M1219 119v-119M13 134l-13 28M0 162v35M0 197l13 28M13 225h30M43 225l13-21M56 204l15-56M71 148l21-21M92 127h27M119 127l14 21M133 148v56M133 204l-6 14">
          <text:p/>
        </draw:path>
        <draw:path draw:style-name="gr5" draw:text-style-name="P6" draw:layer="layout" svg:width="0.644cm" svg:height="0.238cm" svg:x="8.161cm" svg:y="6.924cm" svg:viewBox="0 0 645 239" svg:d="M119 197l-14 14M21 7l-21-7M0 0h125M603 148l-14 28M589 176v35M589 211l14 28M603 239h28M631 239l14-21">
          <text:p/>
        </draw:path>
        <draw:path draw:style-name="gr5" draw:text-style-name="P6" draw:layer="layout" svg:width="8.645cm" svg:height="1.736cm" svg:x="8.433cm" svg:y="5.433cm" svg:viewBox="0 0 8646 1737" svg:d="M372 1709l13-56M385 1653l22-21M407 1632h28M435 1632l14 21M449 1653v56M449 1709l-8 14M441 1723l-13 14M337 1562l-15-14M322 1548v-49M322 1499l21-21M343 1478h15M358 1478l21 14M379 1492v49M379 1492l20-14M399 1478h36M435 1478l14 14M449 1492v56M449 1548l-14 21M15 1639l-15 28M0 1667v35M0 1702l15 28M15 1730h27M42 1730l14-21M56 1709l15-56M71 1653l21-21M92 1632h27M119 1632l15 21M134 1653v56M134 1709l-7 14M127 1723l-14 14M29 1569l-21-21M8 1548v-49M8 1499l21-21M29 1478h21M50 1478l84 91M134 1569v-91M8646 420l-133-63M8513 357l133-63M8604 399v-84M8541 161l-21 28M8520 189v35M8520 224l21 28M8541 252l21 14M8562 266h35M8597 266l28-14M8625 252l21-28M8646 224v-35M8646 189l-28-35M8541 98l-21-21M8520 77v-56M8520 21l21-21M8541 0h21M8562 0l84 98M8646 98v-98M8366 420l-133-63M8233 357l133-63M8324 399v-84M8261 161l-21 28M8240 189v35M8240 224l21 28M8261 252l21 14M8282 266h35M8317 266l28-14M8345 252l21-28">
          <text:p/>
        </draw:path>
        <draw:path draw:style-name="gr5" draw:text-style-name="P6" draw:layer="layout" svg:width="5.452cm" svg:height="0.939cm" svg:x="11.346cm" svg:y="4.9cm" svg:viewBox="0 0 5453 940" svg:d="M5453 758v-35M5453 723l-28-35M5348 632l-21-21M5327 611v-56M5327 555l21-21M5348 534h21M5369 534l84 98M5453 632v-98M209 185v-180M209 5h84M293 5l44 22M337 27l22 39M359 66v53M359 119l-22 40M337 159l-44 26M293 185h-84M584 5h-128M456 5v180M456 185h128M456 89h119M690 0v185M690 185h145M985 36l18-31M1003 5v180M1294 14l-31-9M1263 5h-44M1219 5l-31 9M1188 14l-13 22M1175 36v114M1175 150l13 22M1188 172l26 13M1214 185h49M1263 185l31-13M1294 172l13-22M1307 150v-114M1307 36l-13-22M1294 14l-106 158M1426 22l18-17M1444 5h70M1514 5l31 26M1545 31v22M1545 53l-26 27M1519 80h-62M1519 80l26 30M1545 110v45M1545 155l-26 30M1519 185h-75M1444 185l-22-22M1700 36l17-31M1717 5v180M13 849l-13 21M0 870v42M0 912l13 21M13 933h29M42 933l13-21M55 912l14-56M69 856l15-21M84 835h27M111 835l21 21M132 856v56M132 912l-14 21M118 933l-14 7M21 765l-15-7M6 758v-56">
          <text:p/>
        </draw:path>
        <draw:path draw:style-name="gr5" draw:text-style-name="P6" draw:layer="layout" svg:width="10.486cm" svg:height="9.441cm" svg:x="7.426cm" svg:y="5.426cm" svg:viewBox="0 0 10487 9442" svg:d="M3926 175l15-21M3941 154h21M3962 154l13 21M3975 175v42M3975 175l21-21M3996 154h35M4031 154l21 21M4052 175v56M4052 231l-14 14M1812 420l-132-63M1680 357l132-63M1770 399v-84M1707 161l-21 28M1686 189v35M1686 224l21 28M1707 252l21 14M1728 266h36M1764 266l27-14M1791 252l21-28M1812 224v-35M1812 189l-27-35M1707 98l-21-21M1686 77v-56M1686 21l21-21M1707 0h21M1728 0l84 98M1812 98v-98M133 420l-133-63M0 357l133-63M91 399v-84M28 161l-21 28M7 189v35M7 224l21 28M28 252l21 14M49 266h35M84 266l28-14M112 252l21-28M133 224v-35M133 189l-28-35M28 63l-21-14M7 49h126M10487 9365v7M10487 9414v7M10487 9421l-14 21">
          <text:p/>
        </draw:path>
        <draw:path draw:style-name="gr10" draw:text-style-name="P6" draw:layer="layout" svg:width="1.316cm" svg:height="0.84cm" svg:x="14.39cm" svg:y="9.347cm" svg:viewBox="0 0 1317 841" svg:d="M1107 70h210M1317 70v281M1317 351h-210M1107 351v-281M0 0h806M806 0v841M806 841h-806M0 841v-841">
          <text:p/>
        </draw:path>
        <draw:path draw:style-name="gr5" draw:text-style-name="P6" draw:layer="layout" svg:width="1.778cm" svg:height="0.161cm" svg:x="16.616cm" svg:y="14.963cm" svg:viewBox="0 0 1779 162" svg:d="M0 35l21-21M21 14h49M70 14l21 21M91 35v21M91 56l-91 85M0 141h91M238 21l-28-14M210 7h-35M175 7l-28 14M147 21v28M147 49l21 14M168 63l56 14M224 77l21 22M245 99v28M245 127l-21 14M224 141h-56M168 141l-14-7M154 134l-14-14M400 35l-28-21M372 14h-42M330 14l-28 21M302 35l-7 28M295 63v36M295 99l7 28M302 127l28 14M330 141h42M372 141l28-21M463 35l21-21M484 14h49M533 14l21 21M554 35v21M554 56l-91 85M463 141h91M680 141v-127M680 14l-84 92M596 106h119M806 35l7-21M813 14v127M925 35l21-21M946 14h49M995 14l21 21M1016 35v21M1016 56l-91 85M925 141h91M1072 7v134M1170 7l-98 99M1107 70l63 71M1324 0l-14 21M1310 21l-14 21M1296 42v85M1296 127l14 21M1310 148l14 14M1380 141v-127M1380 14h56M1436 14l28 7M1464 21l21 14M1485 35v28M1485 63l-21 14M1464 77l-28 7M1436 84h-56M1436 84l49 57M1646 14l-126 134M1779 21l-28-14M1751 7h-35">
          <text:p/>
        </draw:path>
        <draw:path draw:style-name="gr5" draw:text-style-name="P6" draw:layer="layout" svg:width="1.876cm" svg:height="0.378cm" svg:x="16.616cm" svg:y="14.746cm" svg:viewBox="0 0 1877 379" svg:d="M1716 225l-28 14M1688 239v28M1688 267l21 14M1709 281l56 14M1765 295l21 21M1786 316v28M1786 344l-21 14M1765 358h-56M1709 358l-14-7M1695 351l-14-14M1849 218l28 42M1877 260v84M1877 344l-14 21M1863 365l-14 14M77 126h-28M49 126l-28-14M21 112l-21-35M0 77v-35M0 42l21-28M21 14l28-14M49 0h28M77 0l28 14M105 14l21 28M126 42v35M126 77l-21 35M105 112l-28 14M63 84l49 49M252 0h-56M196 0l-21 21M175 21v84M175 105l21 21M196 126h42M238 126l21-21M259 105v-21M259 84l-21-21M238 63h-42M196 63l-21 14M406 7l-21-7M385 0h-28M357 0l-21 7M336 7l-14 14M322 21v77M322 98l14 14M336 112l14 14M350 126h35M385 126l21-14M406 112l14-14M420 98v-77M420 21l-14-14M406 7l-70 105M511 21l14-21M525 0v126M602 77l21-14M623 63l21-14M644 49h7M651 49l28 14M679 63l21 14M700 77h14M714 77l21-7M735 70l21-21M868 0h-56M812 0l-21 21M791 21v84M791 105l21 21">
          <text:p/>
        </draw:path>
        <draw:path draw:style-name="gr5" draw:text-style-name="P6" draw:layer="layout" svg:width="0.399cm" svg:height="0.126cm" svg:x="17.407cm" svg:y="14.746cm" svg:viewBox="0 0 400 127" svg:d="M21 127h42M63 127l21-21M84 106v-21M84 85l-21-22M63 63h-42M21 63l-21 15M231 7l-21-7M210 0h-28M182 0l-21 7M161 7l-14 14M147 21v78M147 99l28 28M175 127h35M210 127l21-14M231 113l14-14M245 99v-78M245 21l-14-14M231 7l-70 106M316 14l7-14M323 0h56M379 0l21 14M400 14v21M400 35l-21 14M379 49h-42M379 49l21 22M400 71v35M400 106l-21 21M379 127h-56M323 127l-14-14">
          <text:p/>
        </draw:path>
        <draw:path draw:style-name="gr10" draw:text-style-name="P6" draw:layer="layout" svg:width="0.28cm" svg:height="0.21cm" svg:x="12.85cm" svg:y="10.782cm" svg:viewBox="0 0 281 211" svg:d="M0 0h281M281 0v211M281 211h-281M0 211v-211">
          <text:p/>
        </draw:path>
        <draw:polygon draw:style-name="gr6" draw:text-style-name="P7" draw:layer="layout" svg:width="0.14cm" svg:height="0.21cm" svg:x="4.002cm" svg:y="7.484cm" svg:viewBox="0 0 141 211" draw:points="0,0 141,0 70,211">
          <text:p/>
        </draw:polygon>
        <draw:path draw:style-name="gr10" draw:text-style-name="P6" draw:layer="layout" svg:width="0.14cm" svg:height="0.21cm" svg:x="4.002cm" svg:y="7.484cm" svg:viewBox="0 0 141 211" svg:d="M0 0h141M141 0l-71 211M70 211l-70-211">
          <text:p/>
        </draw:path>
        <draw:polygon draw:style-name="gr6" draw:text-style-name="P7" draw:layer="layout" svg:width="0.14cm" svg:height="0.21cm" svg:x="4.282cm" svg:y="7.484cm" svg:viewBox="0 0 141 211" draw:points="0,0 141,0 70,211">
          <text:p/>
        </draw:polygon>
        <draw:path draw:style-name="gr10" draw:text-style-name="P6" draw:layer="layout" svg:width="0.14cm" svg:height="0.21cm" svg:x="4.282cm" svg:y="7.484cm" svg:viewBox="0 0 141 211" svg:d="M0 0h141M141 0l-71 211M70 211l-70-211">
          <text:p/>
        </draw:path>
        <draw:polygon draw:style-name="gr6" draw:text-style-name="P7" draw:layer="layout" svg:width="0.21cm" svg:height="0.14cm" svg:x="3.666cm" svg:y="12.734cm" svg:viewBox="0 0 211 141" draw:points="0,0 0,141 211,70">
          <text:p/>
        </draw:polygon>
        <draw:path draw:style-name="gr10" draw:text-style-name="P6" draw:layer="layout" svg:width="0.21cm" svg:height="0.14cm" svg:x="3.666cm" svg:y="12.734cm" svg:viewBox="0 0 211 141" svg:d="M0 0v141M0 141l211-71M211 70l-211-70">
          <text:p/>
        </draw:path>
        <draw:polygon draw:style-name="gr6" draw:text-style-name="P7" draw:layer="layout" svg:width="0.21cm" svg:height="0.14cm" svg:x="3.666cm" svg:y="12.314cm" svg:viewBox="0 0 211 141" draw:points="0,0 0,141 211,70">
          <text:p/>
        </draw:polygon>
        <draw:path draw:style-name="gr10" draw:text-style-name="P6" draw:layer="layout" svg:width="0.21cm" svg:height="0.14cm" svg:x="3.666cm" svg:y="12.314cm" svg:viewBox="0 0 211 141" svg:d="M0 0v141M0 141l211-71M211 70l-211-70">
          <text:p/>
        </draw:path>
        <draw:polygon draw:style-name="gr6" draw:text-style-name="P7" draw:layer="layout" svg:width="0.21cm" svg:height="0.14cm" svg:x="3.666cm" svg:y="11.894cm" svg:viewBox="0 0 211 141" draw:points="0,0 0,141 211,70">
          <text:p/>
        </draw:polygon>
        <draw:path draw:style-name="gr10" draw:text-style-name="P6" draw:layer="layout" svg:width="0.21cm" svg:height="0.14cm" svg:x="3.666cm" svg:y="11.894cm" svg:viewBox="0 0 211 141" svg:d="M0 0v141M0 141l211-71M211 70l-211-70">
          <text:p/>
        </draw:path>
        <draw:polygon draw:style-name="gr6" draw:text-style-name="P7" draw:layer="layout" svg:width="0.21cm" svg:height="0.14cm" svg:x="3.666cm" svg:y="11.474cm" svg:viewBox="0 0 211 141" draw:points="0,0 0,141 211,70">
          <text:p/>
        </draw:polygon>
        <draw:path draw:style-name="gr10" draw:text-style-name="P6" draw:layer="layout" svg:width="0.21cm" svg:height="0.14cm" svg:x="3.666cm" svg:y="11.474cm" svg:viewBox="0 0 211 141" svg:d="M0 0v141M0 141l211-71M211 70l-211-70">
          <text:p/>
        </draw:path>
        <draw:polygon draw:style-name="gr6" draw:text-style-name="P7" draw:layer="layout" svg:width="0.21cm" svg:height="0.14cm" svg:x="3.666cm" svg:y="11.054cm" svg:viewBox="0 0 211 141" draw:points="0,0 0,141 211,70">
          <text:p/>
        </draw:polygon>
        <draw:path draw:style-name="gr10" draw:text-style-name="P6" draw:layer="layout" svg:width="0.21cm" svg:height="0.14cm" svg:x="3.666cm" svg:y="11.054cm" svg:viewBox="0 0 211 141" svg:d="M0 0v141M0 141l211-71M211 70l-211-70">
          <text:p/>
        </draw:path>
        <draw:polygon draw:style-name="gr6" draw:text-style-name="P7" draw:layer="layout" svg:width="0.21cm" svg:height="0.14cm" svg:x="3.666cm" svg:y="10.634cm" svg:viewBox="0 0 211 141" draw:points="0,141 0,0 211,70">
          <text:p/>
        </draw:polygon>
        <draw:path draw:style-name="gr10" draw:text-style-name="P6" draw:layer="layout" svg:width="0.21cm" svg:height="0.14cm" svg:x="3.666cm" svg:y="10.634cm" svg:viewBox="0 0 211 141" svg:d="M0 141v-141M0 0l211 70M211 70l-211 71">
          <text:p/>
        </draw:path>
        <draw:polygon draw:style-name="gr6" draw:text-style-name="P7" draw:layer="layout" svg:width="0.21cm" svg:height="0.14cm" svg:x="3.666cm" svg:y="10.214cm" svg:viewBox="0 0 211 141" draw:points="0,0 0,141 211,71">
          <text:p/>
        </draw:polygon>
        <draw:path draw:style-name="gr10" draw:text-style-name="P6" draw:layer="layout" svg:width="0.21cm" svg:height="0.14cm" svg:x="3.666cm" svg:y="10.214cm" svg:viewBox="0 0 211 141" svg:d="M0 0v141M0 141l211-70M211 71l-211-71">
          <text:p/>
        </draw:path>
        <draw:path draw:style-name="gr5" draw:text-style-name="P6" draw:layer="layout" svg:width="0.616cm" svg:height="1.288cm" svg:x="2.176cm" svg:y="22.022cm" svg:viewBox="0 0 617 1289" svg:d="M0 939l56-133M56 806l63 133M14 897h91M154 939v-126M154 813h63M217 813l28 14M245 827l21 28M266 855v35M266 890l-21 28M245 918l-28 21M217 939h-63M350 806h28M364 806v133M350 939h28M462 939v-133M462 806l112 133M574 939v-133M28 1156l63 133M91 1289l63-133M245 1170v105M189 1226h119M448 1163h-91M357 1163v49M357 1212h77M434 1212l14 14M448 1226v35M448 1261l-21 28M427 1289h-49M378 1289l-21-28M490 1156l63 133M553 1289l64-133M280 448l-28-21M252 427h-42M210 427l-28 21M182 448l-7 21M175 469v36M175 505l7 28M182 533l28 21M210 554h42M252 554l28-28M322 427h126M385 427v127M147 35l-14-14M133 21l-21-14M112 7h-35M77 7l-28 14M49 21l-14 21M35 42v35M35 77l7 28M42 105l28 28M70 133h42M112 133l28-28M140 105l7-28M105 77h49M154 77v56M189 133v-133M189 0l112 133M301 133v-133M343 133v-126M343 7h63M406 7l28 14M434 21l21 28M455 49v35M455 84l-21 28">
          <text:p/>
        </draw:path>
        <draw:path draw:style-name="gr5" draw:text-style-name="P6" draw:layer="layout" svg:width="0.56cm" svg:height="1.008cm" svg:x="2.225cm" svg:y="21.147cm" svg:viewBox="0 0 561 1009" svg:d="M386 988l-28 21M358 1009h-64M449 1009v-126M449 883h63M512 883l28 14M540 897l21 28M561 925v35M561 960l-21 28M540 988l-28 21M512 1009h-63M91 420v92M91 512l-7 21M84 533l-21 21M63 554h-35M28 554l-21-21M7 533l-7-28M210 554h-28M182 554l-28-14M154 540l-21-35M133 505v-36M133 469l21-28M154 441l28-14M182 427h28M210 427l28 14M238 441l21 28M259 469v36M259 505l-21 35M238 540l-28 14M400 455l-14-14M386 441l-21-14M365 427h-35M330 427l-28 14M302 441l-15 21M287 462v35M287 497l15 29M302 526l28 28M330 554h35M365 554l28-28M393 526l7-29M365 497h42M407 497v57M491 448l14-21M505 427v127M91 0v91M91 91l-7 21M84 112l-21 21M63 133h-35M28 133l-21-21M7 112l-7-28M210 133h-28M182 133l-28-14M154 119l-21-35M133 84v-35M133 49l21-28M154 21l28-14M182 7h28M210 7l28 14M238 21l21 28M259 49v35M259 84l-21 35M238 119l-28 14M400 35l-14-14M386 21l-21-14M365 7h-35">
          <text:p/>
        </draw:path>
        <draw:path draw:style-name="gr5" draw:text-style-name="P6" draw:layer="layout" svg:width="0.497cm" svg:height="2.625cm" svg:x="2.281cm" svg:y="18.655cm" svg:viewBox="0 0 498 2626" svg:d="M273 2500l-28 14M245 2514l-14 21M231 2535v35M231 2570l14 28M245 2598l28 28M273 2626h35M308 2626l28-28M336 2598l7-28M308 2570h42M350 2570v56M399 2521l21-21M420 2500h57M477 2500l21 21M498 2521v21M498 2542l-99 84M399 2626h99M98 854l-28-14M70 840h-35M35 840l-28 14M7 854v28M7 882l21 14M28 896l56 14M84 910l21 21M105 931v28M105 959l-21 14M84 973h-56M28 973l-14-7M14 966l-14-14M203 868l7-21M210 847v126M322 868l21-21M343 847h49M392 847l21 21M413 868v21M413 889l-91 84M322 973h91M203 434l-28-14M175 420h-35M140 420l-28 14M112 434v28M112 462l21 14M133 476l56 14M189 490l21 21M210 511v28M210 539l-21 14M189 553h-56M133 553l-14-7M119 546l-14-14M308 448l7-21M315 427v126M203 14l-28-14M175 0h-35M140 0l-28 14M112 14v28M112 42l21 14M133 56l56 14M189 70l21 21M210 91v28M210 119l-21 14M189 133h-56M133 133l-14-7M119 126l-14-14M273 28l21-21M294 7h49">
          <text:p/>
        </draw:path>
        <draw:path draw:style-name="gr5" draw:text-style-name="P6" draw:layer="layout" svg:width="0.252cm" svg:height="0.588cm" svg:x="2.393cm" svg:y="18.2cm" svg:viewBox="0 0 253 589" svg:d="M231 463l22 21M253 484v21M253 505l-92 84M161 589h92M91 14l-28-14M63 0h-35M28 0l-28 14M0 14v28">
          <text:p/>
        </draw:path>
        <draw:path draw:style-name="gr5" draw:text-style-name="P6" draw:layer="layout" svg:width="0.266cm" svg:height="1.358cm" svg:x="2.386cm" svg:y="16.975cm" svg:viewBox="0 0 267 1359" svg:d="M7 1267l21 14M28 1281l56 14M84 1295l21 21M105 1316v28M105 1344l-21 15M84 1359h-56M28 1359l-14-7M14 1352l-14-15M176 1246l14-14M190 1232h49M239 1232l21 21M260 1253v14M260 1267l-14 21M246 1288h-49M246 1288l14 21M260 1309v35M260 1344l-14 15M246 1359h-56M190 1359l-21-15M98 854l-28-14M70 840h-35M35 840l-28 14M7 854v28M7 882l21 14M28 896l56 14M84 910l21 21M105 931v28M105 959l-21 14M84 973h-56M28 973l-14-7M14 966l-14-14M232 973v-126M232 847l-84 91M148 938h119M98 469l-28-14M70 455h-35M35 455l-28 14M7 469v28M7 497l21 14M28 511l56 14M84 525l21 21M105 546v28M105 574l-21 14M84 588h-56M28 588l-14-6M14 582l-14-15M260 462h-91M169 462v56M169 518h77M246 518l14 14M260 532v35M260 567l-21 21M239 588h-49M190 588l-21-21M98 14l-28-14M70 0h-35M35 0l-28 14M7 14v28M7 42l21 15M28 57l56 13M84 70l21 21M105 91v29M105 120l-21 13M84 133h-56">
          <text:p/>
        </draw:path>
        <draw:path draw:style-name="gr5" draw:text-style-name="P6" draw:layer="layout" svg:width="0.294cm" svg:height="2.716cm" svg:x="2.351cm" svg:y="14.4cm" svg:viewBox="0 0 295 2717" svg:d="M63 2709l-14-7M49 2702l-14-14M281 2583h-49M232 2583l-28 21M204 2604v92M204 2696l28 21M232 2717h42M274 2717l21-21M295 2696v-21M295 2675l-21-21M274 2654h-42M232 2654l-28 6M133 2135l-28-14M105 2121h-35M70 2121l-28 14M42 2135v28M42 2163l21 14M63 2177l56 15M119 2192l22 21M141 2213v27M141 2240l-22 15M119 2255h-56M63 2255l-14-7M49 2248l-14-14M204 2142v-13M204 2129h91M295 2129l-49 126M133 1688l-28-15M105 1673h-35M70 1673l-28 15M42 1688v27M42 1715l21 15M63 1730l56 14M119 1744l22 21M141 1765v28M141 1793l-22 14M119 1807h-56M63 1807l-14-8M49 1799l-14-13M274 1736l21-21M295 1715v-14M295 1701l-21-21M274 1680h-49M225 1680l-21 21M204 1701v14M204 1715l21 21M225 1736h49M274 1736l21 21M295 1757v36M295 1793l-21 14M274 1807h-49M225 1807l-21-14M204 1793v-36M204 1757l21-21M112 35l-14-21M98 14l-21-14M77 0h-35M42 0l-28 14M14 14l-14 28M0 42v35M0 77l7 27M7 104l28 22M35 126h42M77 126l28-22">
          <text:p/>
        </draw:path>
        <draw:path draw:style-name="gr5" draw:text-style-name="P6" draw:layer="layout" svg:width="0.413cm" svg:height="1.434cm" svg:x="2.351cm" svg:y="14.4cm" svg:viewBox="0 0 414 1435" svg:d="M105 104l7-34M70 70h49M119 70v56M203 21l7-21M210 0v126M358 21l7-21M365 0v126M98 883l-28-15M70 868h-35M35 868l-28 15M7 883v27M7 910l21 15M28 925l56 14M84 939l21 21M105 960v28M105 988l-21 14M84 1002h-56M28 1002l-14-8M14 994l-14-13M203 897l7-21M210 876v126M407 883l-21-7M386 876h-35M351 876l-21 7M330 883l-8 14M322 897v84M322 981l8 13M330 994l21 8M351 1002h35M386 1002l21-8M407 994l7-13M414 981v-84M414 897l-7-14M407 883l-77 111M98 462l-28-15M70 447h-35M35 447l-28 15M7 462v28M7 490l21 14M28 504l56 14M84 518l21 21M105 539v27M105 566l-21 15M84 581h-56M28 581l-14-7M14 574l-14-14M203 476l7-21M210 455v126M358 476l7-21M365 455v126M133 1303l-28-14M105 1289h-35M70 1289l-28 14M42 1303v27M42 1330l21 15M63 1345l56 14M119 1359l21 21M140 1380v28M140 1408l-21 14M119 1422h-56M63 1422l-14-8M49 1414l-14-13M245 1435l49-119M294 1316l-28-21">
          <text:p/>
        </draw:path>
        <draw:path draw:style-name="gr5" draw:text-style-name="P6" draw:layer="layout" svg:width="0.231cm" svg:height="1.75cm" svg:x="2.393cm" svg:y="14.015cm" svg:viewBox="0 0 232 1751" svg:d="M225 1680h-42M183 1680l-28 21M155 1701v29M155 1730l28 21M183 1751h49M71 35l-14-21M57 14l-21-14M36 0h-36">
          <text:p/>
        </draw:path>
        <draw:path draw:style-name="gr5" draw:text-style-name="P6" draw:layer="layout" svg:width="0.413cm" svg:height="0.93cm" svg:x="2.351cm" svg:y="13.21cm" svg:viewBox="0 0 414 931" svg:d="M42 806l-28 14M14 820l-14 28M0 848v35M0 883l7 28M7 911l28 20M35 931h42M77 931l28-20M105 911l7-35M70 876h49M119 876v55M203 827l7-21M210 806v125M407 813l-21-7M386 806h-35M351 806l-21 7M330 813l-8 14M322 827v84M322 911l8 14M330 925l21 6M351 931h35M386 931l21-6M407 925l7-14M414 911v-84M414 827l-7-14M407 813l-77 112M182 35l-14-21M168 14l-21-14M147 0h-35M112 0l-28 14M84 14l-14 28M70 42v35M70 77l7 28M77 105l28 21M105 126h42M147 126l28-21M175 105l7-35M140 70h49M189 70v56M308 56l22-21M330 35v-14M330 21l-22-21M308 0h-49M259 0l-21 21M238 21v14M238 35l21 21M259 56h49M308 56l22 21M330 77v35M330 112l-22 14M308 126h-49M259 126l-21-14M238 112v-35M238 77l21-21M182 421l-14-21M168 400l-21-14M147 386h-35M112 386l-28 14M84 400l-14 28M70 428v35M70 463l7 28M77 491l28 21M105 512h42M147 512l28-21M175 491l7-35">
          <text:p/>
        </draw:path>
        <draw:path draw:style-name="gr5" draw:text-style-name="P6" draw:layer="layout" svg:width="0.294cm" svg:height="1.82cm" svg:x="2.386cm" svg:y="11.915cm" svg:viewBox="0 0 295 1821" svg:d="M105 1751h50M155 1751v56M246 1821l49-120M295 1701l-28-21M267 1680h-42M225 1680l-28 21M197 1701v29M197 1730l28 21M225 1751h49M148 875l-14-21M134 854l-22-14M112 840h-35M77 840l-28 14M49 854l-14 28M35 882v35M35 917l7 28M42 945l28 21M70 966h42M112 966l29-21M141 945l7-35M105 910h50M155 910v56M204 854v-14M204 840h91M295 840l-49 126M112 455l-14-21M98 434l-21-14M77 420h-35M42 420l-28 14M14 434l-14 28M0 462v35M0 497l7 28M7 525l28 21M35 546h42M77 546l28-21M105 525l7-35M70 490h50M120 490v56M246 420h-49M197 420l-28 21M169 441v91M169 532l28 21M197 553h42M239 553l21-21M260 532v-21M260 511l-21-28M239 483h-42M197 483l-28 14M112 35l-14-21M98 14l-21-14M77 0h-35M42 0l-28 14M14 14l-14 28M0 42v35M0 77l7 28M7 105l28 21M35 126h42M77 126l28-21M105 105l7-35M70 70h50M120 70v56M260 0h-91M169 0v56M169 56h77">
          <text:p/>
        </draw:path>
        <draw:path draw:style-name="gr5" draw:text-style-name="P6" draw:layer="layout" svg:width="0.259cm" svg:height="1.841cm" svg:x="2.421cm" svg:y="10.2cm" svg:viewBox="0 0 260 1842" svg:d="M211 1772l14 14M225 1786v35M225 1821l-21 21M204 1842h-49M155 1842l-21-21M113 875l-14-21M99 854l-21-14M78 840h-35M43 840l-29 14M14 854l-14 28M0 882v35M0 917l7 28M7 945l28 21M35 966h43M78 966l28-21M106 945l7-35M71 910h49M120 910v56M176 854l14-14M190 840h49M239 840l21 21M260 861v14M260 875l-14 21M246 896h-49M246 896l14 21M260 917v35M260 952l-14 14M246 966h-56M190 966l-21-14M113 420l-14-21M99 399l-21-14M78 385h-35M43 385l-29 14M14 399l-14 28M0 427v35M0 462l7 28M7 490l28 21M35 511h43M78 511l28-21M106 490l7-35M71 455h49M120 455v56M169 406l21-21M190 385h49M239 385l21 21M260 406v21M260 427l-91 84M169 511h91M113 35l-14-21M99 14l-21-14M78 0h-35M43 0l-29 14M14 14l-14 28M0 42v35M0 77l7 28M7 105l28 21M35 126h43M78 126l28-21M106 105l7-35M71 70h49M120 70v56M204 21l7-21M211 0v126M78 1330l-14-21">
          <text:p/>
        </draw:path>
        <draw:path draw:style-name="gr5" draw:text-style-name="P6" draw:layer="layout" svg:width="0.098cm" svg:height="0.126cm" svg:x="2.386cm" svg:y="11.495cm" svg:viewBox="0 0 99 127" svg:d="M99 14l-21-14M78 0h-35M43 0l-29 14M14 14l-14 28M0 42v36M0 78l7 28M7 106l29 21M36 127h42">
          <text:p/>
        </draw:path>
        <draw:path draw:style-name="gr5" draw:text-style-name="P6" draw:layer="layout" svg:width="0.588cm" svg:height="2.723cm" svg:x="2.274cm" svg:y="8.898cm" svg:viewBox="0 0 589 2724" svg:d="M189 2724l28-21M217 2703l7-35M182 2668h49M231 2668v56M343 2724v-126M343 2598l-84 91M259 2689h120M119 42l-14-21M105 21l-21-14M84 7h-35M49 7l-28 14M21 21l-14 28M7 49v35M7 84l7 28M14 112l28 21M42 133h42M84 133l28-21M112 112l7-35M77 77h49M126 77v56M161 133v-133M161 0l112 133M273 133v-133M315 133v-126M315 7h64M379 7l28 14M407 21l21 28M428 49v42M428 91l-21 28M407 119l-28 14M379 133h-64M568 14l-28-14M540 0h-35M505 0l-28 14M477 14v28M477 42l21 14M498 56l56 14M554 70l21 21M575 91v28M575 119l-21 14M554 133h-56M498 133l-14-7M484 126l-14-14M0 911l63 133M63 1044l63-133M161 981h119M322 1044v-126M322 918h57M379 918l28 7M407 925l7 14M414 939v14M414 953l-7 14M407 967l-21 14M386 981h-64M386 981l21 7M407 988l14 14M421 1002v21M421 1023l-14 14M407 1037l-21 7M386 1044h-64M463 911l63 133M526 1044l63-133">
          <text:p/>
        </draw:path>
        <draw:polygon draw:style-name="gr6" draw:text-style-name="P7" draw:layer="layout" svg:width="0.21cm" svg:height="0.14cm" svg:x="5.402cm" svg:y="20.293cm" svg:viewBox="0 0 211 141" draw:points="0,0 0,141 211,70">
          <text:p/>
        </draw:polygon>
        <draw:path draw:style-name="gr11" draw:text-style-name="P6" draw:layer="layout" svg:width="0.21cm" svg:height="0.14cm" svg:x="5.402cm" svg:y="20.293cm" svg:viewBox="0 0 211 141" svg:d="M0 0v141M0 141l211-71M211 70l-211-70">
          <text:p/>
        </draw:path>
        <draw:polygon draw:style-name="gr6" draw:text-style-name="P7" draw:layer="layout" svg:width="0.21cm" svg:height="0.14cm" svg:x="5.402cm" svg:y="20.713cm" svg:viewBox="0 0 211 141" draw:points="0,0 0,141 211,70">
          <text:p/>
        </draw:polygon>
        <draw:path draw:style-name="gr11" draw:text-style-name="P6" draw:layer="layout" svg:width="0.21cm" svg:height="0.14cm" svg:x="5.402cm" svg:y="20.713cm" svg:viewBox="0 0 211 141" svg:d="M0 0v141M0 141l211-71M211 70l-211-70">
          <text:p/>
        </draw:path>
        <draw:polygon draw:style-name="gr6" draw:text-style-name="P7" draw:layer="layout" svg:width="0.21cm" svg:height="0.14cm" svg:x="5.367cm" svg:y="19.873cm" svg:viewBox="0 0 211 141" draw:points="0,0 0,141 211,70">
          <text:p/>
        </draw:polygon>
        <draw:path draw:style-name="gr11" draw:text-style-name="P6" draw:layer="layout" svg:width="0.21cm" svg:height="0.14cm" svg:x="5.367cm" svg:y="19.873cm" svg:viewBox="0 0 211 141" svg:d="M0 0v141M0 141l211-71M211 70l-211-70">
          <text:p/>
        </draw:path>
        <draw:polygon draw:style-name="gr6" draw:text-style-name="P7" draw:layer="layout" svg:width="0.21cm" svg:height="0.14cm" svg:x="6.627cm" svg:y="21.553cm" svg:viewBox="0 0 211 141" draw:points="211,141 211,0 0,71">
          <text:p/>
        </draw:polygon>
        <draw:path draw:style-name="gr11" draw:text-style-name="P6" draw:layer="layout" svg:width="0.21cm" svg:height="0.14cm" svg:x="6.627cm" svg:y="21.553cm" svg:viewBox="0 0 211 141" svg:d="M211 141v-141M211 0l-211 71M0 71l211 70">
          <text:p/>
        </draw:path>
        <draw:polygon draw:style-name="gr6" draw:text-style-name="P7" draw:layer="layout" svg:width="0.21cm" svg:height="0.14cm" svg:x="6.627cm" svg:y="21.133cm" svg:viewBox="0 0 211 141" draw:points="211,0 211,141 0,70">
          <text:p/>
        </draw:polygon>
        <draw:path draw:style-name="gr11" draw:text-style-name="P6" draw:layer="layout" svg:width="0.21cm" svg:height="0.14cm" svg:x="6.627cm" svg:y="21.133cm" svg:viewBox="0 0 211 141" svg:d="M211 0v141M211 141l-211-71M0 70l211-70">
          <text:p/>
        </draw:path>
        <draw:path draw:style-name="gr10" draw:text-style-name="P6" draw:layer="layout" svg:width="0.42cm" svg:height="0.56cm" svg:x="11.103cm" svg:y="21.133cm" svg:viewBox="0 0 421 561" svg:d="M0 421h421M421 421v140M421 561h-421M0 561v-140M0 0h421M421 0v140M421 140h-421M0 140v-140">
          <text:p/>
        </draw:path>
        <draw:path draw:style-name="gr5" draw:text-style-name="P6" draw:layer="layout" svg:width="0.503cm" svg:height="0.553cm" svg:x="4.449cm" svg:y="21.014cm" svg:viewBox="0 0 504 554" svg:d="M91 421v91M91 512l-7 21M84 533l-21 21M63 554h-35M28 554l-21-21M7 533l-7-28M210 554h-28M182 554l-29-14M153 540l-21-35M132 505v-35M132 470l21-28M153 442l29-14M182 428h28M210 428l27 14M237 442l21 28M258 470v35M258 505l-21 35M237 540l-27 14M399 456l-13-14M386 442l-21-14M365 428h-36M329 428l-29 14M300 442l-13 21M287 463v35M287 498l13 28M300 526l29 28M329 554h36M365 554l28-28M393 526l6-28M365 498h42M407 498v56M491 449l13-21M504 428v126M91 0v91M91 91l-7 21M84 112l-21 21M63 133h-35M28 133l-21-21M7 112l-7-28M210 133h-28M182 133l-29-14M153 119l-21-35M132 84v-35M132 49l21-28M153 21l29-14M182 7h28M210 7l27 14M237 21l21 28M258 49v35M258 84l-21 35M237 119l-27 14M399 35l-13-14M386 21l-21-14M365 7h-36M329 7l-29 14M300 21l-13 21M287 42v35M287 77l13 28M300 105l29 28M329 133h36M365 133l28-28M393 105l6-28M365 77h42M407 77v56">
          <text:p/>
        </draw:path>
        <draw:path draw:style-name="gr5" draw:text-style-name="P6" draw:layer="layout" svg:width="0.099cm" svg:height="0.126cm" svg:x="4.903cm" svg:y="21.021cm" svg:viewBox="0 0 100 127" svg:d="M0 21l21-21M21 0h58M79 0l21 21M100 21v22M100 43l-100 84M0 127h100">
          <text:p/>
        </draw:path>
        <draw:path draw:style-name="gr10" draw:text-style-name="P6" draw:layer="layout" svg:width="7.53cm" svg:height="2.508cm" svg:x="4.851cm" svg:y="20.293cm" svg:viewBox="0 0 7531 2509" svg:d="M2750 1541h209M2959 1541v280M2959 1821h-209M2750 1821v-280M3170 1541h209M3379 1541v280M3379 1821h-209M3170 1821v-280M7391 0h140M7531 0v420M7531 420h-140M7391 420v-420M6979 0h140M7119 0v420M7119 420h-140M6979 420v-420M0 2229h210M210 2229v280M210 2509h-210M0 2509v-280">
          <text:p/>
        </draw:path>
        <draw:path draw:style-name="gr5" draw:text-style-name="P6" draw:layer="layout" svg:width="0.672cm" svg:height="1.533cm" svg:x="13.739cm" svg:y="22.16cm" svg:viewBox="0 0 673 1534" svg:d="M0 134v-127M0 7h57M57 7l28 7M85 14l7 14M92 28v14M92 42l-7 15M85 57l-21 14M64 71h-64M64 71l21 7M85 78l14 14M99 92v21M99 113l-14 14M85 127l-21 7M64 134h-64M554 134l56-134M610 0l63 134M568 92h91M379 1429l-28-21M351 1408h-42M309 1408l-28 21M281 1429l-7 28M274 1457v35M274 1492l7 28M281 1520l28 14M309 1534h42M351 1534l28-21">
          <text:p/>
        </draw:path>
        <draw:polygon draw:style-name="gr6" draw:text-style-name="P7" draw:layer="layout" svg:width="0.21cm" svg:height="0.14cm" svg:x="3.666cm" svg:y="16.093cm" svg:viewBox="0 0 211 141" draw:points="0,0 0,141 211,71">
          <text:p/>
        </draw:polygon>
        <draw:path draw:style-name="gr11" draw:text-style-name="P6" draw:layer="layout" svg:width="0.21cm" svg:height="0.14cm" svg:x="3.666cm" svg:y="16.093cm" svg:viewBox="0 0 211 141" svg:d="M0 0v141M0 141l211-70M211 71l-211-71">
          <text:p/>
        </draw:path>
        <draw:polygon draw:style-name="gr6" draw:text-style-name="P7" draw:layer="layout" svg:width="0.21cm" svg:height="0.139cm" svg:x="3.666cm" svg:y="15.254cm" svg:viewBox="0 0 211 140" draw:points="0,140 0,0 211,70">
          <text:p/>
        </draw:polygon>
        <draw:path draw:style-name="gr11" draw:text-style-name="P6" draw:layer="layout" svg:width="0.21cm" svg:height="0.139cm" svg:x="3.666cm" svg:y="15.254cm" svg:viewBox="0 0 211 140" svg:d="M0 140v-140M0 0l211 70M211 70l-211 70">
          <text:p/>
        </draw:path>
        <draw:polygon draw:style-name="gr6" draw:text-style-name="P7" draw:layer="layout" svg:width="0.21cm" svg:height="0.14cm" svg:x="3.666cm" svg:y="15.673cm" svg:viewBox="0 0 211 141" draw:points="0,141 0,0 211,71">
          <text:p/>
        </draw:polygon>
        <draw:path draw:style-name="gr11" draw:text-style-name="P6" draw:layer="layout" svg:width="0.21cm" svg:height="0.14cm" svg:x="3.666cm" svg:y="15.673cm" svg:viewBox="0 0 211 141" svg:d="M0 141v-141M0 0l211 71M211 71l-211 70">
          <text:p/>
        </draw:path>
        <draw:polygon draw:style-name="gr6" draw:text-style-name="P7" draw:layer="layout" svg:width="0.21cm" svg:height="0.14cm" svg:x="3.666cm" svg:y="14.834cm" svg:viewBox="0 0 211 141" draw:points="0,141 0,0 211,70">
          <text:p/>
        </draw:polygon>
        <draw:path draw:style-name="gr11" draw:text-style-name="P6" draw:layer="layout" svg:width="0.21cm" svg:height="0.14cm" svg:x="3.666cm" svg:y="14.834cm" svg:viewBox="0 0 211 141" svg:d="M0 141v-141M0 0l211 70M211 70l-211 71">
          <text:p/>
        </draw:path>
        <draw:polygon draw:style-name="gr6" draw:text-style-name="P7" draw:layer="layout" svg:width="0.21cm" svg:height="0.14cm" svg:x="3.666cm" svg:y="14.414cm" svg:viewBox="0 0 211 141" draw:points="0,141 0,0 211,69">
          <text:p/>
        </draw:polygon>
        <draw:path draw:style-name="gr11" draw:text-style-name="P6" draw:layer="layout" svg:width="0.21cm" svg:height="0.14cm" svg:x="3.666cm" svg:y="14.414cm" svg:viewBox="0 0 211 141" svg:d="M0 141v-141M0 0l211 69M211 69l-211 72">
          <text:p/>
        </draw:path>
        <draw:polygon draw:style-name="gr6" draw:text-style-name="P7" draw:layer="layout" svg:width="0.21cm" svg:height="0.14cm" svg:x="3.666cm" svg:y="13.994cm" svg:viewBox="0 0 211 141" draw:points="0,141 0,0 211,70">
          <text:p/>
        </draw:polygon>
        <draw:path draw:style-name="gr11" draw:text-style-name="P6" draw:layer="layout" svg:width="0.21cm" svg:height="0.14cm" svg:x="3.666cm" svg:y="13.994cm" svg:viewBox="0 0 211 141" svg:d="M0 141v-141M0 0l211 70M211 70l-211 71">
          <text:p/>
        </draw:path>
        <draw:polygon draw:style-name="gr6" draw:text-style-name="P7" draw:layer="layout" svg:width="0.21cm" svg:height="0.14cm" svg:x="3.666cm" svg:y="13.154cm" svg:viewBox="0 0 211 141" draw:points="0,141 0,0 211,70">
          <text:p/>
        </draw:polygon>
        <draw:path draw:style-name="gr11" draw:text-style-name="P6" draw:layer="layout" svg:width="0.21cm" svg:height="0.14cm" svg:x="3.666cm" svg:y="13.154cm" svg:viewBox="0 0 211 141" svg:d="M0 141v-141M0 0l211 70M211 70l-211 71">
          <text:p/>
        </draw:path>
        <draw:polygon draw:style-name="gr6" draw:text-style-name="P7" draw:layer="layout" svg:width="0.21cm" svg:height="0.14cm" svg:x="3.666cm" svg:y="13.574cm" svg:viewBox="0 0 211 141" draw:points="0,141 0,0 211,70">
          <text:p/>
        </draw:polygon>
        <draw:path draw:style-name="gr11" draw:text-style-name="P6" draw:layer="layout" svg:width="0.21cm" svg:height="0.14cm" svg:x="3.666cm" svg:y="13.574cm" svg:viewBox="0 0 211 141" svg:d="M0 141v-141M0 0l211 70M211 70l-211 71">
          <text:p/>
        </draw:path>
        <draw:polygon draw:style-name="gr6" draw:text-style-name="P7" draw:layer="layout" svg:width="0.21cm" svg:height="0.14cm" svg:x="3.666cm" svg:y="18.193cm" svg:viewBox="0 0 211 141" draw:points="0,0 0,141 211,70">
          <text:p/>
        </draw:polygon>
        <draw:path draw:style-name="gr11" draw:text-style-name="P6" draw:layer="layout" svg:width="0.21cm" svg:height="0.14cm" svg:x="3.666cm" svg:y="18.193cm" svg:viewBox="0 0 211 141" svg:d="M0 0v141M0 141l211-71M211 70l-211-70">
          <text:p/>
        </draw:path>
        <draw:polygon draw:style-name="gr6" draw:text-style-name="P7" draw:layer="layout" svg:width="0.21cm" svg:height="0.14cm" svg:x="3.666cm" svg:y="17.773cm" svg:viewBox="0 0 211 141" draw:points="0,141 0,0 211,70">
          <text:p/>
        </draw:polygon>
        <draw:path draw:style-name="gr11" draw:text-style-name="P6" draw:layer="layout" svg:width="0.21cm" svg:height="0.14cm" svg:x="3.666cm" svg:y="17.773cm" svg:viewBox="0 0 211 141" svg:d="M0 141v-141M0 0l211 70M211 70l-211 71">
          <text:p/>
        </draw:path>
        <draw:polygon draw:style-name="gr6" draw:text-style-name="P7" draw:layer="layout" svg:width="0.21cm" svg:height="0.139cm" svg:x="3.666cm" svg:y="17.354cm" svg:viewBox="0 0 211 140" draw:points="0,0 0,140 211,69">
          <text:p/>
        </draw:polygon>
        <draw:path draw:style-name="gr11" draw:text-style-name="P6" draw:layer="layout" svg:width="0.21cm" svg:height="0.139cm" svg:x="3.666cm" svg:y="17.354cm" svg:viewBox="0 0 211 140" svg:d="M0 0v140M0 140l211-71M211 69l-211-69">
          <text:p/>
        </draw:path>
        <draw:polygon draw:style-name="gr6" draw:text-style-name="P7" draw:layer="layout" svg:width="0.21cm" svg:height="0.141cm" svg:x="3.666cm" svg:y="16.513cm" svg:viewBox="0 0 211 142" draw:points="0,142 0,0 211,70">
          <text:p/>
        </draw:polygon>
        <draw:path draw:style-name="gr11" draw:text-style-name="P6" draw:layer="layout" svg:width="0.21cm" svg:height="0.141cm" svg:x="3.666cm" svg:y="16.513cm" svg:viewBox="0 0 211 142" svg:d="M0 142v-142M0 0l211 70M211 70l-211 72">
          <text:p/>
        </draw:path>
        <draw:polygon draw:style-name="gr6" draw:text-style-name="P7" draw:layer="layout" svg:width="0.21cm" svg:height="0.14cm" svg:x="3.666cm" svg:y="19.033cm" svg:viewBox="0 0 211 141" draw:points="0,141 0,0 211,70">
          <text:p/>
        </draw:polygon>
        <draw:path draw:style-name="gr11" draw:text-style-name="P6" draw:layer="layout" svg:width="0.21cm" svg:height="0.14cm" svg:x="3.666cm" svg:y="19.033cm" svg:viewBox="0 0 211 141" svg:d="M0 141v-141M0 0l211 70M211 70l-211 71">
          <text:p/>
        </draw:path>
        <draw:polygon draw:style-name="gr6" draw:text-style-name="P7" draw:layer="layout" svg:width="0.21cm" svg:height="0.14cm" svg:x="3.666cm" svg:y="19.453cm" svg:viewBox="0 0 211 141" draw:points="0,141 0,0 211,70">
          <text:p/>
        </draw:polygon>
        <draw:path draw:style-name="gr11" draw:text-style-name="P6" draw:layer="layout" svg:width="0.21cm" svg:height="0.14cm" svg:x="3.666cm" svg:y="19.453cm" svg:viewBox="0 0 211 141" svg:d="M0 141v-141M0 0l211 70M211 70l-211 71">
          <text:p/>
        </draw:path>
        <draw:polygon draw:style-name="gr6" draw:text-style-name="P7" draw:layer="layout" svg:width="0.21cm" svg:height="0.14cm" svg:x="3.666cm" svg:y="16.934cm" svg:viewBox="0 0 211 141" draw:points="0,0 0,141 211,69">
          <text:p/>
        </draw:polygon>
        <draw:path draw:style-name="gr11" draw:text-style-name="P6" draw:layer="layout" svg:width="0.21cm" svg:height="0.14cm" svg:x="3.666cm" svg:y="16.934cm" svg:viewBox="0 0 211 141" svg:d="M0 0v141M0 141l211-72M211 69l-211-69">
          <text:p/>
        </draw:path>
        <draw:polygon draw:style-name="gr6" draw:text-style-name="P7" draw:layer="layout" svg:width="0.21cm" svg:height="0.14cm" svg:x="3.666cm" svg:y="18.613cm" svg:viewBox="0 0 211 141" draw:points="0,0 0,141 211,70">
          <text:p/>
        </draw:polygon>
        <draw:path draw:style-name="gr11" draw:text-style-name="P6" draw:layer="layout" svg:width="0.21cm" svg:height="0.14cm" svg:x="3.666cm" svg:y="18.613cm" svg:viewBox="0 0 211 141" svg:d="M0 0v141M0 141l211-71M211 70l-211-70">
          <text:p/>
        </draw:path>
        <draw:path draw:style-name="gr5" draw:text-style-name="P6" draw:layer="layout" svg:width="11.47cm" svg:height="13.027cm" svg:x="4.635cm" svg:y="9.956cm" svg:viewBox="0 0 11471 13028" svg:d="M4020 9356h317M4160 9285l-140 71M4160 9425l-140-69M3845 8725l-140-69M3845 8585l-140 71M3705 8656h538M11205 0l63 91M11268 91l64-91M11268 91v42M11373 133v-126M11373 7h56M11429 7l28 7M11457 14l7 14M11464 28v14M11464 42l-7 14M11457 56l-21 14M11436 70h-63M11436 70l21 7M11457 77l14 14M11471 91v21M11471 112l-14 14M11457 126l-21 7M11436 133h-63M11149 4368l63 91M11212 4459l63-91M11212 4459v42M11317 4501v-126M11317 4375h56M11373 4375l28 7M11401 4382l7 14M11408 4396v14M11408 4410l-7 14M11401 4424l-21 14M11380 4438h-63M11380 4438l21 7M11401 4445l14 14M11415 4459v21M11415 4480l-14 14M11401 4494l-21 7M11380 4501h-63M8279 6034l63 90M8342 6124l63-90M8342 6124v42M8447 6166v-126M8447 6040h56M8503 6040l28 8M8531 6048l7 13M8538 6061v15M8538 6076l-7 14M8531 6090l-21 13M8510 6103h-63M8510 6103l21 8M8531 6111l14 13M8545 6124v21M8545 6145l-14 15M8531 6160l-21 6M8510 6166h-63M0 12895l63 91M63 12986l63-91M63 12986v42M168 13028v-126M168 12902h56M224 12902l28 7M252 12909l7 14">
          <text:p/>
        </draw:path>
        <draw:path draw:style-name="gr5" draw:text-style-name="P6" draw:layer="layout" svg:width="6.307cm" svg:height="3.131cm" svg:x="2.323cm" svg:y="19.852cm" svg:viewBox="0 0 6308 3132" svg:d="M2572 3027v14M2572 3041l-7 14M2565 3055l-21 14M2544 3069h-63M2544 3069l21 7M2565 3076l14 14M2579 3090v21M2579 3111l-14 14M2565 3125l-21 7M2544 3132h-63M4781 2374l64 91M4845 2465l63-91M4845 2465v42M4950 2507v-126M4950 2381h56M5006 2381l28 7M5034 2388l6 14M5040 2402v14M5040 2416l-6 14M5034 2430l-21 14M5013 2444h-63M5013 2444l21 7M5034 2451l14 14M5048 2465v21M5048 2486l-14 14M5034 2500l-21 7M5013 2507h-63M6042 2444l63 91M6105 2535l62-91M6105 2535v42M6209 2577v-126M6209 2451h57M6266 2451l27 7M6293 2458l8 14M6301 2472v14M6301 2486l-8 14M6293 2500l-21 14M6272 2514h-63M6272 2514l21 7M6293 2521l15 14M6308 2535v21M6308 2556l-15 14M6293 2570l-21 7M6272 2577h-63M0 455v134M98 455l-98 92M35 512l63 77M147 589v-127M147 462h63M210 462l28 14M238 476l21 29M259 505v35M259 540l-21 28M238 568l-28 21M210 589h-63M350 483l7-21M357 462v127M0 0v133M98 0l-98 91M35 56l63 77M147 133v-126M147 7h63M210 7l28 14M238 21l21 28">
          <text:p/>
        </draw:path>
        <draw:path draw:style-name="gr5" draw:text-style-name="P6" draw:layer="layout" svg:width="0.406cm" svg:height="1.036cm" svg:x="2.323cm" svg:y="19.859cm" svg:viewBox="0 0 407 1037" svg:d="M259 42v35M259 77l-21 28M238 105l-28 21M210 126h-63M400 7l-21-7M379 0h-35M344 0l-21 7M323 7l-7 14M316 21v77M316 98l7 14M323 112l21 14M344 126h35M379 126l21-14M400 112l7-14M407 98v-77M407 21l-7-14M400 7l-77 105M0 904v133M98 904l-98 91M35 960l63 77M147 1037v-126M147 911h63M210 911l28 14M238 925l21 28M259 953v35M259 988l-21 28M238 1016l-28 21M210 1037h-63M316 932l21-21M337 911h49M386 911l21 21M407 932v21M407 953l-91 84M316 1037h91">
          <text:p/>
        </draw:path>
        <draw:path draw:style-name="gr10" draw:text-style-name="P6" draw:layer="layout" svg:width="0.21cm" svg:height="0.28cm" svg:x="5.612cm" svg:y="10.004cm" svg:viewBox="0 0 211 281" svg:d="M0 0h211M211 0v281M211 281h-211M0 281v-281">
          <text:p/>
        </draw:path>
        <draw:path draw:style-name="gr5" draw:text-style-name="P6" draw:layer="layout" svg:width="8.953cm" svg:height="14.145cm" svg:x="5.92cm" svg:y="9.738cm" svg:viewBox="0 0 8954 14146" svg:d="M0 0l63 91M63 91l63-91M63 91v42M168 133v-126M168 7h56M224 7l28 7M252 14l7 14M259 28v14M259 42l-7 14M252 56l-21 14M231 70h-63M231 70l21 7M252 77l14 14M266 91v21M266 112l-14 14M252 126l-21 7M231 133h-63M8954 14090c0-31-25-56-56-56s-56 25-56 56 25 56 56 56 56-25 56-56z">
          <text:p/>
        </draw:path>
        <draw:polygon draw:style-name="gr6" draw:text-style-name="P7" draw:layer="layout" svg:width="0.112cm" svg:height="0.112cm" svg:x="14.761cm" svg:y="23.771cm" svg:viewBox="0 0 113 113" draw:points="56,57 113,57 105,28 85,8 56,0 28,8 7,28 0,57 7,85 28,106 56,113 85,106 105,85 113,59">
          <text:p/>
        </draw:polygon>
        <draw:path draw:style-name="gr5" draw:text-style-name="P6" draw:layer="layout" svg:width="1.305cm" svg:height="1.75cm" svg:x="13.512cm" svg:y="22.083cm" svg:viewBox="0 0 1306 1751" svg:d="M1306 1751h-1306M0 1751v-1751M0 0h1306M1306 0v1751">
          <text:p/>
        </draw:path>
        <draw:path draw:style-name="gr12" draw:text-style-name="P6" draw:layer="layout" svg:width="38.342cm" svg:height="22.86cm" svg:x="3.191cm" svg:y="2.922cm" svg:viewBox="0 0 38343 22861" svg:d="M0 21284v1577h14025v-8160h23536M37759 14701h584v-14693l-38308-8v5409">
          <text:p/>
        </draw:path>
        <draw:path draw:style-name="gr5" draw:text-style-name="P6" draw:layer="layout" svg:width="1.043cm" svg:height="4.299cm" svg:x="12.878cm" svg:y="6.84cm" svg:viewBox="0 0 1044 4300" svg:d="M0 4166l63 92M63 4258l63-92M63 4258v42M169 4300v-126M169 4174h56M225 4174l28 7M253 4181l7 14M260 4195v13M260 4208l-7 15M253 4223l-21 14M232 4237h-63M232 4237l21 7M253 4244l14 14M267 4258v21M267 4279l-14 14M253 4293l-21 7M232 4300h-63M393 147l-21 14M372 161l-14 21M358 182v35M358 217l14 28M372 245l28 14M400 259h35M435 259l28-7M463 252l21-28M484 224v-42M484 182l-21-28M463 154l-35-7M428 189v-49M428 140h56M379 56l-21-7M358 49h126M673 147l-21 14M652 161l-14 21M638 182v35M638 217l14 28M652 245l28 14M680 259h35M715 259l28-7M743 252l21-28M764 224v-42M764 182l-21-28M743 154l-35-7M708 189v-49M708 140h56M659 91l-21-21M638 70v-49M638 21l21-21M659 0h21M680 0l84 91M764 91v-91M953 147l-21 14M932 161l-14 21M918 182v35M918 217l14 28M932 245l28 14M960 259h35M995 259l28-7M1023 252l21-28M1044 224v-42M1044 182l-21-28M1023 154l-35-7M988 189v-49M988 140h56">
          <text:p/>
        </draw:path>
        <draw:path draw:style-name="gr5" draw:text-style-name="P6" draw:layer="layout" svg:width="0.966cm" svg:height="0.266cm" svg:x="13.795cm" svg:y="6.833cm" svg:viewBox="0 0 967 267" svg:d="M14 91l-14-14M0 77v-49M0 28l21-21M21 7h14M35 7l21 14M56 21v49M56 21l21-14M77 7h35M112 7l14 14M126 21v56M126 77l-14 21M316 154l-21 14M295 168l-14 21M281 189v36M281 225l14 28M295 253l28 14M323 267h35M358 267l28-7M386 260l21-28M407 232v-43M407 189l-21-28M386 161l-35-7M351 197v-50M351 147h56M407 35h-126M281 35l91 84M372 119v-119M596 154l-21 14M575 168l-14 21M561 189v36M561 225l14 28M575 253l28 14M603 267h35M638 267l28-7M666 260l21-28M687 232v-43M687 189l-21-28M666 161l-35-7M631 197v-50M631 147h56M561 7v91M561 98h56M617 98v-77M617 21l14-14M631 7h35M666 7l21 21M687 28v49M687 77l-21 21M876 154l-21 14M855 168l-14 21M841 189v36M841 225l14 28M855 253l28 14M883 267h35M918 267l28-7M946 260l21-28M967 232v-43M967 189l-21-28M946 161l-35-7M911 197v-50M911 147h56M841 21v49M841 70l21 28M862 98h91">
          <text:p/>
        </draw:path>
        <draw:path draw:style-name="gr5" draw:text-style-name="P6" draw:layer="layout" svg:width="1.183cm" svg:height="0.259cm" svg:x="14.698cm" svg:y="6.84cm" svg:viewBox="0 0 1184 260" svg:d="M49 92l21-28M70 64v-43M70 21l-21-21M49 0h-21M28 0l-28 21M0 21v43M0 64l14 28M253 148l-21 14M232 162l-14 21M218 183v35M218 218l14 28M232 246l28 14M260 260h35M295 260l28-7M323 253l21-28M344 225v-42M344 183l-21-28M323 155l-35-7M288 190v-49M288 141h56M232 92h-14M218 92v-92M218 0l126 50M533 148l-21 14M512 162l-14 21M498 183v35M498 218l14 28M512 246l28 14M540 260h35M575 260l28-7M603 253l21-28M624 225v-42M624 183l-21-28M603 155l-35-7M568 190v-49M568 141h56M554 21l-21-21M533 0h-14M519 0l-21 21M498 21v50M498 71l21 21M519 92h14M533 92l21-21M554 71v-50M554 21l21-21M575 0h35M610 0l14 21M624 21v50M624 71l-14 21M610 92h-35M575 92l-21-21M1093 148l-21 14M1072 162l-14 21M1058 183v35M1058 218l14 28M1072 246l28 14M1100 260h35M1135 260l28-7M1163 253l21-28M1184 225v-42M1184 183l-21-28M1163 155l-35-7M1128 190v-49M1128 141h56">
          <text:p/>
        </draw:path>
        <draw:path draw:style-name="gr5" draw:text-style-name="P6" draw:layer="layout" svg:width="0.126cm" svg:height="0.203cm" svg:x="15.755cm" svg:y="6.693cm" svg:viewBox="0 0 127 204" svg:d="M21 204l-21-7M0 197h127M7 0l-7 21M0 21v35M0 56l7 22M7 78l14 7M21 85h85M106 85l14-7">
          <text:p/>
        </draw:path>
        <draw:path draw:style-name="gr5" draw:text-style-name="P6" draw:layer="layout" svg:width="13.775cm" svg:height="2.772cm" svg:x="2.386cm" svg:y="6.686cm" svg:viewBox="0 0 13776 2773" svg:d="M13489 84l7-21M13496 63v-35M13496 28l-7-21M13489 7l-14-7M13475 0h-84M13391 0l-14 7M13377 7l112 77M13125 302l-21 14M13104 316l-14 21M13090 337v35M13090 372l14 28M13104 400l28 14M13132 414h35M13167 414l28-7M13195 407l21-28M13216 379v-42M13216 337l-21-28M13195 309l-35-7M13160 344v-49M13160 295h56M13230 203l-119-49M13111 154l-21 28M13090 182v42M13090 224l21 29M13111 253h28M13139 253l21-29M13160 224v-49M13685 302l-21 14M13664 316l-14 21M13650 337v35M13650 372l14 28M13664 400l28 14M13692 414h35M13727 414l28-7M13755 407l21-28M13776 379v-42M13776 337l-21-28M13755 309l-35-7M13720 344v-49M13720 295h56M13671 210l-21-7M13650 203h126M13671 56l-21-7M13650 49h126M0 2773l56-133M56 2640l63 133M14 2731h91M259 2668l-28-21M231 2647h-42M189 2647l-28 21M161 2668l-7 21M154 2689v35M154 2724l7 28M161 2752l28 21M189 2773h42M231 2773l28-28M322 2668l21-21M343 2647h49M392 2647l21 21M413 2668v21M413 2689l-91 84M322 2773h91M35 1968l56-133M91 1835l63 133">
          <text:p/>
        </draw:path>
        <draw:path draw:style-name="gr5" draw:text-style-name="P6" draw:layer="layout" svg:width="7.924cm" svg:height="3.066cm" svg:x="2.435cm" svg:y="5.587cm" svg:viewBox="0 0 7925 3067" svg:d="M0 3025h91M245 2962l-28-21M217 2941h-42M175 2941l-28 21M147 2962l-7 21M140 2983v35M140 3018l7 28M147 3046l28 21M175 3067h42M217 3067l28-28M343 2962l7-21M350 2941v126M7806 161l-15 21M7791 182v42M7791 224l15 21M7806 245h27M7833 245l14-21M7847 224l15-56M7862 168l13-21M7875 147h29M7904 147l21 21M7925 168v56M7925 224l-15 21M7910 245l-14 7M7798 7v56M7798 63l21 21M7819 84h85M7904 84l21-21M7925 63v-42M7925 21l-21-21M7904 0h-21M7883 0l-21 21M7862 21v42M7862 63l13 21">
          <text:p/>
        </draw:path>
        <draw:frame draw:style-name="gr4" draw:text-style-name="P5" draw:layer="layout" svg:width="0.281cm" svg:height="0.319cm" svg:x="16.662cm" svg:y="27.452cm">
          <draw:text-box>
            <text:p text:style-name="P1"><text:span text:style-name="T3">4</text:span></text:p>
          </draw:text-box>
        </draw:frame>
        <draw:polygon draw:style-name="gr13" draw:text-style-name="P6" draw:layer="layout" svg:width="1.745cm" svg:height="0.411cm" svg:x="15.516cm" svg:y="15.404cm" svg:viewBox="0 0 1746 412" draw:points="0,412 1746,412 1746,0 0,0">
          <text:p/>
        </draw:polygon>
        <draw:frame draw:style-name="gr14" draw:text-style-name="P8" draw:layer="layout" svg:width="1.484cm" svg:height="0.276cm" svg:x="15.631cm" svg:y="15.475cm">
          <draw:text-box>
            <text:p text:style-name="P1"><text:span text:style-name="T4">LED ON/OFF</text:span></text:p>
          </draw:text-box>
        </draw:frame>
        <draw:polygon draw:style-name="gr13" draw:text-style-name="P6" draw:layer="layout" svg:width="1.904cm" svg:height="0.411cm" svg:x="10.075cm" svg:y="9.114cm" svg:viewBox="0 0 1905 412" draw:points="0,412 1905,412 1905,0 0,0">
          <text:p/>
        </draw:polygon>
        <draw:frame draw:style-name="gr14" draw:text-style-name="P8" draw:layer="layout" svg:width="1.632cm" svg:height="0.276cm" svg:x="10.191cm" svg:y="9.185cm">
          <draw:text-box>
            <text:p text:style-name="P1"><text:span text:style-name="T4">D <text:s/>FLIP–FLOP</text:span></text:p>
          </draw:text-box>
        </draw:frame>
        <draw:polygon draw:style-name="gr13" draw:text-style-name="P6" draw:layer="layout" svg:width="1.576cm" svg:height="0.412cm" svg:x="13.639cm" svg:y="24.71cm" svg:viewBox="0 0 1577 413" draw:points="0,413 1577,413 1577,0 0,0">
          <text:p/>
        </draw:polygon>
        <draw:frame draw:style-name="gr14" draw:text-style-name="P8" draw:layer="layout" svg:width="1.234cm" svg:height="0.276cm" svg:x="13.754cm" svg:y="24.781cm">
          <draw:text-box>
            <text:p text:style-name="P1"><text:span text:style-name="T4">ENCODER</text:span></text:p>
          </draw:text-box>
        </draw:frame>
        <draw:frame draw:style-name="gr15" draw:text-style-name="P4" draw:layer="layout" svg:width="3.579cm" svg:height="0.357cm" svg:x="5.302cm" svg:y="24.147cm">
          <draw:text-box>
            <text:p text:style-name="P1"><text:span text:style-name="T5">DISPLAY BOARD ASSY</text:span></text:p>
          </draw:text-box>
        </draw:frame>
        <draw:polygon draw:style-name="gr6" draw:text-style-name="P7" draw:layer="layout" svg:width="0.7cm" svg:height="0.7cm" svg:x="4.407cm" svg:y="24.14cm" svg:viewBox="0 0 701 701" draw:points="0,701 701,701 701,0 0,0">
          <text:p/>
        </draw:polygon>
        <draw:frame draw:style-name="gr15" draw:text-style-name="P4" draw:layer="layout" svg:width="1.7cm" svg:height="0.357cm" svg:x="5.302cm" svg:y="24.464cm">
          <draw:text-box>
            <text:p text:style-name="P1"><text:span text:style-name="T5">(DWG1503)</text:span></text:p>
          </draw:text-box>
        </draw:frame>
        <draw:polyline draw:style-name="gr5" draw:text-style-name="P6" draw:layer="layout" svg:width="0.149cm" svg:height="15.088cm" svg:x="1.973cm" svg:y="8.453cm" svg:viewBox="0 0 150 15089" draw:points="150,0 0,0 0,15089 150,15089">
          <text:p/>
        </draw:polyline>
        <draw:polygon draw:style-name="gr6" draw:text-style-name="P7" draw:layer="layout" svg:width="0.35cm" svg:height="0.5cm" svg:x="1.013cm" svg:y="15.121cm" svg:viewBox="0 0 351 501" draw:points="0,501 351,501 351,0 0,0">
          <text:p/>
        </draw:polygon>
        <draw:frame draw:style-name="gr16" draw:text-style-name="P9" draw:layer="layout" svg:width="0.705cm" svg:height="0.788cm" svg:x="4.493cm" svg:y="24.107cm">
          <draw:text-box>
            <text:p text:style-name="P1"><text:span text:style-name="T6">D</text:span></text:p>
          </draw:text-box>
        </draw:frame>
        <draw:frame draw:style-name="gr17" draw:text-style-name="P2" draw:layer="layout" svg:width="0.345cm" svg:height="0.556cm" svg:x="1.061cm" svg:y="15.107cm">
          <draw:text-box>
            <text:p text:style-name="P1"><text:span text:style-name="T7">B</text:span></text:p>
          </draw:text-box>
        </draw:frame>
        <draw:frame draw:style-name="gr18" draw:text-style-name="P10" draw:layer="layout" svg:width="0.459cm" svg:height="0.433cm" svg:x="1.311cm" svg:y="15.203cm">
          <draw:text-box>
            <text:p text:style-name="P1"><text:span text:style-name="T8"><text:s/></text:span><text:span text:style-name="T8">3/3</text:span></text:p>
          </draw:text-box>
        </draw:frame>
        <draw:frame draw:style-name="gr15" draw:text-style-name="P4" draw:layer="layout" svg:width="0.993cm" svg:height="0.357cm" svg:x="0.912cm" svg:y="15.633cm">
          <draw:text-box>
            <text:p text:style-name="P1"><text:span text:style-name="T5">CN701</text:span></text:p>
          </draw:text-box>
        </draw:frame>
        <draw:frame draw:style-name="gr19" draw:text-style-name="P11" draw:layer="layout" svg:width="1.192cm" svg:height="0.239cm" svg:x="16.962cm" svg:y="6.611cm">
          <draw:text-box>
            <text:p text:style-name="P1"><text:span text:style-name="T9">FL HOLDER</text:span></text:p>
          </draw:text-box>
        </draw:frame>
        <draw:frame draw:style-name="gr19" draw:text-style-name="P11" draw:layer="layout" svg:width="0.967cm" svg:height="0.239cm" svg:x="16.927cm" svg:y="6.84cm">
          <draw:text-box>
            <text:p text:style-name="P1"><text:span text:style-name="T9">DEB1396 </text:span></text:p>
          </draw:text-box>
        </draw:frame>
        <draw:frame draw:style-name="gr19" draw:text-style-name="P11" draw:layer="layout" svg:width="0.211cm" svg:height="0.26cm" svg:x="17.892cm" svg:y="6.819cm">
          <draw:text-box>
            <text:p text:style-name="P1"><text:span text:style-name="T10">×</text:span></text:p>
          </draw:text-box>
        </draw:frame>
        <draw:frame draw:style-name="gr19" draw:text-style-name="P11" draw:layer="layout" svg:width="0.211cm" svg:height="0.239cm" svg:x="18.008cm" svg:y="6.84cm">
          <draw:text-box>
            <text:p text:style-name="P1"><text:span text:style-name="T9"><text:s/></text:span><text:span text:style-name="T9">2</text:span></text:p>
          </draw:text-box>
        </draw:frame>
        <draw:frame draw:style-name="gr19" draw:text-style-name="P11" draw:layer="layout" svg:width="1.865cm" svg:height="0.239cm" svg:x="8.96cm" svg:y="18.5cm">
          <draw:text-box>
            <text:p text:style-name="P1"><text:span text:style-name="T9">Short: TEST MODE</text:span></text:p>
          </draw:text-box>
        </draw:frame>
        <draw:frame draw:style-name="gr19" draw:text-style-name="P11" draw:layer="layout" svg:width="2.004cm" svg:height="0.239cm" svg:x="8.96cm" svg:y="19.182cm">
          <draw:text-box>
            <text:p text:style-name="P1"><text:span text:style-name="T9">Short: AGING MODE</text:span></text:p>
          </draw:text-box>
        </draw:frame>
        <draw:polygon draw:style-name="gr2" draw:text-style-name="P3" draw:layer="layout" svg:width="1cm" svg:height="1cm" svg:x="1.859cm" svg:y="26.437cm" svg:viewBox="0 0 1001 1001" draw:points="0,0 1001,0 1001,1001 0,1001">
          <text:p/>
        </draw:polygon>
        <draw:frame draw:style-name="gr1" draw:text-style-name="P2" draw:layer="layout" svg:width="14.675cm" svg:height="0.556cm" svg:x="1.202cm" svg:y="1.945cm">
          <draw:text-box>
            <text:p text:style-name="P1"><text:span text:style-name="T1">3.6 <text:s/>DISPLAY BOARD and DIGITAL OUT BOARD ASSEMBLIES</text:span></text:p>
          </draw:text-box>
        </draw:frame>
        <draw:frame draw:style-name="gr20" draw:text-style-name="P12" draw:layer="layout" svg:width="1.057cm" svg:height="1.182cm" svg:x="1.973cm" svg:y="26.36cm">
          <draw:text-box>
            <text:p text:style-name="P1"><text:span text:style-name="T11">D</text:span></text:p>
          </draw:text-box>
        </draw:frame>
        <draw:line draw:style-name="gr21" draw:text-style-name="P13" draw:layer="layout" svg:x1="12.8cm" svg:y1="16.5cm" svg:x2="20.3cm" svg:y2="16.5cm">
          <text:p/>
        </draw:line>
        <draw:line draw:style-name="gr21" draw:text-style-name="P13" draw:layer="layout" svg:x1="20.3cm" svg:y1="16.5cm" svg:x2="20.3cm" svg:y2="14.2cm">
          <text:p/>
        </draw:line>
        <draw:line draw:style-name="gr21" draw:text-style-name="P13" draw:layer="layout" svg:x1="18.8cm" svg:y1="14.2cm" svg:x2="20.3cm" svg:y2="14.2cm">
          <text:p/>
        </draw:line>
        <draw:custom-shape draw:style-name="gr22" draw:text-style-name="P14" draw:layer="layout" svg:width="2.6cm" svg:height="3.9cm" svg:x="1.1cm" svg:y="19.7cm">
          <text:p/>
          <draw:enhanced-geometry svg:viewBox="0 0 21600 21600" draw:type="rectangle" draw:enhanced-path="M 0 0 L 21600 0 21600 21600 0 21600 0 0 Z N"/>
        </draw:custom-shape>
        <draw:frame draw:style-name="gr23" draw:text-style-name="P16" draw:layer="layout" svg:width="3.274cm" svg:height="0.353cm" draw:transform="rotate (1.5707963267949) translate (1.335cm 23.305cm)">
          <draw:text-box>
            <text:p text:style-name="P15"><text:span text:style-name="T12">Connect to Custom board</text:span></text:p>
          </draw:text-box>
        </draw:frame>
      </draw:page>
      <draw:page draw:name="page2" draw:style-name="dp1" draw:master-page-name="master-page490">
        <draw:frame draw:style-name="gr1" draw:text-style-name="P2" draw:layer="layout" svg:width="2.309cm" svg:height="0.556cm" svg:x="18.093cm" svg:y="0.548cm">
          <draw:text-box>
            <text:p text:style-name="P1"><text:span text:style-name="T1">CDJ-100S</text:span></text:p>
          </draw:text-box>
        </draw:frame>
        <draw:polygon draw:style-name="gr2" draw:text-style-name="P3" draw:layer="layout" svg:width="0.15cm" svg:height="0.15cm" svg:x="2.425cm" svg:y="27.546cm" svg:viewBox="0 0 151 151" draw:points="0,0 151,0 151,151 0,151">
          <text:p/>
        </draw:polygon>
        <draw:polygon draw:style-name="gr2" draw:text-style-name="P3" draw:layer="layout" svg:width="0.251cm" svg:height="0.15cm" svg:x="7.069cm" svg:y="27.546cm" svg:viewBox="0 0 252 151" draw:points="0,0 252,0 252,151 0,151">
          <text:p/>
        </draw:polygon>
        <draw:polygon draw:style-name="gr2" draw:text-style-name="P3" draw:layer="layout" svg:width="0.25cm" svg:height="0.15cm" svg:x="11.779cm" svg:y="27.546cm" svg:viewBox="0 0 251 151" draw:points="0,0 251,0 251,151 0,151">
          <text:p/>
        </draw:polygon>
        <draw:polygon draw:style-name="gr2" draw:text-style-name="P3" draw:layer="layout" svg:width="0.15cm" svg:height="0.15cm" svg:x="21.2cm" svg:y="0.246cm" svg:viewBox="0 0 151 151" draw:points="0,0 151,0 151,151 0,151">
          <text:p/>
        </draw:polygon>
        <draw:polygon draw:style-name="gr2" draw:text-style-name="P3" draw:layer="layout" svg:width="0.15cm" svg:height="0.15cm" svg:x="21.2cm" svg:y="27.546cm" svg:viewBox="0 0 151 151" draw:points="0,0 151,0 151,151 0,151">
          <text:p/>
        </draw:polygon>
        <draw:polygon draw:style-name="gr2" draw:text-style-name="P3" draw:layer="layout" svg:width="0.25cm" svg:height="0.15cm" svg:x="16.529cm" svg:y="27.546cm" svg:viewBox="0 0 251 151" draw:points="0,0 251,0 251,151 0,151">
          <text:p/>
        </draw:polygon>
        <draw:polygon draw:style-name="gr2" draw:text-style-name="P3" draw:layer="layout" svg:width="0.25cm" svg:height="0.15cm" svg:x="16.529cm" svg:y="0.246cm" svg:viewBox="0 0 251 151" draw:points="0,0 251,0 251,151 0,151">
          <text:p/>
        </draw:polygon>
        <draw:polygon draw:style-name="gr2" draw:text-style-name="P3" draw:layer="layout" svg:width="0.25cm" svg:height="0.15cm" svg:x="11.779cm" svg:y="0.246cm" svg:viewBox="0 0 251 151" draw:points="0,0 251,0 251,151 0,151">
          <text:p/>
        </draw:polygon>
        <draw:polygon draw:style-name="gr2" draw:text-style-name="P3" draw:layer="layout" svg:width="0.15cm" svg:height="0.15cm" svg:x="2.425cm" svg:y="0.246cm" svg:viewBox="0 0 151 151" draw:points="0,0 151,0 151,151 0,151">
          <text:p/>
        </draw:polygon>
        <draw:polygon draw:style-name="gr2" draw:text-style-name="P3" draw:layer="layout" svg:width="0.251cm" svg:height="0.15cm" svg:x="7.069cm" svg:y="0.246cm" svg:viewBox="0 0 252 151" draw:points="0,0 252,0 252,151 0,151">
          <text:p/>
        </draw:polygon>
        <draw:polygon draw:style-name="gr2" draw:text-style-name="P3" draw:layer="layout" svg:width="0.15cm" svg:height="0.25cm" svg:x="21.199cm" svg:y="20.725cm" svg:viewBox="0 0 151 251" draw:points="0,0 151,0 151,251 0,251">
          <text:p/>
        </draw:polygon>
        <draw:polygon draw:style-name="gr2" draw:text-style-name="P3" draw:layer="layout" svg:width="0.15cm" svg:height="0.251cm" svg:x="21.199cm" svg:y="13.83cm" svg:viewBox="0 0 151 252" draw:points="0,0 151,0 151,252 0,252">
          <text:p/>
        </draw:polygon>
        <draw:polygon draw:style-name="gr2" draw:text-style-name="P3" draw:layer="layout" svg:width="0.15cm" svg:height="0.25cm" svg:x="21.199cm" svg:y="6.976cm" svg:viewBox="0 0 151 251" draw:points="0,0 151,0 151,251 0,251">
          <text:p/>
        </draw:polygon>
        <draw:frame draw:style-name="gr3" draw:text-style-name="P4" draw:layer="layout" svg:width="0.358cm" svg:height="0.357cm" svg:x="20.032cm" svg:y="26.92cm">
          <draw:text-box>
            <text:p text:style-name="P1"><text:span text:style-name="T2">23</text:span></text:p>
          </draw:text-box>
        </draw:frame>
        <draw:frame draw:style-name="gr4" draw:text-style-name="P5" draw:layer="layout" svg:width="0.281cm" svg:height="0.319cm" svg:x="21.162cm" svg:y="3.533cm">
          <draw:text-box>
            <text:p text:style-name="P1"><text:span text:style-name="T3">A</text:span></text:p>
          </draw:text-box>
        </draw:frame>
        <draw:frame draw:style-name="gr4" draw:text-style-name="P5" draw:layer="layout" svg:width="0.281cm" svg:height="0.319cm" svg:x="21.162cm" svg:y="10.391cm">
          <draw:text-box>
            <text:p text:style-name="P1"><text:span text:style-name="T3">B</text:span></text:p>
          </draw:text-box>
        </draw:frame>
        <draw:frame draw:style-name="gr4" draw:text-style-name="P5" draw:layer="layout" svg:width="0.281cm" svg:height="0.319cm" svg:x="21.146cm" svg:y="17.254cm">
          <draw:text-box>
            <text:p text:style-name="P1"><text:span text:style-name="T3">C</text:span></text:p>
          </draw:text-box>
        </draw:frame>
        <draw:frame draw:style-name="gr4" draw:text-style-name="P5" draw:layer="layout" svg:width="0.281cm" svg:height="0.319cm" svg:x="21.146cm" svg:y="24.095cm">
          <draw:text-box>
            <text:p text:style-name="P1"><text:span text:style-name="T3">D</text:span></text:p>
          </draw:text-box>
        </draw:frame>
        <draw:frame draw:style-name="gr4" draw:text-style-name="P5" draw:layer="layout" svg:width="0.281cm" svg:height="0.319cm" svg:x="4.775cm" svg:y="0.181cm">
          <draw:text-box>
            <text:p text:style-name="P1"><text:span text:style-name="T3">5</text:span></text:p>
          </draw:text-box>
        </draw:frame>
        <draw:frame draw:style-name="gr4" draw:text-style-name="P5" draw:layer="layout" svg:width="0.281cm" svg:height="0.319cm" svg:x="9.478cm" svg:y="0.185cm">
          <draw:text-box>
            <text:p text:style-name="P1"><text:span text:style-name="T3">6</text:span></text:p>
          </draw:text-box>
        </draw:frame>
        <draw:frame draw:style-name="gr4" draw:text-style-name="P5" draw:layer="layout" svg:width="0.281cm" svg:height="0.319cm" svg:x="14.182cm" svg:y="0.185cm">
          <draw:text-box>
            <text:p text:style-name="P1"><text:span text:style-name="T3">7</text:span></text:p>
          </draw:text-box>
        </draw:frame>
        <draw:frame draw:style-name="gr4" draw:text-style-name="P5" draw:layer="layout" svg:width="0.281cm" svg:height="0.319cm" svg:x="18.889cm" svg:y="0.189cm">
          <draw:text-box>
            <text:p text:style-name="P1"><text:span text:style-name="T3">8</text:span></text:p>
          </draw:text-box>
        </draw:frame>
        <draw:frame draw:style-name="gr4" draw:text-style-name="P5" draw:layer="layout" svg:width="0.281cm" svg:height="0.319cm" svg:x="4.801cm" svg:y="27.452cm">
          <draw:text-box>
            <text:p text:style-name="P1"><text:span text:style-name="T3">5</text:span></text:p>
          </draw:text-box>
        </draw:frame>
        <draw:frame draw:style-name="gr4" draw:text-style-name="P5" draw:layer="layout" svg:width="0.281cm" svg:height="0.319cm" svg:x="9.478cm" svg:y="27.46cm">
          <draw:text-box>
            <text:p text:style-name="P1"><text:span text:style-name="T3">6</text:span></text:p>
          </draw:text-box>
        </draw:frame>
        <draw:frame draw:style-name="gr4" draw:text-style-name="P5" draw:layer="layout" svg:width="0.281cm" svg:height="0.319cm" svg:x="14.165cm" svg:y="27.431cm">
          <draw:text-box>
            <text:p text:style-name="P1"><text:span text:style-name="T3">7</text:span></text:p>
          </draw:text-box>
        </draw:frame>
        <draw:path draw:style-name="gr5" draw:text-style-name="P6" draw:layer="layout" svg:width="5.312cm" svg:height="5.612cm" svg:x="12.109cm" svg:y="4.147cm" svg:viewBox="0 0 5313 5613" svg:d="M189 5551h91M84 5551h-84M112 5404v-126M112 5278h63M175 5278l28 14M203 5292l21 28M224 5320v34M224 5354l-21 29M203 5383l-28 21M175 5404h-63M357 5278h-49M308 5278l-28 21M280 5299v84M280 5383l28 21M308 5404h42M350 5404l21-21M371 5383v-21M371 5362l-21-21M350 5341h-42M308 5341l-28 13M476 5410l49-111M525 5299l-28-21M497 5278h-42M455 5278l-28 21M427 5299v21M427 5320l28 28M455 5348h49M5264 133l49-112M5313 21l-28-21M5285 0h-42M5243 0l-28 21M5215 21v21M5215 42l28 28M5243 70h49M623 5299l14-21M637 5278v126M196 5613v-125">
          <text:p/>
        </draw:path>
        <draw:polygon draw:style-name="gr6" draw:text-style-name="P7" draw:layer="layout" svg:width="0.112cm" svg:height="0.125cm" svg:x="12.193cm" svg:y="9.634cm" svg:viewBox="0 0 113 126" draw:points="0,126 0,0 113,64">
          <text:p/>
        </draw:polygon>
        <draw:path draw:style-name="gr5" draw:text-style-name="P6" draw:layer="layout" svg:width="4.64cm" svg:height="5.872cm" svg:x="12.193cm" svg:y="9.634cm" svg:viewBox="0 0 4641 5873" svg:d="M0 125v-125M0 0l112 63M112 63l-112 62M945 3737h-14M1197 3737h14M1064 4451l-15 28M1049 4479v35M1049 4514l15 28M1064 4542h27M1091 4542l15-21M1106 4521l14-56M1120 4465l14-21M1134 4444h28M1162 4444l21 21M1183 4465v56M1183 4521l-14 14M1169 4535l-14 14M1057 4304v49M1057 4353l21 28M1078 4381h84M1162 4381l21-28M1183 4353v-42M1183 4311l-21-21M1162 4290h-21M1141 4290l-21 21M1120 4311v42M1120 4353l14 28M1064 4143l-7 21M1057 4164v35M1057 4199l7 21M1064 4220l14 7M1078 4227h77M1155 4227l14-7M1169 4220l14-21M1183 4199v-35M1183 4164l-14-21M1169 4143l-14-7M1155 4136h-77M1078 4136l-14 7M1064 4143l105 77M1057 3982v91M1057 4073h49M1106 4073v-77M1106 3996l14-14M1120 3982h35M1155 3982l28 21M1183 4003v49M1183 4052l-28 21M931 3667h280M1211 3667v-70M1211 3597h-105M1106 3597v-70M1106 3527h-70M1036 3527v70M1036 3597h-105M931 3597v70M1001 3737c0-19-16-35-35-35-20 0-35 16-35 35 0 20 15 35 35 35 19 0 35-15 35-35zM1211 3737c0-19-16-35-35-35-20 0-35 16-35 35 0 20 15 35 35 35 19 0 35-15 35-35zM4641 5495v-42M4641 5831v42">
          <text:p/>
        </draw:path>
        <draw:path draw:style-name="gr5" draw:text-style-name="P6" draw:layer="layout" svg:width="0.84cm" svg:height="1.141cm" svg:x="16.049cm" svg:y="14.785cm" svg:viewBox="0 0 841 1142" svg:d="M513 399l-21-21M492 378v-49M492 329l21-21M513 308h21M534 308l84 91M618 399v-91M513 245l-21-21M492 224v-49M492 175l21-21M513 154h21M534 154l84 91M618 245v-91M484 98h134M484 0l92 98M540 63l78-63M652 1142h-126M526 1142v-84M526 1058l21-21M547 1037h21M568 1037l21 21M589 1058l8 28M597 1086v56M597 1086l55-49M526 904v49M526 953l21 28M547 981h84M631 981l21-28M652 953v-42M652 911l-21-21M631 890h-21M610 890l-21 21M589 911v42M589 953l14 28M547 792l-21-14M526 778h126M526 595v50M526 645l21 28M547 673h84M631 673l21-28M652 645v-43M652 602l-21-21M631 581h-21M610 581l-21 21M589 602v43M589 645l14 28M785 343l-56 28M729 371l112 56M841 427l-112 56M729 483l112 56M841 539l-112 56M729 595l112 57M841 652l-56 28M295 308v-42M295 645v42M21 294l-21-21M0 273v-49M0 224l21-21M21 203h21M42 203l85 91M127 294v-91M21 140l-21-21M0 119v-49M0 70l21-21M21 49h21">
          <text:p/>
        </draw:path>
        <draw:path draw:style-name="gr5" draw:text-style-name="P6" draw:layer="layout" svg:width="1.691cm" svg:height="10.312cm" svg:x="14.709cm" svg:y="5.544cm" svg:viewBox="0 0 1692 10313" svg:d="M1383 9290l85 91M1468 9381v-91M1333 9234h135M1333 9136l92 98M1391 9199l77-63M1502 10313h-126M1376 10313v-84M1376 10229l21-21M1397 10208h21M1418 10208l21 21M1439 10229l7 28M1446 10257v56M1446 10257l56-49M1376 10075v49M1376 10124l21 28M1397 10152h84M1481 10152l21-28M1502 10124v-42M1502 10082l-21-21M1481 10061h-21M1460 10061l-21 21M1439 10082v42M1439 10124l15 28M1397 9963l-21-14M1376 9949h126M1391 9843h-15M1376 9843v-91M1376 9752l126 42M1636 9549l-57 28M1579 9577l113 56M1692 9633l-113 56M1579 9689l113 56M1692 9745l-113 56M1579 9801l113 56M1692 9857l-56 28M0 84v-84M0 196v84M311 201l-21-7M290 194h-28M262 194l-21 7M241 201l-14 14M227 215v77M227 292l14 14M241 306l14 14M255 320h35M290 320l21-14M311 306l14-14M325 292v-77M325 215l-14-14M311 201l-70 105M388 306v-7M388 299h-14M374 299v7M374 306h7M381 306v-7M381 299v7M619 201l-21-7M598 194h-28M570 194l-21 7M549 201l-14 14M535 215v77M535 292l28 28M563 320h35M598 320l21-14">
          <text:p/>
        </draw:path>
        <draw:path draw:style-name="gr5" draw:text-style-name="P6" draw:layer="layout" svg:width="0.546cm" svg:height="0.364cm" svg:x="14.901cm" svg:y="5.5cm" svg:viewBox="0 0 547 365" svg:d="M428 351l14-14M442 337v-77M442 260l-14-14M428 246l-70 105M533 260l14-21M547 239v126M99 21l-29-21M70 0h-42M28 0l-28 21">
          <text:p/>
        </draw:path>
        <draw:path draw:style-name="gr5" draw:text-style-name="P6" draw:layer="layout" svg:width="2.163cm" svg:height="0.342cm" svg:x="13.298cm" svg:y="5.475cm" svg:viewBox="0 0 2164 343" svg:d="M1604 46l-7 21M1597 67v35M1597 102l7 28M1604 130l28 21M1632 151h42M1674 151l28-28M1842 25h-49M1793 25l-28 21M1765 46v84M1765 130l28 21M1793 151h42M1835 151l21-21M1856 130v-21M1856 109l-21-21M1835 88h-42M1793 88l-28 14M2003 32l-21-7M1982 25h-35M1947 25l-21 7M1926 32l-7 14M1919 46v77M1919 123l7 14M1926 137l21 14M1947 151h35M1982 151l21-14M2003 137l7-14M2010 123v-77M2010 46l-7-14M2003 32l-77 105M2080 39l14-14M2094 25h49M2143 25l21 14M2164 39v21M2164 60l-14 14M2150 74h-49M2150 74l14 21M2164 95v35M2164 130l-14 21M2150 151h-56M2094 151l-21-14M1314 153h196M1314 266h196M0 83v-83M0 196v85M290 224l-21-7M269 217h-28M241 217l-21 7M220 224l-14 14M206 238v77M206 315l14 14M220 329l14 14M234 343h35M269 343l21-14M290 329l14-14M304 315v-77M304 238l-14-14M290 224l-70 105M367 329v-7M367 322h-14M353 322v7M353 329h7M360 329v-7M360 322v7M598 224l-21-7">
          <text:p/>
        </draw:path>
        <draw:path draw:style-name="gr5" draw:text-style-name="P6" draw:layer="layout" svg:width="2.965cm" svg:height="1cm" svg:x="11.092cm" svg:y="4.817cm" svg:viewBox="0 0 2966 1001" svg:d="M2784 875h-28M2756 875l-21 7M2735 882l-14 14M2721 896v77M2721 973l14 14M2735 987l14 14M2749 1001h35M2784 1001l21-14M2805 987l14-14M2819 973v-77M2819 896l-14-14M2805 882l-70 105M2910 896l14-21M2924 875v126M2504 700l-28-21M2476 679h-42M2434 679l-28 21M2406 700l-7 21M2399 721v35M2399 756l7 28M2406 784l28 21M2434 805h42M2476 805l28-28M2644 679h-49M2595 679l-28 21M2567 700v84M2567 784l28 21M2595 805h42M2637 805l21-21M2658 784v-21M2658 763l-21-21M2637 742h-42M2595 742l-28 14M2805 686l-21-7M2784 679h-35M2749 679l-21 7M2728 686l-7 14M2721 700v77M2721 777l7 14M2728 791l21 14M2749 805h35M2784 805l21-14M2805 791l7-14M2812 777v-77M2812 700l-7-14M2805 686l-77 105M2875 700l21-21M2896 679h49M2945 679l21 21M2966 700v21M2966 721l-91 84M2875 805h91M2108 742h197M2108 854h197M0 91v-91M0 196v84M140 201v-126M140 75h63M203 75l28 14M231 89l21 28M252 117v35M252 152l-21 28M231 180l-28 21M203 201h-63">
          <text:p/>
        </draw:path>
        <draw:path draw:style-name="gr5" draw:text-style-name="P6" draw:layer="layout" svg:width="0.77cm" svg:height="0.126cm" svg:x="11.029cm" svg:y="4.892cm" svg:viewBox="0 0 771 127" svg:d="M449 0h-49M400 0l-28 21M372 21v85M372 106l28 21M400 127h42M442 127l21-21M463 106v-22M463 84l-21-21M442 63h-42M400 63l-28 14M561 21l14-21M575 0v127M764 7l-21-7M743 0h-35M708 0l-21 7M687 7l-7 14M680 21v78M680 99l7 14M687 113l21 14M708 127h35M743 127l21-14M764 113l7-14M771 99v-78M771 21l-7-14M764 7l-77 106M126 9h-126">
          <text:p/>
        </draw:path>
        <draw:polygon draw:style-name="gr6" draw:text-style-name="P7" draw:layer="layout" svg:width="0.126cm" svg:height="0.112cm" svg:x="11.029cm" svg:y="4.901cm" svg:viewBox="0 0 127 113" draw:points="127,113 0,113 64,0">
          <text:p/>
        </draw:polygon>
        <draw:path draw:style-name="gr5" draw:text-style-name="P6" draw:layer="layout" svg:width="0.728cm" svg:height="0.918cm" svg:x="11.029cm" svg:y="4.901cm" svg:viewBox="0 0 729 919" svg:d="M126 112h-126M0 112l63-112M63 0l63 112M63 730v-91M63 835v84M203 838v-126M203 712h64M267 712l28 14M295 726l21 28M316 754v35M316 789l-21 28M295 817l-28 21M267 838h-64M449 712h-49M400 712l-28 21M372 733v84M372 817l28 21M400 838h42M442 838l21-21M463 817v-21M463 796l-21-21M442 775h-42M400 775l-28 14M561 733l14-21M575 712v126M715 733l14-21M729 712v126M126 723h-126">
          <text:p/>
        </draw:path>
        <draw:polygon draw:style-name="gr6" draw:text-style-name="P7" draw:layer="layout" svg:width="0.126cm" svg:height="0.112cm" svg:x="11.029cm" svg:y="5.623cm" svg:viewBox="0 0 127 113" draw:points="127,113 0,113 64,0">
          <text:p/>
        </draw:polygon>
        <draw:path draw:style-name="gr5" draw:text-style-name="P6" draw:layer="layout" svg:width="0.919cm" svg:height="1.416cm" svg:x="10.236cm" svg:y="4.319cm" svg:viewBox="0 0 920 1417" svg:d="M920 1417h-126M794 1417l63-112M857 1305l63 112M393 280h91M287 280h-84M0 127v-127M0 0h63M63 0l28 14M91 14l21 29M112 43v34M112 77l-21 29M91 106l-28 21M63 127h-63M245 0h-49M196 0l-28 22M168 22v84M168 106l28 21M196 127h42M238 127l21-21M259 106v-21M259 85l-21-21M238 64h-42M196 64l-28 13M358 22l14-22M372 0v127M484 14l14-14M498 0h49M547 0l21 14M568 14v21M568 35l-14 15M554 50h-49M554 50l14 21M568 71v35M568 106l-14 21M554 127h-56M498 127l-21-15M400 343v-126">
          <text:p/>
        </draw:path>
        <draw:polygon draw:style-name="gr6" draw:text-style-name="P7" draw:layer="layout" svg:width="0.112cm" svg:height="0.126cm" svg:x="10.523cm" svg:y="4.536cm" svg:viewBox="0 0 113 127" draw:points="0,127 0,0 113,64">
          <text:p/>
        </draw:polygon>
        <draw:path draw:style-name="gr5" draw:text-style-name="P6" draw:layer="layout" svg:width="1.278cm" svg:height="2.024cm" svg:x="10.523cm" svg:y="4.536cm" svg:viewBox="0 0 1279 2025" svg:d="M0 126v-126M0 0l112 63M112 63l-112 63M570 1934v91M570 1829v-84M712 1950v-126M712 1824h63M775 1824l28 14M803 1838l21 28M824 1866v35M824 1901l-21 28M803 1929l-28 21M775 1950h-63M957 1824h-49M908 1824l-28 21M880 1845v84M880 1929l28 21M908 1950h42M950 1950l21-21M971 1929v-21M971 1908l-21-21M950 1887h-42M908 1887l-28 14M1069 1845l14-21M1083 1824v126M1188 1845l21-21M1209 1824h49M1258 1824l21 21M1279 1845v21M1279 1866l-91 84M1188 1950h91M507 1941h126">
          <text:p/>
        </draw:path>
        <draw:polygon draw:style-name="gr6" draw:text-style-name="P7" draw:layer="layout" svg:width="0.126cm" svg:height="0.112cm" svg:x="11.029cm" svg:y="6.364cm" svg:viewBox="0 0 127 113" draw:points="0,0 127,0 64,113">
          <text:p/>
        </draw:polygon>
        <draw:path draw:style-name="gr5" draw:text-style-name="P6" draw:layer="layout" svg:width="1.814cm" svg:height="1.96cm" svg:x="11.029cm" svg:y="5.012cm" svg:viewBox="0 0 1815 1961" svg:d="M0 1352h126M126 1352l-63 112M63 1464l-63-112M1297 287h-42M1633 287h42M1297 442l14-21M1311 421v125M1500 427l-21-6M1479 421h-35M1444 421l-21 6M1423 427l-7 15M1416 442v76M1416 518l7 14M1423 532l21 14M1444 546h35M1479 546l21-14M1500 532l7-14M1507 518v-76M1507 442l-7-15M1500 427l-77 105M1563 413v133M1661 413l-98 91M1598 469l63 77M1255 126v-126M1255 0h84M1339 0l21 21M1360 21v21M1360 42l-21 21M1339 63l-28 7M1311 70h-56M1311 70l49 56M1493 0h-49M1444 0l-28 21M1416 21v84M1416 105l28 21M1444 126h42M1486 126l21-21M1507 105v-21M1507 84l-21-21M1486 63h-42M1444 63l-28 15M1570 21l21-21M1591 0h49M1640 0l21 21M1661 21v21M1661 42l-91 84M1570 126h91M1724 21l21-21M1745 0h49M1794 0l21 21M1815 21v21M1815 42l-91 84M1724 126h91M1297 287l28-56M1325 231l56 112M1381 343l56-112M1437 231l56 112M1493 343l56-112M1549 231l56 112M1605 343l28-56M1332 1792h-42M1668 1792h42M1073 1961l14-14M1087 1947h49">
          <text:p/>
        </draw:path>
        <draw:path draw:style-name="gr5" draw:text-style-name="P6" draw:layer="layout" svg:width="0.588cm" svg:height="0.546cm" svg:x="12.059cm" svg:y="6.538cm" svg:viewBox="0 0 589 547" svg:d="M105 421l21 14M126 435v21M126 456l-14 14M112 470h-49M112 470l14 21M126 491v35M126 526l-14 21M112 547h-56M56 547l-21-14M189 533v-7M189 526h-14M175 526v7M175 533h14M189 533v-7M189 526h-7M182 526v7M182 533h7M350 435l14-14M364 421h49M413 421l21 14M434 435v21M434 456l-14 14M420 470h-49M420 470l14 21M434 491v35M434 526l-14 21M420 547h-56M364 547l-21-14M490 414v133M589 414l-99 91M525 470l64 77M0 126v-126M0 0h84M84 0l21 21M105 21v21M105 42l-21 21M84 63l-28 7M56 70h-56M56 70l49 56M238 0h-49M189 0l-28 21M161 21v84M161 105l28 21M189 126h42M231 126l21-21M252 105v-21M252 84l-21-21M231 63h-42M189 63l-28 14M315 21l21-21M336 0h49M385 0l21 21M406 21v21M406 42l-91 84M315 126h91M476 14l14-14M490 0h49M539 0l21 14M560 14v21M560 35l-14 14M546 49h-49M546 49l14 21M560 70v35M560 105l-14 21">
          <text:p/>
        </draw:path>
        <draw:path draw:style-name="gr5" draw:text-style-name="P6" draw:layer="layout" svg:width="3.042cm" svg:height="0.658cm" svg:x="12.36cm" svg:y="6.202cm" svg:viewBox="0 0 3043 659" svg:d="M245 463h-56M189 463l-21-14M0 603l28-56M28 547l56 112M84 659l56-112M140 547l56 112M196 659l56-112M252 547l56 112M308 659l28-56M2350 92v-85M2350 204v84M2616 274l-21-7M2595 267h-28M2567 267l-21 7M2546 274l-14 14M2532 288v77M2532 365l14 14M2546 379l14 14M2560 393h35M2595 393l21-14M2616 379l14-14M2630 365v-77M2630 288l-14-14M2616 274l-70 105M2693 379v-7M2693 372h-14M2679 372v7M2679 379h7M2686 379v-7M2686 372v7M2924 274l-21-7M2903 267h-28M2875 267l-21 7M2854 274l-14 14M2840 288v77M2840 365l14 14M2854 379l14 14M2868 393h35M2903 393l21-14M2924 379l14-14M2938 365v-77M2938 288l-14-14M2924 274l-70 105M3029 288l14-21M3043 267v126M2693 21l-28-21M2665 0h-42M2623 0l-28 21M2595 21l-7 22M2588 43v35M2588 78l7 28M2595 106l28 21M2623 127h42M2665 127l28-28M2833 0h-49M2784 0l-28 21M2756 21v85M2756 106l28 21M2784 127h42M2826 127l21-21M2847 106v-21M2847 85l-21-21M2826 64h-42M2784 64l-28 14">
          <text:p/>
        </draw:path>
        <draw:path draw:style-name="gr5" draw:text-style-name="P6" draw:layer="layout" svg:width="0.084cm" svg:height="0.112cm" svg:x="15.269cm" svg:y="6.202cm" svg:viewBox="0 0 85 113" svg:d="M85 7l-21-7M64 0h-36M28 0l-21 7M7 7l-7 14M0 21v78M0 99l7 14">
          <text:p/>
        </draw:path>
        <draw:path draw:style-name="gr5" draw:text-style-name="P6" draw:layer="layout" svg:width="2.327cm" svg:height="4.726cm" svg:x="13.194cm" svg:y="6.202cm" svg:viewBox="0 0 2328 4727" svg:d="M2083 112l21 14M2104 126h35M2139 126l21-14M2160 112l7-14M2167 98v-77M2167 21l-7-14M2160 7l-77 105M2293 126v-126M2293 0l-84 84M2209 84h119M1417 91h196M1417 203h196M14 3985h-14M266 3985h14M69 4629l-13 29M56 4658v34M56 4692l13 29M69 4721h29M98 4721l13-21M111 4700l15-57M126 4643l14-21M140 4622h28M168 4622l21 21M189 4643v57M189 4700l-28 27M63 4482v49M63 4531l21 29M84 4560h84M168 4560l21-29M189 4531v-42M189 4489l-21-21M168 4468h-21M147 4468l-21 21M126 4489v42M126 4531l14 29M69 4322l-6 20M63 4342v36M63 4378l6 21M69 4399l15 6M84 4405h77M161 4405l14-6M175 4399l14-21M189 4378v-36M189 4342l-14-20M175 4322l-14-7M161 4315h-77M84 4315l-15 7M69 4322l106 77M111 4181l-13-20M98 4161h-21M77 4161l-14 20M63 4181v49M63 4230l14 22M77 4252h21M98 4252l13-22M111 4230v-49M111 4181l22-20M133 4161h35M168 4161l21 20M189 4181v49M189 4230l-21 22M168 4252h-35M133 4252l-22-22M0 3916h280">
          <text:p/>
        </draw:path>
        <draw:path draw:style-name="gr5" draw:text-style-name="P6" draw:layer="layout" svg:width="2.974cm" svg:height="4.206cm" svg:x="13.194cm" svg:y="9.977cm" svg:viewBox="0 0 2975 4207" svg:d="M281 140v-71M281 69h-106M175 69v-69M175 0h-70M105 0v69M105 69h-105M0 69v71M69 209c0-19-15-34-34-34-20 0-35 15-35 34 0 20 15 35 35 35 19 0 34-15 34-35zM281 209c0-19-16-34-35-34-20 0-35 15-35 34 0 20 15 35 35 35 19 0 35-15 35-35zM2709 3395h-14M2961 3395h14M2758 4109l-13 28M2745 4137v35M2745 4172l13 28M2758 4200h29M2787 4200l14-21M2801 4179l13-56M2814 4123l15-21M2829 4102h27M2856 4102l21 21M2877 4123v56M2877 4179l-28 28M2751 3962v49M2751 4011l21 28M2772 4039h84M2856 4039l21-28M2877 4011v-42M2877 3969l-21-21M2856 3948h-21M2835 3948l-21 21M2814 3969v42M2814 4011l15 28M2758 3801l-7 21M2751 3822v35M2751 3857l7 21M2758 3878l14 7M2772 3885h77M2849 3885l15-7M2864 3878l13-21M2877 3857v-35M2877 3822l-13-21M2864 3801l-15-7M2849 3794h-77M2772 3794l-14 7M2758 3801l106 77M2766 3724l-15-14M2751 3710v-49M2751 3661l15-21M2766 3640h21M2787 3640l14 14M2801 3654v49M2801 3654l21-14M2822 3640h34M2856 3640l21 14M2877 3654v56M2877 3710l-13 21M2695 3325h280M2975 3325v-70M2975 3255h-105M2870 3255v-70">
          <text:p/>
        </draw:path>
        <draw:path draw:style-name="gr5" draw:text-style-name="P6" draw:layer="layout" svg:width="1.224cm" svg:height="1.959cm" svg:x="14.944cm" svg:y="11.447cm" svg:viewBox="0 0 1225 1960" svg:d="M1120 1715h-69M1051 1715v70M1051 1785h-106M945 1785v70M1016 1925c0-19-16-35-36-35-19 0-35 16-35 35 0 20 16 35 35 35 20 0 36-15 36-35zM1225 1925c0-19-15-35-35-35-19 0-34 16-34 35 0 20 15 35 34 35 20 0 35-15 35-35zM13 209h-13M266 209h13M139 923l-13 28M126 951v35M126 986l13 28M139 1014h29M168 1014l14-21M182 993l13-56M195 937l15-21M210 916h27M237 916l21 21M258 937v56M258 993l-13 14M245 1007l-14 14M132 776v49M132 825l21 28M153 853h84M237 853l21-28M258 825v-42M258 783l-21-21M237 762h-21M216 762l-21 21M195 783v42M195 825l15 28M139 615l-7 21M132 636v35M132 671l7 21M139 692l14 7M153 699h78M231 699l14-7M245 692l13-21M258 671v-35M258 636l-13-21M245 615l-14-7M231 608h-78M153 608l-14 7M139 615l106 77M258 482h-126M132 482l84 84M216 566v-119M0 140h279M279 140v-71M279 69h-105M174 69v-69M174 0h-69M105 0v69M105 69h-105M0 69v71M70 209c0-19-16-35-36-35-19 0-34 16-34 35 0 20 15 35 34 35 20 0 36-15 36-35zM279 209c0-19-15-35-34-35-20 0-35 16-35 35 0 20 15 35 35 35 19 0 34-15 34-35z">
          <text:p/>
        </draw:path>
        <draw:path draw:style-name="gr5" draw:text-style-name="P6" draw:layer="layout" svg:width="0.279cm" svg:height="0.7cm" svg:x="14.944cm" svg:y="10.186cm" svg:viewBox="0 0 280 701" svg:d="M13 0h-13M267 0h13M84 602l-14 29M70 631v35M70 666l14 29M84 695h27M111 695l15-21M126 674l13-57M139 617l14-21M153 596h29M182 596l21 21M203 617v57M203 674l-14 13M189 687l-15 14M76 456v48M76 504l21 29M97 533h85M182 533l21-29">
          <text:p/>
        </draw:path>
        <draw:path draw:style-name="gr5" draw:text-style-name="P6" draw:layer="layout" svg:width="0.279cm" svg:height="4.122cm" svg:x="14.944cm" svg:y="9.977cm" svg:viewBox="0 0 280 4123" svg:d="M203 714v-42M203 672l-21-21M182 651h-21M161 651l-22 21M139 672v42M139 714l14 29M97 553l-21-13M76 540h127M91 427l-15-14M76 413v-48M76 365l15-21M91 344h20M111 344l15 14M126 358v48M126 358l21-14M147 344h35M182 344l21 14M203 358v55M203 413l-14 21M0 140h280M280 140v-71M280 69h-106M174 69v-69M174 0h-69M105 0v69M105 69h-105M0 69v71M70 209c0-19-16-34-36-34-19 0-34 15-34 34 0 20 15 35 34 35 20 0 36-15 36-35zM280 209c0-19-15-34-35-34s-35 15-35 34c0 20 15 35 35 35s35-15 35-35zM13 3395h-13M267 3395h13M63 4025l-14 28M49 4053v35M49 4088l14 28M63 4116h28M91 4116l14-21M105 4095l13-56M118 4039l14-21M132 4018h29M161 4018l21 21M182 4039v56M182 4095l-14 14M168 4109l-15 14M55 3878v49M55 3927l21 28M76 3955h85M161 3955l21-28M182 3927v-42M182 3885l-21-21M161 3864h-22M139 3864l-21 21M118 3885v42M118 3927l14 28M63 3717l-8 21M55 3738v35M55 3773l8 21M63 3794l13 7M76 3801h77M153 3801l15-7M168 3794l14-21">
          <text:p/>
        </draw:path>
        <draw:path draw:style-name="gr5" draw:text-style-name="P6" draw:layer="layout" svg:width="3.114cm" svg:height="4.78cm" svg:x="12.109cm" svg:y="8.99cm" svg:viewBox="0 0 3115 4781" svg:d="M3018 4760v-35M3018 4725l-14-21M3004 4704l-15-7M2989 4697h-77M2912 4697l-13 7M2899 4704l105 77M2891 4557v49M2891 4606l21 28M2912 4634h85M2997 4634l21-28M3018 4606v-42M3018 4564l-21-21M2997 4543h-22M2975 4543l-21 21M2954 4564v42M2954 4606l14 28M2836 4312h279M3115 4312v-70M3115 4242h-105M3010 4242v-70M3010 4172h-69M2941 4172v70M2941 4242h-105M2836 4242v70M2906 4382c0-19-16-35-36-35-19 0-34 16-34 35 0 20 15 35 34 35 20 0 36-15 36-35zM3115 4382c0-19-15-35-34-35-20 0-35 16-35 35 0 20 15 35 35 35 19 0 34-15 34-35zM189 286h91M84 286h-84M98 125v-125M98 0h63M161 0l28 14M189 14l21 28M210 42v35M210 77l-21 27M189 104l-28 21M161 125h-63M343 0h-49M294 0l-28 21M266 21v83M266 104l28 21M294 125h42M336 125l21-21M357 104v-20M357 84l-21-21M336 63h-42M294 63l-28 14M504 6l-21-6M483 0h-35M448 0l-21 6M427 6l-7 15M420 21v77M420 98l7 14M427 112l21 13M448 125h35M483 125l21-13M504 112l7-14M511 98v-77M511 21l-7-15M504 6l-77 106M574 14v-14">
          <text:p/>
        </draw:path>
        <draw:path draw:style-name="gr5" draw:text-style-name="P6" draw:layer="layout" svg:width="0.469cm" svg:height="0.349cm" svg:x="12.305cm" svg:y="8.99cm" svg:viewBox="0 0 470 350" svg:d="M379 0h91M470 0l-42 125M0 350v-126">
          <text:p/>
        </draw:path>
        <draw:polygon draw:style-name="gr6" draw:text-style-name="P7" draw:layer="layout" svg:width="0.112cm" svg:height="0.125cm" svg:x="12.193cm" svg:y="9.214cm" svg:viewBox="0 0 113 126" draw:points="0,126 0,0 113,62">
          <text:p/>
        </draw:polygon>
        <draw:path draw:style-name="gr5" draw:text-style-name="P6" draw:layer="layout" svg:width="1.585cm" svg:height="5.629cm" svg:x="10.72cm" svg:y="3.71cm" svg:viewBox="0 0 1586 5630" svg:d="M1474 5630v-125M1474 5505l112 62M1586 5567l-112 63M372 504v140M0 0l64 134M64 134l55-134M218 15v104M155 71h125M421 8h-91M330 8v48M330 56h77M407 56l14 15M421 71v35M421 106l-21 28M400 134h-57M343 134l-21-28M462 0l63 134M525 134l57-134">
          <text:p/>
        </draw:path>
        <draw:polygon draw:style-name="gr6" draw:text-style-name="P7" draw:layer="layout" svg:width="0.14cm" svg:height="0.28cm" svg:x="11.021cm" svg:y="3.934cm" svg:viewBox="0 0 141 281" draw:points="0,281 141,281 71,0">
          <text:p/>
        </draw:polygon>
        <draw:path draw:style-name="gr5" draw:text-style-name="P6" draw:layer="layout" svg:width="2.704cm" svg:height="4.923cm" svg:x="11.021cm" svg:y="3.934cm" svg:viewBox="0 0 2705 4924" svg:d="M0 280h140M140 280l-69-280M71 0l-71 280M2278 2373v-133M2243 2576l-14-14M2229 2562l-21-14M2208 2548h-35M2173 2548l-28 14M2145 2562l-14 21M2131 2583v35M2131 2618l14 28M2145 2646l28 28M2173 2674h35M2208 2674l28-28M2236 2646l7-28M2208 2618h42M2250 2618v56M2292 2674v-133M2292 2541l105 133M2397 2674v-133M2446 2674v-126M2446 2548h56M2502 2548l35 14M2537 2562l14 28M2551 2590v35M2551 2625l-14 28M2537 2653l-35 21M2502 2674h-56M2600 2674v-126M2600 2548h56M2656 2548l35 14M2691 2562l14 28M2705 2590v35M2705 2625l-14 28M2691 2653l-35 21M2656 2674h-56M2173 2380h210M2243 2380l-70 105M2313 2380l-70 105M2383 2380l-70 105M2236 2380l-70 105M2306 2380l-70 105M2376 2380l-70 105M2173 2373h210M1313 4924h91M1208 4924h-85M1222 4763v-126M1222 4637h63M1285 4637l28 14M1313 4651l21 28M1334 4679v35M1334 4714l-21 28M1313 4742l-28 21M1285 4763h-63M1467 4637h-49M1418 4637l-28 21M1390 4658v84M1390 4742l28 21M1418 4763h42M1460 4763l21-21M1481 4742v-22M1481 4720l-21-20M1460 4700h-42M1418 4700l-28 14">
          <text:p/>
        </draw:path>
        <draw:path draw:style-name="gr5" draw:text-style-name="P6" draw:layer="layout" svg:width="0.469cm" svg:height="0.35cm" svg:x="12.34cm" svg:y="8.57cm" svg:viewBox="0 0 470 351" svg:d="M309 8l-21-8M288 0h-35M253 0l-21 8M232 8l-7 14M225 22v77M225 99l7 14M232 113l21 14M253 127h35M288 127l21-14M309 113l7-14M316 99v-77M316 22l-7-14M309 8l-77 105M449 50l21-14M470 36v-21M470 15l-21-15M449 0h-49M400 0l-21 15M379 15v21M379 36l21 14M400 50h49M449 50l21 21M470 71v35M470 106l-21 21M449 127h-49M400 127l-21-21M379 106v-35M379 71l21-21M0 351v-126">
          <text:p/>
        </draw:path>
        <draw:polygon draw:style-name="gr6" draw:text-style-name="P7" draw:layer="layout" svg:width="0.112cm" svg:height="0.126cm" svg:x="12.228cm" svg:y="8.794cm" svg:viewBox="0 0 113 127" draw:points="0,127 0,0 113,63">
          <text:p/>
        </draw:polygon>
        <draw:path draw:style-name="gr5" draw:text-style-name="P6" draw:layer="layout" svg:width="3.871cm" svg:height="5.312cm" svg:x="12.228cm" svg:y="8.794cm" svg:viewBox="0 0 3872 5313" svg:d="M0 126v-126M0 0l112 63M112 63l-112 63M3606 2862h-14M3857 2862h15M3661 3576l-13 28M3648 3604v35M3648 3639l13 28M3661 3667h29M3690 3667l13-21M3703 3646l14-56M3717 3590l15-21M3732 3569h27M3759 3569l21 21M3780 3590v56M3780 3646l-13 14M3767 3660l-14 14M3654 3429v49M3654 3478l21 28M3675 3506h84M3759 3506l21-28M3780 3478v-42M3780 3436l-21-21M3759 3415h-21M3738 3415l-21 21M3717 3436v42M3717 3478l15 28M3661 3268l-7 21M3654 3289v35M3654 3324l7 21M3661 3345l14 7M3675 3352h78M3753 3352l14-7M3767 3345l13-21M3780 3324v-35M3780 3289l-13-21M3767 3268l-14-7M3753 3261h-78M3675 3261l-14 7M3661 3268l106 77M3675 3163l-21-14M3654 3149h126M3592 2793h280M3872 2793v-71M3872 2722h-105M3767 2722v-69M3767 2653h-71M3696 2653v69M3696 2722h-104M3592 2722v71M3661 2862c0-19-15-35-34-35-20 0-35 16-35 35 0 20 15 35 35 35 19 0 34-15 34-35zM3872 2862c0-19-16-35-36-35-19 0-35 16-35 35 0 20 16 35 35 35 20 0 36-15 36-35zM1751 4578h-14M2002 4578h15M1772 5222l-14 28M1758 5250v35M1758 5285l14 28M1772 5313h28M1800 5313l14-21M1814 5292l14-56">
          <text:p/>
        </draw:path>
        <draw:path draw:style-name="gr5" draw:text-style-name="P6" draw:layer="layout" svg:width="2.38cm" svg:height="3.472cm" svg:x="13.964cm" svg:y="13.161cm" svg:viewBox="0 0 2381 3473" svg:d="M91 868l13-21M104 847h29M133 847l21 21M154 868v56M154 924l-29 28M27 707v49M27 756l21 28M48 784h85M133 784l21-28M154 756v-42M154 714l-21-21M133 693h-21M112 693l-21 21M91 714v42M91 756l13 28M35 546l-8 21M27 567v35M27 602l8 21M35 623l13 7M48 630h77M125 630l15-7M140 623l14-21M154 602v-35M154 567l-14-21M140 546l-15-7M125 539h-77M48 539l-13 7M35 546l105 77M48 476l-21-21M27 455v-49M27 406l21-21M48 385h21M69 385l85 91M154 476v-91M0 140h280M280 140v-70M280 70h-105M175 70v-70M175 0h-71M104 0v70M104 70h-104M0 70v70M69 210c0-19-15-35-34-35-20 0-35 16-35 35 0 20 15 35 35 35 19 0 34-15 34-35zM280 210c0-19-16-35-35-35-20 0-36 16-36 35 0 20 16 35 36 35 19 0 35-15 35-35zM2381 3144v-133M2199 3375l-15-14M2184 3361l-21-14M2163 3347h-35M2128 3347l-28 14M2100 3361l-14 21M2086 3382v35M2086 3417l14 28M2100 3445l28 28M2128 3473h35M2163 3473l28-28M2191 3445l8-28M2163 3417h42M2205 3417v56M2247 3473v-133M2247 3340l105 133">
          <text:p/>
        </draw:path>
        <draw:path draw:style-name="gr5" draw:text-style-name="P6" draw:layer="layout" svg:width="2.52cm" svg:height="6.656cm" svg:x="14.104cm" svg:y="9.977cm" svg:viewBox="0 0 2521 6657" svg:d="M2211 6657v-133M2261 6657v-126M2261 6531h57M2318 6531l34 14M2352 6545l14 28M2366 6573v35M2366 6608l-14 28M2352 6636l-34 21M2318 6657h-57M2506 6538l-21-14M2485 6524h-41M2444 6524l-21 14M2423 6538v28M2423 6566l21 14M2444 6580l56 14M2500 6594l21 14M2521 6608v28M2521 6636l-21 21M2500 6657h-56M2444 6657l-21-14M2423 6643l-8-14M2135 6335h210M2204 6335l-69 105M2276 6335l-72 105M2345 6335l-69 105M2198 6335l-71 105M2267 6335l-69 105M2339 6335l-72 105M2135 6328h210M14 210h-14M266 210h14M140 925l-15 27M125 952v36M125 988l15 27M140 1015h27M167 1015l15-21M182 994l14-56M196 938l13-21M209 917h29M238 917l21 21M259 938v56M259 994l-29 29M133 777v50M133 827l21 27M154 854h84M238 854l21-27M259 827v-42M259 785l-21-21M238 764h-21M217 764l-21 21M196 785v42M196 827l13 27M154 666l-21-15M133 651h126M154 511l-21-13M133 498h126M0 141h280M280 141v-71M280 70h-105M175 70v-70M175 0h-70M105 0v70M105 70h-105M0 70v71">
          <text:p/>
        </draw:path>
        <draw:path draw:style-name="gr5" draw:text-style-name="P6" draw:layer="layout" svg:width="0.42cm" svg:height="2.239cm" svg:x="13.964cm" svg:y="10.152cm" svg:viewBox="0 0 421 2240" svg:d="M210 34c0-19-15-34-34-34-20 0-35 15-35 34 0 20 15 35 35 35 19 0 34-15 34-35zM421 34c0-19-16-34-35-34-20 0-36 15-36 34 0 20 16 35 36 35 19 0 35-15 35-35zM14 1504h-14M266 1504h15M69 2148l-13 29M56 2177v35M56 2212l13 28M69 2240h29M98 2240l15-21M113 2219l13-57M126 2162l15-21M141 2141h27M168 2141l21 21M189 2162v57">
          <text:p/>
        </draw:path>
        <draw:path draw:style-name="gr5" draw:text-style-name="P6" draw:layer="layout" svg:width="1.12cm" svg:height="1.021cm" svg:x="13.124cm" svg:y="11.447cm" svg:viewBox="0 0 1121 1022" svg:d="M1029 924l-13 14M1016 938l-14 14M904 707v49M904 756l20 28M924 784h84M1008 784l21-28M1029 756v-42M1029 714l-21-21M1008 693h-21M987 693l-21 21M966 714v42M966 756l15 28M910 546l-6 21M904 567v36M904 603l6 21M910 624l14 6M924 630h78M1002 630l14-6M1016 624l13-21M1029 603v-36M1029 567l-13-21M1016 546l-14-7M1002 539h-78M924 539l-14 7M910 546l106 78M918 476h-14M904 476v-91M904 385l125 42M840 140h281M1121 140v-71M1121 69h-105M1016 69v-69M1016 0h-71M945 0v69M945 69h-105M840 69v71M910 209c0-19-15-35-35-35s-35 16-35 35c0 20 15 35 35 35s35-15 35-35zM1121 209c0-19-16-35-35-35-20 0-36 16-36 35 0 20 16 35 36 35 19 0 35-15 35-35zM14 209h-14M266 209h14M70 924l-14 28M56 952v35M56 987l14 28M70 1015h28M98 1015l14-21M112 994l14-56M126 938l13-21M139 917h29M168 917l21 21M189 938v56M189 994l-14 14M175 1008l-15 14M63 777v49M63 826l21 28M84 854h84M168 854l21-28M189 826v-42M189 784l-21-21M168 763h-21M147 763l-21 21">
          <text:p/>
        </draw:path>
        <draw:path draw:style-name="gr5" draw:text-style-name="P6" draw:layer="layout" svg:width="1.26cm" svg:height="4.15cm" svg:x="12.144cm" svg:y="8.15cm" svg:viewBox="0 0 1261 4151" svg:d="M1107 4081v42M1107 4123l13 28M1050 3913l-7 21M1043 3934v35M1043 3969l7 21M1050 3990l14 7M1064 3997h77M1141 3997l15-7M1156 3990l14-21M1170 3969v-35M1170 3934l-14-21M1156 3913l-15-7M1141 3906h-77M1064 3906l-14 7M1050 3913l106 77M1177 3801l-113-49M1064 3752l-21 28M1043 3780v42M1043 3822l21 28M1064 3850h22M1086 3850l28-28M1114 3822v-49M980 3438h281M1261 3438v-71M1261 3367h-105M1156 3367v-69M1156 3298h-70M1086 3298v69M1086 3367h-106M980 3367v71M1050 3507c0-19-16-35-35-35-20 0-35 16-35 35 0 20 15 35 35 35 19 0 35-15 35-35zM1261 3507c0-19-16-35-35-35-20 0-35 16-35 35 0 20 15 35 35 35 19 0 35-15 35-35zM189 287h91M84 287h-84M98 126v-126M98 0h63M161 0l28 14M189 14l21 28M210 42v35M210 77l-21 28M189 105l-28 21M161 126h-63M343 0h-49M294 0l-28 21M266 21v84M266 105l28 21M294 126h42M336 126l21-21M357 105v-21M357 84l-21-21M336 63h-42M294 63l-28 14M504 7l-21-7M483 0h-35M448 0l-21 7M427 7l-7 14M420 21v77M420 98l7 14M427 112l21 14M448 126h35">
          <text:p/>
        </draw:path>
        <draw:path draw:style-name="gr5" draw:text-style-name="P6" draw:layer="layout" svg:width="0.469cm" svg:height="0.35cm" svg:x="12.34cm" svg:y="8.15cm" svg:viewBox="0 0 470 351" svg:d="M288 127l21-14M309 113l7-14M316 99v-78M316 21l-7-14M309 7l-77 106M456 0h-49M407 0l-28 21M379 21v85M379 106l28 21M407 127h42M449 127l21-21M470 106v-21M470 85l-21-21M449 64h-42M407 64l-28 14M0 351v-126">
          <text:p/>
        </draw:path>
        <draw:polygon draw:style-name="gr6" draw:text-style-name="P7" draw:layer="layout" svg:width="0.112cm" svg:height="0.126cm" svg:x="12.228cm" svg:y="8.374cm" svg:viewBox="0 0 113 127" draw:points="0,127 0,0 113,63">
          <text:p/>
        </draw:polygon>
        <draw:path draw:style-name="gr5" draw:text-style-name="P6" draw:layer="layout" svg:width="8.926cm" svg:height="7.504cm" svg:x="3.414cm" svg:y="8.374cm" svg:viewBox="0 0 8927 7505" svg:d="M8815 126v-126M8815 0l112 63M8927 63l-112 63M259 7064v-42M259 7400v42M511 7372h-126M385 7372l84 84M469 7456v-119M399 7281h-14M385 7281v-91M385 7190l126 42M392 7043l-7 21M385 7064v35M385 7099l7 21M392 7120l14 7M406 7127h77M483 7127l14-7M497 7120l14-21M511 7099v-35M511 7064l-14-21M497 7043l-14-7M483 7036h-77M406 7036l-14 7M392 7043l105 77M126 7505h-126M0 7505v-84M0 7421l21-21M21 7400h21M42 7400l21 21M63 7421l7 28M70 7449v56M70 7449l56-49M0 7267v49M0 7316l21 28M21 7344h84M105 7344l21-28M126 7316v-42M126 7274l-21-21M105 7253h-21M84 7253l-21 21M63 7274v42M63 7316l14 28M21 7155l-21-7M0 7148h126M21 7001l-21-7M0 6994h126M259 7064l56 28M315 7092l-112 56M203 7148l112 56M315 7204l-112 56M203 7260l112 56M315 7316l-112 56M203 7372l56 28M1185 7064v-42M1185 7400v42M1472 7407h-126M1346 7407l84 84M1430 7491v-119M1360 7316h-14M1346 7316v-91M1346 7225l126 42M1353 7078l-7 21M1346 7099v35M1346 7134l7 21">
          <text:p/>
        </draw:path>
        <draw:path draw:style-name="gr5" draw:text-style-name="P6" draw:layer="layout" svg:width="1.963cm" svg:height="1.418cm" svg:x="4.304cm" svg:y="14.502cm" svg:viewBox="0 0 1964 1419" svg:d="M462 1027l14 7M476 1034h77M553 1034l14-7M567 1027l14-21M581 1006v-35M581 971l-14-21M567 950l-14-7M553 943h-77M476 943l-14 7M462 950l105 77M126 1419h-126M0 1419v-84M0 1335l21-21M21 1314h21M42 1314l21 21M63 1335l7 28M70 1363v56M70 1363l56-49M0 1181v49M0 1230l21 28M21 1258h84M105 1258l21-28M126 1230v-42M126 1188l-21-21M105 1167h-21M84 1167l-21 21M63 1188v42M63 1230l14 28M21 1069l-21-14M0 1055h126M21 950l-21-21M0 929v-49M0 880l21-21M21 859h21M42 859l84 91M126 950v-91M294 936l56 28M350 964l-112 56M238 1020l112 56M350 1076l-112 56M238 1132l112 56M350 1188l-112 56M238 1244l56 28M1642 231v190M1642 119v-119M1964 498h-125M1839 498v-63M1839 435l13-28M1852 407l29-22M1881 385h34M1915 385l28 22M1943 407l21 28M1964 435v63M1839 252v49M1839 301l21 28M1860 329h83M1943 329l21-28M1964 301v-42M1964 259l-21-21M1943 238h-21M1922 238l-20 21M1902 259v42M1902 301l13 28M1860 140l-21-14">
          <text:p/>
        </draw:path>
        <draw:path draw:style-name="gr5" draw:text-style-name="P6" draw:layer="layout" svg:width="0.384cm" svg:height="0.301cm" svg:x="5.883cm" svg:y="14.432cm" svg:viewBox="0 0 385 302" svg:d="M260 197h125M315 21l-13-21M302 0h-21M281 0l-15 21M266 21v49M266 70l15 21M281 91h21M302 91l13-21M315 70v-49M315 21l21-21M336 0h35M371 0l14 21M385 21v49M385 70l-14 21M371 91h-35M336 91l-21-21M0 302h126">
          <text:p/>
        </draw:path>
        <draw:polygon draw:style-name="gr6" draw:text-style-name="P7" draw:layer="layout" svg:width="0.125cm" svg:height="0.112cm" svg:x="5.883cm" svg:y="14.621cm" svg:viewBox="0 0 126 113" draw:points="0,0 126,0 63,113">
          <text:p/>
        </draw:polygon>
        <draw:path draw:style-name="gr5" draw:text-style-name="P6" draw:layer="layout" svg:width="0.28cm" svg:height="0.385cm" svg:x="5.77cm" svg:y="14.572cm" svg:viewBox="0 0 281 386" svg:d="M113 49h126M239 49l-64 112M175 161l-62-112M281 105c0-58-47-105-106-105-58 0-104 47-104 105s46 105 104 105c59 0 106-47 106-105zM71 175l-71 106M0 281h71M71 281l-71 105">
          <text:p/>
        </draw:path>
        <draw:polygon draw:style-name="gr6" draw:text-style-name="P7" draw:layer="layout" svg:width="0.071cm" svg:height="0.084cm" svg:x="5.77cm" svg:y="14.873cm" svg:viewBox="0 0 72 85" draw:points="0,85 72,29 22,0">
          <text:p/>
        </draw:polygon>
        <draw:path draw:style-name="gr5" draw:text-style-name="P6" draw:layer="layout" svg:width="0.742cm" svg:height="0.994cm" svg:x="5.77cm" svg:y="14.873cm" svg:viewBox="0 0 743 995" svg:d="M0 84l71-56M71 28l-50-28M21 0l-21 84M175 511v-42M175 848v42M631 946l-13-14M618 932v-49M618 883l13-21M631 862h21M652 862l14 14M666 876v49M666 876l21-14M687 862h35M722 862l21 14M743 876v56M743 932l-14 21M618 722v49M618 771l20 28M638 799h84M722 799l21-28M743 771v-42M743 729l-21-21M722 708h-21M701 708l-21 21M680 729v42M680 771l15 28M624 561l-6 21M618 582v35M618 617l6 21M624 638l14 7M638 645h78M716 645l13-7M729 638l14-21M743 617v-35M743 582l-14-21M729 561l-13-7M716 554h-78M638 554l-14 7M624 561l105 77M497 995h-125M372 995v-84M372 911l21-21M393 890h21M414 890l21 21M435 911l6 28M441 939v56M441 939l56-49M372 757v49M372 806l21 28M393 834h83M476 834l21-28M497 806v-42M497 764l-21-21M476 743h-21M455 743l-20 21M435 764v42M435 806l13 28M393 645l-21-14M372 631h125M385 518l-13-14M372 504v-49M372 455l13-21M385 434h21M406 434l14 14">
          <text:p/>
        </draw:path>
        <draw:path draw:style-name="gr5" draw:text-style-name="P6" draw:layer="layout" svg:width="0.623cm" svg:height="1.319cm" svg:x="5.644cm" svg:y="15.307cm" svg:viewBox="0 0 624 1320" svg:d="M547 14v49M547 14l21-14M568 0h35M603 0l21 14M624 14v56M624 70l-14 21M302 77l57 28M359 105l-114 56M245 161l114 56M359 217l-114 56M245 273l114 56M359 329l-114 56M245 385l57 28M302 788v-140M0 1187l63 133M63 1320l57-133M155 1258h126M323 1320v-125M323 1195h57M380 1195l21 6M401 1201l6 8M407 1209v21M407 1230l-6 13M401 1243l-21 8M380 1251h-57M380 1251l21 7M401 1258l13 14M414 1272v21M414 1293l-13 13M401 1306l-21 14M380 1320h-57M463 1187l63 133M526 1320l56-133">
          <text:p/>
        </draw:path>
        <draw:polygon draw:style-name="gr6" draw:text-style-name="P7" draw:layer="layout" svg:width="0.14cm" svg:height="0.28cm" svg:x="5.875cm" svg:y="16.095cm" svg:viewBox="0 0 141 281" draw:points="141,0 0,0 71,281">
          <text:p/>
        </draw:polygon>
        <draw:path draw:style-name="gr5" draw:text-style-name="P6" draw:layer="layout" svg:width="1.79cm" svg:height="1.939cm" svg:x="5.875cm" svg:y="14.436cm" svg:viewBox="0 0 1791 1940" svg:d="M140 1660h-140M0 1660l70 280M70 1940l70-280M1469 302v189M1469 190v-120M1791 568h-126M1665 568v-63M1665 505l14-28M1679 477l28-21M1707 456h35M1742 456l28 21M1770 477l21 28M1791 505v63M1665 323v49M1665 372l21 28M1686 400h84M1770 400l21-28M1791 372v-42M1791 330l-21-21M1770 309h-21M1749 309l-21 21M1728 330v42M1728 372l14 28M1686 246l-21-21M1665 225v-49M1665 176l21-21M1686 155h21M1707 155l84 91M1791 246v-91M1672 7l-7 21M1665 28v35M1665 63l7 21M1672 84l14 7M1686 91h77M1763 91l14-7M1777 84l14-21M1791 63v-35M1791 28l-14-21M1777 7l-14-7M1763 0h-77M1686 0l-14 7M1672 7l105 77M1406 302h126">
          <text:p/>
        </draw:path>
        <draw:polygon draw:style-name="gr6" draw:text-style-name="P7" draw:layer="layout" svg:width="0.126cm" svg:height="0.112cm" svg:x="7.28cm" svg:y="14.625cm" svg:viewBox="0 0 127 113" draw:points="0,0 127,0 63,113">
          <text:p/>
        </draw:polygon>
        <draw:path draw:style-name="gr5" draw:text-style-name="P6" draw:layer="layout" svg:width="0.28cm" svg:height="0.385cm" svg:x="7.168cm" svg:y="14.576cm" svg:viewBox="0 0 281 386" svg:d="M112 49h127M239 49l-64 112M175 161l-63-112M281 105c0-58-47-105-106-105-58 0-105 47-105 105s47 106 105 106c59 0 106-48 106-106zM70 175l-70 106M0 281h70M70 281l-70 105">
          <text:p/>
        </draw:path>
        <draw:polygon draw:style-name="gr6" draw:text-style-name="P7" draw:layer="layout" svg:width="0.07cm" svg:height="0.084cm" svg:x="7.168cm" svg:y="14.877cm" svg:viewBox="0 0 71 85" draw:points="0,85 71,29 21,0">
          <text:p/>
        </draw:polygon>
        <draw:path draw:style-name="gr5" draw:text-style-name="P6" draw:layer="layout" svg:width="0.742cm" svg:height="0.854cm" svg:x="7.168cm" svg:y="14.877cm" svg:viewBox="0 0 743 855" svg:d="M0 85l70-57M70 28l-49-28M21 0l-21 85M175 372v-42M175 708v42M631 806l-15-14M616 792v-49M616 743l15-21M631 722h21M652 722l14 14M666 736v49M666 736l21-14M687 722h35M722 722l21 14M743 736v56M743 792l-14 21M631 652l-15-14M616 638v-49M616 589l15-21M631 568h21M652 568l14 14M666 582v49M666 582l21-14M687 568h35M722 568l21 14M743 582v56M743 638l-14 21M624 421l-8 21M616 442v35M616 477l8 21M624 498l14 7M638 505h77M715 505l14-7M729 498l14-21M743 477v-35M743 442l-14-21M729 421l-14-7M715 414h-77M638 414l-14 7M624 421l105 77M497 855h-126M371 855v-84M371 771l21-21M392 750h21M413 750l21 21M434 771l7 28M441 799v56M441 799l56-49M371 617v49M371 666l21 28M392 694h84M476 694l21-28M497 666v-42M497 624l-21-21M476 603h-21M455 603l-21 21M434 624v42M434 666l14 28M392 505l-21-14M371 491h126M497 323h-126M371 323l84 84M455 407v-119M175 372l56 28">
          <text:p/>
        </draw:path>
        <draw:path draw:style-name="gr5" draw:text-style-name="P6" draw:layer="layout" svg:width="9.787cm" svg:height="11.436cm" svg:x="7.287cm" svg:y="4.148cm" svg:viewBox="0 0 9788 11437" svg:d="M112 11129l-112 56M0 11185l112 56M112 11241l-112 56M0 11297l112 56M112 11353l-112 56M0 11409l56 28M1314 10142v-133M1125 10359l-14-14M1111 10345l-21-14M1090 10331h-35M1055 10331l-28 14M1027 10345l-14 21M1013 10366v35M1013 10401l14 28M1027 10429l28 28M1055 10457h35M1090 10457l28-28M1118 10429l7-28M1090 10401h42M1132 10401v56M1174 10457v-133M1174 10324l105 133M1279 10457v-133M1328 10457v-126M1328 10331h56M1384 10331l35 14M1419 10345l14 28M1433 10373v35M1433 10408l-14 28M1419 10436l-35 21M1384 10457h-56M1573 10338l-21-14M1552 10324h-42M1510 10324l-21 14M1489 10338v28M1489 10366l21 14M1510 10380l56 14M1566 10394l21 14M1587 10408v28M1587 10436l-21 21M1566 10457h-56M1510 10457l-21-14M1489 10443l-7-14M1209 10149h210M1279 10149l-70 105M1349 10149l-70 105M1419 10149l-70 105M1272 10149l-70 105M1342 10149l-70 105M1412 10149l-70 105M1209 10142h210M9648 913v-42M9438 1151h-70M9648 1249v42M9753 1151h35M9267 126v-126M9267 0h49M9316 0l21 14M9337 14l14 28M9351 42v35M9351 77l-14 28M9337 105l-21 21M9316 126h-49M9477 21l-28-21">
          <text:p/>
        </draw:path>
        <draw:path draw:style-name="gr5" draw:text-style-name="P6" draw:layer="layout" svg:width="0.599cm" svg:height="0.345cm" svg:x="16.668cm" svg:y="3.929cm" svg:viewBox="0 0 600 346" svg:d="M67 220h-28M39 220l-21 21M18 241l-7 21M11 262v35M11 297l7 28M18 325l21 21M39 346h28M67 346l28-28M130 213l49 133M179 346l49-133M298 241l14-21M312 220v126M467 227l-21-7M446 220h-21M425 220l-21 7M404 227l-7 14M397 241v77M397 318l7 14M404 332l14 14M418 346h28M446 346l21-14M467 332l7-14M474 318v-77M474 241l-7-14M467 227l-63 105M593 227l-21-7M572 220h-21M551 220l-21 7M530 227l-7 14M523 241v77M523 318l7 14M530 332l14 14M544 346h28M572 346l21-14M593 332l7-14M600 318v-77M600 241l-7-14M593 227l-63 105M0 0l49 134M49 134l49-134M126 134v-126M126 8h63M189 8l14 22M203 30v21M203 51l-14 21M189 72l-21 6M168 78h-42M168 78l35 56M301 8h-42M259 8l-14 22M245 30v83M245 113l14 21M259 134h35M294 134l21-21M315 113v-21M315 92l-21-20M294 72h-35M259 72l-14 13M421 14l-21-6M400 8h-21M379 8l-22 6M357 14l-7 16M350 30v76M350 106l7 14">
          <text:p/>
        </draw:path>
        <draw:path draw:style-name="gr5" draw:text-style-name="P6" draw:layer="layout" svg:width="0.07cm" svg:height="0.119cm" svg:x="17.025cm" svg:y="3.943cm" svg:viewBox="0 0 71 120" svg:d="M0 106l14 14M14 120h28M42 120l22-14M64 106l7-14M71 92v-77M71 15l-7-15">
          <text:p/>
        </draw:path>
        <draw:path draw:style-name="gr5" draw:text-style-name="P6" draw:layer="layout" svg:width="0.294cm" svg:height="1.46cm" svg:x="16.878cm" svg:y="3.937cm" svg:viewBox="0 0 295 1461" svg:d="M210 6l-63 105M281 21l14-21M295 0v125M56 1124l-56 29M0 1153l112 56M112 1209l-112 56M0 1265l112 56M112 1321l-112 56M0 1377l112 56M112 1433l-56 28">
          <text:p/>
        </draw:path>
        <draw:polygon draw:style-name="gr6" draw:text-style-name="P7" draw:layer="layout" svg:width="0.182cm" svg:height="0.07cm" svg:x="16.724cm" svg:y="5.264cm" svg:viewBox="0 0 183 71" draw:points="0,0 0,71 183,36">
          <text:p/>
        </draw:polygon>
        <draw:path draw:style-name="gr5" draw:text-style-name="P6" draw:layer="layout" svg:width="0.182cm" svg:height="0.07cm" svg:x="16.724cm" svg:y="5.264cm" svg:viewBox="0 0 183 71" svg:d="M0 0v71M0 71l183-35M183 36l-183-36">
          <text:p/>
        </draw:path>
        <draw:path draw:style-name="gr6" draw:text-style-name="P7" draw:layer="layout" svg:width="0.05cm" svg:height="0.052cm" svg:x="17.035cm" svg:y="5.274cm" svg:viewBox="0 0 51 53" svg:d="M51 26c0-13-12-26-26-26s-25 13-25 26c0 14 11 27 25 27s26-13 26-27h-26z">
          <text:p/>
        </draw:path>
        <draw:path draw:style-name="gr6" draw:text-style-name="P7" draw:layer="layout" svg:width="0.05cm" svg:height="0.052cm" svg:x="17.035cm" svg:y="5.274cm" svg:viewBox="0 0 51 53" svg:d="M51 26c0-13-12-26-26-26s-25 13-25 26c0 14 11 27 25 27s26-13 26-27h-26z">
          <text:p/>
        </draw:path>
        <draw:path draw:style-name="gr5" draw:text-style-name="P6" draw:layer="layout" svg:width="8.82cm" svg:height="17.189cm" svg:x="8.366cm" svg:y="5.04cm" svg:viewBox="0 0 8821 17190" svg:d="M8618 14l-21-14M8597 0h126M8338 190l-21-22M8317 168v-56M8317 112l21-21M8338 91h21M8359 91l84 99M8443 190v-99M8611 455l-14-7M8597 448v-55M8597 393l14-21M8611 372h21M8632 372l14 21M8646 393v42M8646 393l21-21M8667 372h35M8702 372l21 21M8723 393v55M8723 448l-14 14M8821 161h-126M8695 161l84 77M8779 238v-112M2380 17190h140M2380 16910h140M2380 16630h140M2380 16350h140M2380 16070h140M2380 15790h140M2380 15510h140M140 17190h-140M140 16910h-140M140 16630h-140M140 16350h-140M140 16070h-140M140 15790h-140M140 15510h-140M511 14971h98M560 14971v126M721 14992l-21-21M700 14971h-28M672 14971l-21 21M651 14992l-7 21M644 15013v35M644 15048l7 28M651 15076l21 21M672 15097h28M700 15097l28-28M777 14985v-14M777 14971h70M847 14971l-35 126M952 15097v-126M952 14971l-63 84M889 15055h91M1022 14964v133M1022 15027h84M1106 14964v133M1225 14992l-21-21M1204 14971h-28M1176 14971l-21 21M1155 14992l-7 21M1148 15013v35M1148 15048l7 28M1155 15076l21 21M1176 15097h28">
          <text:p/>
        </draw:path>
        <draw:path draw:style-name="gr5" draw:text-style-name="P6" draw:layer="layout" svg:width="0.854cm" svg:height="0.413cm" svg:x="9.374cm" svg:y="19.723cm" svg:viewBox="0 0 855 414" svg:d="M196 414l28-28M273 281v84M273 365l7 28M280 393l21 21M301 414h21M322 414l21-21M343 393l7-28M350 365v-84M470 295l-21-7M449 288h-22M427 288l-21 7M406 295l-7 14M399 309v77M399 386l7 14M406 400l14 14M420 414h29M449 414l21-14M470 400l7-14M477 386v-77M477 309l-7-14M470 295l-64 105M575 414v-126M575 288l-63 84M512 372h91M645 414l42-133M687 281l49 133M659 372h63M855 288h-77M778 288v126M778 344h70M0 0h21M7 0v133M0 133h21M154 28l-21-21M133 7h-28M105 7l-21 21M84 28l-7 21M77 49v35M77 84l7 28M84 112l21 21M105 133h28M133 133l28-28M252 56l21-14M273 42v-21M273 21l-21-14M252 7h-35M217 7l-21 14M196 21v21M196 42l21 14M217 56h35M252 56l21 21M273 77v35M273 112l-21 21M252 133h-35M217 133l-21-21M196 112v-35M196 77l21-21M378 14l-21-7M357 7h-21M336 7l-21 7M315 14l-7 14M308 28v77M308 105l7 14M315 119l14 14">
          <text:p/>
        </draw:path>
        <draw:path draw:style-name="gr5" draw:text-style-name="P6" draw:layer="layout" svg:width="2.478cm" svg:height="2.779cm" svg:x="8.506cm" svg:y="19.73cm" svg:viewBox="0 0 2479 2780" svg:d="M1198 126h28M1226 126l21-14M1247 112l7-14M1254 98v-77M1254 21l-7-14M1247 7l-63 105M1317 21l7-21M1324 0v126M981 539c0 77 63 140 140 140s140-63 140-140M0 2780h2241M2241 539v2241M1261 539h980M0 539h981M0 539v2241M2360 2395l21-14M2381 2381v-21M2381 2360l-21-14M2360 2346h-56M2304 2346l-21 14M2283 2360v21M2283 2381l21 14M2304 2395h56M2360 2395l21 21M2381 2416v35M2381 2451l-21 21M2360 2472h-56M2304 2472l-21-21M2283 2451v-35M2283 2416l21-21M2332 2199l42-112M2374 2087l-28-21M2346 2066h-42M2304 2066l-21 21M2283 2087v21M2283 2108l21 28M2304 2136h49M2318 1807l14-21M2332 1786v126M2465 1793l-21-7M2444 1786h-28M2416 1786l-21 7M2395 1793l-14 14M2381 1807v77M2381 1884l14 14M2395 1898l14 14M2409 1912h35M2444 1912l21-14M2465 1898l14-14M2479 1884v-77M2479 1807l-14-14M2465 1793l-70 105M2318 1527l14-21M2332 1506v126M2416 1527l14-21M2430 1506v126M2318 1247l14-21M2332 1226v126M2381 1247l21-21M2402 1226h56M2458 1226l21 21M2479 1247v21M2479 1268l-98 84M2381 1352h98M2318 966l14-21">
          <text:p/>
        </draw:path>
        <draw:path draw:style-name="gr5" draw:text-style-name="P6" draw:layer="layout" svg:width="0.147cm" svg:height="0.126cm" svg:x="10.837cm" svg:y="20.675cm" svg:viewBox="0 0 148 127" svg:d="M0 0v127M64 15l7-15M71 0h56M127 0l21 15M148 15v21M148 36l-21 14M127 50h-42M127 50l21 21">
          <text:p/>
        </draw:path>
        <draw:path draw:style-name="gr5" draw:text-style-name="P6" draw:layer="layout" svg:width="9.261cm" svg:height="4.596cm" svg:x="8.394cm" svg:y="20.395cm" svg:viewBox="0 0 9262 4597" svg:d="M2590 351v35M2590 386l-21 21M2569 407h-56M2513 407l-14-14M2429 21l14-21M2443 0v126M2555 126v-126M2555 0l-77 84M2478 84h112M21 1695v-14M21 1681h84M105 1681l-42 126M98 1401h-56M42 1401l-21 21M21 1422v84M21 1506l21 21M42 1527h42M84 1527l21-21M105 1506v-21M105 1485l-21-21M84 1464h-42M42 1464l-21 14M112 1121h-91M21 1121v49M21 1170h77M98 1170l14 14M112 1184v35M112 1219l-21 28M91 1247h-56M35 1247l-21-28M77 967v-126M77 841l-77 84M0 925h112M28 575l7-14M35 561h56M91 561l21 14M112 575v21M112 596l-21 14M91 610h-42M91 610l21 21M112 631v35M112 666l-21 21M91 687h-56M35 687l-14-14M14 302l21-22M35 280h56M91 280l21 22M112 302v21M112 323l-98 84M14 407h98M49 21l14-21M63 0v126M8806 4037h-104M8806 4317h-104M8806 4597h-104M9156 4037h106M9156 4317h106M9156 4597h106M8449 3540l-21-14M8428 3526h-28M8400 3526l-21 14M8379 3540v28M8379 3568l15 14M8394 3582l42 15">
          <text:p/>
        </draw:path>
        <draw:path draw:style-name="gr5" draw:text-style-name="P6" draw:layer="layout" svg:width="0.783cm" svg:height="1.098cm" svg:x="16.766cm" svg:y="23.928cm" svg:viewBox="0 0 784 1099" svg:d="M63 63l22 13M85 76v28M85 104l-22 21M63 125h-42M21 125l-15-14M6 111l-6-14M175 48l21-14M196 34v-21M196 13l-21-13M175 0h-35M140 0l-21 13M119 13v21M119 34l21 14M140 48h35M175 48l21 21M196 69v35M196 104l-21 21M175 125h-35M140 125l-21-21M119 104v-35M119 69l21-21M301 6l-21-6M280 0h-21M259 0l-21 6M238 6l-7 15M231 21v76M231 97l7 14M238 111l14 14M252 125h28M280 125l21-14M301 111l8-14M309 97v-76M309 21l-8-15M301 6l-63 105M371 21l15-21M386 0v125M784 503c0-19-15-35-34-35-20 0-36 16-36 35 0 20 16 35 36 35 19 0 34-15 34-35zM784 784c0-20-15-36-34-36-20 0-36 16-36 36s16 35 36 35c19 0 34-15 34-35zM784 1064c0-19-15-35-34-35-20 0-36 16-36 35 0 20 16 35 36 35 19 0 34-15 34-35zM504 503c0-19-15-35-34-35-20 0-36 16-36 35 0 20 16 35 36 35 19 0 34-15 34-35zM504 784c0-20-15-36-34-36-20 0-36 16-36 36s16 35 36 35c19 0 34-15 34-35zM504 1064c0-19-15-35-34-35-20 0-36 16-36 35 0 20 16 35 36 35 19 0 34-15 34-35zM504 468h70M574 468v351M574 819h-70M504 819v-351M714 468h-70M644 468v351M644 819h70M714 819v-351M365 370l13-21M378 349v126">
          <text:p/>
        </draw:path>
        <draw:path draw:style-name="gr5" draw:text-style-name="P6" draw:layer="layout" svg:width="12.683cm" svg:height="4.295cm" svg:x="4.964cm" svg:y="20.668cm" svg:viewBox="0 0 12684 4296" svg:d="M12132 3911l21-21M12153 3890h56M12209 3890l21 21M12230 3911v21M12230 3932l-98 84M12132 4016h98M12145 4184l8-14M12153 4170h56M12209 4170l21 14M12230 4184v21M12230 4205l-21 14M12209 4219h-42M12209 4219l21 21M12230 4240v35M12230 4275l-21 21M12209 4296h-56M12153 4296l-15-14M12649 3736v-126M12649 3610l-76 84M12573 3694h111M12684 3890h-90M12594 3890v49M12594 3939h76M12670 3939l14 14M12684 3953v35M12684 3988l-21 28M12663 4016h-56M12607 4016l-21-28M12670 4170h-55M12615 4170l-21 21M12594 4191v84M12594 4275l21 21M12615 4296h41M12656 4296l21-21M12677 4275v-21M12677 4254l-21-21M12656 4233h-41M12615 4233l-21 14M532 441h70M532 861h70M532 1281h70M77 14l-21-14M56 0h-28M28 0l-21 14M7 14v28M7 42l14 14M21 56l42 14M63 70l21 14M84 84v28M84 112l-21 21M63 133h-42M21 133l-14-14M7 119l-7-14M140 21l14-14M154 7h35M189 7l21 14M210 21v21M210 42l-14 14M196 56h-35M196 56l14 21M210 77v35M210 112l-14 21M196 133h-42M154 133l-14-14">
          <text:p/>
        </draw:path>
        <draw:path draw:style-name="gr5" draw:text-style-name="P6" draw:layer="layout" svg:width="0.329cm" svg:height="0.126cm" svg:x="5.223cm" svg:y="20.675cm" svg:viewBox="0 0 330 127" svg:d="M0 127v-127M0 0h42M42 0l21 7M63 7l7 8M70 15v21M70 36l-7 14M63 50l-21 7M42 57h-42M42 57l21 7M63 64l7 14M70 78v21M70 99l-7 14M63 113l-21 14M42 127h-42M119 64h92M253 127v-127M253 0h63M316 0l14 22M330 22v21">
          <text:p/>
        </draw:path>
        <draw:path draw:style-name="gr5" draw:text-style-name="P6" draw:layer="layout" svg:width="1.252cm" svg:height="1.769cm" svg:x="4.937cm" svg:y="20.32cm" svg:viewBox="0 0 1253 1770" svg:d="M615 398l-14 21M601 419l-21 7M580 426h-42M657 349v133M657 412h85M742 349v133M784 419h91M917 349v133M987 349l-70 91M945 405l42 77M1036 419h91M1155 349l49 84M1204 433l49-84M1204 433v49M154 57l-42-43M112 14h-55M57 14l-42 43M15 57l-15 42M0 99v70M0 169l15 56M15 225l42 42M57 267h55M112 267l57-56M225 267v-267M225 0l167 267M392 267v-267M575 113l42-28M617 85v-42M617 43l-42-29M575 14h-70M505 14l-42 29M463 43v42M463 85l42 28M505 113h70M575 113l42 42M617 155v70M617 225l-42 42M575 267h-70M505 267l-42-42M463 225v-70M463 155l42-42M828 29l-42-15M786 14h-42M744 14l-42 15M702 29l-16 28M686 57v154M686 211l16 28M702 239l27 28M729 267h57M786 267l42-28M828 239l13-28M841 211v-154M841 57l-13-28M828 29l-126 210M967 57l15-43M982 14v253M559 1630c0-77-62-140-140-140-77 0-140 63-140 140s63 140 140 140c78 0 140-63 140-140zM559 1210c0-77-62-140-140-140-77 0-140 63-140 140s63 140 140 140c78 0 140-63 140-140zM559 790c0-77-62-140-140-140-77 0-140 63-140 140 0 78 63 140 140 140 78 0 140-62 140-140z">
          <text:p/>
        </draw:path>
        <draw:path draw:style-name="gr5" draw:text-style-name="P6" draw:layer="layout" svg:width="13.875cm" svg:height="3.806cm" svg:x="4.172cm" svg:y="20.899cm" svg:viewBox="0 0 13876 3807" svg:d="M1394 1261h-420M974 1261v-1261M974 0h420M148 0h-148v1261h148M148 2882h-148v925h148M1394 0v1261M1149 1009l7-14M1156 995h56M1212 995l21 14M1233 1009v21M1233 1030l-21 14M1212 1044h-42M1212 1044l21 21M1233 1065v35M1233 1100l-21 21M1212 1121h-56M1156 1121l-14-14M1135 596l21-21M1156 575h56M1212 575l21 21M1233 596v21M1233 617l-98 84M1135 701h98M1170 176l14-21M1184 155v126M13204 1996v-35M13133 2171h-69M13303 2766v-126M13303 2640h63M13366 2640l13 21M13379 2661v21M13379 2682l-13 21M13366 2703l-21 7M13345 2710h-42M13429 2633v133M13498 2633l-69 91M13456 2689l42 77M13554 2766v-126M13554 2640h42M13596 2640l21 7M13617 2647l8 7M13625 2654v21M13625 2675l-8 14M13617 2689l-21 7M13596 2696h-42M13596 2696l21 7M13617 2703l15 14M13632 2717v21M13632 2738l-15 14M13617 2752l-21 14M13596 2766h-42M13709 2661l13-21M13722 2640v126M13876 2647l-21-7M13855 2640h-21M13834 2640l-21 7M13813 2647l-6 14M13807 2661v77M13807 2738l6 14M13813 2752l15 14M13828 2766h27M13855 2766l21-14">
          <text:p/>
        </draw:path>
        <draw:path draw:style-name="gr5" draw:text-style-name="P6" draw:layer="layout" svg:width="1.143cm" svg:height="0.805cm" svg:x="17.164cm" svg:y="22.859cm" svg:viewBox="0 0 1144 806" svg:d="M884 792l7-14M891 778v-77M891 701l-7-14M884 687l-63 105M941 701l21-21M962 680h35M997 680l21 21M1018 701v21M1018 722l-77 84M941 806h77M1123 729l21-14M1144 715v-21M1144 694l-21-14M1123 680h-36M1087 680l-21 14M1066 694v21M1066 715l21 14M1087 729h36M1123 729l21 21M1144 750v35M1144 785l-21 21M1123 806h-36M1087 806l-21-21M1066 785v-35M1066 750l21-21M380 470v111M380 581l-21 21M359 602h-28M331 602l-21-21M310 581v-27M408 602l49-132M457 470l42 132M422 560h63M584 525l21-13M605 512v-21M605 491l-21-15M584 476h-35M549 476l-22 15M527 491v21M527 512l22 13M549 525h35M584 525l21 21M605 546v35M605 581l-21 21M584 602h-35M549 602l-22-21M527 581v-35M527 546l22-21M710 483l-21-7M689 476h-21M668 476l-21 7M647 483l-7 14M640 497v78M640 575l7 13M647 588l14 14M661 602h28M689 602l21-14M710 588l7-13M717 575v-78M717 497l-7-14M710 483l-63 105M780 497l14-21M794 476v126M420 211c0-116-94-211-209-211-117 0-211 95-211 211s94 210 211 210c115 0 209-94 209-210z">
          <text:p/>
        </draw:path>
        <draw:path draw:style-name="gr5" draw:text-style-name="P6" draw:layer="layout" svg:width="0.265cm" svg:height="0.21cm" svg:x="17.214cm" svg:y="22.964cm" svg:viewBox="0 0 266 211" svg:d="M266 106c0-58-47-106-104-106-59 0-107 48-107 106s48 105 107 105c57 0 104-47 104-105zM111 106c0-31-25-56-56-56s-55 25-55 56 24 56 55 56 56-25 56-56z">
          <text:p/>
        </draw:path>
        <draw:polygon draw:style-name="gr6" draw:text-style-name="P7" draw:layer="layout" svg:width="0.111cm" svg:height="0.112cm" svg:x="17.214cm" svg:y="23.013cm" svg:viewBox="0 0 112 113" draw:points="56,57 112,57 105,29 84,8 56,0 27,8 7,29 0,57 7,85 27,105 56,113 84,105 105,85 112,59">
          <text:p/>
        </draw:polygon>
        <draw:path draw:style-name="gr5" draw:text-style-name="P6" draw:layer="layout" svg:width="0.112cm" svg:height="0.112cm" svg:x="17.318cm" svg:y="22.803cm" svg:viewBox="0 0 113 113" svg:d="M113 56c0-31-25-56-55-56-33 0-58 25-58 56s25 57 58 57c30 0 55-26 55-57z">
          <text:p/>
        </draw:path>
        <draw:polygon draw:style-name="gr6" draw:text-style-name="P7" draw:layer="layout" svg:width="0.112cm" svg:height="0.112cm" svg:x="17.318cm" svg:y="22.803cm" svg:viewBox="0 0 113 113" draw:points="58,56 113,56 106,28 85,8 58,0 28,8 8,28 0,56 8,84 28,105 58,113 85,105 106,84 113,58">
          <text:p/>
        </draw:polygon>
        <draw:path draw:style-name="gr5" draw:text-style-name="P6" draw:layer="layout" svg:width="1.12cm" svg:height="1.141cm" svg:x="14.634cm" svg:y="21.928cm" svg:viewBox="0 0 1121 1142" svg:d="M140 582h-140M140 862h-140M140 1142h-140M981 582h140M981 1142h140M133 344v-127M133 217h63M196 217l14 21M210 238v21M210 259l-14 21M196 280l-21 7M175 287h-42M245 217h98M294 217v127M385 210v134M385 344h77M540 238l14-21M554 217v127M708 224l-21-7M687 217h-21M666 217l-21 7M645 224l-7 14M638 238v78M638 316l7 14M645 330l14 14M659 344h28M687 344l21-14M708 330l7-14M715 316v-78M715 238l-7-14M708 224l-63 106M834 224l-21-7M813 217h-21M792 217l-21 7M771 224l-7 14M764 238v78M764 316l7 14M771 330l14 14M785 344h28M813 344l21-14M834 330l7-14M841 316v-78M841 238l-7-14M834 224l-63 106M897 231l14-14M911 217h35M946 217l21 14M967 231v21M967 252l-14 14M953 266h-35M953 266l14 21M967 287v36M967 323l-14 21M953 344h-42M911 344l-14-14M378 0v133M378 133h77M547 56l21-14M568 42v-21M568 21l-21-14M547 7h-35M512 7l-21 14M491 21v21M491 42l21 14">
          <text:p/>
        </draw:path>
        <draw:path draw:style-name="gr5" draw:text-style-name="P6" draw:layer="layout" svg:width="8.485cm" svg:height="2.044cm" svg:x="7.129cm" svg:y="21.165cm" svg:viewBox="0 0 8486 2045" svg:d="M8017 820h35M8052 820l21 21M8073 841v35M8073 876l-21 21M8052 897h-35M8017 897l-21-21M7996 876v-35M7996 841l21-21M8178 778l-21-7M8157 771h-21M8136 771l-21 7M8115 778l-7 14M8108 792v77M8108 869l7 14M8115 883l14 14M8129 897h28M8157 897l21-14M8178 883l7-14M8185 869v-77M8185 792l-7-14M8178 778l-63 105M8248 792l14-21M8262 771v126M7646 1205h840M8486 1205v840M8486 2045h-840M7646 2045v-840M441 224h42M105 224h-42M42 372l7-21M49 351v126M161 463v-7M161 456h-14M147 456v7M147 463h14M161 463v-7M161 456h-7M154 456v7M154 463h7M315 372l21-21M336 351h49M385 351l21 21M406 372v21M406 393l-91 84M315 477h91M462 344v133M560 344l-98 91M497 400l63 77M0 126v-126M0 0h84M84 0l21 21M105 21v21M105 42l-21 21M84 63l-28 7M56 70h-56M56 70l49 56M231 49l21-14M252 35v-21M252 14l-21-14M231 0h-49M182 0l-21 14M161 14v21M161 35l21 14M182 49h49">
          <text:p/>
        </draw:path>
        <draw:path draw:style-name="gr5" draw:text-style-name="P6" draw:layer="layout" svg:width="9.148cm" svg:height="2.156cm" svg:x="7.234cm" svg:y="21.165cm" svg:viewBox="0 0 9149 2157" svg:d="M126 49l21 21M147 70v35M147 105l-21 21M126 126h-49M77 126l-21-21M56 105v-35M56 70l21-21M294 7l-21-7M273 0h-35M238 0l-21 7M217 7l-7 14M210 21v77M210 98l7 14M217 112l21 14M238 126h35M273 126l21-14M294 112l7-14M301 98v-77M301 21l-7-14M294 7l-77 105M399 21l7-21M406 0v126M336 224l-28 56M308 280l-56-112M252 168l-56 112M196 280l-56-112M140 168l-56 112M84 280l-56-112M28 168l-28 56M9107 1905h42M8771 1905h-42M8737 2045v-14M8737 2031h90M8827 2031l-41 126M8982 2031h-92M8890 2031v49M8890 2080h77M8967 2080l15 14M8982 2094v35M8982 2129l-21 28M8961 2157h-50M8911 2157l-21-28M8652 1765v-126M8652 1639h85M8737 1639l21 21M8758 1660v21M8758 1681l-21 21M8737 1702l-29 7M8708 1709h-56M8708 1709l50 56M8884 1688l21-14M8905 1674v-21M8905 1653l-21-14M8884 1639h-50M8834 1639l-21 14M8813 1653v21M8813 1674l21 14M8834 1688h50M8884 1688l21 21M8905 1709v35M8905 1744l-21 21M8884 1765h-50M8834 1765l-21-21M8813 1744v-35">
          <text:p/>
        </draw:path>
        <draw:path draw:style-name="gr5" draw:text-style-name="P6" draw:layer="layout" svg:width="0.238cm" svg:height="0.07cm" svg:x="16.046cm" svg:y="22.803cm" svg:viewBox="0 0 239 71" svg:d="M0 71l22-22M239 7l-21-7M218 0h-35M183 0l-21 7M162 7l-7 14">
          <text:p/>
        </draw:path>
        <draw:path draw:style-name="gr5" draw:text-style-name="P6" draw:layer="layout" svg:width="1.247cm" svg:height="1.88cm" svg:x="15.198cm" svg:y="22.803cm" svg:viewBox="0 0 1248 1881" svg:d="M1003 21v77M1003 98l7 14M1010 112l21 14M1031 126h35M1066 126l21-14M1087 112l7-14M1094 98v-77M1094 21l-7-14M1087 7l-77 105M1158 21l21-21M1179 0h48M1227 0l21 21M1248 21v21M1248 42l-90 84M1158 126h90M1143 266l-28 56M1115 322l-55-112M1060 210l-57 112M1003 322l-56-112M947 210l-56 112M891 322l-55-112M836 210l-29 56M455 1629h42M119 1629h-42M188 1776l15-21M203 1755v126M301 1748v133M400 1748l-99 91M336 1804l64 77M0 1489v-126M0 1363h84M84 1363l21 21M105 1384v21M105 1405l-21 21M84 1426l-28 7M56 1433h-56M56 1433l49 56M230 1412l21-14M251 1398v-21M251 1377l-21-14M230 1363h-48M182 1363l-21 14M161 1377v21M161 1398l21 14M182 1412h48M230 1412l21 21M251 1433v36M251 1469l-21 20M230 1489h-48M182 1489l-21-20M161 1469v-36M161 1433l21-21M400 1371l-22-8M378 1363h-35M343 1363l-21 8M322 1371l-8 13M314 1384v77M314 1461l8 14M322 1475l21 14M343 1489h35M378 1489l22-14M400 1475l7-14M407 1461v-77M407 1384l-7-13">
          <text:p/>
        </draw:path>
        <draw:path draw:style-name="gr5" draw:text-style-name="P6" draw:layer="layout" svg:width="3.204cm" svg:height="3.763cm" svg:x="12.554cm" svg:y="20.724cm" svg:viewBox="0 0 3205 3764" svg:d="M3044 3449l-77 104M3120 3455l14-14M3134 3441h50M3184 3441l21 14M3205 3455v21M3205 3476l-14 14M3191 3490h-50M3191 3490l14 21M3205 3511v36M3205 3547l-14 20M3191 3567h-57M3134 3567l-20-14M3099 3707l-27 57M3072 3764l-57-113M3015 3651l-56 113M2959 3764l-55-113M2904 3651l-56 113M2848 3764l-57-113M2791 3651l-27 56M0 154v-154M0 266v154M147 679l-21-14M126 665h126M133 511l-7 21M126 532v21M126 553l7 21M133 574l14 7M147 581h77M224 581l14-7M238 574l14-14M252 560v-28M252 532l-14-21M238 511l-14-7M224 504h-77M147 504l-14 7M133 511l105 63M133 385l-7 21M126 406v21M126 427l7 21M133 448l14 7M147 455h77M224 455l14-7M238 448l14-14M252 434v-28M252 406l-14-21M238 385l-14-7M224 378h-77M147 378l-14 7M133 385l105 63M126 245l126 98M126 140v42M126 182l21 14M147 196h84M231 196l21-14M252 182v-35M252 147l-21-21M231 126h-21M210 126l-21 21M189 147v35M189 182l14 14M238 70h-7M231 70v14M231 84h7M238 84v-7">
          <text:p/>
        </draw:path>
        <draw:path draw:style-name="gr5" draw:text-style-name="P6" draw:layer="layout" svg:width="0.546cm" svg:height="0.56cm" svg:x="12.26cm" svg:y="20.598cm" svg:viewBox="0 0 547 561" svg:d="M533 203h-7M526 203h7M435 70l-14-14M421 56v-35M421 21l14-21M435 0h21M456 0l14 14M470 14v35M470 14l21-14M491 0h35M526 0l21 14M547 14v42M547 56l-14 14M22 477l-22 28M0 505v28M0 533l22 21M22 554l21 7M43 561h35M78 561l29-7M107 554l21-21M128 533v-28M128 505l-29-28M50 371l-14-21M36 350h-21M15 350l-15 21M0 371v36M0 407l15 21M15 428h21M36 428l14-21M50 407v-36M50 371l21-21M71 350h36M107 350l21 21M128 371v36M128 407l-21 21M107 428h-36M71 428l-21-21M8 231l-8 21M0 252v21M0 273l8 21M8 294l14 7M22 301h77M99 301l14-7M113 294l15-14M128 280v-28M128 252l-15-21M113 231l-14-7M99 224h-77M22 224l-14 7M8 231l105 63M0 112v42M0 154l22 14M22 168h85M107 168l21-14M128 154v-35M128 119l-21-21M107 98h-22M85 98l-21 21M64 119v35M64 154l14 14M232 280h126M232 392h126M260 231h-70M225 196v70">
          <text:p/>
        </draw:path>
        <draw:path draw:style-name="gr5" draw:text-style-name="P6" draw:layer="layout" svg:width="0.715cm" svg:height="2.513cm" svg:x="12.491cm" svg:y="20.878cm" svg:viewBox="0 0 716 2514" svg:d="M0 112l43-112M43 112l42-112M85 112l42-112M450 2192h-154M562 2192h154M268 2514v-126M268 2388l-63 84">
          <text:p/>
        </draw:path>
        <draw:path draw:style-name="gr5" draw:text-style-name="P6" draw:layer="layout" svg:width="0.595cm" svg:height="0.616cm" svg:x="12.695cm" svg:y="22.775cm" svg:viewBox="0 0 596 617" svg:d="M0 575h91M148 505v-14M148 491h63M211 491l-28 126M351 491l-98 126M400 505l14-14M414 491h35M449 491l21 14M470 505v21M470 526l-14 14M456 540h-35M456 540l14 21M470 561v35M470 596l-14 21M456 617h-42M414 617l-14-14M596 491h-70M526 491v49M526 540h56M582 540l14 14M596 554v35M596 589l-21 28M575 617h-35M540 617l-21-28M127 21l-28-21M99 0h-29M70 0l-21 21M49 21l-7 21M42 42v35M42 77l7 28M49 105l21 21M70 126h29M99 126l28-28M232 49l21-14M253 35v-21M253 14l-21-14M232 0h-35M197 0l-21 14M176 14v21M176 35l21 14M197 49h35M232 49l21 21M253 70v35M253 105l-21 21M232 126h-35M197 126l-21-21M176 105v-35M176 70l21-21M372 7l-21-7M351 0h-21M330 0l-21 7M309 7l-7 14M302 21v77M302 98l7 14M309 112l14 14M323 126h28M351 126l21-14M372 112l7-14M379 98v-77M379 21l-7-14M372 7l-63 105M505 0h-70M435 0v49M435 49h56">
          <text:p/>
        </draw:path>
        <draw:path draw:style-name="gr5" draw:text-style-name="P6" draw:layer="layout" svg:width="0.823cm" svg:height="2.415cm" svg:x="12.856cm" svg:y="20.759cm" svg:viewBox="0 0 824 2416" svg:d="M329 2065l14 14M343 2079v35M343 2114l-21 28M322 2142h-35M287 2142l-21-28M84 2374v-126M196 2374v-126M35 2346v70M0 2381h70M196 2374l-112-42M196 2332l-112-42M196 2290l-112-42M501 196v84M501 84v-84M704 329l-7 21M697 350v35M697 385l7 21M704 406l14 7M718 413h78M796 413l14-7M810 406l14-21M824 385v-35M824 350l-14-21M810 329l-14-7M796 322h-78M718 322l-14 7M704 329l106 77M810 259h-7M803 259v14M803 273h7M810 273v-14M810 259h-7M803 259v7M803 266h7M810 266v-7M718 70l-21-14M697 56h127M228 322l-21 28M207 350v42M207 392l21 28M228 420l21 7M249 427h35M284 427l28-7M312 420l21-28M333 392v-42M333 350l-28-28M256 189l-14-21M242 168h-21M221 168l-14 21M207 189v49M207 238l14 21M221 259h21M242 259l14-21M256 238v-49M256 189l21-21M277 168h35M312 168l21 21M333 189v49M333 238l-21 21M312 259h-35M277 259l-21-21M214 21l-7 21M207 42v35M207 77l7 21">
          <text:p/>
        </draw:path>
        <draw:path draw:style-name="gr5" draw:text-style-name="P6" draw:layer="layout" svg:width="0.746cm" svg:height="1.995cm" svg:x="12.709cm" svg:y="20.661cm" svg:viewBox="0 0 747 1996" svg:d="M362 196l14 7M376 203h77M453 203l14-7M467 196l14-21M481 175v-35M481 140l-14-21M467 119l-14-7M453 112h-77M376 112l-14 7M362 119l105 77M376 14l-21-14M355 0h126M747 295h-196M747 182h-196M231 1709h-84M343 1709h85M133 1877l-21-7M112 1870h-35M77 1870l-21 7M56 1877l-7 14M49 1891v77M49 1968l7 14M56 1982l21 14M77 1996h35M112 1996l21-14M133 1982l7-14M140 1968v-77M140 1891l-7-14M133 1877l-77 105M203 1982v-7M203 1975h-14M189 1975v7M189 1982h14M203 1982v-7M203 1975h-7M196 1975v7M196 1982h7M442 1877l-21-7M421 1870h-35M386 1870l-21 7M365 1877l-7 14M358 1891v77M358 1968l7 14M365 1982l21 14M386 1996h35M421 1996l21-14M442 1982l7-14M449 1968v-77M449 1891l-7-14M442 1877l-77 105M547 1891l14-21M561 1870v126M105 1436l-28-21M77 1415h-42M35 1415l-28 21M7 1436l-7 21M0 1457v35M0 1492l7 28M7 1520l28 21M35 1541h42M77 1541l28-28M238 1464l21-14M259 1450v-21M259 1429l-21-14">
          <text:p/>
        </draw:path>
        <draw:path draw:style-name="gr5" draw:text-style-name="P6" draw:layer="layout" svg:width="0.091cm" svg:height="0.126cm" svg:x="12.877cm" svg:y="22.075cm" svg:viewBox="0 0 92 127" svg:d="M70 0h-49M21 0l-21 14M0 14v21M0 35l21 15M21 50h49M70 50l22 21M92 71v35M92 106l-22 21">
          <text:p/>
        </draw:path>
        <draw:path draw:style-name="gr5" draw:text-style-name="P6" draw:layer="layout" svg:width="2.185cm" svg:height="2.818cm" svg:x="11.091cm" svg:y="22.075cm" svg:viewBox="0 0 2186 2819" svg:d="M1857 126h-49M1808 126l-21-21M1787 105v-35M1787 70l21-21M2025 7l-21-7M2004 0h-35M1969 0l-21 7M1948 7l-7 14M1941 21v77M1941 98l7 14M1948 112l21 14M1969 126h35M2004 126l21-14M2025 112l7-14M2032 98v-77M2032 21l-7-14M2025 7l-77 105M2095 14v-14M2095 0h91M2186 0l-42 126M1850 392v-196M1962 392v-196M0 2693v84M0 2581v-84M266 2700l-21-7M245 2693h-35M210 2693l-21 7M189 2700l-7 14M182 2714v77M182 2791l7 14M189 2805l21 14M210 2819h35M245 2819l21-14M266 2805l7-14M273 2791v-77M273 2714l-7-14M266 2700l-77 105M336 2805v-7M336 2798h-14M322 2798v7M322 2805h14M336 2805v-7M336 2798h-7M329 2798v7M329 2805h7M574 2700l-21-7M553 2693h-35M518 2693l-21 7M497 2700l-7 14M490 2714v77M490 2791l7 14M497 2805l21 14M518 2819h35M553 2819l21-14M574 2805l7-14M581 2791v-77M581 2714l-7-14M574 2700l-77 105M679 2714l14-21M693 2693v126M273 2504l-28-21M245 2483h-42M203 2483l-28 21M175 2504l-7 21">
          <text:p/>
        </draw:path>
        <draw:path draw:style-name="gr5" draw:text-style-name="P6" draw:layer="layout" svg:width="1.157cm" svg:height="5.674cm" svg:x="10.993cm" svg:y="19.093cm" svg:viewBox="0 0 1158 5675" svg:d="M266 5507v36M266 5543l7 27M273 5570l28 21M301 5591h42M343 5591l28-28M504 5514l21-14M525 5500v-21M525 5479l-21-14M504 5465h-49M455 5465l-21 14M434 5479v21M434 5500l21 14M455 5514h49M504 5514l21 21M525 5535v35M525 5570l-21 21M504 5591h-49M455 5591l-21-21M434 5570v-35M434 5535l21-21M672 5472l-21-7M651 5465h-35M616 5465l-21 7M595 5472l-7 14M588 5486v77M588 5563l7 14M595 5577l21 14M616 5591h35M651 5591l21-14M672 5577l7-14M679 5563v-77M679 5486l-7-14M672 5472l-77 105M805 5591v-126M805 5465l-84 84M721 5549h119M196 5675h-196M196 5563h-196M835 441v140M583 0l63 133M646 133l56-133M800 14v105M737 70h126M996 7h-84M912 7v49M912 56h70M982 56l14 14M996 70v35M996 105l-21 28M975 133h-49M926 133l-21-28M1038 0l63 133M1101 133l57-133">
          <text:p/>
        </draw:path>
        <draw:polygon draw:style-name="gr6" draw:text-style-name="P7" draw:layer="layout" svg:width="0.14cm" svg:height="0.28cm" svg:x="11.758cm" svg:y="19.254cm" svg:viewBox="0 0 141 281" draw:points="141,281 0,281 70,0">
          <text:p/>
        </draw:polygon>
        <draw:path draw:style-name="gr5" draw:text-style-name="P6" draw:layer="layout" svg:width="6.959cm" svg:height="3.563cm" svg:x="6.295cm" svg:y="19.254cm" svg:viewBox="0 0 6960 3564" svg:d="M5604 280h-140M5464 280l70-280M5534 0l70 280M6260 2479v-133M6498 2570l-14-14M6484 2556l-21-14M6463 2542h-35M6428 2542l-28 14M6400 2556l-14 21M6386 2577v35M6386 2612l14 28M6400 2640l28 28M6428 2668h35M6463 2668l28-28M6491 2640l7-28M6463 2612h42M6505 2612v56M6547 2668v-133M6547 2535l105 133M6652 2668v-133M6701 2668v-126M6701 2542h56M6757 2542l35 14M6792 2556l14 28M6806 2584v35M6806 2619l-14 28M6792 2647l-35 21M6757 2668h-56M6855 2668v-126M6855 2542h56M6911 2542l35 14M6946 2556l14 28M6960 2584v35M6960 2619l-14 28M6946 2647l-35 21M6911 2668h-56M6155 2486h210M6225 2486l-70 105M6295 2486l-70 105M6365 2486l-70 105M6218 2486l-70 105M6288 2486l-70 105M6358 2486l-70 105M6155 2479h210M322 3235v-133M112 3466l-14-13M98 3453l-21-15M77 3438h-35M42 3438l-28 15M14 3453l-14 21M0 3474v34M0 3508l14 28M14 3536l28 28M42 3564h35M77 3564l28-28M105 3536l7-28M77 3508h42M119 3508v56M161 3564v-132M161 3432l105 132M266 3564v-132M315 3564v-126M315 3438h56M371 3438l35 15">
          <text:p/>
        </draw:path>
        <draw:path draw:style-name="gr5" draw:text-style-name="P6" draw:layer="layout" svg:width="7.782cm" svg:height="1.922cm" svg:x="6.505cm" svg:y="21.634cm" svg:viewBox="0 0 7783 1923" svg:d="M196 1073l14 27M210 1100v35M210 1135l-14 28M196 1163l-35 21M161 1184h-56M259 1184v-126M259 1058h56M315 1058l35 15M350 1073l14 27M364 1100v35M364 1135l-14 28M350 1163l-35 21M315 1184h-56M7 862h210M77 862l-70 105M147 862l-70 105M217 862l-70 105M70 862l-70 105M140 862l-70 105M210 862l-70 105M7 855h210M7503 133v-133M7321 364l-14-14M7307 350l-21-14M7286 336h-35M7251 336l-28 14M7223 350l-14 21M7209 371v35M7209 406l14 28M7223 434l28 28M7251 462h35M7286 462l28-28M7314 434l7-28M7286 406h42M7328 406v56M7370 462v-133M7370 329l105 133M7475 462v-133M7524 462v-126M7524 336h56M7580 336l35 14M7615 350l14 28M7629 378v35M7629 413l-14 28M7615 441l-35 21M7580 462h-56M7678 462v-126M7678 336h56M7734 336l35 14M7769 350l14 28M7783 378v35M7783 413l-14 28M7769 441l-35 21M7734 462h-56M7398 140h210M7468 140l-70 105M7538 140l-70 105M7608 140l-70 105M7461 140l-70 105M7531 140l-70 105M7601 140l-70 105M7398 133h210M175 1783v140M298 1501l63 132">
          <text:p/>
        </draw:path>
        <draw:path draw:style-name="gr5" draw:text-style-name="P6" draw:layer="layout" svg:width="0.518cm" svg:height="0.132cm" svg:x="6.866cm" svg:y="23.134cm" svg:viewBox="0 0 519 133" svg:d="M0 133l56-133M155 13v106M91 70h127M358 6h-91M267 6v50M267 56h77M344 56l14 14M358 70v35M358 105l-21 28M337 133h-56M281 133l-21-28M400 0l63 133M463 133l56-133">
          <text:p/>
        </draw:path>
        <draw:polygon draw:style-name="gr6" draw:text-style-name="P7" draw:layer="layout" svg:width="0.14cm" svg:height="0.28cm" svg:x="6.611cm" svg:y="23.136cm" svg:viewBox="0 0 141 281" draw:points="141,281 0,281 70,0">
          <text:p/>
        </draw:polygon>
        <draw:path draw:style-name="gr5" draw:text-style-name="P6" draw:layer="layout" svg:width="11.088cm" svg:height="2.818cm" svg:x="5.454cm" svg:y="20.598cm" svg:viewBox="0 0 11089 2819" svg:d="M1298 2819h-140M1158 2819l69-280M1227 2539l71 280M288 1889v-133M113 2120l-14-14M99 2106l-22-14M77 2092h-35M42 2092l-28 14M14 2106l-14 21M0 2127v35M0 2162l14 28M14 2190l28 28M42 2218h35M77 2218l29-28M106 2190l7-28M77 2162h43M120 2162v56M162 2218v-133M162 2085l105 133M267 2218v-133M316 2218v-126M316 2092h56M372 2092l35 14M407 2106l14 28M421 2134v35M421 2169l-14 28M407 2197l-35 21M372 2218h-56M470 2218v-126M470 2092h56M526 2092l35 14M561 2106l14 28M575 2134v35M575 2169l-14 28M561 2197l-35 21M526 2218h-56M183 1896h210M253 1896l-70 105M323 1896l-70 105M393 1896l-70 105M246 1896l-70 105M316 1896l-70 105M386 1896l-70 105M183 1889h210M11047 266h42M10711 266h-42M10935 434l-21-7M10914 427h-35M10879 427l-21 7M10858 434l-7 14M10851 448v77M10851 525l7 15M10858 540l21 14M10879 554h35M10914 554l21-14M10935 540l7-15M10942 525v-77M10942 448l-7-14M10935 434l-77 106M10592 126v-126M10592 0h84M10676 0l21 21M10697 21v21M10697 42l-21 21">
          <text:p/>
        </draw:path>
        <draw:path draw:style-name="gr5" draw:text-style-name="P6" draw:layer="layout" svg:width="5.008cm" svg:height="1.106cm" svg:x="11.604cm" svg:y="19.814cm" svg:viewBox="0 0 5009 1107" svg:d="M4526 848l-28 7M4498 855h-56M4498 855l49 56M4673 834l21-14M4694 820v-21M4694 799l-21-14M4673 785h-49M4624 785l-21 14M4603 799v21M4603 820l21 14M4624 834h49M4673 834l21 21M4694 855v35M4694 890l-21 21M4673 911h-49M4624 911l-21-21M4603 890v-35M4603 855l21-21M4841 792l-21-7M4820 785h-35M4785 785l-21 7M4764 792l-7 14M4757 806v77M4757 883l7 14M4764 897l21 14M4785 911h35M4820 911l21-14M4841 897l7-14M4848 883v-77M4848 806l-7-14M4841 792l-77 105M4974 911v-126M4974 785l-84 84M4890 869h119M4897 1051l-28 56M4869 1107l-56-112M4813 995l-56 112M4757 1107l-56-112M4701 995l-56 112M4645 1107l-56-112M4589 995l-28 56M224 378v42M224 42v-42M357 161l-7 21M350 182v28M350 210l7 21M357 231l14 14M371 245h77M448 245l28-28M476 217v-35M476 182l-14-21M462 161l-14-14M448 147h-77M371 147l-14 14M357 161l105 70M126 483h-126M0 483v-77M0 406l21-21M21 385h21M42 385l21 21M63 406l7 28M70 434v49M70 434l56-49M0 245v56">
          <text:p/>
        </draw:path>
        <draw:path draw:style-name="gr5" draw:text-style-name="P6" draw:layer="layout" svg:width="1.205cm" svg:height="12.497cm" svg:x="11.604cm" svg:y="7.695cm" svg:viewBox="0 0 1206 12498" svg:d="M0 12421l21 21M21 12442h84M105 12442l21-21M126 12421v-42M126 12379l-21-21M105 12358h-21M84 12358l-21 21M63 12379v42M63 12421l14 21M14 12288h-14M0 12288v-84M0 12204l126 42M7 12057l-7 21M0 12078v28M0 12106l7 21M7 12127l14 14M21 12141h77M98 12141l14-14M112 12127l14-14M126 12113v-35M126 12078l-14-21M112 12057l-14-14M98 12043h-77M21 12043l-14 14M7 12057l105 70M224 12498l-56-28M168 12470l112-56M280 12414l-112-56M168 12358l112-56M280 12302l-112-56M168 12246l112-56M280 12190l-56-28M729 287h91M624 287h-84M638 126v-126M638 0h63M701 0l28 14M729 14l21 28M750 42v35M750 77l-21 28M729 105l-28 21M701 126h-63M883 0h-49M834 0l-28 21M806 21v84M806 105l28 21M834 126h42M876 126l21-21M897 105v-21M897 84l-21-21M876 63h-42M834 63l-28 14M960 21l21-21M981 0h49M1030 0l22 21M1052 21v21M1052 42l-92 84M960 126h92M1206 0h-91M1115 0v49M1115 49h77M1192 49l14 14M1206 63v35M1206 98l-21 28">
          <text:p/>
        </draw:path>
        <draw:path draw:style-name="gr5" draw:text-style-name="P6" draw:layer="layout" svg:width="0.448cm" svg:height="0.252cm" svg:x="12.34cm" svg:y="7.793cm" svg:viewBox="0 0 449 253" svg:d="M449 28h-50M399 28l-21-28M0 253v-126">
          <text:p/>
        </draw:path>
        <draw:polygon draw:style-name="gr6" draw:text-style-name="P7" draw:layer="layout" svg:width="0.112cm" svg:height="0.126cm" svg:x="12.228cm" svg:y="7.919cm" svg:viewBox="0 0 113 127" draw:points="0,127 0,0 113,64">
          <text:p/>
        </draw:polygon>
        <draw:path draw:style-name="gr5" draw:text-style-name="P6" draw:layer="layout" svg:width="7.805cm" svg:height="6.996cm" svg:x="4.535cm" svg:y="7.919cm" svg:viewBox="0 0 7806 6997" svg:d="M7694 126v-126M7694 0l112 63M7806 63l-112 63M63 6808v189M63 6696v-119M385 6934h-126M259 6934v-63M259 6871l14-28M273 6843l28-21M301 6822h35M336 6822l28 21M364 6843l21 28M385 6871v63M259 6689v49M259 6738l21 28M280 6766h84M364 6766l21-28M385 6738v-42M385 6696l-21-21M364 6675h-21M343 6675l-21 21M322 6696v42M322 6738l14 28M287 6577l-21-14M266 6563h126M266 6381v49M266 6430l21 28M287 6458h84M371 6458l21-28M392 6430v-42M392 6388l-21-21M371 6367h-21M350 6367l-21 21M329 6388v42M329 6430l14 28M0 6808h126">
          <text:p/>
        </draw:path>
        <draw:polygon draw:style-name="gr6" draw:text-style-name="P7" draw:layer="layout" svg:width="0.126cm" svg:height="0.112cm" svg:x="4.535cm" svg:y="14.614cm" svg:viewBox="0 0 127 113" draw:points="0,0 127,0 64,113">
          <text:p/>
        </draw:polygon>
        <draw:path draw:style-name="gr5" draw:text-style-name="P6" draw:layer="layout" svg:width="0.28cm" svg:height="0.385cm" svg:x="4.423cm" svg:y="14.565cm" svg:viewBox="0 0 281 386" svg:d="M112 49h127M239 49l-64 112M175 161l-63-112M281 105c0-58-47-105-106-105-58 0-105 47-105 105s47 105 105 105c59 0 106-47 106-105zM70 175l-70 106M0 281h70M70 281l-70 105">
          <text:p/>
        </draw:path>
        <draw:polygon draw:style-name="gr6" draw:text-style-name="P7" draw:layer="layout" svg:width="0.07cm" svg:height="0.084cm" svg:x="4.423cm" svg:y="14.866cm" svg:viewBox="0 0 71 85" draw:points="0,85 71,28 21,0">
          <text:p/>
        </draw:polygon>
        <draw:path draw:style-name="gr5" draw:text-style-name="P6" draw:layer="layout" svg:width="1.114cm" svg:height="1.771cm" svg:x="3.379cm" svg:y="14.866cm" svg:viewBox="0 0 1115 1772" svg:d="M1045 84l70-56M1115 28l-49-28M1066 0l-21 84M294 1275v-140M0 1639l63 133M63 1772l56-133M154 1709h126M322 1772v-126M322 1646h56M378 1646l21 7M399 1653l7 7M406 1660v21M406 1681l-7 14M399 1695l-21 7M378 1702h-56M378 1702l21 7M399 1709l14 14M413 1723v21M413 1744l-14 14M399 1758l-21 14M378 1772h-56M455 1639l64 133M519 1772l56-133">
          <text:p/>
        </draw:path>
        <draw:polygon draw:style-name="gr6" draw:text-style-name="P7" draw:layer="layout" svg:width="0.14cm" svg:height="0.28cm" svg:x="3.603cm" svg:y="16.14cm" svg:viewBox="0 0 141 281" draw:points="141,0 0,0 70,281">
          <text:p/>
        </draw:polygon>
        <draw:path draw:style-name="gr5" draw:text-style-name="P6" draw:layer="layout" svg:width="1.275cm" svg:height="0.637cm" svg:x="3.603cm" svg:y="16cm" svg:viewBox="0 0 1276 638" svg:d="M140 140h-140M0 140l70 281M70 421l70-281M996 140v-140M694 505l63 133M757 638l56-133M848 575h127M1017 638v-126M1017 512h56M1073 512l21 7M1094 519l7 7M1101 526v21M1101 547l-7 14M1094 561l-21 7M1073 568h-56M1073 568l21 7M1094 575l14 14M1108 589v21M1108 610l-14 14M1094 624l-21 14M1073 638h-56M1157 505l63 133M1220 638l56-133">
          <text:p/>
        </draw:path>
        <draw:polygon draw:style-name="gr6" draw:text-style-name="P7" draw:layer="layout" svg:width="0.14cm" svg:height="0.28cm" svg:x="4.528cm" svg:y="16.14cm" svg:viewBox="0 0 141 281" draw:points="141,0 0,0 71,281">
          <text:p/>
        </draw:polygon>
        <draw:path draw:style-name="gr5" draw:text-style-name="P6" draw:layer="layout" svg:width="1.058cm" svg:height="2.072cm" svg:x="3.61cm" svg:y="14.348cm" svg:viewBox="0 0 1059 2073" svg:d="M1059 1793h-140M919 1793l70 280M989 2073l70-280M63 378v189M63 266v-119M351 574h-126M225 574v-63M225 511l14-28M239 483l28-21M267 462h35M302 462l28 21M330 483l21 28M351 511v63M225 329v49M225 378l21 28M246 406h84M330 406l21-28M351 378v-42M351 336l-21-21M330 315h-21M309 315l-21 21M288 336v42M288 378l14 28M253 217l-21-14M232 203h119M358 35h-126M232 35l84 84M316 119v-119M0 378h127">
          <text:p/>
        </draw:path>
        <draw:polygon draw:style-name="gr6" draw:text-style-name="P7" draw:layer="layout" svg:width="0.126cm" svg:height="0.112cm" svg:x="3.61cm" svg:y="14.614cm" svg:viewBox="0 0 127 113" draw:points="0,0 127,0 63,113">
          <text:p/>
        </draw:polygon>
        <draw:path draw:style-name="gr5" draw:text-style-name="P6" draw:layer="layout" svg:width="0.28cm" svg:height="0.385cm" svg:x="3.498cm" svg:y="14.565cm" svg:viewBox="0 0 281 386" svg:d="M112 49h126M238 49l-63 112M175 161l-63-112M281 105c0-58-48-105-106-105s-105 47-105 105 47 105 105 105 106-47 106-105zM70 175l-70 106M0 281h70M70 281l-70 105">
          <text:p/>
        </draw:path>
        <draw:polygon draw:style-name="gr6" draw:text-style-name="P7" draw:layer="layout" svg:width="0.07cm" svg:height="0.084cm" svg:x="3.498cm" svg:y="14.866cm" svg:viewBox="0 0 71 85" draw:points="0,85 71,28 21,0">
          <text:p/>
        </draw:polygon>
        <draw:path draw:style-name="gr5" draw:text-style-name="P6" draw:layer="layout" svg:width="4.125cm" svg:height="1.724cm" svg:x="3.498cm" svg:y="14.866cm" svg:viewBox="0 0 4126 1725" svg:d="M0 84l70-56M70 28l-49-28M21 0l-21 84M3846 1193v-140M3545 1593l63 132M3608 1725l56-132M3699 1663h126M3867 1725v-125M3867 1600h56M3923 1600l21 6M3944 1606l7 8M3951 1614v21M3951 1635l-7 13M3944 1648l-21 8M3923 1656h-56M3923 1656l21 7M3944 1663l14 14M3958 1677v21M3958 1698l-14 13M3944 1711l-21 14M3923 1725h-56M4007 1593l63 132M4070 1725l56-132">
          <text:p/>
        </draw:path>
        <draw:polygon draw:style-name="gr6" draw:text-style-name="P7" draw:layer="layout" svg:width="0.14cm" svg:height="0.28cm" svg:x="7.273cm" svg:y="16.059cm" svg:viewBox="0 0 141 281" draw:points="141,0 0,0 70,281">
          <text:p/>
        </draw:polygon>
        <draw:path draw:style-name="gr5" draw:text-style-name="P6" draw:layer="layout" svg:width="14.952cm" svg:height="8.559cm" svg:x="3.873cm" svg:y="7.78cm" svg:viewBox="0 0 14953 8560" svg:d="M3540 8280h-140M3400 8280l70 280M3470 8560l70-280M14889 224h43M14554 224h-42M14519 0l28 133M14547 133l28-133M14575 0l27 133M14602 133l36-133M14680 28l14-21M14694 7v126M14820 56l21-14M14841 42v-21M14841 21l-21-14M14820 7h-36M14784 7l-21 14M14763 21v21M14763 42l21 14M14784 56h36M14820 56l21 21M14841 77v35M14841 112l-21 21M14820 133h-36M14784 133l-21-21M14763 112v-35M14763 77l21-21M14924 133v-126M14924 7l-62 84M14862 91h91M14617 224h209M14617 224c0-20-16-35-36-35-19 0-34 15-34 35 0 19 15 35 34 35 20 0 36-16 36-35zM14897 224c0-20-16-35-35-35-20 0-36 15-36 35 0 19 16 35 36 35 19 0 35-16 35-35zM42 6222h-42M378 6222h42M385 6222c0-20-15-35-35-35-19 0-35 15-35 35 0 19 16 35 35 35 20 0 35-16 35-35zM105 6222c0-20-15-35-35-35-19 0-35 15-35 35 0 19 16 35 35 35 20 0 35-16 35-35zM8461 3876h-14M8713 3876h13M8517 4520l-14 28M8503 4548v35M8503 4583l14 28M8517 4611h28M8545 4611l14-21M8559 4590l14-56M8573 4534l14-21M8587 4513h28M8615 4513l21 21M8636 4534v56M8636 4590l-14 14M8622 4604l-14 14M8510 4373v49M8510 4422l21 28M8531 4450h84M8615 4450l21-28M8636 4422v-42M8636 4380l-21-21">
          <text:p/>
        </draw:path>
        <draw:path draw:style-name="gr5" draw:text-style-name="P6" draw:layer="layout" svg:width="3.744cm" svg:height="2.044cm" svg:x="12.319cm" svg:y="10.186cm" svg:viewBox="0 0 3745 2045" svg:d="M168 1954h-21M147 1954l-21 21M126 1975v42M126 2017l14 28M84 1856l-21-14M63 1842h126M70 1653l-7 21M63 1674v35M63 1709l7 21M70 1730l14 7M84 1737h77M161 1737l14-7M175 1730l14-21M189 1709v-35M189 1674l-14-21M175 1653l-14-7M161 1646h-77M84 1646l-14 7M70 1653l105 77M0 1402h279M279 1402v-71M279 1331h-104M175 1331v-69M175 1262h-70M105 1262v69M105 1331h-105M0 1331v71M70 1471c0-19-16-35-35-35-20 0-35 16-35 35 0 20 15 35 35 35 19 0 35-15 35-35zM279 1471c0-19-15-35-34-35-20 0-35 16-35 35 0 20 15 35 35 35 19 0 34-15 34-35zM3480 0h-15M3731 0h14M3536 715l-14 27M3522 742v36M3522 778l14 27M3536 805h27M3563 805l15-21M3578 784l13-56M3591 728l14-21M3605 707h28M3633 707l21 21M3654 728v56M3654 784l-13 15M3641 799l-15 14M3528 567v50M3528 617l21 27M3549 644h84M3633 644l21-27M3654 617v-42M3654 575l-21-21M3633 554h-21M3612 554l-21 21M3591 575v42M3591 617l14 27M3549 456l-21-15M3528 441h126M3528 245v92M3528 337h50M3578 337v-78M3578 259l13-14M3591 245h35">
          <text:p/>
        </draw:path>
        <draw:path draw:style-name="gr5" draw:text-style-name="P6" draw:layer="layout" svg:width="1.47cm" svg:height="5.879cm" svg:x="15.783cm" svg:y="9.977cm" svg:viewBox="0 0 1471 5880" svg:d="M161 454l28 22M189 476v49M189 525l-28 21M0 140h280M280 140v-71M280 69h-104M176 69v-69M176 0h-71M105 0v69M105 69h-105M0 69v71M71 209c0-19-16-34-35-34-20 0-36 15-36 34 0 20 16 35 36 35 19 0 35-15 35-35zM280 209c0-19-15-34-35-34-19 0-34 15-34 34 0 20 15 35 34 35 20 0 35-15 35-35zM1471 5117v-42M1471 5453v42M1233 5173l-21-21M1212 5152v-49M1212 5103l21-21M1233 5082h21M1254 5082l84 91M1338 5173v-91M1233 5019l-21-21M1212 4998v-49M1212 4949l21-21M1233 4928h21M1254 4928l84 91M1338 5019v-91M1206 4872h132M1206 4774l90 98M1261 4837l77-63M1338 5880h-126M1212 5880v-84M1212 5796l21-21M1233 5775h21M1254 5775l21 21M1275 5796l8 28M1283 5824v56M1283 5824l55-49M1212 5642v49M1212 5691l21 28M1233 5719h84M1317 5719l21-28M1338 5691v-42M1338 5649l-21-21M1317 5628h-21M1296 5628l-21 21M1275 5649v42M1275 5691l14 28M1233 5530l-21-14M1212 5516h126M1261 5341l-14-21M1247 5320h-20M1227 5320l-15 21M1212 5341v49M1212 5390l15 21M1227 5411h20M1247 5411l14-21M1261 5390v-49M1261 5341l22-21M1283 5320h34">
          <text:p/>
        </draw:path>
        <draw:path draw:style-name="gr5" draw:text-style-name="P6" draw:layer="layout" svg:width="12.409cm" svg:height="9.338cm" svg:x="4.901cm" svg:y="15.093cm" svg:viewBox="0 0 12410 9339" svg:d="M12199 203l21 21M12220 224v49M12220 273l-21 21M12199 294h-34M12165 294l-22-21M12353 0l-56 28M12297 28l113 56M12410 84l-113 56M12297 140l113 56M12410 196l-113 56M12297 252l113 56M12410 308l-57 28M595 8919h70M595 9339h70M70 8443l-21-13M49 8430h-28M21 8430l-21 13M0 8443v29M0 8472l14 13M14 8485l42 14M56 8499l21 15M77 8514v27M77 8541l-21 21">
          <text:p/>
        </draw:path>
        <draw:path draw:style-name="gr5" draw:text-style-name="P6" draw:layer="layout" svg:width="1.236cm" svg:height="0.478cm" svg:x="4.876cm" svg:y="23.176cm" svg:viewBox="0 0 1237 479" svg:d="M81 479h-42M39 479l-14-13M25 466l-7-14M151 374l21-20M172 354h35M207 354l21 20M228 374v21M228 395l-77 84M151 479h77M277 479v-125M277 354h42M319 354l21 6M340 360l7 8M347 368v21M347 389l-7 13M340 402l-21 8M319 410h-42M319 410l21 6M340 416l7 15M347 431v21M347 452l-7 14M340 466l-21 13M319 479h-42M396 416h91M529 479v-125M529 354h63M592 354l14 20M606 374v21M606 395l-14 21M592 416l-21 7M571 423h-42M648 347v132M648 410h85M733 347v132M775 416h91M908 347v132M978 347l-70 90M936 402l42 77M1027 416h91M1160 479v-125M1160 354h63M1223 354l14 20M1237 374v21M1237 395l-14 21M1223 416l-21 7M1202 423h-42M1202 423l35 56M154 57l-42-42M112 15h-56M56 15l-42 42M14 57l-14 42M0 99v70M0 169l14 56M14 225l42 42M56 267h56M112 267l56-56M224 267v-267M224 0l168 267M392 267v-267M574 113l42-28M616 85v-42M616 43l-42-28M574 15h-70M504 15l-42 28">
          <text:p/>
        </draw:path>
        <draw:path draw:style-name="gr5" draw:text-style-name="P6" draw:layer="layout" svg:width="6.407cm" svg:height="2.193cm" svg:x="5.146cm" svg:y="23.19cm" svg:viewBox="0 0 6408 2194" svg:d="M192 28v42M192 70l42 28M234 98h70M304 98l42 42M346 140v70M346 210l-42 42M304 252h-70M234 252l-42-42M192 210v-70M192 140l42-42M556 14l-42-14M514 0h-42M472 0l-42 14M430 14l-14 28M416 42v154M416 196l14 28M430 224l28 28M458 252h56M514 252l42-28M556 224l14-28M570 196v-154M570 42l-14-28M556 14l-126 210M640 42l42-42M682 0h70M752 0l42 42M794 42v42M794 84l-154 168M640 252h154M350 1241c0-77-62-140-140-140-77 0-140 63-140 140 0 78 63 140 140 140 78 0 140-62 140-140zM350 821c0-77-62-140-140-140-77 0-140 63-140 140 0 78 63 141 140 141 78 0 140-63 140-141zM420 1451h-420M0 1451v-840M0 611h420M420 611v840M161 1206l21-21M182 1185h56M238 1185l21 21M259 1206v21M259 1227l-98 84M161 1311h98M196 786l14-21M210 765v126M5946 2075v-134M6254 2096l-14-14M6240 2082l-21-14M6219 2068h-35M6184 2068l-28 14M6156 2082l-14 21M6142 2103v35M6142 2138l14 28M6156 2166l28 28M6184 2194h35M6219 2194l28-28M6247 2166l7-28M6219 2138h42M6261 2138v56M6303 2194v-133M6303 2061l105 133M6408 2194v-133">
          <text:p/>
        </draw:path>
        <draw:path draw:style-name="gr5" draw:text-style-name="P6" draw:layer="layout" svg:width="4.728cm" svg:height="1.512cm" svg:x="7.133cm" svg:y="23.871cm" svg:viewBox="0 0 4729 1513" svg:d="M4469 1513v-126M4469 1387h56M4525 1387l35 14M4560 1401l14 28M4574 1429v35M4574 1464l-14 28M4560 1492l-35 21M4525 1513h-56M4623 1513v-126M4623 1387h56M4679 1387l36 14M4715 1401l14 28M4729 1429v35M4729 1464l-14 28M4715 1492l-36 21M4679 1513h-56M3853 1401h210M3923 1401l-70 105M3993 1401l-70 105M4063 1401l-70 105M3916 1401l-70 105M3986 1401l-70 105M4056 1401l-70 105M3853 1394h210M224 378v42M224 42v-42M371 413l-21-21M350 392v-56M350 336l21-21M371 315h21M392 315l84 98M476 413v-98M371 260l-21-21M350 239v-57M350 182l21-21M371 161h21M392 161l84 99M476 260v-99M343 105h133M343 14l91 91M399 70l77-56M126 483h-126M0 483v-77M0 406l21-21M21 385h21M42 385l21 21M63 406l7 28M70 434v49M70 434l56-49M49 252l-14-21M35 231h-21M14 231l-14 21M0 252v56M0 308l14 21M14 329h21M35 329l14-21M49 308v-56M49 252l21-21M70 231h35M105 231l21 21M126 252v56M126 308l-21 21M105 329h-35M70 329l-21-21">
          <text:p/>
        </draw:path>
        <draw:path draw:style-name="gr5" draw:text-style-name="P6" draw:layer="layout" svg:width="0.126cm" svg:height="0.084cm" svg:x="7.133cm" svg:y="23.962cm" svg:viewBox="0 0 127 85" svg:d="M7 0l-7 21M0 21v28M0 49l7 22M7 71l14 14M21 85h78M99 85l14-14M113 71l14-15M127 56v-35M127 21l-14-21">
          <text:p/>
        </draw:path>
        <draw:path draw:style-name="gr5" draw:text-style-name="P6" draw:layer="layout" svg:width="29.836cm" svg:height="20.727cm" svg:x="-17.518cm" svg:y="3.522cm" svg:viewBox="0 0 29837 20728" svg:d="M24764 20441l-14-13M24750 20428h-77M24673 20428l-14 13M24659 20441l105 70M24652 20273v91M24652 20364h49M24701 20364v-76M24701 20288l14-15M24715 20273h35M24750 20273l28 21M24778 20294v56M24778 20350l-28 21M24876 20728l-56-28M24820 20700l112-56M24932 20644l-112-55M24820 20589l112-57M24932 20532l-112-56M24820 20476l112-56M24932 20420l-56-28M27585 1077v-1077M27585 0h-27585M28611 3282h1226M28611 3038v244M28611 3282h-1026M27585 3282v-2205M27585 1077h373M28667 3282c0-31-26-56-56-56-31 0-56 25-56 56s25 56 56 56c30 0 56-25 56-56z">
          <text:p/>
        </draw:path>
        <draw:polygon draw:style-name="gr6" draw:text-style-name="P7" draw:layer="layout" svg:width="0.112cm" svg:height="0.112cm" svg:x="11.036cm" svg:y="6.748cm" svg:viewBox="0 0 113 113" draw:points="56,56 113,56 104,28 84,8 56,0 27,8 7,28 0,56 7,85 27,106 56,113 84,106 104,85 113,58">
          <text:p/>
        </draw:polygon>
        <draw:path draw:style-name="gr5" draw:text-style-name="P6" draw:layer="layout" svg:width="0.112cm" svg:height="0.111cm" svg:x="10.01cm" svg:y="4.544cm" svg:viewBox="0 0 113 112" svg:d="M113 55c0-30-25-55-56-55s-57 25-57 55c0 32 26 57 57 57s56-25 56-57z">
          <text:p/>
        </draw:path>
        <draw:polygon draw:style-name="gr6" draw:text-style-name="P7" draw:layer="layout" svg:width="0.112cm" svg:height="0.111cm" svg:x="10.01cm" svg:y="4.544cm" svg:viewBox="0 0 113 112" draw:points="57,55 113,55 105,27 85,7 57,0 29,7 8,27 0,55 8,85 29,105 57,112 85,105 105,85 113,58">
          <text:p/>
        </draw:polygon>
        <draw:path draw:style-name="gr5" draw:text-style-name="P6" draw:layer="layout" svg:width="29.521cm" svg:height="1.737cm" svg:x="-17.238cm" svg:y="3.802cm" svg:viewBox="0 0 29522 1738" svg:d="M28331 1498h-1592M26739 1498v-1498M26739 0h-26739M28331 1498h1191M28331 1498v-202M28331 1498v240M28387 1498c0-30-26-56-56-56-31 0-56 26-56 56 0 31 25 56 56 56 30 0 56-25 56-56z">
          <text:p/>
        </draw:path>
        <draw:polygon draw:style-name="gr6" draw:text-style-name="P7" draw:layer="layout" svg:width="0.112cm" svg:height="0.112cm" svg:x="11.036cm" svg:y="5.243cm" svg:viewBox="0 0 113 113" draw:points="56,56 113,56 104,29 84,8 56,0 27,8 7,29 0,56 7,85 27,106 56,113 84,106 104,85 113,58">
          <text:p/>
        </draw:polygon>
        <draw:path draw:style-name="gr5" draw:text-style-name="P6" draw:layer="layout" svg:width="3.951cm" svg:height="0.232cm" svg:x="12.703cm" svg:y="5.243cm" svg:viewBox="0 0 3952 233" svg:d="M3952 56h-3357M595 233v-177M595 56h-595M651 56c0-30-25-56-56-56s-56 26-56 56c0 31 25 56 56 56s56-25 56-56z">
          <text:p/>
        </draw:path>
        <draw:polygon draw:style-name="gr6" draw:text-style-name="P7" draw:layer="layout" svg:width="0.112cm" svg:height="0.112cm" svg:x="13.242cm" svg:y="5.243cm" svg:viewBox="0 0 113 113" draw:points="57,56 113,56 105,29 85,8 57,0 29,8 7,29 0,56 7,85 29,106 57,113 85,106 105,85 113,58">
          <text:p/>
        </draw:polygon>
        <draw:path draw:style-name="gr5" draw:text-style-name="P6" draw:layer="layout" svg:width="6.215cm" svg:height="1.19cm" svg:x="10.719cm" svg:y="4.354cm" svg:viewBox="0 0 6216 1191" svg:d="M6216 665v-420M6216 245h-2226M373 245h3617M0 245h373M373 0v463M3990 245v946M4046 245c0-30-25-55-56-55s-56 25-56 55c0 31 25 56 56 56s56-25 56-56z">
          <text:p/>
        </draw:path>
        <draw:polygon draw:style-name="gr6" draw:text-style-name="P7" draw:layer="layout" svg:width="0.112cm" svg:height="0.111cm" svg:x="14.653cm" svg:y="4.544cm" svg:viewBox="0 0 113 112" draw:points="56,55 113,55 105,27 85,7 56,0 28,7 8,27 0,55 8,85 28,105 56,112 85,105 105,85 113,58">
          <text:p/>
        </draw:polygon>
        <draw:path draw:style-name="gr5" draw:text-style-name="P6" draw:layer="layout" svg:width="0.112cm" svg:height="0.111cm" svg:x="11.036cm" svg:y="4.544cm" svg:viewBox="0 0 113 112" svg:d="M113 55c0-30-27-55-57-55-31 0-56 25-56 55 0 32 25 57 56 57 30 0 57-25 57-57z">
          <text:p/>
        </draw:path>
        <draw:polygon draw:style-name="gr6" draw:text-style-name="P7" draw:layer="layout" svg:width="0.112cm" svg:height="0.111cm" svg:x="11.036cm" svg:y="4.544cm" svg:viewBox="0 0 113 112" draw:points="56,55 113,55 104,27 84,7 56,0 27,7 7,27 0,55 7,85 27,105 56,112 84,105 104,85 113,58">
          <text:p/>
        </draw:polygon>
        <draw:path draw:style-name="gr7" draw:text-style-name="P6" draw:layer="layout" svg:width="5.842cm" svg:height="0.841cm" svg:x="11.092cm" svg:y="5.439cm" svg:viewBox="0 0 5843 842" svg:d="M5843 0v596M5843 596h-3637M2206 596v-279M2206 596h-2206M0 596v-215M0 596v246M2206 596v140M3618 596v-210M3618 596v175">
          <text:p/>
        </draw:path>
        <draw:path draw:style-name="gr5" draw:text-style-name="P6" draw:layer="layout" svg:width="0.112cm" svg:height="0.112cm" svg:x="14.653cm" svg:y="5.978cm" svg:viewBox="0 0 113 113" svg:d="M113 56c0-31-25-56-57-56-31 0-56 25-56 56 0 32 25 57 56 57 32 0 57-25 57-57z">
          <text:p/>
        </draw:path>
        <draw:polygon draw:style-name="gr6" draw:text-style-name="P7" draw:layer="layout" svg:width="0.112cm" svg:height="0.112cm" svg:x="14.653cm" svg:y="5.978cm" svg:viewBox="0 0 113 113" draw:points="56,56 113,56 105,28 85,8 56,0 28,8 8,28 0,56 8,85 28,106 56,113 85,106 105,85 113,58">
          <text:p/>
        </draw:polygon>
        <draw:path draw:style-name="gr5" draw:text-style-name="P6" draw:layer="layout" svg:width="0.112cm" svg:height="0.112cm" svg:x="13.242cm" svg:y="5.978cm" svg:viewBox="0 0 113 113" svg:d="M113 56c0-31-25-56-56-56s-57 25-57 56c0 32 26 57 57 57s56-25 56-57z">
          <text:p/>
        </draw:path>
        <draw:polygon draw:style-name="gr6" draw:text-style-name="P7" draw:layer="layout" svg:width="0.112cm" svg:height="0.112cm" svg:x="13.242cm" svg:y="5.978cm" svg:viewBox="0 0 113 113" draw:points="57,56 113,56 105,28 85,8 57,0 29,8 7,28 0,56 7,85 29,106 57,113 85,106 105,85 113,58">
          <text:p/>
        </draw:polygon>
        <draw:path draw:style-name="gr5" draw:text-style-name="P6" draw:layer="layout" svg:width="0.112cm" svg:height="0.112cm" svg:x="11.036cm" svg:y="5.978cm" svg:viewBox="0 0 113 113" svg:d="M113 56c0-31-27-56-57-56-31 0-56 25-56 56 0 32 25 57 56 57 30 0 57-25 57-57z">
          <text:p/>
        </draw:path>
        <draw:polygon draw:style-name="gr6" draw:text-style-name="P7" draw:layer="layout" svg:width="0.112cm" svg:height="0.112cm" svg:x="11.036cm" svg:y="5.978cm" svg:viewBox="0 0 113 113" draw:points="56,56 113,56 104,28 84,8 56,0 27,8 7,28 0,56 7,85 27,106 56,113 84,106 104,85 113,58">
          <text:p/>
        </draw:polygon>
        <draw:path draw:style-name="gr5" draw:text-style-name="P6" draw:layer="layout" svg:width="4.852cm" svg:height="1.561cm" svg:x="12.738cm" svg:y="5.299cm" svg:viewBox="0 0 4853 1562" svg:d="M4337 0h516M4853 0v1506M4853 1506h-2882M1971 1191v315M1971 1506h-1971M2027 1506c0-31-25-56-56-56s-56 25-56 56 25 56 56 56 56-25 56-56z">
          <text:p/>
        </draw:path>
        <draw:polygon draw:style-name="gr6" draw:text-style-name="P7" draw:layer="layout" svg:width="0.112cm" svg:height="0.112cm" svg:x="14.653cm" svg:y="6.748cm" svg:viewBox="0 0 113 113" draw:points="56,56 113,56 105,28 85,8 56,0 28,8 8,28 0,56 8,85 28,106 56,113 85,106 105,85 113,58">
          <text:p/>
        </draw:polygon>
        <draw:path draw:style-name="gr5" draw:text-style-name="P6" draw:layer="layout" svg:width="5.389cm" svg:height="3.43cm" svg:x="11.444cm" svg:y="11.656cm" svg:viewBox="0 0 5390 3431" svg:d="M5390 3431v-2520M5390 911h-1154M140 911h560M0 771l140 140M700 0v911M875 0h-175M1610 911h-910M2451 911h-841M2451 911h910M4236 911h-875M4236 0v911M4376 0h-140M3361 0v911M3501 0h-140M2451 0v911M2521 0h-70M1610 0v911M1680 0h-70M756 911c0-31-25-56-56-56s-56 25-56 56 25 56 56 56 56-25 56-56z">
          <text:p/>
        </draw:path>
        <draw:polygon draw:style-name="gr6" draw:text-style-name="P7" draw:layer="layout" svg:width="0.112cm" svg:height="0.112cm" svg:x="12.088cm" svg:y="12.51cm" svg:viewBox="0 0 113 113" draw:points="56,56 113,56 105,28 85,8 56,0 28,8 7,28 0,56 7,84 28,106 56,113 85,106 105,84 113,58">
          <text:p/>
        </draw:polygon>
        <draw:path draw:style-name="gr5" draw:text-style-name="P6" draw:layer="layout" svg:width="0.112cm" svg:height="0.112cm" svg:x="12.998cm" svg:y="12.51cm" svg:viewBox="0 0 113 113" svg:d="M113 56c0-31-26-56-56-56-32 0-57 25-57 56s25 57 57 57c30 0 56-26 56-57z">
          <text:p/>
        </draw:path>
        <draw:polygon draw:style-name="gr6" draw:text-style-name="P7" draw:layer="layout" svg:width="0.112cm" svg:height="0.112cm" svg:x="12.998cm" svg:y="12.51cm" svg:viewBox="0 0 113 113" draw:points="57,56 113,56 105,28 85,8 57,0 28,8 7,28 0,56 7,84 28,106 57,113 85,106 105,84 113,58">
          <text:p/>
        </draw:polygon>
        <draw:path draw:style-name="gr5" draw:text-style-name="P6" draw:layer="layout" svg:width="0.111cm" svg:height="0.112cm" svg:x="13.838cm" svg:y="12.51cm" svg:viewBox="0 0 112 113" svg:d="M112 56c0-31-25-56-56-56s-56 25-56 56 25 57 56 57 56-26 56-57z">
          <text:p/>
        </draw:path>
        <draw:polygon draw:style-name="gr6" draw:text-style-name="P7" draw:layer="layout" svg:width="0.111cm" svg:height="0.112cm" svg:x="13.838cm" svg:y="12.51cm" svg:viewBox="0 0 112 113" draw:points="56,56 112,56 105,28 84,8 56,0 28,8 7,28 0,56 7,84 28,106 56,113 84,106 105,84 112,58">
          <text:p/>
        </draw:polygon>
        <draw:path draw:style-name="gr5" draw:text-style-name="P6" draw:layer="layout" svg:width="0.111cm" svg:height="0.112cm" svg:x="14.748cm" svg:y="12.51cm" svg:viewBox="0 0 112 113" svg:d="M112 56c0-31-24-56-56-56-31 0-56 25-56 56s25 57 56 57c32 0 56-26 56-57z">
          <text:p/>
        </draw:path>
        <draw:polygon draw:style-name="gr6" draw:text-style-name="P7" draw:layer="layout" svg:width="0.111cm" svg:height="0.112cm" svg:x="14.748cm" svg:y="12.51cm" svg:viewBox="0 0 112 113" draw:points="56,56 112,56 105,28 85,8 56,0 27,8 7,28 0,56 7,84 27,106 56,113 85,106 105,84 112,58">
          <text:p/>
        </draw:polygon>
        <draw:path draw:style-name="gr5" draw:text-style-name="P6" draw:layer="layout" svg:width="0.113cm" svg:height="0.112cm" svg:x="15.622cm" svg:y="12.51cm" svg:viewBox="0 0 114 113" svg:d="M114 56c0-31-26-56-56-56-31 0-58 25-58 56s27 57 58 57c30 0 56-26 56-57z">
          <text:p/>
        </draw:path>
        <draw:polygon draw:style-name="gr6" draw:text-style-name="P7" draw:layer="layout" svg:width="0.113cm" svg:height="0.112cm" svg:x="15.622cm" svg:y="12.51cm" svg:viewBox="0 0 114 113" draw:points="58,56 114,56 106,28 85,8 58,0 30,8 9,28 0,56 9,84 30,106 58,113 85,106 106,84 114,58">
          <text:p/>
        </draw:polygon>
        <draw:path draw:style-name="gr5" draw:text-style-name="P6" draw:layer="layout" svg:width="14.416cm" svg:height="2.701cm" svg:x="-2.44cm" svg:y="11.794cm" svg:viewBox="0 0 14417 2702" svg:d="M14060 549v133M14151 549l-91 91M14095 605l56 77M14207 682v-126M14207 556h56M14263 556l35 14M14298 570l14 28M14312 598v35M14312 633l-14 28M14298 661l-35 21M14263 682h-56M14403 577l14-21M14417 556v126M7038 2208v-2208M7038 0h-7038M7038 2208v494M7038 2208h-305M7094 2208c0-31-26-56-56-56-31 0-56 25-56 56s25 56 56 56c30 0 56-25 56-56z">
          <text:p/>
        </draw:path>
        <draw:polygon draw:style-name="gr6" draw:text-style-name="P7" draw:layer="layout" svg:width="0.112cm" svg:height="0.112cm" svg:x="4.542cm" svg:y="13.945cm" svg:viewBox="0 0 113 113" draw:points="56,56 113,56 104,28 84,7 56,0 28,7 7,28 0,56 7,84 28,104 56,113 84,104 104,84 113,57">
          <text:p/>
        </draw:polygon>
        <draw:path draw:style-name="gr5" draw:text-style-name="P6" draw:layer="layout" svg:width="5.809cm" svg:height="4.865cm" svg:x="11.444cm" svg:y="10.186cm" svg:viewBox="0 0 5810 4866" svg:d="M5810 4866v-3956M5810 910h-1574M140 910h1470M0 770l140 140M1610 910h910M3361 910h-841M4236 910h-875M4236 0v910M4340 0h-104M3361 0v910M3501 0h-140M2520 0v910M2660 0h-140M1610 0v910M1750 0h-140M1666 910c0-31-26-55-56-55-31 0-56 24-56 55s25 56 56 56c30 0 56-25 56-56z">
          <text:p/>
        </draw:path>
        <draw:polygon draw:style-name="gr6" draw:text-style-name="P7" draw:layer="layout" svg:width="0.112cm" svg:height="0.111cm" svg:x="12.998cm" svg:y="11.041cm" svg:viewBox="0 0 113 112" draw:points="57,56 113,56 105,28 85,8 57,0 28,8 7,28 0,56 7,84 28,105 57,112 85,105 105,84 113,58">
          <text:p/>
        </draw:polygon>
        <draw:path draw:style-name="gr5" draw:text-style-name="P6" draw:layer="layout" svg:width="0.112cm" svg:height="0.111cm" svg:x="13.908cm" svg:y="11.041cm" svg:viewBox="0 0 113 112" svg:d="M113 56c0-31-26-56-56-56-32 0-57 25-57 56s25 56 57 56c30 0 56-25 56-56z">
          <text:p/>
        </draw:path>
        <draw:polygon draw:style-name="gr6" draw:text-style-name="P7" draw:layer="layout" svg:width="0.112cm" svg:height="0.111cm" svg:x="13.908cm" svg:y="11.041cm" svg:viewBox="0 0 113 112" draw:points="57,56 113,56 105,28 84,8 57,0 28,8 7,28 0,56 7,84 28,105 57,112 84,105 105,84 113,58">
          <text:p/>
        </draw:polygon>
        <draw:path draw:style-name="gr5" draw:text-style-name="P6" draw:layer="layout" svg:width="0.111cm" svg:height="0.111cm" svg:x="14.748cm" svg:y="11.041cm" svg:viewBox="0 0 112 112" svg:d="M112 56c0-31-24-56-56-56-31 0-56 25-56 56s25 56 56 56c32 0 56-25 56-56z">
          <text:p/>
        </draw:path>
        <draw:polygon draw:style-name="gr6" draw:text-style-name="P7" draw:layer="layout" svg:width="0.111cm" svg:height="0.111cm" svg:x="14.748cm" svg:y="11.041cm" svg:viewBox="0 0 112 112" draw:points="56,56 112,56 105,28 85,8 56,0 27,8 7,28 0,56 7,84 27,105 56,112 85,105 105,84 112,58">
          <text:p/>
        </draw:polygon>
        <draw:path draw:style-name="gr5" draw:text-style-name="P6" draw:layer="layout" svg:width="0.113cm" svg:height="0.111cm" svg:x="15.622cm" svg:y="11.041cm" svg:viewBox="0 0 114 112" svg:d="M114 56c0-31-26-56-56-56-31 0-58 25-58 56s27 56 58 56c30 0 56-25 56-56z">
          <text:p/>
        </draw:path>
        <draw:polygon draw:style-name="gr6" draw:text-style-name="P7" draw:layer="layout" svg:width="0.113cm" svg:height="0.111cm" svg:x="15.622cm" svg:y="11.041cm" svg:viewBox="0 0 114 112" draw:points="58,56 114,56 106,28 85,8 58,0 30,8 9,28 0,56 9,84 30,105 58,112 85,105 106,84 114,58">
          <text:p/>
        </draw:polygon>
        <draw:path draw:style-name="gr5" draw:text-style-name="P6" draw:layer="layout" svg:width="0.7cm" svg:height="2.142cm" svg:x="11.444cm" svg:y="8.857cm" svg:viewBox="0 0 701 2143" svg:d="M176 2009v134M274 2009l-98 99M211 2072l63 71M323 2143v-127M323 2016h63M386 2016l28 14M414 2030l21 28M435 2058v42M435 2100l-21 29M414 2129l-28 14M386 2143h-63M575 2024l-21-8M554 2016h-35M519 2016l-21 8M498 2024l-7 13M491 2037v85M491 2122l7 13M498 2135l21 8M519 2143h35M554 2143l21-8M575 2135l7-13M582 2122v-85M582 2037l-7-13M575 2024l-77 111M141 419h525M0 279l141 140M260 245l-21-14M239 231h-42M197 231l-21 14M176 245v28M176 273l21 14M197 287l56 13M253 300l21 15M274 315v28M274 343l-21 21M253 364h-56M197 364l-21-14M176 350l-7-14M393 364v-127M393 237l-77 84M316 321h112M141 841h525M0 699l141 142M225 630l-21-14M204 616h-42M162 616l-21 14M141 630v28M141 658l21 14M162 672l56 13M218 685l21 14M239 699v29M239 728l-21 21M218 749h-56M162 749l-21-14M141 735l-7-15M393 622h-91M302 622v50M302 672h77M379 672l14 13M393 685v35M393 720l-21 29M372 749h-56M316 749l-21-29M141 0h560">
          <text:p/>
        </draw:path>
        <draw:path draw:style-name="gr5" draw:text-style-name="P6" draw:layer="layout" svg:width="2.225cm" svg:height="4.675cm" svg:x="11.444cm" svg:y="8.696cm" svg:viewBox="0 0 2226 4676" svg:d="M0 21l140 140M266 14l-28-14M238 0h-35M203 0l-28 14M175 14v28M175 42l21 14M196 56l56 14M252 70l21 21M273 91v27M273 118l-21 15M252 133h-56M196 133l-14-7M182 126l-14-14M343 21l14-14M357 7h49M406 7l21 21M427 28v14M427 42l-14 21M413 63h-49M413 63l14 21M427 84v34M427 118l-14 15M413 133h-56M357 133l-21-15M2171 2960v1716M2171 4676h-210M2031 1490h140M2171 580h-1225M2171 1490v-910M2171 1490v1470M2171 2960h-210M2226 1490c0-30-24-55-55-55s-56 25-56 55c0 32 25 56 56 56s55-24 55-56z">
          <text:p/>
        </draw:path>
        <draw:polygon draw:style-name="gr6" draw:text-style-name="P7" draw:layer="layout" svg:width="0.111cm" svg:height="0.111cm" svg:x="13.558cm" svg:y="10.131cm" svg:viewBox="0 0 112 112" draw:points="57,56 112,56 105,29 85,7 57,0 28,7 7,29 0,56 7,85 28,105 57,112 85,105 105,85 112,58">
          <text:p/>
        </draw:polygon>
        <draw:path draw:style-name="gr5" draw:text-style-name="P6" draw:layer="layout" svg:width="0.111cm" svg:height="0.112cm" svg:x="13.558cm" svg:y="11.6cm" svg:viewBox="0 0 112 113" svg:d="M112 56c0-30-24-56-55-56-32 0-57 26-57 56 0 31 25 57 57 57 31 0 55-26 55-57z">
          <text:p/>
        </draw:path>
        <draw:polygon draw:style-name="gr6" draw:text-style-name="P7" draw:layer="layout" svg:width="0.111cm" svg:height="0.112cm" svg:x="13.558cm" svg:y="11.6cm" svg:viewBox="0 0 112 113" draw:points="57,56 112,56 105,28 85,8 57,0 28,8 7,28 0,56 7,85 28,106 57,113 85,106 105,85 112,58">
          <text:p/>
        </draw:polygon>
        <draw:path draw:style-name="gr5" draw:text-style-name="P6" draw:layer="layout" svg:width="2.191cm" svg:height="4.514cm" svg:x="12.389cm" svg:y="8.857cm" svg:viewBox="0 0 2192 4515" svg:d="M209 2800h141M350 2800v-1960M350 840h-350M2136 2800v1715M2136 4515h-280M1996 1329h140M2136 2800h-280M35 0h2101M2136 1329v-1329M2136 1329v1471M2192 1329c0-30-26-55-56-55-31 0-56 25-56 55 0 32 25 56 56 56 30 0 56-24 56-56z">
          <text:p/>
        </draw:path>
        <draw:polygon draw:style-name="gr6" draw:text-style-name="P7" draw:layer="layout" svg:width="0.112cm" svg:height="0.111cm" svg:x="14.468cm" svg:y="10.131cm" svg:viewBox="0 0 113 112" draw:points="57,56 113,56 105,29 85,7 57,0 27,7 7,29 0,56 7,85 27,105 57,112 85,105 105,85 113,58">
          <text:p/>
        </draw:polygon>
        <draw:path draw:style-name="gr5" draw:text-style-name="P6" draw:layer="layout" svg:width="0.112cm" svg:height="0.112cm" svg:x="14.468cm" svg:y="11.6cm" svg:viewBox="0 0 113 113" svg:d="M113 56c0-30-26-56-56-56-32 0-57 26-57 56 0 31 25 57 57 57 30 0 56-26 56-57z">
          <text:p/>
        </draw:path>
        <draw:polygon draw:style-name="gr6" draw:text-style-name="P7" draw:layer="layout" svg:width="0.112cm" svg:height="0.112cm" svg:x="14.468cm" svg:y="11.6cm" svg:viewBox="0 0 113 113" draw:points="57,56 113,56 105,28 85,8 57,0 27,8 7,28 0,56 7,85 27,106 57,113 85,106 105,85 113,58">
          <text:p/>
        </draw:polygon>
        <draw:path draw:style-name="gr5" draw:text-style-name="P6" draw:layer="layout" svg:width="18.84cm" svg:height="6.681cm" svg:x="-2.44cm" svg:y="7.821cm" svg:viewBox="0 0 18841 6682" svg:d="M0 1674h8385M8385 1674v5008M14025 161h560M13885 21l140 140M14151 14l-28-14M14123 0h-35M14088 0l-28 14M14060 14v28M14060 42l21 14M14081 56l56 14M14137 70l21 21M14158 91v28M14158 119l-21 14M14137 133h-56M14081 133l-14-7M14067 126l-14-14M14256 28l14-21M14270 7v126M14025 616h560M13885 476l140 140M14151 469l-28-14M14123 455h-35M14088 455l-28 14M14060 469v28M14060 497l21 14M14081 511l56 14M14137 525l21 21M14158 546v28M14158 574l-21 14M14137 588h-56M14081 588l-14-7M14067 581l-14-14M14221 483l21-21M14242 462h49M14291 462l21 21M14312 483v21M14312 504l-91 84M14221 588h91M18785 3836v1715M18785 5551h-176M18504 2366h281M14865 161h3920M18785 2366v-2205M18785 2366v1470M18785 3836h-245M18841 2366c0-30-26-55-56-55-31 0-57 25-57 55 0 32 26 56 57 56 30 0 56-24 56-56z">
          <text:p/>
        </draw:path>
        <draw:polygon draw:style-name="gr6" draw:text-style-name="P7" draw:layer="layout" svg:width="0.113cm" svg:height="0.111cm" svg:x="16.287cm" svg:y="10.131cm" svg:viewBox="0 0 114 112" draw:points="58,56 114,56 106,29 85,7 58,0 29,7 8,29 0,56 8,85 29,105 58,112 85,105 106,85 114,58">
          <text:p/>
        </draw:polygon>
        <draw:path draw:style-name="gr5" draw:text-style-name="P6" draw:layer="layout" svg:width="0.113cm" svg:height="0.112cm" svg:x="16.287cm" svg:y="11.6cm" svg:viewBox="0 0 114 113" svg:d="M114 56c0-30-26-56-56-56-31 0-58 26-58 56 0 31 27 57 58 57 30 0 56-26 56-57z">
          <text:p/>
        </draw:path>
        <draw:polygon draw:style-name="gr6" draw:text-style-name="P7" draw:layer="layout" svg:width="0.113cm" svg:height="0.112cm" svg:x="16.287cm" svg:y="11.6cm" svg:viewBox="0 0 114 113" draw:points="58,56 114,56 106,28 85,8 58,0 29,8 8,28 0,56 8,85 29,106 58,113 85,106 106,85 114,58">
          <text:p/>
        </draw:polygon>
        <draw:path draw:style-name="gr5" draw:text-style-name="P6" draw:layer="layout" svg:width="3.136cm" svg:height="4.934cm" svg:x="12.424cm" svg:y="8.437cm" svg:viewBox="0 0 3137 4935" svg:d="M3080 3219v1716M3080 4935h-280M2800 1749h280M3080 3219h-280M0 0h3080M3080 1749v-1749M3080 1749v1470M3137 1749c0-30-26-55-57-55-30 0-56 25-56 55 0 32 26 56 56 56 31 0 57-24 57-56z">
          <text:p/>
        </draw:path>
        <draw:polygon draw:style-name="gr6" draw:text-style-name="P7" draw:layer="layout" svg:width="0.113cm" svg:height="0.111cm" svg:x="15.447cm" svg:y="10.131cm" svg:viewBox="0 0 114 112" draw:points="56,56 114,56 106,29 86,7 56,0 29,7 8,29 0,56 8,85 29,105 56,112 86,105 106,85 114,58">
          <text:p/>
        </draw:polygon>
        <draw:path draw:style-name="gr5" draw:text-style-name="P6" draw:layer="layout" svg:width="0.113cm" svg:height="0.112cm" svg:x="15.447cm" svg:y="11.6cm" svg:viewBox="0 0 114 113" svg:d="M114 56c0-30-26-56-58-56-30 0-56 26-56 56 0 31 26 57 56 57 32 0 58-26 58-57z">
          <text:p/>
        </draw:path>
        <draw:polygon draw:style-name="gr6" draw:text-style-name="P7" draw:layer="layout" svg:width="0.113cm" svg:height="0.112cm" svg:x="15.447cm" svg:y="11.6cm" svg:viewBox="0 0 114 113" draw:points="56,56 114,56 106,28 86,8 56,0 29,8 8,28 0,56 8,85 29,106 56,113 86,106 106,85 114,58">
          <text:p/>
        </draw:polygon>
        <draw:path draw:style-name="gr7" draw:text-style-name="P6" draw:layer="layout" svg:width="6.004cm" svg:height="0.28cm" svg:x="11.091cm" svg:y="24.851cm" svg:viewBox="0 0 6005 281" svg:d="M0 0v140M0 281v-141M6005 140h-6005">
          <text:p/>
        </draw:path>
        <draw:path draw:style-name="gr5" draw:text-style-name="P6" draw:layer="layout" svg:width="0.112cm" svg:height="0.112cm" svg:x="11.035cm" svg:y="24.935cm" svg:viewBox="0 0 113 113" svg:d="M113 56c0-31-26-56-57-56s-56 25-56 56 25 57 56 57 57-26 57-57z">
          <text:p/>
        </draw:path>
        <draw:polygon draw:style-name="gr6" draw:text-style-name="P7" draw:layer="layout" svg:width="0.112cm" svg:height="0.112cm" svg:x="11.035cm" svg:y="24.935cm" svg:viewBox="0 0 113 113" draw:points="56,56 113,56 105,28 84,8 56,0 28,8 8,28 0,56 8,84 28,106 56,113 84,106 105,84 113,59">
          <text:p/>
        </draw:polygon>
        <draw:path draw:style-name="gr5" draw:text-style-name="P6" draw:layer="layout" svg:width="1.791cm" svg:height="0.455cm" svg:x="5.566cm" svg:y="23.556cm" svg:viewBox="0 0 1792 456" svg:d="M1792 315v-175M1792 140h-677M1115 140v-140M1115 140v316M1115 456h-1115M1171 140c0-30-24-56-56-56-30 0-56 26-56 56 0 31 26 56 56 56 32 0 56-25 56-56z">
          <text:p/>
        </draw:path>
        <draw:polygon draw:style-name="gr6" draw:text-style-name="P7" draw:layer="layout" svg:width="0.112cm" svg:height="0.112cm" svg:x="6.624cm" svg:y="23.64cm" svg:viewBox="0 0 113 113" draw:points="57,57 113,57 106,29 86,8 57,0 29,8 8,29 0,57 8,86 29,106 57,113 86,106 106,86 113,60">
          <text:p/>
        </draw:polygon>
        <draw:path draw:style-name="gr5" draw:text-style-name="P6" draw:layer="layout" svg:width="9.709cm" svg:height="0.28cm" svg:x="5.566cm" svg:y="24.291cm" svg:viewBox="0 0 9710 281" svg:d="M1791 0v141M5525 281v-140M5525 141h4185M1791 141h3734M1791 141h-1791M1847 141c0-32-25-57-56-57s-56 25-56 57c0 31 25 56 56 56s56-25 56-56z">
          <text:p/>
        </draw:path>
        <draw:polygon draw:style-name="gr6" draw:text-style-name="P7" draw:layer="layout" svg:width="0.112cm" svg:height="0.112cm" svg:x="7.301cm" svg:y="24.375cm" svg:viewBox="0 0 113 113" draw:points="57,56 113,56 106,28 85,8 57,0 28,8 8,28 0,56 8,84 28,106 57,113 85,106 106,84 113,58">
          <text:p/>
        </draw:polygon>
        <draw:path draw:style-name="gr5" draw:text-style-name="P6" draw:layer="layout" svg:width="0.112cm" svg:height="0.112cm" svg:x="11.035cm" svg:y="24.375cm" svg:viewBox="0 0 113 113" svg:d="M113 56c0-31-26-56-57-56s-56 25-56 56 25 57 56 57 57-26 57-57z">
          <text:p/>
        </draw:path>
        <draw:polygon draw:style-name="gr6" draw:text-style-name="P7" draw:layer="layout" svg:width="0.112cm" svg:height="0.112cm" svg:x="11.035cm" svg:y="24.375cm" svg:viewBox="0 0 113 113" draw:points="56,56 113,56 105,28 84,8 56,0 28,8 8,28 0,56 8,84 28,106 56,113 84,106 105,84 113,58">
          <text:p/>
        </draw:polygon>
        <draw:path draw:style-name="gr5" draw:text-style-name="P6" draw:layer="layout" svg:width="1.498cm" svg:height="0.756cm" svg:x="13.136cm" svg:y="22.369cm" svg:viewBox="0 0 1499 757" svg:d="M1499 701h-589M245 701h665M0 0h245M245 0v701M245 701h-175M301 701c0-31-26-57-56-57-31 0-56 26-56 57s25 56 56 56c30 0 56-25 56-56z">
          <text:p/>
        </draw:path>
        <draw:polygon draw:style-name="gr6" draw:text-style-name="P7" draw:layer="layout" svg:width="0.112cm" svg:height="0.112cm" svg:x="13.325cm" svg:y="23.013cm" svg:viewBox="0 0 113 113" draw:points="56,57 113,57 105,29 85,8 56,0 28,8 7,29 0,57 7,85 28,105 56,113 85,105 105,85 113,59">
          <text:p/>
        </draw:polygon>
        <draw:path draw:style-name="gr7" draw:text-style-name="P6" draw:layer="layout" svg:width="0.803cm" svg:height="0.56cm" svg:x="12.554cm" svg:y="21.039cm" svg:viewBox="0 0 804 561" svg:d="M0 561v-106M0 455h804M804 455v-455M0 455v-350">
          <text:p/>
        </draw:path>
        <draw:path draw:style-name="gr5" draw:text-style-name="P6" draw:layer="layout" svg:width="0.112cm" svg:height="0.112cm" svg:x="12.498cm" svg:y="21.438cm" svg:viewBox="0 0 113 113" svg:d="M113 57c0-32-26-57-57-57-30 0-56 25-56 57 0 31 26 56 56 56 31 0 57-25 57-56z">
          <text:p/>
        </draw:path>
        <draw:polygon draw:style-name="gr6" draw:text-style-name="P7" draw:layer="layout" svg:width="0.112cm" svg:height="0.112cm" svg:x="12.498cm" svg:y="21.438cm" svg:viewBox="0 0 113 113" draw:points="56,57 113,57 106,28 84,8 56,0 28,8 8,28 0,57 8,85 28,105 56,113 84,105 106,85 113,59">
          <text:p/>
        </draw:polygon>
        <draw:path draw:style-name="gr5" draw:text-style-name="P6" draw:layer="layout" svg:width="5.064cm" svg:height="2.016cm" svg:x="7.792cm" svg:y="21.109cm" svg:viewBox="0 0 5065 2017" svg:d="M5065 1261h-211M4854 1261v700M4854 1961h-854M4854 1961h141M3094 1121h906M3094 561h906M574 841h-574M0 841v1120M0 1961h4000M4000 1121v-560M4000 1121v840M4000 561v-561M4000 0h-906M4911 1961c0-31-25-56-57-56-31 0-56 25-56 56s25 56 56 56c32 0 57-25 57-56z">
          <text:p/>
        </draw:path>
        <draw:polygon draw:style-name="gr6" draw:text-style-name="P7" draw:layer="layout" svg:width="0.112cm" svg:height="0.112cm" svg:x="12.59cm" svg:y="23.013cm" svg:viewBox="0 0 113 113" draw:points="57,57 113,57 105,29 85,8 57,0 29,8 7,29 0,57 7,85 29,105 57,113 85,105 105,85 113,59">
          <text:p/>
        </draw:polygon>
        <draw:path draw:style-name="gr5" draw:text-style-name="P6" draw:layer="layout" svg:width="0.112cm" svg:height="0.112cm" svg:x="11.736cm" svg:y="22.173cm" svg:viewBox="0 0 113 113" svg:d="M113 56c0-31-25-56-57-56-30 0-56 25-56 56 0 32 26 57 56 57 32 0 57-25 57-57z">
          <text:p/>
        </draw:path>
        <draw:polygon draw:style-name="gr6" draw:text-style-name="P7" draw:layer="layout" svg:width="0.112cm" svg:height="0.112cm" svg:x="11.736cm" svg:y="22.173cm" svg:viewBox="0 0 113 113" draw:points="56,56 113,56 106,28 85,8 56,0 29,8 8,28 0,56 8,85 29,105 56,113 85,105 106,85 113,58">
          <text:p/>
        </draw:polygon>
        <draw:path draw:style-name="gr5" draw:text-style-name="P6" draw:layer="layout" svg:width="0.112cm" svg:height="0.112cm" svg:x="11.736cm" svg:y="21.613cm" svg:viewBox="0 0 113 113" svg:d="M113 56c0-31-25-56-57-56-30 0-56 25-56 56 0 32 26 57 56 57 32 0 57-25 57-57z">
          <text:p/>
        </draw:path>
        <draw:polygon draw:style-name="gr6" draw:text-style-name="P7" draw:layer="layout" svg:width="0.112cm" svg:height="0.112cm" svg:x="11.736cm" svg:y="21.613cm" svg:viewBox="0 0 113 113" draw:points="56,56 113,56 106,28 85,8 56,0 29,8 8,28 0,56 8,85 29,105 56,113 85,105 106,85 113,58">
          <text:p/>
        </draw:polygon>
        <draw:path draw:style-name="gr5" draw:text-style-name="P6" draw:layer="layout" svg:width="0.112cm" svg:height="0.112cm" svg:x="11.736cm" svg:y="23.013cm" svg:viewBox="0 0 113 113" svg:d="M113 57c0-31-25-57-57-57-30 0-56 26-56 57s26 56 56 56c32 0 57-25 57-56z">
          <text:p/>
        </draw:path>
        <draw:polygon draw:style-name="gr6" draw:text-style-name="P7" draw:layer="layout" svg:width="0.112cm" svg:height="0.112cm" svg:x="11.736cm" svg:y="23.013cm" svg:viewBox="0 0 113 113" draw:points="56,57 113,57 106,29 85,8 56,0 29,8 8,29 0,57 8,85 29,105 56,113 85,105 106,85 113,59">
          <text:p/>
        </draw:polygon>
        <draw:line draw:style-name="gr5" draw:text-style-name="P6" draw:layer="layout" svg:x1="8.366cm" svg:y1="21.389cm" svg:x2="7.612cm" svg:y2="21.389cm">
          <text:p/>
        </draw:line>
        <draw:path draw:style-name="gr7" draw:text-style-name="P6" draw:layer="layout" svg:width="0.175cm" svg:height="0.824cm" svg:x="5.566cm" svg:y="21.529cm" svg:viewBox="0 0 176 825" svg:d="M176 825v-825M176 0h-176">
          <text:p/>
        </draw:path>
        <draw:path draw:style-name="gr5" draw:text-style-name="P6" draw:layer="layout" svg:width="4.385cm" svg:height="1.96cm" svg:x="6.961cm" svg:y="20.829cm" svg:viewBox="0 0 4386 1961" svg:d="M1405 840h-1349M3925 560h461M4386 560v560M4386 560v-560M4386 0h-461M231 560h-175M56 840v-280M56 840v1121M56 1961h4330M4386 1961v-841M4386 1120h-461M112 840c0-31-25-56-56-56s-56 25-56 56 25 56 56 56 56-25 56-56z">
          <text:p/>
        </draw:path>
        <draw:polygon draw:style-name="gr6" draw:text-style-name="P7" draw:layer="layout" svg:width="0.112cm" svg:height="0.112cm" svg:x="6.961cm" svg:y="21.613cm" svg:viewBox="0 0 113 113" draw:points="57,56 113,56 105,28 85,8 57,0 28,8 7,28 0,56 7,85 28,105 57,113 85,105 105,85 113,58">
          <text:p/>
        </draw:polygon>
        <draw:path draw:style-name="gr5" draw:text-style-name="P6" draw:layer="layout" svg:width="0.112cm" svg:height="0.112cm" svg:x="11.29cm" svg:y="21.333cm" svg:viewBox="0 0 113 113" svg:d="M113 57c0-32-25-57-57-57-31 0-56 25-56 57 0 31 25 56 56 56 32 0 57-25 57-56z">
          <text:p/>
        </draw:path>
        <draw:polygon draw:style-name="gr6" draw:text-style-name="P7" draw:layer="layout" svg:width="0.112cm" svg:height="0.112cm" svg:x="11.29cm" svg:y="21.333cm" svg:viewBox="0 0 113 113" draw:points="56,57 113,57 106,28 86,8 56,0 28,8 8,28 0,57 8,85 28,105 56,113 86,105 106,85 113,59">
          <text:p/>
        </draw:polygon>
        <draw:path draw:style-name="gr5" draw:text-style-name="P6" draw:layer="layout" svg:width="0.112cm" svg:height="0.112cm" svg:x="11.29cm" svg:y="21.893cm" svg:viewBox="0 0 113 113" svg:d="M113 57c0-31-25-57-57-57-31 0-56 26-56 57s25 56 56 56c32 0 57-25 57-56z">
          <text:p/>
        </draw:path>
        <draw:polygon draw:style-name="gr6" draw:text-style-name="P7" draw:layer="layout" svg:width="0.112cm" svg:height="0.112cm" svg:x="11.29cm" svg:y="21.893cm" svg:viewBox="0 0 113 113" draw:points="56,57 113,57 106,29 86,9 56,0 28,9 8,29 0,57 8,85 28,105 56,113 86,105 106,85 113,59">
          <text:p/>
        </draw:polygon>
        <draw:path draw:style-name="gr5" draw:text-style-name="P6" draw:layer="layout" svg:width="2.471cm" svg:height="0.525cm" svg:x="10.886cm" svg:y="20.234cm" svg:viewBox="0 0 2472 526" svg:d="M943 315v-315M943 315h726M1669 491v-176M1669 315h803M2472 315v211M943 315h-943M999 315c0-31-25-56-56-56s-56 25-56 56 25 56 56 56 56-25 56-56z">
          <text:p/>
        </draw:path>
        <draw:polygon draw:style-name="gr6" draw:text-style-name="P7" draw:layer="layout" svg:width="0.112cm" svg:height="0.112cm" svg:x="11.772cm" svg:y="20.493cm" svg:viewBox="0 0 113 113" draw:points="57,56 113,56 105,28 85,8 57,0 28,8 7,28 0,56 7,85 28,105 57,113 85,105 105,85 113,58">
          <text:p/>
        </draw:polygon>
        <draw:path draw:style-name="gr5" draw:text-style-name="P6" draw:layer="layout" svg:width="0.112cm" svg:height="0.112cm" svg:x="12.498cm" svg:y="20.493cm" svg:viewBox="0 0 113 113" svg:d="M113 56c0-31-26-56-57-56-30 0-56 25-56 56 0 32 26 57 56 57 31 0 57-25 57-57z">
          <text:p/>
        </draw:path>
        <draw:polygon draw:style-name="gr6" draw:text-style-name="P7" draw:layer="layout" svg:width="0.112cm" svg:height="0.112cm" svg:x="12.498cm" svg:y="20.493cm" svg:viewBox="0 0 113 113" draw:points="56,56 113,56 106,28 84,8 56,0 28,8 8,28 0,56 8,85 28,105 56,113 84,105 106,85 113,58">
          <text:p/>
        </draw:polygon>
        <draw:line draw:style-name="gr5" draw:text-style-name="P6" draw:layer="layout" svg:x1="11.828cm" svg:y1="19.814cm" svg:x2="11.828cm" svg:y2="19.674cm">
          <text:p/>
        </draw:line>
        <draw:path draw:style-name="gr7" draw:text-style-name="P6" draw:layer="layout" svg:width="1.749cm" svg:height="1.806cm" svg:x="6.617cm" svg:y="20.549cm" svg:viewBox="0 0 1750 1807" svg:d="M1750 0h-1750M0 0v1681M0 1807v-126M0 1681h1750">
          <text:p/>
        </draw:path>
        <draw:path draw:style-name="gr5" draw:text-style-name="P6" draw:layer="layout" svg:width="0.112cm" svg:height="0.112cm" svg:x="6.561cm" svg:y="22.173cm" svg:viewBox="0 0 113 113" svg:d="M113 56c0-31-26-56-57-56-30 0-56 25-56 56 0 32 26 57 56 57 31 0 57-25 57-57z">
          <text:p/>
        </draw:path>
        <draw:polygon draw:style-name="gr6" draw:text-style-name="P7" draw:layer="layout" svg:width="0.112cm" svg:height="0.112cm" svg:x="6.561cm" svg:y="22.173cm" svg:viewBox="0 0 113 113" draw:points="56,56 113,56 106,28 84,8 56,0 28,8 8,28 0,56 8,85 28,105 56,113 84,105 106,85 113,58">
          <text:p/>
        </draw:polygon>
        <draw:path draw:style-name="gr5" draw:text-style-name="P6" draw:layer="layout" svg:width="1.48cm" svg:height="0cm" svg:x="15.754cm" svg:y="23.069cm" svg:viewBox="0 0 1481 0" svg:d="M1481 0h-853M0 0h208">
          <text:p/>
        </draw:path>
        <draw:path draw:style-name="gr7" draw:text-style-name="P6" draw:layer="layout" svg:width="1.621cm" svg:height="1.995cm" svg:x="15.754cm" svg:y="20.864cm" svg:viewBox="0 0 1622 1996" svg:d="M788 0h245M1033 0v666M1033 946v-280M1033 666h589M1622 666v980M0 1646h1622M1622 1646v350">
          <text:p/>
        </draw:path>
        <draw:path draw:style-name="gr5" draw:text-style-name="P6" draw:layer="layout" svg:width="0.112cm" svg:height="0.112cm" svg:x="16.731cm" svg:y="21.473cm" svg:viewBox="0 0 113 113" svg:d="M113 56c0-31-25-56-56-56-30 0-57 25-57 56 0 32 27 57 57 57 31 0 56-25 56-57z">
          <text:p/>
        </draw:path>
        <draw:polygon draw:style-name="gr6" draw:text-style-name="P7" draw:layer="layout" svg:width="0.112cm" svg:height="0.112cm" svg:x="16.731cm" svg:y="21.473cm" svg:viewBox="0 0 113 113" draw:points="57,56 113,56 106,28 85,8 57,0 29,8 8,28 0,56 8,84 29,105 57,113 85,105 106,84 113,58">
          <text:p/>
        </draw:polygon>
        <draw:path draw:style-name="gr5" draw:text-style-name="P6" draw:layer="layout" svg:width="0.112cm" svg:height="0.112cm" svg:x="17.318cm" svg:y="22.453cm" svg:viewBox="0 0 113 113" svg:d="M113 57c0-31-25-57-55-57-33 0-58 26-58 57s25 56 58 56c30 0 55-25 55-56z">
          <text:p/>
        </draw:path>
        <draw:polygon draw:style-name="gr6" draw:text-style-name="P7" draw:layer="layout" svg:width="0.112cm" svg:height="0.112cm" svg:x="17.318cm" svg:y="22.453cm" svg:viewBox="0 0 113 113" draw:points="58,57 113,57 106,29 85,9 58,0 28,9 8,29 0,57 8,85 28,105 58,113 85,105 106,85 113,59">
          <text:p/>
        </draw:polygon>
        <draw:path draw:style-name="gr7" draw:text-style-name="P6" draw:layer="layout" svg:width="2.115cm" svg:height="1.645cm" svg:x="14.007cm" svg:y="20.864cm" svg:viewBox="0 0 2116 1646" svg:d="M0 770v-105M0 665h396M2116 0h-1720M396 0v665M627 1646h-231M396 1646v-981">
          <text:p/>
        </draw:path>
        <draw:path draw:style-name="gr5" draw:text-style-name="P6" draw:layer="layout" svg:width="0.112cm" svg:height="0.112cm" svg:x="14.347cm" svg:y="21.473cm" svg:viewBox="0 0 113 113" svg:d="M113 56c0-31-25-56-56-56-32 0-57 25-57 56 0 32 25 57 57 57 31 0 56-25 56-57z">
          <text:p/>
        </draw:path>
        <draw:polygon draw:style-name="gr6" draw:text-style-name="P7" draw:layer="layout" svg:width="0.112cm" svg:height="0.112cm" svg:x="14.347cm" svg:y="21.473cm" svg:viewBox="0 0 113 113" draw:points="57,56 113,56 105,28 85,8 57,0 28,8 8,28 0,56 8,84 28,105 57,113 85,105 105,84 113,58">
          <text:p/>
        </draw:polygon>
        <draw:path draw:style-name="gr5" draw:text-style-name="P6" draw:layer="layout" svg:width="8.385cm" svg:height="2.01cm" svg:x="-2.44cm" svg:y="13.945cm" svg:viewBox="0 0 8386 2011" svg:d="M7039 970v481M6113 970v481M8386 1818v193M8386 977v421M6113 56M6113 56h-6113M6313 56h-200M6113 56v494M6169 56c0-31-25-56-56-56s-56 25-56 56 25 56 56 56 56-25 56-56z">
          <text:p/>
        </draw:path>
        <draw:polygon draw:style-name="gr6" draw:text-style-name="P7" draw:layer="layout" svg:width="0.112cm" svg:height="0.112cm" svg:x="3.617cm" svg:y="13.945cm" svg:viewBox="0 0 113 113" draw:points="57,56 113,56 105,28 85,7 57,0 29,7 7,28 0,56 7,84 29,104 57,113 85,104 105,84 113,57">
          <text:p/>
        </draw:polygon>
        <draw:line draw:style-name="gr5" draw:text-style-name="P6" draw:layer="layout" svg:x1="7.343cm" svg:y1="14.926cm" svg:x2="7.343cm" svg:y2="15.206cm">
          <text:p/>
        </draw:line>
        <draw:path draw:style-name="gr7" draw:text-style-name="P6" draw:layer="layout" svg:width="1.258cm" svg:height="1.212cm" svg:x="7.343cm" svg:y="13.294cm" svg:viewBox="0 0 1259 1213" svg:d="M1259 863v-863M1259 0h-1259M0 0v1213">
          <text:p/>
        </draw:path>
        <draw:path draw:style-name="gr5" draw:text-style-name="P6" draw:layer="layout" svg:width="9.752cm" svg:height="9.085cm" svg:x="7.343cm" svg:y="15.626cm" svg:viewBox="0 0 9753 9086" svg:d="M0 0v293M9508 8806v280M9508 9086h245M9508 8806h245M9508 8806h-1156M9563 8806c0-31-25-56-55-56-32 0-57 25-57 56s25 56 57 56c30 0 55-25 55-56z">
          <text:p/>
        </draw:path>
        <draw:polygon draw:style-name="gr6" draw:text-style-name="P7" draw:layer="layout" svg:width="0.112cm" svg:height="0.112cm" svg:x="16.793cm" svg:y="24.375cm" svg:viewBox="0 0 113 113" draw:points="58,56 113,56 106,28 85,8 58,0 29,8 8,28 0,56 8,84 29,106 58,113 85,106 106,84 113,58">
          <text:p/>
        </draw:polygon>
        <draw:path draw:style-name="gr7" draw:text-style-name="P6" draw:layer="layout" svg:width="0.444cm" svg:height="12.847cm" svg:x="18.812cm" svg:y="4.705cm" svg:viewBox="0 0 445 12848" svg:d="M439 3299l-439 1M445 3299v9549M445 3299v-3299">
          <text:p/>
        </draw:path>
        <draw:path draw:style-name="gr5" draw:text-style-name="P6" draw:layer="layout" svg:width="0.113cm" svg:height="0.112cm" svg:x="19.199cm" svg:y="7.947cm" svg:viewBox="0 0 114 113" svg:d="M114 56c0-31-26-56-56-56-31 0-58 25-58 56 0 32 27 57 58 57 30 0 56-25 56-57z">
          <text:p/>
        </draw:path>
        <draw:polygon draw:style-name="gr6" draw:text-style-name="P7" draw:layer="layout" svg:width="0.113cm" svg:height="0.112cm" svg:x="19.199cm" svg:y="7.947cm" svg:viewBox="0 0 114 113" draw:points="58,56 114,56 106,28 85,8 58,0 29,8 8,28 0,56 8,85 29,105 58,113 85,105 106,85 114,57">
          <text:p/>
        </draw:polygon>
        <draw:polyline draw:style-name="gr7" draw:text-style-name="P6" draw:layer="layout" svg:width="24.123cm" svg:height="14.639cm" svg:x="-5.739cm" svg:y="8.004cm" svg:viewBox="0 0 24124 14640" draw:points="0,14640 0,9134 23671,9134 23671,0 24124,0">
          <text:p/>
        </draw:polyline>
        <draw:path draw:style-name="gr5" draw:text-style-name="P6" draw:layer="layout" svg:width="4.9cm" svg:height="1.68cm" svg:x="11.444cm" svg:y="13.371cm" svg:viewBox="0 0 4901 1681" svg:d="M4901 1681v-806M4901 875h-561M3501 0h-106M3395 0v875M3395 875h-944M2451 0v875M2521 0h-70M2451 875h-840M1611 0v875M1681 0h-70M1611 875h-1471M0 735l140 140M3395 875h945M4340 875v-875M4445 0h-105M3452 875c0-31-25-56-57-56-30 0-55 25-55 56 0 32 25 57 55 57 32 0 57-25 57-57z">
          <text:p/>
        </draw:path>
        <draw:polygon draw:style-name="gr6" draw:text-style-name="P7" draw:layer="layout" svg:width="0.112cm" svg:height="0.112cm" svg:x="14.783cm" svg:y="14.19cm" svg:viewBox="0 0 113 113" draw:points="56,56 113,56 105,28 85,8 56,0 28,8 7,28 0,56 7,85 28,106 56,113 85,106 105,85 113,58">
          <text:p/>
        </draw:polygon>
        <draw:path draw:style-name="gr5" draw:text-style-name="P6" draw:layer="layout" svg:width="0.111cm" svg:height="0.112cm" svg:x="13.838cm" svg:y="14.19cm" svg:viewBox="0 0 112 113" svg:d="M112 56c0-31-25-56-56-56s-56 25-56 56c0 32 25 57 56 57s56-25 56-57z">
          <text:p/>
        </draw:path>
        <draw:polygon draw:style-name="gr6" draw:text-style-name="P7" draw:layer="layout" svg:width="0.111cm" svg:height="0.112cm" svg:x="13.838cm" svg:y="14.19cm" svg:viewBox="0 0 112 113" draw:points="56,56 112,56 105,28 84,8 56,0 28,8 7,28 0,56 7,85 28,106 56,113 84,106 105,85 112,58">
          <text:p/>
        </draw:polygon>
        <draw:path draw:style-name="gr5" draw:text-style-name="P6" draw:layer="layout" svg:width="0.112cm" svg:height="0.112cm" svg:x="12.998cm" svg:y="14.19cm" svg:viewBox="0 0 113 113" svg:d="M113 56c0-31-26-56-56-56-32 0-57 25-57 56 0 32 25 57 57 57 30 0 56-25 56-57z">
          <text:p/>
        </draw:path>
        <draw:polygon draw:style-name="gr6" draw:text-style-name="P7" draw:layer="layout" svg:width="0.112cm" svg:height="0.112cm" svg:x="12.998cm" svg:y="14.19cm" svg:viewBox="0 0 113 113" draw:points="57,56 113,56 105,28 85,8 57,0 28,8 7,28 0,56 7,85 28,106 57,113 85,106 105,85 113,58">
          <text:p/>
        </draw:polygon>
        <draw:path draw:style-name="gr5" draw:text-style-name="P6" draw:layer="layout" svg:width="0.113cm" svg:height="0.112cm" svg:x="15.727cm" svg:y="14.19cm" svg:viewBox="0 0 114 113" svg:d="M114 56c0-31-26-56-57-56-30 0-57 25-57 56 0 32 27 57 57 57 31 0 57-25 57-57z">
          <text:p/>
        </draw:path>
        <draw:polygon draw:style-name="gr6" draw:text-style-name="P7" draw:layer="layout" svg:width="0.113cm" svg:height="0.112cm" svg:x="15.727cm" svg:y="14.19cm" svg:viewBox="0 0 114 113" draw:points="57,56 114,56 106,28 85,8 57,0 30,8 8,28 0,56 8,85 30,106 57,113 85,106 106,85 114,58">
          <text:p/>
        </draw:polygon>
        <draw:path draw:style-name="gr5" draw:text-style-name="P6" draw:layer="layout" svg:width="0.406cm" svg:height="0.133cm" svg:x="11.654cm" svg:y="14.043cm" svg:viewBox="0 0 407 134" svg:d="M0 0v134M98 0l-98 98M35 63l63 71M147 134v-127M147 7h63M210 7l28 14M238 21l21 28M259 49v42M259 91l-21 28M238 119l-28 15M210 134h-63M316 28l21-21M337 7h49M386 7l21 21M407 28v21M407 49l-91 85M316 134h91">
          <text:p/>
        </draw:path>
        <draw:path draw:style-name="gr7" draw:text-style-name="P6" draw:layer="layout" svg:width="0.909cm" svg:height="0.7cm" svg:x="16.344cm" svg:y="15.471cm" svg:viewBox="0 0 910 701" svg:d="M910 0v561M910 561h-420M490 35v526M490 561h-490M0 561v-561M0 561v140">
          <text:p/>
        </draw:path>
        <draw:path draw:style-name="gr5" draw:text-style-name="P6" draw:layer="layout" svg:width="0.112cm" svg:height="0.112cm" svg:x="16.777cm" svg:y="15.975cm" svg:viewBox="0 0 113 113" svg:d="M113 56c0-31-25-56-57-56-30 0-56 25-56 56 0 32 26 57 56 57 32 0 57-25 57-57z">
          <text:p/>
        </draw:path>
        <draw:polygon draw:style-name="gr6" draw:text-style-name="P7" draw:layer="layout" svg:width="0.112cm" svg:height="0.112cm" svg:x="16.777cm" svg:y="15.975cm" svg:viewBox="0 0 113 113" draw:points="56,56 113,56 106,28 85,8 56,0 29,8 8,28 0,56 8,85 29,105 56,113 85,105 106,85 113,58">
          <text:p/>
        </draw:polygon>
        <draw:path draw:style-name="gr5" draw:text-style-name="P6" draw:layer="layout" svg:width="0.113cm" svg:height="0.112cm" svg:x="16.287cm" svg:y="15.975cm" svg:viewBox="0 0 114 113" svg:d="M114 56c0-31-26-56-56-56-31 0-58 25-58 56 0 32 27 57 58 57 30 0 56-25 56-57z">
          <text:p/>
        </draw:path>
        <draw:polygon draw:style-name="gr6" draw:text-style-name="P7" draw:layer="layout" svg:width="0.113cm" svg:height="0.112cm" svg:x="16.287cm" svg:y="15.975cm" svg:viewBox="0 0 114 113" draw:points="58,56 114,56 106,28 85,8 58,0 29,8 8,28 0,56 8,85 29,105 58,113 85,105 106,85 114,58">
          <text:p/>
        </draw:polygon>
        <draw:path draw:style-name="gr5" draw:text-style-name="P6" draw:layer="layout" svg:width="4.693cm" svg:height="5.294cm" svg:x="3.673cm" svg:y="15.815cm" svg:viewBox="0 0 4694 5295" svg:d="M0 185v-185M925 185v-185M1893 5295h2801">
          <text:p/>
        </draw:path>
        <draw:path draw:style-name="gr9" draw:text-style-name="P6" draw:layer="layout" svg:width="25.742cm" svg:height="6.902cm" svg:x="-14.298cm" svg:y="7.554cm" svg:viewBox="0 0 25743 6903" svg:d="M25743 6903v-6903M25743 0h-25743">
          <text:p/>
        </draw:path>
        <draw:path draw:style-name="gr5" draw:text-style-name="P6" draw:layer="layout" svg:width="0.596cm" svg:height="2.892cm" svg:x="19.116cm" svg:y="17.552cm" svg:viewBox="0 0 597 2893" svg:d="M209 70c0-39-31-70-69-70-39 0-71 31-71 70s32 70 71 70c38 0 69-31 69-70zM209 2410c0-38-31-70-69-70-39 0-71 32-71 70 0 39 32 70 71 70 38 0 69-31 69-70zM140 140v2200M140 2480v280M0 2760h281M69 2822h140M104 2893h71M597 2143h-126M471 2143v-63M471 2080l14-28M485 2052l28-21M513 2031h42M555 2031l28 21M583 2052l14 28M597 2080v63M597 1989h-126M471 1989v-63M471 1926l14-28M485 1898l28-21M513 1877h42M555 1877l28 21M583 1898l14 28M597 1926v63M471 1723v98M471 1821h126M534 1821v-84M492 1632l-21-14M471 1618h126M478 1429l-7 21M471 1450v35M471 1485l7 21M478 1506l14 7M492 1513h84M576 1513l14-7M590 1506l7-21M597 1485v-35M597 1450l-7-21M590 1429l-14-7M576 1422h-84M492 1422l-14 7M478 1429l112 77M492 1324l-21-14M471 1310h126M478 1120l-7 21M471 1141v35M471 1176l7 21M478 1197l14 7M492 1204h84M576 1204l14-7M590 1197l7-21M597 1176v-35M597 1141l-7-21M590 1120l-14-7M576 1113h-84M492 1113l-14 7M478 1120l112 77">
          <text:p/>
        </draw:path>
        <draw:path draw:style-name="gr10" draw:text-style-name="P6" draw:layer="layout" svg:width="4.375cm" svg:height="2.345cm" svg:x="10.439cm" svg:y="4.529cm" svg:viewBox="0 0 4376 2346" svg:d="M0 0h280M280 0v141M280 141h-280M0 141v-141M583 288h140M723 288v280M723 568h-140M583 568v-280M583 1010h140M723 1010v280M723 1290h-140M583 1290v-280M583 1752h140M723 1752v280M723 2032h-140M583 2032v-280M1845 701h420M2265 701v139M2265 840h-420M1845 840v-139M2755 946h210M2965 946v280M2965 1226h-210M2755 1226v-280M4166 1015h210M4376 1015v245M4376 1260h-210M4166 1260v-245M4166 1681h210M4376 1681v280M4376 1961h-210M4166 1961v-280M1880 2206h420M2300 2206v140M2300 2346h-420M1880 2346v-140">
          <text:p/>
        </draw:path>
        <draw:path draw:style-name="gr11" draw:text-style-name="P6" draw:layer="layout" svg:width="0.56cm" svg:height="1.88cm" svg:x="16.654cm" svg:y="4.358cm" svg:viewBox="0 0 561 1881" svg:d="M561 0v1881M0 1881h561M0 0v1881M561 0h-561">
          <text:p/>
        </draw:path>
        <draw:line draw:style-name="gr7" draw:text-style-name="P6" draw:layer="layout" svg:x1="17.214cm" svg:y1="4.705cm" svg:x2="19.256cm" svg:y2="4.705cm">
          <text:p/>
        </draw:line>
        <draw:path draw:style-name="gr10" draw:text-style-name="P6" draw:layer="layout" svg:width="0.315cm" svg:height="1.855cm" svg:x="12.109cm" svg:y="7.912cm" svg:viewBox="0 0 316 1856" svg:d="M0 1296h281M281 1296v140M281 1436h-281M0 1436v-140M0 1716h281M281 1716v140M281 1856h-281M0 1856v-140M36 876h280M316 876v140M316 1016h-280M36 1016v-140M36 0h280M316 0v140M316 140h-280M36 140v-140M36 456h280M316 456v140M316 596h-280M36 596v-140">
          <text:p/>
        </draw:path>
        <draw:path draw:style-name="gr5" draw:text-style-name="P6" draw:layer="layout" svg:width="8.753cm" svg:height="1.04cm" svg:x="4.369cm" svg:y="23.496cm" svg:viewBox="0 0 8754 1041" svg:d="M0 522l64 134M64 656l63-134M218 536v112M162 593h119M421 529h-91M330 529v56M330 585h77M407 585l14 14M421 599v36M421 635l-21 21M400 656h-49M351 656l-21-21M463 522l63 134M526 656l63-134M78 1041v-127M78 914h63M141 914l28 14M169 928l21 30M190 958v41M190 999l-21 28M169 1027l-28 14M141 1041h-63M330 921l-28-14M302 907h-35M267 907l-28 14M239 921v29M239 950l21 14M260 964l56 14M316 978l21 21M337 999v28M337 1027l-21 14M316 1041h-56M260 1041l-14-7M246 1034l-14-14M365 907l42 134M407 1041l35-134M442 907l35 134M477 1041l42-134M8593 0v91M8593 91l-7 28M8586 119l-21 14M8565 133h-42M8523 133l-21-14M8502 119l-7-28M8635 133l63-133M8698 0l56 133M8649 91h91">
          <text:p/>
        </draw:path>
        <draw:path draw:style-name="gr10" draw:text-style-name="P6" draw:layer="layout" svg:width="0.28cm" svg:height="0.21cm" svg:x="12.856cm" svg:y="22.264cm" svg:viewBox="0 0 281 211" svg:d="M0 0h281M281 0v211M281 211h-281M0 211v-211">
          <text:p/>
        </draw:path>
        <draw:path draw:style-name="gr5" draw:text-style-name="P6" draw:layer="layout" svg:width="3.894cm" svg:height="1.54cm" svg:x="8.611cm" svg:y="20.899cm" svg:viewBox="0 0 3895 1541" svg:d="M1751 1541h210M1751 1471v70M1786 1436c0-20-16-36-35-36s-35 16-35 36c0 19 16 35 35 35s35-16 35-35zM3734 392v91M3734 483l-7 28M3727 511l-21 14M3706 525h-42M3664 525l-14-14M3650 511l-7-28M3777 525l62-133M3839 392l56 133M3790 483h91M1891 1120l-140 280M1611 1120l140 280M1961 1330v211M1751 1050h385M1611 1120h280M1751 1120v-70M1751 490h385M1751 980h210M1611 560h280M1891 560l-140 280M1611 560l140 280M1751 910v70M1786 875c0-19-16-35-35-35s-35 16-35 35c0 20 16 35 35 35s35-15 35-35zM1751 560v-70M1751 420h210M1611 0h280M1891 0l-140 280M1611 0l140 280M1751 350v70M1786 315c0-19-16-35-35-35s-35 16-35 35 16 35 35 35 35-16 35-35zM1961 770h175M1961 770v210M1961 210h175M1961 210v210M1961 1330h175M112 1379l-14-21M98 1358l-21-14M77 1344h-35M42 1344l-28 14M14 1358l-14 28M0 1386v36M0 1422l7 28M7 1450l28 21M35 1471h42M77 1471l28-21M105 1450l7-36M70 1414h49M119 1414v57M154 1471v-134M154 1337l112 134M266 1471v-134M308 1471v-127M308 1344h63M371 1344l28 14M399 1358l21 28M420 1386v43">
          <text:p/>
        </draw:path>
        <draw:path draw:style-name="gr5" draw:text-style-name="P6" draw:layer="layout" svg:width="0.525cm" svg:height="1.47cm" svg:x="8.506cm" svg:y="20.899cm" svg:viewBox="0 0 526 1471" svg:d="M526 1429l-21 28M505 1457l-28 14M477 1471h-63M386 140h-210M421 35c0-19-16-35-35-35s-35 16-35 35 16 35 35 35 35-16 35-35zM386 70v70M176 491v210M386 701h-210M386 280v-70M421 596c0-19-16-35-35-35s-35 16-35 35 16 35 35 35 35-16 35-35zM386 631v70M246 280l140 281M526 280l-140 281M246 280h280M0 210h386M176 491h-176M176 1051v210M386 841v-70M421 1156c0-19-16-35-35-35s-35 16-35 35c0 20 16 35 35 35s35-15 35-35zM386 1191v70M246 841l140 280M526 841l-140 280M246 841h280M0 771h386M176 1051h-176M386 1261h-210">
          <text:p/>
        </draw:path>
        <draw:path draw:style-name="gr10" draw:text-style-name="P6" draw:layer="layout" svg:width="0.42cm" svg:height="0.14cm" svg:x="7.192cm" svg:y="21.319cm" svg:viewBox="0 0 421 141" svg:d="M0 0h421M421 0v141M421 141h-421M0 141v-141">
          <text:p/>
        </draw:path>
        <draw:path draw:style-name="gr5" draw:text-style-name="P6" draw:layer="layout" svg:width="0.581cm" svg:height="0.882cm" svg:x="4.376cm" svg:y="21.046cm" svg:viewBox="0 0 582 883" svg:d="M112 462l-14-21M98 441l-21-14M77 427h-35M42 427l-28 14M14 441l-14 28M0 469v35M0 504l7 28M7 532l28 21M35 553h42M77 553l28-21M105 532l7-35M70 497h49M119 497v56M154 553v-133M154 420l112 133M266 553v-133M308 553v-126M308 427h63M371 427l28 14M399 441l21 28M420 469v42M420 511l-21 28M399 539l-28 14M371 553h-63M462 553v-126M462 427h63M525 427l28 14M553 441l22 28M575 469v42M575 511l-22 28M553 539l-28 14M525 553h-63M0 133v-126M0 7h63M63 7l28 14M91 21l21 28M112 49v42M112 91l-21 28M91 119l-28 14M63 133h-63M231 133h-35M196 133l-28-14M168 119l-14-28M154 91v-35M154 56l14-35M168 21l28-14M196 7h35M231 7l28 14M259 21l14 35M273 56v35M273 91l-14 28M259 119l-28 14M315 0v84M315 84l14 35M329 119l21 14M350 133h35M385 133l21-14M406 119l14-35M420 84v-84M455 7h127M518 7v126M112 883l-14-21M98 862l-21-14M77 848h-35">
          <text:p/>
        </draw:path>
        <draw:path draw:style-name="gr5" draw:text-style-name="P6" draw:layer="layout" svg:width="0.574cm" svg:height="0.133cm" svg:x="4.376cm" svg:y="21.886cm" svg:viewBox="0 0 575 134" svg:d="M42 7l-28 14M14 21l-14 28M0 49v35M0 84l7 28M7 112l28 22M35 134h42M77 134l28-22M105 112l7-35M70 77h49M119 77v57M154 134v-134M154 0l112 134M266 134v-134M308 134v-127M308 7h63M371 7l28 14M399 21l21 28M420 49v42M420 91l-21 28M399 119l-28 15M371 134h-63M462 134v-127M462 7h64M526 7l28 14M554 21l21 28M575 49v42M575 91l-21 28M554 119l-28 15M526 134h-64">
          <text:p/>
        </draw:path>
        <draw:line draw:style-name="gr12" draw:text-style-name="P6" draw:layer="layout" svg:x1="5.321cm" svg:y1="23.062cm" svg:x2="5.321cm" svg:y2="22.194cm">
          <text:p/>
        </draw:line>
        <draw:path draw:style-name="gr10" draw:text-style-name="P6" draw:layer="layout" svg:width="0.14cm" svg:height="0.42cm" svg:x="11.758cm" svg:y="19.814cm" svg:viewBox="0 0 141 421" svg:d="M0 0h141M141 0v421M141 421h-141M0 421v-421">
          <text:p/>
        </draw:path>
        <draw:path draw:style-name="gr5" draw:text-style-name="P6" draw:layer="layout" svg:width="2.24cm" svg:height="0.588cm" svg:x="8.506cm" svg:y="20.451cm" svg:viewBox="0 0 2241 589" svg:d="M1856 378h385M1674 0l63 133M1737 133l63-133M1940 70l-28-21M1912 49h-35M1877 49l-21 21M1856 70v42M1856 112l21 21M1877 133h35M1912 133l28-21M2094 70l-28-21M2066 49h-35M2031 49l-21 21M2010 70v42M2010 112l21 21M2031 133h35M2066 133l28-21M1856 449v-71M385 168v-70M245 168l140 281M525 168l-140 281M245 168h280M0 98h385M175 378v211M175 378h-175">
          <text:p/>
        </draw:path>
        <draw:path draw:style-name="gr10" draw:text-style-name="P6" draw:layer="layout" svg:width="0.42cm" svg:height="0.14cm" svg:x="15.962cm" svg:y="22.999cm" svg:viewBox="0 0 421 141" svg:d="M0 0h421M421 0v141M421 141h-421M0 141v-141">
          <text:p/>
        </draw:path>
        <draw:path draw:style-name="gr5" draw:text-style-name="P6" draw:layer="layout" svg:width="3.731cm" svg:height="1.953cm" svg:x="13.378cm" svg:y="21.291cm" svg:viewBox="0 0 3732 1954" svg:d="M2376 1394v-126M2376 1268l-84 91M2292 1359h119M2404 1828h-91M2313 1828v56M2313 1884h77M2390 1884l14 14M2404 1898v35M2404 1933l-21 21M2383 1954h-49M2334 1954l-21-21M1235 1282l14-14M1249 1268h49M1298 1268l21 21M1319 1289v14M1319 1303l-14 21M1305 1324h-49M1305 1324l14 21M1319 1345v35M1319 1380l-14 14M1305 1394h-56M1249 1394l-21-14M1228 1569l21-21M1249 1548h49M1298 1548l21 21M1319 1569v21M1319 1590l-91 84M1228 1674h91M1263 1849l14-21M1277 1828v126M3269 777l-14-21M3255 756l-21-14M3234 742h-35M3199 742l-28 14M3171 756l-14 28M3157 784v35M3157 819l7 28M3164 847l28 21M3192 868h42M3234 868l28-21M3262 847l7-35M3227 812h49M3276 812v56M3311 868v-133M3311 735l113 133M3424 868v-133M3466 868v-126M3466 742h63M3529 742l28 14M3557 756l21 28M3578 784v42M3578 826l-21 28M3557 854l-28 14M3529 868h-63M3732 742h-98M3634 742v126M3634 805h84M3374 658h71M3339 588h141M3269 518h281M0 0l63 91M63 91l63-91M63 91v42M168 133v-126">
          <text:p/>
        </draw:path>
        <draw:path draw:style-name="gr5" draw:text-style-name="P6" draw:layer="layout" svg:width="0.098cm" svg:height="0.126cm" svg:x="13.546cm" svg:y="21.298cm" svg:viewBox="0 0 99 127" svg:d="M0 0h56M56 0l29 7M85 7l7 15M92 22v14M92 36l-7 14M85 50l-22 14M63 64h-63M63 64l22 7M85 71l14 14M99 85v21M99 106l-14 14M85 120l-22 7M63 127h-63">
          <text:p/>
        </draw:path>
        <draw:polyline draw:style-name="gr12" draw:text-style-name="P6" draw:layer="layout" svg:width="12.022cm" svg:height="2.456cm" svg:x="5.321cm" svg:y="18.88cm" svg:viewBox="0 0 12023 2457" draw:points="12023,2457 12023,0 0,0 0,1309">
          <text:p/>
        </draw:polyline>
        <draw:path draw:style-name="gr10" draw:text-style-name="P6" draw:layer="layout" svg:width="3.29cm" svg:height="3.742cm" svg:x="13.252cm" svg:y="20.759cm" svg:viewBox="0 0 3291 3743" svg:d="M2871 35h420M3291 35v140M3291 175h-420M2871 175v-140M0 0h210M210 0v280M210 280h-210M0 280v-280M2024 3603h419M2443 3603v140M2443 3743h-419M2024 3743v-140">
          <text:p/>
        </draw:path>
        <draw:path draw:style-name="gr5" draw:text-style-name="P6" draw:layer="layout" svg:width="0.981cm" svg:height="1.029cm" svg:x="4.153cm" svg:y="14.25cm" svg:viewBox="0 0 982 1030" svg:d="M0 722v48M0 770h154M154 770v-48M35 566l-21 29M14 595v42M14 637l21 28M35 665l21 7M56 672h35M91 672l28-7M119 665l21-28M140 637v-42M140 595l-28-29M7 511h84M91 511l28-14M119 497l21-21M140 476v-35M140 441l-21-21M119 420l-28-15M91 405h-84M14 259v98M14 357h126M140 357v-98M70 357v-84M0 196v-50M0 146h154M154 146v50M863 932l-14 28M849 960v35M849 995l14 28M863 1023h28M891 1023l14-21M905 1002l14-56M919 946l14-21M933 925h28M961 925l21 21M982 946v56M982 1002l-14 14M968 1016l-14 14M849 869h133M982 869v-105M982 715h-126M856 715v-85M856 630l21-21M877 609h21M898 609l21 21M919 630l7 29M926 659v56M982 490h-126M856 490l84 84M940 574v-119M877 364l-21-14M856 350h126M877 210l-21-14M856 196h126M905 21l-14-21M891 0h-21M870 0l-14 21M856 21v49M856 70l14 21M870 91h21M891 91l14-21M905 70v-49M905 21l21-21M926 0h35">
          <text:p/>
        </draw:path>
        <draw:path draw:style-name="gr5" draw:text-style-name="P6" draw:layer="layout" svg:width="0.133cm" svg:height="1.169cm" svg:x="5.001cm" svg:y="13.172cm" svg:viewBox="0 0 134 1170" svg:d="M112 1079l22 21M134 1100v49M134 1149l-22 21M112 1170h-35M77 1170l-21-21M28 925l-21 28M7 953v42M7 995l21 28M28 1023l21 7M49 1030h35M84 1030l28-7M112 1023l22-28M134 995v-42M134 953l-29-28M7 771v91M7 862h49M56 862v-77M56 785l14-14M70 771h35M105 771l29 21M134 792v49M134 841l-29 21M28 673l-21-14M7 659h127M0 568h134M63 568v-105M0 463h134M70 414v-119M7 267v-127M7 203h127M14 7l-14 28M0 35v35M0 70l14 28M14 98h28M42 98l14-21M56 77l14-56M70 21l14-21M84 0h28M112 0l22 21M134 21v56M134 77l-15 14M119 91l-14 14">
          <text:p/>
        </draw:path>
        <draw:path draw:style-name="gr10" draw:text-style-name="P6" draw:layer="layout" svg:width="0.14cm" svg:height="0.42cm" svg:x="5.875cm" svg:y="15.342cm" svg:viewBox="0 0 141 421" svg:d="M0 421h141M141 421v-421M141 0h-141M0 0v421">
          <text:p/>
        </draw:path>
        <draw:path draw:style-name="gr5" draw:text-style-name="P6" draw:layer="layout" svg:width="0.155cm" svg:height="1.393cm" svg:x="5.43cm" svg:y="14.02cm" svg:viewBox="0 0 156 1394" svg:d="M0 1345v49M0 1394h156M156 1394v-49M141 1296h-126M15 1296v-63M15 1233l13-28M28 1205l30-21M58 1184h35M93 1184l28 21M121 1205l20 28M141 1233v63M7 1100v-28M7 1086h134M141 1100v-28M21 890l-14 28M7 918v35M7 953l14 28M21 981h29M50 981l14-21M64 960l15-56M79 904l14-21M93 883h28M121 883l20 21M141 904v56M141 960l-14 14M127 974l-13 14M36 729l-21 28M15 757v42M15 799l21 28M36 827l22 7M58 834h35M93 834l28-7M121 827l20-28M141 799v-42M141 757l-27-28M7 483v-28M7 469h134M141 483v-28M141 371h-134M7 371l134-112M141 259h-134M141 217h-126M15 217v-63M15 154l13-28M28 126l30-21M58 105h35M93 105l28 21M121 126l20 28M141 154v63M0 49v-49M0 0h156M156 0v49">
          <text:p/>
        </draw:path>
        <draw:path draw:style-name="gr10" draw:text-style-name="P6" draw:layer="layout" svg:width="0.14cm" svg:height="0.42cm" svg:x="7.273cm" svg:y="15.206cm" svg:viewBox="0 0 141 421" svg:d="M0 421h141M141 421v-421M141 0h-141M0 0v421">
          <text:p/>
        </draw:path>
        <draw:path draw:style-name="gr5" draw:text-style-name="P6" draw:layer="layout" svg:width="0.958cm" svg:height="1.085cm" svg:x="6.913cm" svg:y="14.182cm" svg:viewBox="0 0 959 1086" svg:d="M0 1037v49M0 1086h154M154 1086v-49M7 1009l133-42M140 967l-133-35M7 932l133-35M140 897l-133-42M7 792v-28M7 778h133M140 792v-28M140 680h-133M7 680l133-112M140 568h-133M140 526h-126M14 526v-64M14 462l14-28M28 434l28-21M56 413h35M91 413l28 21M119 434l21 28M140 462v64M140 294v35M140 329l-14 28M126 357l-35 14M91 371h-35M56 371l-28-14M28 357l-14-28M14 329v-35M14 294l14-28M28 266l28-14M56 252h35M91 252l35 14M126 266l14 28M7 238l133-42M140 196l-133-35M7 161l133-35M140 126l-133-42M0 49v-49M0 0h154M154 0v49M861 734l-14 14M847 748l-14 21M833 769v35M833 804l14 28M847 832l21 14M868 846h35M903 846l28-7M931 839l28-28M959 811v-42M959 769l-28-28M931 741l-28-7M903 776v-49M903 727h56M826 685h133M959 685v-105M847 517l-14-14M833 503v-50M833 453l14-21M847 432h21M868 432l14 14M882 446v50M882 446l21-14M903 432h35M938 432l21 14">
          <text:p/>
        </draw:path>
        <draw:path draw:style-name="gr5" draw:text-style-name="P6" draw:layer="layout" svg:width="0.126cm" svg:height="0.707cm" svg:x="7.745cm" svg:y="13.998cm" svg:viewBox="0 0 127 708" svg:d="M127 631v56M127 687l-14 21M0 462v99M0 561h127M127 561v-99M56 561v-84M28 301l-14 14M14 315l-14 21M0 336v35M0 371l14 28M14 399l21 14M35 413h36M71 413l28-7M99 406l28-28M127 378v-42M127 336l-28-28M99 308l-28-7M71 343v-49M71 294h56M127 182h-127M0 182l85 84M85 266v-119M14 84l-14-14M0 70v-49M0 21l14-21M14 0h21M35 0l14 14M49 14v49M49 14l22-14M71 0h35M106 0l21 14M127 14v56M127 70l-14 21">
          <text:p/>
        </draw:path>
        <draw:line draw:style-name="gr12" draw:text-style-name="P6" draw:layer="layout" svg:x1="17.375cm" svg:y1="23.314cm" svg:x2="17.375cm" svg:y2="24.256cm">
          <text:p/>
        </draw:line>
        <draw:path draw:style-name="gr5" draw:text-style-name="P6" draw:layer="layout" svg:width="1.765cm" svg:height="1.113cm" svg:x="16.275cm" svg:y="24.123cm" svg:viewBox="0 0 1766 1114" svg:d="M1695 133l-69 70M1695 133l71 70M0 0l63 133M63 133l63-133M259 14l-27-14M232 0h-35M197 0l-28 14M169 14v28M169 42l21 14M190 56l55 14M245 70l21 21M266 91v28M266 119l-21 14M245 133h-55M190 133l-14-7M176 126l-15-14M316 0v133M316 70h104M420 0v133M519 29l15-21M534 8v125M722 14l-21-6M701 8h-35M666 8l-21 6M645 14l-6 15M639 29v83M639 112l6 14M645 126l21 7M666 133h35M701 133l21-7M722 126l7-14M729 112v-83M729 29l-7-15M722 14l-77 112M877 14l-21-6M856 8h-35M821 8l-21 6M800 14l-8 15M792 29v83M792 112l8 14M800 126l21 7M821 133h35M856 133l21-7M877 126l6-14M883 112v-83M883 29l-6-15M877 14l-77 112M988 148l50-119M1038 29l-29-21M1009 8h-42M967 8l-27 21M940 29v27M940 56l27 21M967 77h49M1695 904v-771M1695 904l71-71M1695 904l-69-71M1626 1114h-36M1590 1114l-27-14M1563 1100l-15-28M1548 1072v-35M1548 1037l15-35M1563 1002l27-14M1590 988h36">
          <text:p/>
        </draw:path>
        <draw:path draw:style-name="gr5" draw:text-style-name="P6" draw:layer="layout" svg:width="15.221cm" svg:height="10.994cm" svg:x="2.951cm" svg:y="14.242cm" svg:viewBox="0 0 15222 10995" svg:d="M14950 10869l27 14M14977 10883l14 35M14991 10918v35M14991 10953l-14 28M14977 10981l-27 14M15026 10995v-133M15026 10862l112 133M15138 10995v-133M14879 9980h-35M14844 9980l-28-14M14816 9966l-14-28M14802 9938v-35M14802 9903l14-34M14816 9869l28-15M14844 9854h35M14879 9854l29 15M14908 9869l13 34M14921 9903v35M14921 9938l-13 28M14908 9966l-29 14M15069 9854h-98M14971 9854v126M14971 9917h83M15222 9854h-98M15124 9854v126M15124 9917h84M242 728v49M242 777h154M396 777v-49M382 672h-126M256 672v-84M256 588l21-21M277 567h21M298 567l21 21M319 588l7 28M326 616v56M249 518h133M382 518v-105M382 371l-133-63M249 308l133-56M340 357v-91M249 224l84-63M333 161l-84-63M333 161h49M242 49v-49M242 0h154M396 0v49M14 2565l-14 28M0 2593v35M0 2628l14 27M14 2655h28M42 2655l14-20M56 2635l14-56M70 2579l14-21M84 2558h28M112 2558l21 21M133 2579v56M133 2635l-14 14M119 2649l-14 14M0 2502h133M133 2502v-105M133 2348h-126M7 2348v-84M7 2264l21-22">
          <text:p/>
        </draw:path>
        <draw:path draw:style-name="gr5" draw:text-style-name="P6" draw:layer="layout" svg:width="0.133cm" svg:height="1.785cm" svg:x="2.951cm" svg:y="14.804cm" svg:viewBox="0 0 134 1786" svg:d="M28 1681h22M50 1681l21 21M71 1702l7 28M78 1730v56M21 1618l-14-14M7 1604v-49M7 1555l14-21M21 1534h22M43 1534l14 14M57 1548v49M57 1548l21-14M78 1534h35M113 1534l21 14M134 1548v56M134 1604l-14 21M28 1436l-21-14M7 1422h127M28 1282l-21-14M7 1268h127M57 1093l-14-21M43 1072h-22M21 1072l-14 21M7 1093v49M7 1142l14 21M21 1163h22M43 1163l14-21M57 1142v-49M57 1093l21-21M78 1072h35M113 1072l21 21M134 1093v49M134 1142l-21 21M113 1163h-35M78 1163l-21-21M28 918l-21 28M7 946v42M7 988l21 28M28 1016l22 7M50 1023h35M85 1023l28-7M113 1016l21-28M134 988v-42M134 946l-28-28M7 764v91M7 855h50M57 855v-77M57 778l14-14M71 764h35M106 764l28 21M134 785v49M134 834l-28 21M28 666l-21-14M7 652h127M0 561h134M64 561v-105M0 456h134M71 407v-120M7 259v-126M7 196h127M14 0l-14 28M0 28v35M0 63l14 28M14 91h29M43 91l14-21">
          <text:p/>
        </draw:path>
        <draw:path draw:style-name="gr5" draw:text-style-name="P6" draw:layer="layout" svg:width="0.077cm" svg:height="0.091cm" svg:x="3.007cm" svg:y="14.797cm" svg:viewBox="0 0 78 92" svg:d="M0 77l14-56M14 21l14-21M28 0h29M57 0l21 21M78 21v56M78 77l-14 15">
          <text:p/>
        </draw:path>
        <draw:path draw:style-name="gr5" draw:text-style-name="P6" draw:layer="layout" svg:width="11.588cm" svg:height="16.688cm" svg:x="3.056cm" svg:y="5.611cm" svg:viewBox="0 0 11589 16689" svg:d="M14 9278l-14 14M9918 188l63 91M9981 279l63-91M9981 279v42M10086 321v-126M10086 195h56M10142 195l28 7M10170 202l7 14M10177 216v14M10177 230l-7 14M10170 244l-21 14M10149 258h-63M10149 258l21 7M10170 265l14 14M10184 279v21M10184 300l-14 14M10170 314l-21 7M10149 321h-63M11240 0l63 91M11303 91l63-91M11303 91v42M11408 133v-126M11408 7h56M11464 7l28 7M11492 14l7 14M11499 28v14M11499 42l-7 14M11492 56l-21 14M11471 70h-63M11471 70l21 7M11492 77l14 14M11506 91v21M11506 112l-14 14M11492 126l-21 7M11471 133h-63M11323 929l63 91M11386 1020l63-91M11386 1020v42M11491 1062v-126M11491 936h56M11547 936l28 7M11575 943l7 14M11582 957v14M11582 971l-7 14M11575 985l-21 14M11554 999h-63M11554 999l21 7M11575 1006l14 14M11589 1020v21M11589 1041l-14 14M11575 1055l-21 7M11554 1062h-63M9332 16556l63 91M9395 16647l63-91M9395 16647v42M9500 16689v-126M9500 16563h56M9556 16563l28 7M9584 16570l7 14M9591 16584v14M9591 16598l-7 14M9584 16612l-21 14M9563 16626h-63M9563 16626l21 7">
          <text:p/>
        </draw:path>
        <draw:path draw:style-name="gr5" draw:text-style-name="P6" draw:layer="layout" svg:width="3.711cm" svg:height="11.042cm" svg:x="12.555cm" svg:y="11.257cm" svg:viewBox="0 0 3712 11043" svg:d="M84 10987l14 14M98 11001v21M98 11022l-14 14M84 11036l-21 7M63 11043h-63M3146 8h125M3208 8v125M3313 133v-125M3313 8h77M3390 8l21 20M3411 28v21M3411 49l-21 21M3390 70l-27 7M3363 77h-50M3363 77l48 56M3468 0v133M3558 0l-90 91M3503 56l55 77M3622 133v-125M3622 8h55M3677 8l21 6M3698 14l8 7M3706 21v21M3706 42l-8 14M3698 56l-21 7M3677 63h-55M3677 63l21 7M3698 70l14 15M3712 85v21M3712 106l-14 13M3698 119l-21 14M3677 133h-55M1354 1659l-21-14M1333 1645h-42M1291 1645l-21 14M1270 1659v28M1270 1687l21 14M1291 1701l56 14M1347 1715l21 14M1368 1729v28M1368 1757l-21 21M1347 1778h-56M1291 1778l-21-14M1270 1764l-7-14M1514 1673l-27-21M1487 1652h-35M1452 1652l-28 21M1424 1673l-14 21M1410 1694v35M1410 1729l14 28M1424 1757l28 21M1452 1778h35M1487 1778l35-28M1571 1778v-133M1571 1645l104 133M1675 1778v-133M1732 1778v-126M1732 1652h56M1788 1652l21 7M1809 1659l7 7M1816 1666v21M1816 1687l-7 14M1809 1701l-21 7M1788 1708h-56">
          <text:p/>
        </draw:path>
        <draw:path draw:style-name="gr5" draw:text-style-name="P6" draw:layer="layout" svg:width="3.339cm" svg:height="1.813cm" svg:x="12.942cm" svg:y="11.257cm" svg:viewBox="0 0 3340 1814" svg:d="M1400 1709l21 7M1421 1716l13 14M1434 1730v21M1434 1751l-13 14M1421 1765l-21 14M1400 1779h-56M2773 1814v-126M2773 1688h76M2849 1688l21 21M2870 1709v21M2870 1730l-21 21M2849 1751l-28 7M2821 1758h-48M2926 1681v133M2926 1814h98M3066 1814l63-133M3129 1681l63 133M3087 1772h84M3221 1681l62 84M3283 1765l57-84M3283 1765v49M1813 8h125M1875 8v125M1980 133v-125M1980 8h77M2057 8l21 20M2078 28v21M2078 49l-21 21M2057 70l-27 7M2030 77h-50M2030 77l48 56M2135 0v133M2227 0l-92 91M2171 56l56 77M2388 8h-98M2290 8v125M2290 63h84M91 1660l-21-14M70 1646h-42M28 1646l-21 14M7 1660v28M7 1688l21 14M28 1702l56 14M84 1716l21 14M105 1730v28M105 1758l-21 21M84 1779h-56M28 1779l-21-14M7 1765l-7-14M252 1674l-28-21M224 1653h-35M189 1653l-28 21M161 1674l-14 21M147 1695v35M147 1730l14 28M161 1758l28 21M189 1779h35M224 1779l35-28M308 1779v-133M308 1646l105 133M413 1779v-133M567 1653h-98M469 1653v126M469 1709h84">
          <text:p/>
        </draw:path>
        <draw:path draw:style-name="gr5" draw:text-style-name="P6" draw:layer="layout" svg:width="0.104cm" svg:height="0.077cm" svg:x="14.895cm" svg:y="12.909cm" svg:viewBox="0 0 105 78" svg:d="M105 21l-27-21M78 0h-36M42 0l-28 21M14 21l-14 21M0 42v36">
          <text:p/>
        </draw:path>
        <draw:path draw:style-name="gr5" draw:text-style-name="P6" draw:layer="layout" svg:width="3.087cm" svg:height="3.282cm" svg:x="12.221cm" svg:y="9.753cm" svg:viewBox="0 0 3088 3283" svg:d="M2675 3234l14 28M2689 3262l27 21M2716 3283h36M2752 3283l35-28M2842 3150v84M2842 3234l14 28M2856 3262l21 21M2877 3283h29M2906 3283l21-21M2927 3262l13-28M2940 3234v-84M3088 3157h-92M2996 3157v126M2996 3283h92M2996 3213h84M1771 1470v90M1771 1560l-6 21M1765 1581l-21 21M1744 1602h-35M1709 1602l-21-21M1688 1581l-7-28M1919 1476h-92M1827 1476v126M1827 1602h92M1827 1532h84M1968 1476h125M2030 1476v126M994 132v-132M994 0l63 119M1057 119l63-119M1120 0v132M1148 6h126M1211 6v126M861 1470h105M966 1470l-105 132M861 1602h105M1057 1470h27M1071 1470v132M1057 1602h27M1176 1602v-126M1176 1476h77M1253 1476l21 21M1274 1497v21M1274 1518l-21 21M1253 1539l-29 7M1224 1546h-48M0 1470l42 132M42 1602l35-132M77 1470l35 132M112 1602l35-132M168 1602l63-132M231 1470l63 132M189 1560h84M329 1470v132M329 1532h105M434 1470v132M1624 6h-91M1533 6v126M1533 132h91M1533 63h84M1786 0v90M1786 90l-7 21M1779 111l-21 21M1758 132h-35">
          <text:p/>
        </draw:path>
        <draw:path draw:style-name="gr5" draw:text-style-name="P6" draw:layer="layout" svg:width="2.324cm" svg:height="5.566cm" svg:x="13.915cm" svg:y="4.319cm" svg:viewBox="0 0 2325 5567" svg:d="M28 5567l-21-21M7 5546l-7-27M237 5441h-90M147 5441v126M147 5567h90M147 5498h84M392 5462l-28-21M364 5441h-35M329 5441l-28 21M301 5462l-14 21M287 5483v36M287 5519l14 27M301 5546l28 21M329 5567h35M364 5567l34-27M440 5441h127M504 5441v126M840 5441h125M902 5441v126M1042 5435h29M1057 5435v132M1042 5567h29M1147 5567v-132M1147 5435l65 119M1212 5554l63-119M1275 5435v132M1407 5441h-90M1317 5441v126M1317 5567h90M1317 5498h84M1758 5435v132M1758 5498h105M1863 5435v132M1982 5567h-29M1953 5567l-27-13M1926 5554l-21-35M1905 5519v-36M1905 5483l21-27M1926 5456l27-15M1953 5441h29M1982 5441l27 15M2009 5456l21 27M2030 5483v36M2030 5519l-21 35M2009 5554l-27 13M2072 5435v132M2072 5567h98M2219 5567v-126M2219 5441h56M2275 5441l35 15M2310 5456l15 27M2325 5483v36M2325 5519l-15 27M2310 5546l-35 21M2275 5567h-56M2180 386l-70 139M2180 386l70 139M2180 386v525M2180 1645v-525M2180 1645l-70-140M2180 1645l70-140M2285 106c0-58-47-106-105-106s-105 48-105 106 47 104 105 104 105-46 105-104z">
          <text:p/>
        </draw:path>
        <draw:path draw:style-name="gr5" draw:text-style-name="P6" draw:layer="layout" svg:width="0.21cm" svg:height="1.96cm" svg:x="15.989cm" svg:y="4.354cm" svg:viewBox="0 0 211 1961" svg:d="M35 71h140M105 0v140M35 1856h140M211 1856c0-58-48-105-106-105s-105 47-105 105 47 105 105 105 106-47 106-105z">
          <text:p/>
        </draw:path>
        <draw:path draw:style-name="gr12" draw:text-style-name="P6" draw:layer="layout" svg:width="38.342cm" svg:height="22.86cm" svg:x="-18.399cm" svg:y="2.922cm" svg:viewBox="0 0 38343 22861" svg:d="M0 21284v1577h14025v-8160h23535M37759 14701h584v-14693l-38308-8v5409">
          <text:p/>
        </draw:path>
        <draw:path draw:style-name="gr5" draw:text-style-name="P6" draw:layer="layout" svg:width="0.266cm" svg:height="0.132cm" svg:x="10.622cm" svg:y="24.614cm" svg:viewBox="0 0 267 133" svg:d="M0 0l63 91M63 91l64-91M63 91v42M169 133v-126M169 7h56M225 7l28 7M253 14l7 14M260 28v14M260 42l-7 14M253 56l-21 14M232 70h-63M232 70l21 7M253 77l14 14M267 91v21M267 112l-14 14M253 126l-21 7M232 133h-63">
          <text:p/>
        </draw:path>
        <draw:path draw:style-name="gr10" draw:text-style-name="P6" draw:layer="layout" svg:width="7.593cm" svg:height="9.456cm" svg:x="3.603cm" svg:y="15.395cm" svg:viewBox="0 0 7594 9457" svg:d="M7594 9457h-210M7384 9457v-280M7384 9177h210M7594 9177v280M3685 8477h140M3825 8477v420M3825 8897h-140M3685 8897v-420M0 0h140M140 0v420M140 420h-140M0 420v-420M926 0h140M1066 0v420M1066 420h-140M926 420v-420">
          <text:p/>
        </draw:path>
        <draw:path draw:style-name="gr5" draw:text-style-name="P6" draw:layer="layout" svg:width="0.917cm" svg:height="1.972cm" svg:x="5.665cm" svg:y="13.209cm" svg:viewBox="0 0 918 1973" svg:d="M0 1188h666M666 1188v631M666 1819h-666M0 1819v-631M481 1029h-126M355 1029v-63M355 966l14-28M369 938l28-21M397 917h42M439 917l28 21M467 938l14 28M481 966v63M481 875h-133M348 875l133-112M481 763h-133M348 714h133M348 616l98 98M411 679l70-63M369 546l-14-14M355 532v-49M355 483l21-21M376 462h14M390 462l21 14M411 476v49M411 476l21-14M432 462h35M467 462l14 14M481 476v56M481 532l-14 21M481 336h-126M355 336l91 84M446 420v-119M481 182h-126M355 182l91 84M446 266v-119M369 84l-14-14M355 70v-49M355 21l21-21M376 0h14M390 0l21 14M411 14v49M411 14l21-14M432 0h35M467 0l14 14M481 14v56M481 70l-14 21M918 1973h-133M785 1973l120-63M905 1910l-120-63M785 1847h133M918 1805h-126M792 1805v-84M792 1721l21-21M813 1700h21M834 1700l21 21M855 1721l8 28M863 1749v56M821 1545l-15 14M806 1559l-14 22M792 1581v35M792 1616l14 28M806 1644l21 14M827 1658h36M863 1658l27-7">
          <text:p/>
        </draw:path>
        <draw:path draw:style-name="gr5" draw:text-style-name="P6" draw:layer="layout" svg:width="0.133cm" svg:height="0.875cm" svg:x="6.456cm" svg:y="13.984cm" svg:viewBox="0 0 134 876" svg:d="M98 876l28-28M126 848v-42M126 806l-28-28M98 778l-27-7M71 813v-49M71 764h55M126 652h-126M0 652l84 84M84 736v-119M21 554l-13-14M8 540v-49M8 491l13-21M21 470h21M42 470l14 14M56 484v49M56 484l21-14M77 470h28M105 470l21 14M126 484v56M126 540l-13 21M8 329v49M8 378l21 28M29 406h84M113 406l21-28M134 378v-42M134 336l-21-21M113 315h-21M92 315l-21 21M71 336v42M71 378l13 28M29 217l-21-14M8 203h126M8 0v98M8 98h126M63 98v-84">
          <text:p/>
        </draw:path>
        <draw:path draw:style-name="gr10" draw:text-style-name="P6" draw:layer="layout" svg:width="1.05cm" svg:height="0.455cm" svg:x="16.273cm" svg:y="15.051cm" svg:viewBox="0 0 1051 456" svg:d="M0 421h140M140 421v-421M140 0h-140M0 0v421M491 456h140M631 456v-421M631 35h-140M491 35v421M910 421h141M1051 421v-421M1051 0h-141M910 0v421">
          <text:p/>
        </draw:path>
        <draw:polyline draw:style-name="gr12" draw:text-style-name="P6" draw:layer="layout" svg:width="12.054cm" svg:height="1.023cm" svg:x="5.321cm" svg:y="24.676cm" svg:viewBox="0 0 12055 1024" draw:points="0,0 0,1024 12055,1024 12055,456">
          <text:p/>
        </draw:polyline>
        <draw:frame draw:style-name="gr4" draw:text-style-name="P5" draw:layer="layout" svg:width="0.281cm" svg:height="0.319cm" svg:x="18.893cm" svg:y="27.452cm">
          <draw:text-box>
            <text:p text:style-name="P1"><text:span text:style-name="T3">8</text:span></text:p>
          </draw:text-box>
        </draw:frame>
        <draw:polygon draw:style-name="gr13" draw:text-style-name="P6" draw:layer="layout" svg:width="1.576cm" svg:height="0.412cm" svg:x="17.819cm" svg:y="3.78cm" svg:viewBox="0 0 1577 413" draw:points="0,413 1577,413 1577,0 0,0">
          <text:p/>
        </draw:polygon>
        <draw:frame draw:style-name="gr14" draw:text-style-name="P8" draw:layer="layout" svg:width="1.314cm" svg:height="0.276cm" svg:x="17.934cm" svg:y="3.851cm">
          <draw:text-box>
            <text:p text:style-name="P1"><text:span text:style-name="T4">SLIDER VR</text:span></text:p>
          </draw:text-box>
        </draw:frame>
        <draw:frame draw:style-name="gr15" draw:text-style-name="P4" draw:layer="layout" svg:width="4.231cm" svg:height="0.357cm" svg:x="6.368cm" svg:y="19.125cm">
          <draw:text-box>
            <text:p text:style-name="P1"><text:span text:style-name="T5">DIGITAL OUT BOARD ASSY</text:span></text:p>
          </draw:text-box>
        </draw:frame>
        <draw:frame draw:style-name="gr15" draw:text-style-name="P4" draw:layer="layout" svg:width="1.649cm" svg:height="0.357cm" svg:x="6.368cm" svg:y="19.442cm">
          <draw:text-box>
            <text:p text:style-name="P1"><text:span text:style-name="T5">(DWZ1082)</text:span></text:p>
          </draw:text-box>
        </draw:frame>
        <draw:polygon draw:style-name="gr6" draw:text-style-name="P7" draw:layer="layout" svg:width="0.7cm" svg:height="0.7cm" svg:x="5.54cm" svg:y="19.119cm" svg:viewBox="0 0 701 701" draw:points="0,701 701,701 701,0 0,0">
          <text:p/>
        </draw:polygon>
        <draw:frame draw:style-name="gr15" draw:text-style-name="P4" draw:layer="layout" svg:width="2.229cm" svg:height="0.357cm" svg:x="3.104cm" svg:y="18.3cm">
          <draw:text-box>
            <text:p text:style-name="P1"><text:span text:style-name="T5">KUC type Only</text:span></text:p>
          </draw:text-box>
        </draw:frame>
        <draw:polygon draw:style-name="gr13" draw:text-style-name="P6" draw:layer="layout" svg:width="15.98cm" svg:height="8.044cm" svg:x="2.762cm" svg:y="18.02cm" svg:viewBox="0 0 15981 8045" draw:points="0,8045 15981,8045 15981,0 0,0">
          <text:p/>
        </draw:polygon>
        <draw:frame draw:style-name="gr16" draw:text-style-name="P9" draw:layer="layout" svg:width="0.705cm" svg:height="0.788cm" svg:x="5.632cm" svg:y="19.086cm">
          <draw:text-box>
            <text:p text:style-name="P1"><text:span text:style-name="T6">E</text:span></text:p>
          </draw:text-box>
        </draw:frame>
        <draw:frame draw:style-name="gr19" draw:text-style-name="P11" draw:layer="layout" svg:width="0.717cm" svg:height="0.239cm" svg:x="17.572cm" svg:y="21.9cm">
          <draw:text-box>
            <text:p text:style-name="P1"><text:span text:style-name="T9">EARTH</text:span></text:p>
          </draw:text-box>
        </draw:frame>
        <draw:frame draw:style-name="gr19" draw:text-style-name="P11" draw:layer="layout" svg:width="0.671cm" svg:height="0.239cm" svg:x="17.572cm" svg:y="22.147cm">
          <draw:text-box>
            <text:p text:style-name="P1"><text:span text:style-name="T9">PLATE</text:span></text:p>
          </draw:text-box>
        </draw:frame>
        <draw:polygon draw:style-name="gr6" draw:text-style-name="P7" draw:layer="layout" svg:width="0.35cm" svg:height="0.5cm" svg:x="3.212cm" svg:y="21.118cm" svg:viewBox="0 0 351 501" draw:points="0,501 351,501 351,0 0,0">
          <text:p/>
        </draw:polygon>
        <draw:frame draw:style-name="gr19" draw:text-style-name="P11" draw:layer="layout" svg:width="0.908cm" svg:height="0.239cm" svg:x="17.572cm" svg:y="22.394cm">
          <draw:text-box>
            <text:p text:style-name="P1"><text:span text:style-name="T9">ANK1074</text:span></text:p>
          </draw:text-box>
        </draw:frame>
        <draw:frame draw:style-name="gr17" draw:text-style-name="P2" draw:layer="layout" svg:width="0.345cm" svg:height="0.556cm" svg:x="3.26cm" svg:y="21.104cm">
          <draw:text-box>
            <text:p text:style-name="P1"><text:span text:style-name="T7">B</text:span></text:p>
          </draw:text-box>
        </draw:frame>
        <draw:frame draw:style-name="gr18" draw:text-style-name="P10" draw:layer="layout" svg:width="0.459cm" svg:height="0.433cm" svg:x="3.509cm" svg:y="21.2cm">
          <draw:text-box>
            <text:p text:style-name="P1"><text:span text:style-name="T8"><text:s/></text:span><text:span text:style-name="T8">1/3</text:span></text:p>
          </draw:text-box>
        </draw:frame>
        <draw:polygon draw:style-name="gr6" draw:text-style-name="P7" draw:layer="layout" svg:width="0.35cm" svg:height="0.5cm" svg:x="3.212cm" svg:y="23.817cm" svg:viewBox="0 0 351 501" draw:points="0,501 351,501 351,0 0,0">
          <text:p/>
        </draw:polygon>
        <draw:frame draw:style-name="gr15" draw:text-style-name="P4" draw:layer="layout" svg:width="0.993cm" svg:height="0.357cm" svg:x="3.11cm" svg:y="21.63cm">
          <draw:text-box>
            <text:p text:style-name="P1"><text:span text:style-name="T5">CN302</text:span></text:p>
          </draw:text-box>
        </draw:frame>
        <draw:frame draw:style-name="gr17" draw:text-style-name="P2" draw:layer="layout" svg:width="0.345cm" svg:height="0.556cm" svg:x="3.26cm" svg:y="23.802cm">
          <draw:text-box>
            <text:p text:style-name="P1"><text:span text:style-name="T7">B</text:span></text:p>
          </draw:text-box>
        </draw:frame>
        <draw:frame draw:style-name="gr18" draw:text-style-name="P10" draw:layer="layout" svg:width="0.459cm" svg:height="0.433cm" svg:x="3.509cm" svg:y="23.898cm">
          <draw:text-box>
            <text:p text:style-name="P1"><text:span text:style-name="T8"><text:s/></text:span><text:span text:style-name="T8">3/3</text:span></text:p>
          </draw:text-box>
        </draw:frame>
        <draw:frame draw:style-name="gr15" draw:text-style-name="P4" draw:layer="layout" svg:width="0.993cm" svg:height="0.357cm" svg:x="3.11cm" svg:y="24.328cm">
          <draw:text-box>
            <text:p text:style-name="P1"><text:span text:style-name="T5">CN702</text:span></text:p>
          </draw:text-box>
        </draw:frame>
        <draw:path draw:style-name="gr24" draw:text-style-name="P6" draw:layer="layout" svg:width="1.437cm" svg:height="1.026cm" svg:x="3.814cm" svg:y="4.127cm" svg:viewBox="0 0 1438 1027" svg:d="M75 227v-137l111 137v-137M338 165l-22-21h-40l-28 21v41l28 21h40l22-21zM420 144h62M447 109v104l14 14h21l14-21M572 180h88v-15l-20-21h-49l-19 21v41l19 21h49l20-21M0 0h735v296h-735zM75 665v-130h57l40 12 14 29v47l-14 28-40 14zM276 528h26M288 528v137M276 665h26M468 665h-35l-27-14-14-28v-47l14-29 27-12h35l33 12 21 29v47l-21 28zM558 665v-130h61l34 12 14 29v47l-14 28-34 14zM825 535h-97v130h97M728 590h90M35 767h811M377 1027v-137l111 137v-137M647 959l-21-21h-48l-21 21v47l21 21h48l21-21zM853 1027v-137l61 130 76-130v137M1038 945l28-14h33l21 21v54l14 21M1120 992l-21-26h-26l-35 26v21l28 14h28l26-21M1203 938v89M1203 966l29-28h20l35 21M1377 890v137M1438 938l-61 54">
          <text:p/>
        </draw:path>
        <draw:path draw:style-name="gr24" draw:text-style-name="P6" draw:layer="layout" svg:width="3.212cm" svg:height="0.485cm" svg:x="3.882cm" svg:y="5.016cm" svg:viewBox="0 0 3213 486" svg:d="M1335 77l42 61M2305 34l47-27v131M2553 12l-28-12h-41l-21 12v29l21 14 55 15 28 26v28l-28 14h-62l-14-14-7-7M2711 12l-28-12h-35l-19 12v29l19 14 49 15 34 26v28l-34 14h-54l-21-21M2787 7h95v5l-76 50h57l26 34v21l-26 21h-71M3033 7h-82v70l21-15h47l36 34v21l-36 21h-68M3199 7h-90v70l21-15h55l28 34v21l-28 21h-76M111 375l-35-20h-34l-28 20-14 21v40l14 28 28 22h34l42-22M159 486l68-138 62 138M180 436h90M338 486v-131h76l26 20v21l-26 21-28 7h-48M483 486l68-138 62 138M504 436h88M757 375l-33-20h-36l-28 20-12 21v40l12 28 28 22h36l40-22M847 348h33M868 348v138M847 486h33M957 355h144M1026 355v131M1212 486h-42l-26-15-15-35v-40l15-28 26-13h42l27 13 21 28v40l-21 35zM1309 486v-131h76l26 20v21l-26 21-28 7h-48M1357 424l54 62">
          <text:p/>
        </draw:path>
        <draw:path draw:style-name="gr24" draw:text-style-name="P6" draw:layer="layout" svg:width="3.376cm" svg:height="0.578cm" svg:x="3.849cm" svg:y="5.363cm" svg:viewBox="0 0 3377 579" svg:d="M1816 139v-139l110 139v-139M2078 69l-21-21h-43l-19 21v47l19 23h43l21-23zM2298 48v91M2298 62l19-14h21l14 14v77M2352 62l20-14h21l14 14v77M2476 55l21-14h40l21 21v54l14 23M2558 102l-21-26h-33l-28 26v22l21 15h33l28-23M2641 48v91M2641 76l26-28h22l28 21M2807 0v139M2875 48l-68 54M2833 76l49 63M2998 41v7M2998 88v21M3115 165l35-117-7 21-7 19v36l7 15h21l19-15 21-76-14 21v47l7 23h7l7-15M3377 7h-104v132M3273 62h90M0 241h3377M329 579v-138l111 138v-138M598 510l-21-21h-47l-22 21v47l22 22h47l21-22zM818 489v90M818 503l13-14h21l14 14v76M866 503l28-14h19l14 14v76M989 496l28-14h34l21 21v54l14 22M1072 543l-21-26h-27l-35 26v22l28 14h28l27-22M1154 489v90M1154 517l29-28h19l36 21M1328 441v138M1390 489l-62 54M1354 517l43 62">
          <text:p/>
        </draw:path>
        <draw:path draw:style-name="gr24" draw:text-style-name="P6" draw:layer="layout" svg:width="1.836cm" svg:height="0.509cm" svg:x="3.849cm" svg:y="6.404cm" svg:viewBox="0 0 1837 510" svg:d="M47 137v-130h83l21 19v29l-21 21-33 7h-50M97 83l54 54M303 7h-97v130h97M206 69h89M461 12l-35-12h-35l-20 12v28l20 22 49 14 33 19v28l-33 14h-55l-14-14-7-7M556 0h35M577 0v137M556 137h35M784 12l-33-12h-37l-21 12v28l21 22 49 14 35 19v28l-35 14h-56l-14-14-7-7M832 7h139M902 7v130M1080 137h-34l-28-14-14-28v-40l14-36 28-12h34l35 12 19 36v40l-19 28zM1177 137v-130h82l20 19v29l-20 21-28 7h-54M1231 83l48 54M1657 123v14h35l-35-75v-22l21-28 34-12 35 12 21 28v22l-35 75h42v-14M0 239h1837M329 510v-146l111 146v-146M598 440l-21-21h-47l-22 21v49l22 21h47l21-21zM819 419v91M819 433l13-14h21l14 14v77M867 433l28-14h19l14 14v77M990 426l28-14h34l21 21v56l14 21M1073 467l-21-20h-27l-35 20v29l28 14h28l27-21">
          <text:p/>
        </draw:path>
        <draw:path draw:style-name="gr24" draw:text-style-name="P6" draw:layer="layout" svg:width="2.661cm" svg:height="0.467cm" svg:x="4.178cm" svg:y="6.768cm" svg:viewBox="0 0 2662 468" svg:d="M825 55v90M825 83l29-28h19l35 21M998 0v145M1060 55l-62 47M1024 83l43 62M0 433v-137l111 137v-137M269 372l-21-21h-47l-22 21v40l22 21h47l21-21zM489 351v82M489 365l13-14h21l14 14v68M537 365l28-14h19l14 14v68M660 358l28-14h34l21 21v47l14 21M743 398l-21-19h-27l-35 19v21l28 14h28l27-21M825 351v82M825 379l29-28h19l35 21M998 296v137M1060 351l-62 47M1024 379l43 54M1396 315h-178v153M1218 391v77h178M1471 315h187v153M1658 391v77h-187M2091 34l-35-21h-34l-28 21-14 21v40l14 29 28 21h34l42-21M2132 62l21-14h40l21 21v55l14 21M2214 102l-21-19h-33l-28 19v29l21 14h28l33-21M2262 55v90M2262 83l28-28h28l27 21M2394 0v145M2394 76l26-21h35l14 14 9 26-9 36-14 14h-35l-26-21M2615 76l-21-21h-41l-21 21v48l21 21h41l21-21zM2662 55v90">
          <text:p/>
        </draw:path>
        <draw:path draw:style-name="gr24" draw:text-style-name="P6" draw:layer="layout" svg:width="4.064cm" svg:height="1.13cm" svg:x="4.708cm" svg:y="6.071cm" svg:viewBox="0 0 4065 1131" svg:d="M2132 774l21-21h27l35 21v69M2400 753h69M2476 718l-7-20h-20l-14 20v125M2572 718l-7 7M2565 718l7 7M2565 753v90M2696 698v145M2778 753v90M2778 767l14-14h22l14 14v76M2828 767l19-14h28l14 14v76M3053 753v90M3053 781l35-28h21l27 21M3192 786h81v-12l-19-21h-43l-19 21v48l19 21h43l19-21M3391 760l-21-14h-34l-14 14v14l21 7 34 12 21 7v29l-21 14h-34l-21-14M3493 718l-5 7M3488 718l5 7M3488 753v90M3658 760l-19-14h-42l-14 14v14l21 7 40 12 21 7v29l-21 14h-40l-21-14M3720 753h69M3755 725v104l14 14h20l7-21M3933 774l-19-21h-43l-19 21v48l19 21h43l19-21zM3982 753v90M3982 781l27-28h21l35 21M1465 1034l48-33v130M1740 1001l-137 130M1789 1034l48-33v130M1974 1001l-21 19v90l21 21h49l20-21v-90l-20-19zM2078 994l40 137 35-137 41 137 42-137M90 21l-22-21h-47l-21 21v48l21 21h47l22-21">
          <text:p/>
        </draw:path>
        <draw:path draw:style-name="gr24" draw:text-style-name="P6" draw:layer="layout" svg:width="2.208cm" svg:height="1.198cm" svg:x="4.873cm" svg:y="6.023cm" svg:viewBox="0 0 2209 1199" svg:d="M0 81h90v-12l-28-21h-41l-21 21v48l21 21h41l28-21M159 48v90M159 76l26-28h28l28 21M322 55l21-14h36l19 21v55l21 21M398 102l-19-26h-28l-29 26v22l21 14h29l26-21M467 48v90M467 62l14-14h21l21 14v76M523 62l19-14h21l15 14v76M688 13l-6 7M682 13l6 7M682 48v90M895 69l-21-21h-47l-21 21v48l21 21h47l21-21M1397 27l-35-20h-34l-28 20-14 21v47l14 22 28 21h34l42-21M1452 0v138M1555 0l-103 95M1487 62l68 76M1707 13l-28-13h-36l-19 13v28l19 14 50 14 33 26v29l-33 14h-55l-14-14-7-7M1851 138h-42l-26-14-15-29v-47l15-28 26-13h42l27 13 21 28v47l-21 29zM1837 95l48 50M1927 0l61 81 69-81M1988 81v57M2209 7h-104v131M2105 62h89M563 1137h-40M964 1137h-49M563 1137l29-55M592 1082l62 117M654 1199l55-117M709 1082l61 117M770 1199l57-117M827 1082l61 117M888 1199l27-62">
          <text:p/>
        </draw:path>
        <draw:frame draw:style-name="gr19" draw:text-style-name="P11" draw:layer="layout" svg:width="1.882cm" svg:height="0.239cm" draw:transform="rotate (1.5707963267949) translate (19.315cm 19.739cm)">
          <draw:text-box>
            <text:p text:style-name="P1"><text:span text:style-name="T9">EARTH LEAD UNIT</text:span></text:p>
          </draw:text-box>
        </draw:frame>
        <draw:frame draw:style-name="gr19" draw:text-style-name="P11" draw:layer="layout" svg:width="2.398cm" svg:height="0.239cm" svg:x="12.278cm" svg:y="14.698cm">
          <draw:text-box>
            <text:p text:style-name="P1"><text:span text:style-name="T9">S601, S602, S604, S605,</text:span></text:p>
          </draw:text-box>
        </draw:frame>
        <draw:frame draw:style-name="gr19" draw:text-style-name="P11" draw:layer="layout" svg:width="3.376cm" svg:height="0.239cm" svg:x="12.278cm" svg:y="14.927cm">
          <draw:text-box>
            <text:p text:style-name="P1"><text:span text:style-name="T9">S607–S611, S613, S615: VSG1008</text:span></text:p>
          </draw:text-box>
        </draw:frame>
        <draw:frame draw:style-name="gr19" draw:text-style-name="P11" draw:layer="layout" svg:width="2.161cm" svg:height="0.239cm" svg:x="12.278cm" svg:y="15.386cm">
          <draw:text-box>
            <text:p text:style-name="P1"><text:span text:style-name="T9">S603, S606: DSG1063</text:span></text:p>
          </draw:text-box>
        </draw:frame>
        <draw:frame draw:style-name="gr4" draw:text-style-name="P5" draw:layer="layout" svg:width="1.594cm" svg:height="0.319cm" svg:x="6.44cm" svg:y="8.169cm">
          <draw:text-box>
            <text:p text:style-name="P1"><text:span text:style-name="T13">SWITCHES:</text:span></text:p>
          </draw:text-box>
        </draw:frame>
        <draw:frame draw:style-name="gr14" draw:text-style-name="P8" draw:layer="layout" svg:width="0.641cm" svg:height="0.276cm" svg:x="6.722cm" svg:y="8.518cm">
          <draw:text-box>
            <text:p text:style-name="P1"><text:span text:style-name="T14">S601:</text:span></text:p>
          </draw:text-box>
        </draw:frame>
        <draw:frame draw:style-name="gr14" draw:text-style-name="P8" draw:layer="layout" svg:width="2.081cm" svg:height="0.276cm" svg:x="7.463cm" svg:y="8.518cm">
          <draw:text-box>
            <text:p text:style-name="P1"><text:span text:style-name="T14">TRACK SEARCH (</text:span></text:p>
          </draw:text-box>
        </draw:frame>
        <draw:frame draw:style-name="gr14" draw:text-style-name="P8" draw:layer="layout" svg:width="0.246cm" svg:height="0.289cm" svg:x="9.548cm" svg:y="8.513cm">
          <draw:text-box>
            <text:p text:style-name="P1"><text:span text:style-name="T15">4</text:span></text:p>
          </draw:text-box>
        </draw:frame>
        <draw:frame draw:style-name="gr14" draw:text-style-name="P8" draw:layer="layout" svg:width="0.246cm" svg:height="0.276cm" svg:x="9.971cm" svg:y="8.518cm">
          <draw:text-box>
            <text:p text:style-name="P1"><text:span text:style-name="T14">)</text:span></text:p>
          </draw:text-box>
        </draw:frame>
        <draw:frame draw:style-name="gr14" draw:text-style-name="P8" draw:layer="layout" svg:width="0.641cm" svg:height="0.276cm" svg:x="6.722cm" svg:y="8.836cm">
          <draw:text-box>
            <text:p text:style-name="P1"><text:span text:style-name="T14">S602:</text:span></text:p>
          </draw:text-box>
        </draw:frame>
        <draw:frame draw:style-name="gr14" draw:text-style-name="P8" draw:layer="layout" svg:width="1.179cm" svg:height="0.276cm" svg:x="7.463cm" svg:y="8.836cm">
          <draw:text-box>
            <text:p text:style-name="P1"><text:span text:style-name="T14">SEARCH (</text:span></text:p>
          </draw:text-box>
        </draw:frame>
        <draw:frame draw:style-name="gr14" draw:text-style-name="P8" draw:layer="layout" svg:width="0.246cm" svg:height="0.289cm" svg:x="8.643cm" svg:y="8.83cm">
          <draw:text-box>
            <text:p text:style-name="P1"><text:span text:style-name="T15">1</text:span></text:p>
          </draw:text-box>
        </draw:frame>
        <draw:frame draw:style-name="gr14" draw:text-style-name="P8" draw:layer="layout" svg:width="0.246cm" svg:height="0.276cm" svg:x="9.045cm" svg:y="8.836cm">
          <draw:text-box>
            <text:p text:style-name="P1"><text:span text:style-name="T14">)</text:span></text:p>
          </draw:text-box>
        </draw:frame>
        <draw:frame draw:style-name="gr14" draw:text-style-name="P8" draw:layer="layout" svg:width="0.641cm" svg:height="0.276cm" svg:x="6.722cm" svg:y="9.153cm">
          <draw:text-box>
            <text:p text:style-name="P1"><text:span text:style-name="T14">S603:</text:span></text:p>
          </draw:text-box>
        </draw:frame>
        <draw:frame draw:style-name="gr14" draw:text-style-name="P8" draw:layer="layout" svg:width="1.687cm" svg:height="0.276cm" svg:x="7.463cm" svg:y="9.153cm">
          <draw:text-box>
            <text:p text:style-name="P1"><text:span text:style-name="T14">PLAY/PAUSE (</text:span></text:p>
          </draw:text-box>
        </draw:frame>
        <draw:frame draw:style-name="gr14" draw:text-style-name="P8" draw:layer="layout" svg:width="0.246cm" svg:height="0.289cm" svg:x="9.151cm" svg:y="9.148cm">
          <draw:text-box>
            <text:p text:style-name="P1"><text:span text:style-name="T15">6</text:span></text:p>
          </draw:text-box>
        </draw:frame>
        <draw:frame draw:style-name="gr14" draw:text-style-name="P8" draw:layer="layout" svg:width="0.246cm" svg:height="0.276cm" svg:x="9.561cm" svg:y="9.153cm">
          <draw:text-box>
            <text:p text:style-name="P1"><text:span text:style-name="T14">)</text:span></text:p>
          </draw:text-box>
        </draw:frame>
        <draw:frame draw:style-name="gr14" draw:text-style-name="P8" draw:layer="layout" svg:width="0.641cm" svg:height="0.276cm" svg:x="6.722cm" svg:y="9.471cm">
          <draw:text-box>
            <text:p text:style-name="P1"><text:span text:style-name="T14">S604:</text:span></text:p>
          </draw:text-box>
        </draw:frame>
        <draw:frame draw:style-name="gr14" draw:text-style-name="P8" draw:layer="layout" svg:width="2.081cm" svg:height="0.276cm" svg:x="7.463cm" svg:y="9.471cm">
          <draw:text-box>
            <text:p text:style-name="P1"><text:span text:style-name="T14">TRACK SEARCH (</text:span></text:p>
          </draw:text-box>
        </draw:frame>
        <draw:frame draw:style-name="gr14" draw:text-style-name="P8" draw:layer="layout" svg:width="0.246cm" svg:height="0.289cm" svg:x="9.548cm" svg:y="9.465cm">
          <draw:text-box>
            <text:p text:style-name="P1"><text:span text:style-name="T15">¢</text:span></text:p>
          </draw:text-box>
        </draw:frame>
        <draw:frame draw:style-name="gr14" draw:text-style-name="P8" draw:layer="layout" svg:width="0.246cm" svg:height="0.276cm" svg:x="9.971cm" svg:y="9.471cm">
          <draw:text-box>
            <text:p text:style-name="P1"><text:span text:style-name="T14">)</text:span></text:p>
          </draw:text-box>
        </draw:frame>
        <draw:frame draw:style-name="gr14" draw:text-style-name="P8" draw:layer="layout" svg:width="0.641cm" svg:height="0.276cm" svg:x="6.722cm" svg:y="9.788cm">
          <draw:text-box>
            <text:p text:style-name="P1"><text:span text:style-name="T14">S605:</text:span></text:p>
          </draw:text-box>
        </draw:frame>
        <draw:frame draw:style-name="gr14" draw:text-style-name="P8" draw:layer="layout" svg:width="1.179cm" svg:height="0.276cm" svg:x="7.463cm" svg:y="9.788cm">
          <draw:text-box>
            <text:p text:style-name="P1"><text:span text:style-name="T14">SEARCH (</text:span></text:p>
          </draw:text-box>
        </draw:frame>
        <draw:frame draw:style-name="gr14" draw:text-style-name="P8" draw:layer="layout" svg:width="0.246cm" svg:height="0.289cm" svg:x="8.643cm" svg:y="9.783cm">
          <draw:text-box>
            <text:p text:style-name="P1"><text:span text:style-name="T15">¡</text:span></text:p>
          </draw:text-box>
        </draw:frame>
        <draw:frame draw:style-name="gr14" draw:text-style-name="P8" draw:layer="layout" svg:width="0.246cm" svg:height="0.276cm" svg:x="9.044cm" svg:y="9.788cm">
          <draw:text-box>
            <text:p text:style-name="P1"><text:span text:style-name="T14">)</text:span></text:p>
          </draw:text-box>
        </draw:frame>
        <draw:frame draw:style-name="gr14" draw:text-style-name="P8" draw:layer="layout" svg:width="0.641cm" svg:height="0.276cm" svg:x="6.722cm" svg:y="10.106cm">
          <draw:text-box>
            <text:p text:style-name="P1"><text:span text:style-name="T14">S606:</text:span></text:p>
          </draw:text-box>
        </draw:frame>
        <draw:frame draw:style-name="gr14" draw:text-style-name="P8" draw:layer="layout" svg:width="0.523cm" svg:height="0.276cm" svg:x="7.463cm" svg:y="10.106cm">
          <draw:text-box>
            <text:p text:style-name="P1"><text:span text:style-name="T14">CUE</text:span></text:p>
          </draw:text-box>
        </draw:frame>
        <draw:frame draw:style-name="gr14" draw:text-style-name="P8" draw:layer="layout" svg:width="0.641cm" svg:height="0.276cm" svg:x="6.722cm" svg:y="10.423cm">
          <draw:text-box>
            <text:p text:style-name="P1"><text:span text:style-name="T14">S607:</text:span></text:p>
          </draw:text-box>
        </draw:frame>
        <draw:frame draw:style-name="gr14" draw:text-style-name="P8" draw:layer="layout" svg:width="3.097cm" svg:height="0.276cm" svg:x="7.463cm" svg:y="10.423cm">
          <draw:text-box>
            <text:p text:style-name="P1"><text:span text:style-name="T14">DIGITAL JOG BREAK (JET)</text:span></text:p>
          </draw:text-box>
        </draw:frame>
        <draw:frame draw:style-name="gr14" draw:text-style-name="P8" draw:layer="layout" svg:width="0.641cm" svg:height="0.276cm" svg:x="6.722cm" svg:y="10.741cm">
          <draw:text-box>
            <text:p text:style-name="P1"><text:span text:style-name="T14">S608:</text:span></text:p>
          </draw:text-box>
        </draw:frame>
        <draw:frame draw:style-name="gr14" draw:text-style-name="P8" draw:layer="layout" svg:width="1.966cm" svg:height="0.276cm" svg:x="7.463cm" svg:y="10.741cm">
          <draw:text-box>
            <text:p text:style-name="P1"><text:span text:style-name="T14">MASTER TEMPO</text:span></text:p>
          </draw:text-box>
        </draw:frame>
        <draw:frame draw:style-name="gr14" draw:text-style-name="P8" draw:layer="layout" svg:width="0.641cm" svg:height="0.276cm" svg:x="6.722cm" svg:y="11.058cm">
          <draw:text-box>
            <text:p text:style-name="P1"><text:span text:style-name="T14">S609:</text:span></text:p>
          </draw:text-box>
        </draw:frame>
        <draw:frame draw:style-name="gr14" draw:text-style-name="P8" draw:layer="layout" svg:width="3.042cm" svg:height="0.276cm" svg:x="7.463cm" svg:y="11.058cm">
          <draw:text-box>
            <text:p text:style-name="P1"><text:span text:style-name="T14">DIGITAL JOG BREAK (ZIP)</text:span></text:p>
          </draw:text-box>
        </draw:frame>
        <draw:frame draw:style-name="gr14" draw:text-style-name="P8" draw:layer="layout" svg:width="0.641cm" svg:height="0.276cm" svg:x="6.722cm" svg:y="11.376cm">
          <draw:text-box>
            <text:p text:style-name="P1"><text:span text:style-name="T14">S610:</text:span></text:p>
          </draw:text-box>
        </draw:frame>
        <draw:frame draw:style-name="gr14" draw:text-style-name="P8" draw:layer="layout" svg:width="3.236cm" svg:height="0.276cm" svg:x="7.463cm" svg:y="11.376cm">
          <draw:text-box>
            <text:p text:style-name="P1"><text:span text:style-name="T14">DIGITAL JOG BREAK (WAH)</text:span></text:p>
          </draw:text-box>
        </draw:frame>
        <draw:frame draw:style-name="gr14" draw:text-style-name="P8" draw:layer="layout" svg:width="0.641cm" svg:height="0.276cm" svg:x="6.722cm" svg:y="11.693cm">
          <draw:text-box>
            <text:p text:style-name="P1"><text:span text:style-name="T14">S611:</text:span></text:p>
          </draw:text-box>
        </draw:frame>
        <draw:frame draw:style-name="gr14" draw:text-style-name="P8" draw:layer="layout" svg:width="0.929cm" svg:height="0.276cm" svg:x="7.463cm" svg:y="11.693cm">
          <draw:text-box>
            <text:p text:style-name="P1"><text:span text:style-name="T14">EJECT (</text:span></text:p>
          </draw:text-box>
        </draw:frame>
        <draw:frame draw:style-name="gr14" draw:text-style-name="P8" draw:layer="layout" svg:width="0.246cm" svg:height="0.289cm" svg:x="8.396cm" svg:y="11.688cm">
          <draw:text-box>
            <text:p text:style-name="P1"><text:span text:style-name="T15">0</text:span></text:p>
          </draw:text-box>
        </draw:frame>
        <draw:frame draw:style-name="gr14" draw:text-style-name="P8" draw:layer="layout" svg:width="0.246cm" svg:height="0.276cm" svg:x="8.607cm" svg:y="11.693cm">
          <draw:text-box>
            <text:p text:style-name="P1"><text:span text:style-name="T14">)</text:span></text:p>
          </draw:text-box>
        </draw:frame>
        <draw:frame draw:style-name="gr14" draw:text-style-name="P8" draw:layer="layout" svg:width="0.641cm" svg:height="0.276cm" svg:x="6.722cm" svg:y="12.011cm">
          <draw:text-box>
            <text:p text:style-name="P1"><text:span text:style-name="T14">S613:</text:span></text:p>
          </draw:text-box>
        </draw:frame>
        <draw:frame draw:style-name="gr14" draw:text-style-name="P8" draw:layer="layout" svg:width="2.728cm" svg:height="0.276cm" svg:x="7.463cm" svg:y="12.011cm">
          <draw:text-box>
            <text:p text:style-name="P1"><text:span text:style-name="T14">TIME MODE/AUTO CUE</text:span></text:p>
          </draw:text-box>
        </draw:frame>
        <draw:frame draw:style-name="gr14" draw:text-style-name="P8" draw:layer="layout" svg:width="0.641cm" svg:height="0.276cm" svg:x="6.722cm" svg:y="12.328cm">
          <draw:text-box>
            <text:p text:style-name="P1"><text:span text:style-name="T14">S615:</text:span></text:p>
          </draw:text-box>
        </draw:frame>
        <draw:frame draw:style-name="gr14" draw:text-style-name="P8" draw:layer="layout" svg:width="3.317cm" svg:height="0.276cm" svg:x="7.463cm" svg:y="12.328cm">
          <draw:text-box>
            <text:p text:style-name="P1"><text:span text:style-name="T14">DIGITAL JOG BREAK (HPLD)</text:span></text:p>
          </draw:text-box>
        </draw:frame>
        <draw:frame draw:style-name="gr25" draw:text-style-name="P17" draw:layer="layout" svg:width="0.59cm" svg:height="0.225cm" draw:transform="rotate (1.5707963267949) translate (2.891cm 14.746cm)">
          <draw:text-box>
            <text:p text:style-name="P1"><text:span text:style-name="T16">(GRN)</text:span></text:p>
          </draw:text-box>
        </draw:frame>
        <draw:frame draw:style-name="gr25" draw:text-style-name="P17" draw:layer="layout" svg:width="0.59cm" svg:height="0.225cm" draw:transform="rotate (1.5707963267949) translate (6.401cm 13.917cm)">
          <draw:text-box>
            <text:p text:style-name="P1"><text:span text:style-name="T16">(GRN)</text:span></text:p>
          </draw:text-box>
        </draw:frame>
        <draw:frame draw:style-name="gr25" draw:text-style-name="P17" draw:layer="layout" svg:width="0.59cm" svg:height="0.225cm" draw:transform="rotate (1.5707963267949) translate (7.683cm 13.934cm)">
          <draw:text-box>
            <text:p text:style-name="P1"><text:span text:style-name="T16">(GRN)</text:span></text:p>
          </draw:text-box>
        </draw:frame>
        <draw:polygon draw:style-name="gr6" draw:text-style-name="P7" draw:layer="layout" svg:width="0.371cm" svg:height="0.391cm" svg:x="12.667cm" svg:y="19.563cm" svg:viewBox="0 0 372 392" draw:points="372,197 152,0 152,98 0,98 0,295 152,295 152,392">
          <text:p/>
        </draw:polygon>
        <draw:frame draw:style-name="gr25" draw:text-style-name="P17" draw:layer="layout" svg:width="0.523cm" svg:height="0.225cm" draw:transform="rotate (1.5707963267949) translate (4.949cm 13.093cm)">
          <draw:text-box>
            <text:p text:style-name="P1"><text:span text:style-name="T16">(YEL)</text:span></text:p>
          </draw:text-box>
        </draw:frame>
        <draw:frame draw:style-name="gr4" draw:text-style-name="P5" draw:layer="layout" svg:width="3.596cm" svg:height="0.319cm" svg:x="13.088cm" svg:y="19.582cm">
          <draw:text-box>
            <text:p text:style-name="P1"><text:span text:style-name="T17">: RF and Audio Signal Route</text:span></text:p>
          </draw:text-box>
        </draw:frame>
        <draw:polygon draw:style-name="gr6" draw:text-style-name="P7" draw:layer="layout" svg:width="0.371cm" svg:height="0.391cm" svg:x="16.692cm" svg:y="22.879cm" svg:viewBox="0 0 372 392" draw:points="372,196 152,0 152,98 0,98 0,293 152,293 152,392">
          <text:p/>
        </draw:polygon>
        <draw:polygon draw:style-name="gr6" draw:text-style-name="P7" draw:layer="layout" svg:width="0.37cm" svg:height="0.391cm" svg:x="14.134cm" svg:y="22.879cm" svg:viewBox="0 0 371 392" draw:points="371,196 152,0 152,98 0,98 0,293 152,293 152,392">
          <text:p/>
        </draw:polygon>
        <draw:polygon draw:style-name="gr6" draw:text-style-name="P7" draw:layer="layout" svg:width="0.37cm" svg:height="0.391cm" svg:x="12.112cm" svg:y="22.879cm" svg:viewBox="0 0 371 392" draw:points="371,196 151,0 151,98 0,98 0,293 151,293 151,392">
          <text:p/>
        </draw:polygon>
        <draw:polygon draw:style-name="gr6" draw:text-style-name="P7" draw:layer="layout" svg:width="0.37cm" svg:height="0.391cm" svg:x="7.204cm" svg:y="22.597cm" svg:viewBox="0 0 371 392" draw:points="371,195 152,0 152,98 0,98 0,294 152,294 152,392">
          <text:p/>
        </draw:polygon>
        <draw:polygon draw:style-name="gr6" draw:text-style-name="P7" draw:layer="layout" svg:width="0.37cm" svg:height="0.391cm" svg:x="10.748cm" svg:y="22.597cm" svg:viewBox="0 0 371 392" draw:points="371,195 151,0 151,98 0,98 0,294 151,294 151,392">
          <text:p/>
        </draw:polygon>
        <draw:polygon draw:style-name="gr6" draw:text-style-name="P7" draw:layer="layout" svg:width="0.391cm" svg:height="0.37cm" svg:x="11.598cm" svg:y="22.493cm" svg:viewBox="0 0 392 371" draw:points="195,371 392,151 293,151 293,0 98,0 98,151 0,151">
          <text:p/>
        </draw:polygon>
        <draw:polygon draw:style-name="gr6" draw:text-style-name="P7" draw:layer="layout" svg:width="0.37cm" svg:height="0.391cm" svg:x="5.734cm" svg:y="20.915cm" svg:viewBox="0 0 371 392" draw:points="371,196 152,0 152,98 0,98 0,294 152,294 152,392">
          <text:p/>
        </draw:polygon>
        <draw:polygon draw:style-name="gr6" draw:text-style-name="P7" draw:layer="layout" svg:width="0.37cm" svg:height="0.391cm" svg:x="7.886cm" svg:y="21.198cm" svg:viewBox="0 0 371 392" draw:points="0,196 220,392 220,294 371,294 371,98 220,98 220,0">
          <text:p/>
        </draw:polygon>
        <draw:frame draw:style-name="gr26" draw:text-style-name="P18" draw:layer="layout" svg:width="2.263cm" svg:height="0.336cm" svg:x="12.696cm" svg:y="19.164cm">
          <draw:text-box>
            <text:p text:style-name="P1"><text:span text:style-name="T18">SIGNAL ROUTE</text:span></text:p>
          </draw:text-box>
        </draw:frame>
        <draw:polygon draw:style-name="gr2" draw:text-style-name="P3" draw:layer="layout" svg:width="1.001cm" svg:height="1cm" svg:x="18.788cm" svg:y="26.437cm" svg:viewBox="0 0 1002 1001" draw:points="0,0 1002,0 1002,1001 0,1001">
          <text:p/>
        </draw:polygon>
        <draw:frame draw:style-name="gr19" draw:text-style-name="P11" draw:layer="layout" svg:width="1.352cm" svg:height="0.239cm" draw:transform="rotate (1.5707963267949) translate (5.691cm 14.265cm)">
          <draw:text-box>
            <text:p text:style-name="P1"><text:span text:style-name="T9">LED HOLDER</text:span></text:p>
          </draw:text-box>
        </draw:frame>
        <draw:polygon draw:style-name="gr2" draw:text-style-name="P3" draw:layer="layout" svg:width="1cm" svg:height="1.001cm" svg:x="17.499cm" svg:y="26.438cm" svg:viewBox="0 0 1001 1002" draw:points="0,0 1001,0 1001,1002 0,1002">
          <text:p/>
        </draw:polygon>
        <draw:frame draw:style-name="gr20" draw:text-style-name="P12" draw:layer="layout" svg:width="1.057cm" svg:height="1.182cm" svg:x="18.919cm" svg:y="26.36cm">
          <draw:text-box>
            <text:p text:style-name="P1"><text:span text:style-name="T11">E</text:span></text:p>
          </draw:text-box>
        </draw:frame>
        <draw:frame draw:style-name="gr20" draw:text-style-name="P12" draw:layer="layout" svg:width="1.057cm" svg:height="1.182cm" svg:x="17.611cm" svg:y="26.364cm">
          <draw:text-box>
            <text:p text:style-name="P1"><text:span text:style-name="T11">D</text:span></text:p>
          </draw:text-box>
        </draw:frame>
        <draw:frame draw:style-name="gr23" draw:text-style-name="P19" draw:layer="layout" svg:width="0.726cm" svg:height="0.353cm" svg:x="2.9cm" svg:y="9cm">
          <draw:text-box>
            <text:p><text:span text:style-name="T12">DISC</text:span></text:p>
          </draw:text-box>
        </draw:frame>
        <draw:frame draw:style-name="gr23" draw:text-style-name="P19" draw:layer="layout" svg:width="0.637cm" svg:height="0.353cm" svg:x="2.899cm" svg:y="11.301cm">
          <draw:text-box>
            <text:p><text:span text:style-name="T12">CUE</text:span></text:p>
          </draw:text-box>
        </draw:frame>
        <draw:frame draw:style-name="gr23" draw:text-style-name="P19" draw:layer="layout" svg:width="0.832cm" svg:height="0.353cm" svg:x="2.899cm" svg:y="13.501cm">
          <draw:text-box>
            <text:p><text:span text:style-name="T12">PLAY</text:span></text:p>
          </draw:text-box>
        </draw:frame>
        <draw:custom-shape draw:style-name="gr27" draw:text-style-name="P20" draw:layer="layout" svg:width="1.251cm" svg:height="0.828cm" svg:x="2.656cm" svg:y="8.832cm">
          <text:p/>
          <draw:enhanced-geometry svg:viewBox="0 0 21600 21600" draw:type="rectangle" draw:enhanced-path="M 0 0 L 21600 0 21600 21600 0 21600 0 0 Z N"/>
        </draw:custom-shape>
        <draw:custom-shape draw:style-name="gr28" draw:text-style-name="P20" draw:layer="layout" svg:width="1.251cm" svg:height="0.828cm" svg:x="2.556cm" svg:y="11.132cm">
          <text:p/>
          <draw:enhanced-geometry svg:viewBox="0 0 21600 21600" draw:type="rectangle" draw:enhanced-path="M 0 0 L 21600 0 21600 21600 0 21600 0 0 Z N"/>
        </draw:custom-shape>
        <draw:custom-shape draw:style-name="gr28" draw:text-style-name="P20" draw:layer="layout" svg:width="1.251cm" svg:height="0.828cm" svg:x="2.656cm" svg:y="13.332cm">
          <text:p/>
          <draw:enhanced-geometry svg:viewBox="0 0 21600 21600" draw:type="rectangle" draw:enhanced-path="M 0 0 L 21600 0 21600 21600 0 21600 0 0 Z N"/>
        </draw:custom-shape>
        <draw:frame draw:style-name="gr29" draw:text-style-name="P16" draw:layer="layout" svg:width="0.449cm" svg:height="0.353cm" svg:x="15.584cm" svg:y="7.648cm">
          <draw:text-box>
            <text:p text:style-name="P21"><text:span text:style-name="T19">S1</text:span></text:p>
          </draw:text-box>
        </draw:frame>
        <draw:custom-shape draw:style-name="gr30" draw:text-style-name="P20" draw:layer="layout" svg:width="0.774cm" svg:height="0.517cm" svg:x="15.533cm" svg:y="7.643cm">
          <text:p/>
          <draw:enhanced-geometry svg:viewBox="0 0 21600 21600" draw:type="rectangle" draw:enhanced-path="M 0 0 L 21600 0 21600 21600 0 21600 0 0 Z N"/>
        </draw:custom-shape>
        <draw:frame draw:style-name="gr29" draw:text-style-name="P19" draw:layer="layout" svg:width="0.449cm" svg:height="0.353cm" svg:x="14.684cm" svg:y="8.048cm">
          <draw:text-box>
            <text:p><text:span text:style-name="T12">S2</text:span></text:p>
          </draw:text-box>
        </draw:frame>
        <draw:custom-shape draw:style-name="gr30" draw:text-style-name="P20" draw:layer="layout" svg:width="0.774cm" svg:height="0.517cm" svg:x="14.633cm" svg:y="8.043cm">
          <text:p/>
          <draw:enhanced-geometry svg:viewBox="0 0 21600 21600" draw:type="rectangle" draw:enhanced-path="M 0 0 L 21600 0 21600 21600 0 21600 0 0 Z N"/>
        </draw:custom-shape>
        <draw:frame draw:style-name="gr29" draw:text-style-name="P19" draw:layer="layout" svg:width="0.449cm" svg:height="0.353cm" svg:x="13.784cm" svg:y="8.548cm">
          <draw:text-box>
            <text:p><text:span text:style-name="T12">S3</text:span></text:p>
          </draw:text-box>
        </draw:frame>
        <draw:custom-shape draw:style-name="gr30" draw:text-style-name="P20" draw:layer="layout" svg:width="0.774cm" svg:height="0.517cm" svg:x="13.633cm" svg:y="8.543cm">
          <text:p/>
          <draw:enhanced-geometry svg:viewBox="0 0 21600 21600" draw:type="rectangle" draw:enhanced-path="M 0 0 L 21600 0 21600 21600 0 21600 0 0 Z N"/>
        </draw:custom-shape>
        <draw:frame draw:style-name="gr29" draw:text-style-name="P19" draw:layer="layout" svg:width="0.449cm" svg:height="0.353cm" svg:x="12.884cm" svg:y="8.948cm">
          <draw:text-box>
            <text:p><text:span text:style-name="T12">S4</text:span></text:p>
          </draw:text-box>
        </draw:frame>
        <draw:custom-shape draw:style-name="gr30" draw:text-style-name="P20" draw:layer="layout" svg:width="0.774cm" svg:height="0.517cm" svg:x="12.733cm" svg:y="8.943cm">
          <text:p/>
          <draw:enhanced-geometry svg:viewBox="0 0 21600 21600" draw:type="rectangle" draw:enhanced-path="M 0 0 L 21600 0 21600 21600 0 21600 0 0 Z N"/>
        </draw:custom-shape>
        <draw:frame draw:style-name="gr29" draw:text-style-name="P19" draw:layer="layout" svg:width="0.449cm" svg:height="0.353cm" svg:x="12.284cm" svg:y="10.048cm">
          <draw:text-box>
            <text:p><text:span text:style-name="T12">S5</text:span></text:p>
          </draw:text-box>
        </draw:frame>
        <draw:custom-shape draw:style-name="gr30" draw:text-style-name="P20" draw:layer="layout" svg:width="0.774cm" svg:height="0.517cm" svg:x="12.133cm" svg:y="9.943cm">
          <text:p/>
          <draw:enhanced-geometry svg:viewBox="0 0 21600 21600" draw:type="rectangle" draw:enhanced-path="M 0 0 L 21600 0 21600 21600 0 21600 0 0 Z N"/>
        </draw:custom-shape>
        <draw:line draw:style-name="gr21" draw:text-style-name="P13" draw:layer="layout" svg:x1="10.699cm" svg:y1="3.502cm" svg:x2="11.334cm" svg:y2="4.041cm">
          <text:p/>
        </draw:line>
        <draw:line draw:style-name="gr21" draw:text-style-name="P13" draw:layer="layout" svg:x1="10.622cm" svg:y1="4.079cm" svg:x2="11.43cm" svg:y2="3.56cm">
          <text:p/>
        </draw:line>
        <draw:frame draw:style-name="gr23" draw:text-style-name="P16" draw:layer="layout" svg:width="0.811cm" svg:height="0.353cm" svg:x="11.665cm" svg:y="3.614cm">
          <draw:text-box>
            <text:p text:style-name="P21"><text:span text:style-name="T12">+3,3V</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kakusuji1" svg:font-family="Akakusuji"/>
    <style:font-face style:name="Amarusuji" svg:font-family="Amarusuji"/>
    <style:font-face style:name="AudioFont" svg:font-family="AudioFont"/>
    <style:font-face style:name="Helvetica1" svg:font-family="Helvetica"/>
    <style:font-face style:name="Symbol1" svg:font-family="Symbol"/>
    <style:font-face style:name="Times" svg:font-family="Times"/>
    <style:font-face style:name="Univers1" svg:font-family="Univers"/>
    <style:font-face style:name="Akakusuji" svg:font-family="Akakusuji" style:font-pitch="variable"/>
    <style:font-face style:name="Amarusuji1" svg:font-family="Amarusuji" style:font-pitch="variable"/>
    <style:font-face style:name="AudioFont1" svg:font-family="AudioFont" style:font-pitch="variable"/>
    <style:font-face style:name="Helvetica" svg:font-family="Helvetica"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1" svg:font-family="Times" style:font-pitch="variable"/>
    <style:font-face style:name="Univers" svg:font-family="Univer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draw:stroke-dash draw:name="stroke-dash1052" draw:style="rect" draw:dots1="1" draw:dots1-length="0.564cm" draw:dots2="2" draw:dots2-length="0.07cm" draw:distance="0.07cm"/>
    <draw:stroke-dash draw:name="stroke-dash1055" draw:style="rect" draw:dots1="1" draw:dots1-length="0.176cm" draw:distance="0.088cm"/>
    <draw:stroke-dash draw:name="stroke-dash350" draw:style="rect" draw:dots1="1" draw:dots1-length="0.352cm" draw:dots2="1" draw:dots2-length="0.07cm" draw:distance="0.07cm"/>
    <draw:stroke-dash draw:name="stroke-dash410" draw:style="rect" draw:dots1="1" draw:dots1-length="0.105cm" draw:dots2="1" draw:dots2-length="0.035cm" draw:distance="0.035cm"/>
    <draw:stroke-dash draw:name="stroke-dash435" draw:style="rect" draw:dots1="1" draw:dots1-length="0.352cm" draw:dots2="2" draw:dots2-length="0.07cm" draw:distance="0.07cm"/>
    <draw:stroke-dash draw:name="stroke-dash444" draw:style="rect" draw:dots1="1" draw:dots1-length="0.352cm" draw:dots2="2" draw:dots2-length="0.07cm" draw:distance="0.035cm"/>
    <draw:stroke-dash draw:name="stroke-dash452" draw:style="rect" draw:dots1="1" draw:dots1-length="1.763cm" draw:dots2="1" draw:dots2-length="0.07cm" draw:distance="0.07cm"/>
    <draw:stroke-dash draw:name="stroke-dash477" draw:style="rect" draw:dots1="1" draw:dots1-length="0.279cm" draw:distance="0.118cm"/>
    <draw:stroke-dash draw:name="stroke-dash497" draw:style="rect" draw:dots1="1" draw:dots1-length="0.254cm" draw:distance="0.109cm"/>
    <draw:stroke-dash draw:name="stroke-dash524" draw:style="rect" draw:dots1="1" draw:dots1-length="0.089cm" draw:distance="0.089cm"/>
    <draw:stroke-dash draw:name="stroke-dash563" draw:style="rect" draw:dots1="1" draw:dots1-length="0.253cm" draw:distance="0.109cm"/>
    <draw:stroke-dash draw:name="stroke-dash706" draw:style="rect" draw:dots1="1" draw:dots1-length="1.018cm" draw:dots2="1" draw:dots2-length="0.144cm" draw:distance="0.144cm"/>
    <draw:stroke-dash draw:name="stroke-dash811" draw:style="rect" draw:dots1="1" draw:dots1-length="0.211cm" draw:distance="0.12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2.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51" style:page-layout-name="PM0" draw:style-name="Mdp1"/>
    <style:master-page style:name="master-page112" style:page-layout-name="PM0" draw:style-name="Mdp1"/>
    <style:master-page style:name="master-page157" style:page-layout-name="PM0" draw:style-name="Mdp1"/>
    <style:master-page style:name="master-page773" style:page-layout-name="PM0" draw:style-name="Mdp1"/>
    <style:master-page style:name="master-page379" style:page-layout-name="PM0" draw:style-name="Mdp1"/>
    <style:master-page style:name="master-page490" style:page-layout-name="PM0" draw:style-name="Mdp1"/>
    <style:master-page style:name="master-page776" style:page-layout-name="PM0" draw:style-name="Mdp1"/>
    <style:master-page style:name="master-page1104"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10T21:14:12.002000000</dc:date>
    <meta:editing-duration>PT41M12S</meta:editing-duration>
    <meta:editing-cycles>2</meta:editing-cycles>
    <meta:generator>LibreOffice/6.3.2.2$Windows_X86_64 LibreOffice_project/98b30e735bda24bc04ab42594c85f7fd8be07b9c</meta:generator>
    <meta:document-statistic meta:object-count="832"/>
  </office:meta>
</office:document-meta>
</file>